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7.9375cm"/>
    </style:style>
    <style:style style:name="co3" style:family="table-column">
      <style:table-column-properties fo:break-before="auto" style:column-width="1.71979166666667cm"/>
    </style:style>
    <style:style style:name="ro1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giao_AGSN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OBJECTID</text:p>
          </table:table-cell>
          <table:table-cell office:value-type="string" table:style-name="ce2">
            <text:p>Nome_RS</text:p>
          </table:table-cell>
          <table:table-cell office:value-type="string" table:style-name="ce2">
            <text:p>EDOC_total</text:p>
          </table:table-cell>
          <table:table-cell office:value-type="string" table:style-name="ce2">
            <text:p>EDOC_AGSN</text:p>
          </table:table-cell>
          <table:table-cell office:value-type="string" table:style-name="ce2">
            <text:p>PER_AGSN</text:p>
          </table:table-cell>
          <table:table-cell office:value-type="string" table:style-name="ce2">
            <text:p>UF</text:p>
          </table:table-cell>
          <table:table-cell office:value-type="string" table:style-name="ce2">
            <text:p>CD_RS</text:p>
          </table:table-cell>
          <table:table-cell office:value-type="string" table:style-name="ce2">
            <text:p>Shape_Length</text:p>
          </table:table-cell>
          <table:table-cell office:value-type="string" table:style-name="ce2">
            <text:p>Shape_Area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Vale do Jamari</text:p>
          </table:table-cell>
          <table:table-cell office:value-type="float" office:value="70360" table:style-name="ce4">
            <text:p>70360</text:p>
          </table:table-cell>
          <table:table-cell office:value-type="float" office:value="90" table:style-name="ce4">
            <text:p>90</text:p>
          </table:table-cell>
          <table:table-cell office:value-type="float" office:value="0.12791358726549176" table:style-name="ce4">
            <text:p>0,127913587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11001</text:p>
          </table:table-cell>
          <table:table-cell office:value-type="float" office:value="12.813804509455624" table:style-name="ce4">
            <text:p>12,81380451</text:p>
          </table:table-cell>
          <table:table-cell office:value-type="float" office:value="2.6177644789667109" table:style-name="ce4">
            <text:p>2,617764479</text:p>
          </table:table-cell>
          <table:table-cell table:number-columns-repeated="16375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4">
            <text:p>Café</text:p>
          </table:table-cell>
          <table:table-cell office:value-type="float" office:value="52939" table:style-name="ce4">
            <text:p>52939</text:p>
          </table:table-cell>
          <table:table-cell office:value-type="float" office:value="536" table:style-name="ce4">
            <text:p>536</text:p>
          </table:table-cell>
          <table:table-cell office:value-type="float" office:value="1.0124860688717203" table:style-name="ce4">
            <text:p>1,012486069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11002</text:p>
          </table:table-cell>
          <table:table-cell office:value-type="float" office:value="6.4699032993349039" table:style-name="ce4">
            <text:p>6,469903299</text:p>
          </table:table-cell>
          <table:table-cell office:value-type="float" office:value="1.3673583540964407" table:style-name="ce4">
            <text:p>1,367358354</text:p>
          </table:table-cell>
          <table:table-cell table:number-columns-repeated="1637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4">
            <text:p>Central</text:p>
          </table:table-cell>
          <table:table-cell office:value-type="float" office:value="115146" table:style-name="ce4">
            <text:p>115146</text:p>
          </table:table-cell>
          <table:table-cell table:number-columns-repeated="2" table:style-name="ce4"/>
          <table:table-cell office:value-type="float" office:value="11" table:style-name="ce3">
            <text:p>11</text:p>
          </table:table-cell>
          <table:table-cell office:value-type="string" table:style-name="ce4">
            <text:p>11003</text:p>
          </table:table-cell>
          <table:table-cell office:value-type="float" office:value="13.025633250832659" table:style-name="ce4">
            <text:p>13,02563325</text:p>
          </table:table-cell>
          <table:table-cell office:value-type="float" office:value="3.2006785914776601" table:style-name="ce4">
            <text:p>3,200678591</text:p>
          </table:table-cell>
          <table:table-cell table:number-columns-repeated="16375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4">
            <text:p>Madeira-Mamoré</text:p>
          </table:table-cell>
          <table:table-cell office:value-type="float" office:value="189121" table:style-name="ce4">
            <text:p>189121</text:p>
          </table:table-cell>
          <table:table-cell office:value-type="float" office:value="22580" table:style-name="ce4">
            <text:p>22580</text:p>
          </table:table-cell>
          <table:table-cell office:value-type="float" office:value="11.939446174671243" table:style-name="ce4">
            <text:p>11,93944617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11004</text:p>
          </table:table-cell>
          <table:table-cell office:value-type="float" office:value="24.648268377738479" table:style-name="ce4">
            <text:p>24,64826838</text:p>
          </table:table-cell>
          <table:table-cell office:value-type="float" office:value="6.592586133407992" table:style-name="ce4">
            <text:p>6,592586133</text:p>
          </table:table-cell>
          <table:table-cell table:number-columns-repeated="16375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4">
            <text:p>Zona da Mata</text:p>
          </table:table-cell>
          <table:table-cell office:value-type="float" office:value="43389" table:style-name="ce4">
            <text:p>43389</text:p>
          </table:table-cell>
          <table:table-cell table:number-columns-repeated="2" table:style-name="ce4"/>
          <table:table-cell office:value-type="float" office:value="11" table:style-name="ce3">
            <text:p>11</text:p>
          </table:table-cell>
          <table:table-cell office:value-type="string" table:style-name="ce4">
            <text:p>11005</text:p>
          </table:table-cell>
          <table:table-cell office:value-type="float" office:value="9.1178009517919349" table:style-name="ce4">
            <text:p>9,117800952</text:p>
          </table:table-cell>
          <table:table-cell office:value-type="float" office:value="1.634137209951892" table:style-name="ce4">
            <text:p>1,63413721</text:p>
          </table:table-cell>
          <table:table-cell table:number-columns-repeated="16375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4">
            <text:p>Cone Sul</text:p>
          </table:table-cell>
          <table:table-cell office:value-type="float" office:value="47740" table:style-name="ce4">
            <text:p>47740</text:p>
          </table:table-cell>
          <table:table-cell office:value-type="float" office:value="30" table:style-name="ce4">
            <text:p>30</text:p>
          </table:table-cell>
          <table:table-cell office:value-type="float" office:value="6.2840385421030584E-2" table:style-name="ce4">
            <text:p>0,062840385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11006</text:p>
          </table:table-cell>
          <table:table-cell office:value-type="float" office:value="12.610165568846796" table:style-name="ce4">
            <text:p>12,61016557</text:p>
          </table:table-cell>
          <table:table-cell office:value-type="float" office:value="2.6171569567868675" table:style-name="ce4">
            <text:p>2,617156957</text:p>
          </table:table-cell>
          <table:table-cell table:number-columns-repeated="16375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4">
            <text:p>Vale do Guaporé</text:p>
          </table:table-cell>
          <table:table-cell office:value-type="float" office:value="12536" table:style-name="ce4">
            <text:p>12536</text:p>
          </table:table-cell>
          <table:table-cell table:number-columns-repeated="2" table:style-name="ce4"/>
          <table:table-cell office:value-type="float" office:value="11" table:style-name="ce3">
            <text:p>11</text:p>
          </table:table-cell>
          <table:table-cell office:value-type="string" table:style-name="ce4">
            <text:p>11007</text:p>
          </table:table-cell>
          <table:table-cell office:value-type="float" office:value="9.0717863421406246" table:style-name="ce4">
            <text:p>9,071786342</text:p>
          </table:table-cell>
          <table:table-cell office:value-type="float" office:value="1.6382025696383904" table:style-name="ce4">
            <text:p>1,63820257</text:p>
          </table:table-cell>
          <table:table-cell table:number-columns-repeated="16375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4">
            <text:p>Alto Acre</text:p>
          </table:table-cell>
          <table:table-cell office:value-type="float" office:value="19032" table:style-name="ce4">
            <text:p>19032</text:p>
          </table:table-cell>
          <table:table-cell office:value-type="float" office:value="1192" table:style-name="ce4">
            <text:p>1192</text:p>
          </table:table-cell>
          <table:table-cell office:value-type="float" office:value="6.2631357713324922" table:style-name="ce4">
            <text:p>6,263135771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12001</text:p>
          </table:table-cell>
          <table:table-cell office:value-type="float" office:value="9.6465798451255473" table:style-name="ce4">
            <text:p>9,646579845</text:p>
          </table:table-cell>
          <table:table-cell office:value-type="float" office:value="1.3134642152972751" table:style-name="ce4">
            <text:p>1,313464215</text:p>
          </table:table-cell>
          <table:table-cell table:number-columns-repeated="16375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4">
            <text:p>Baixo Acre e Purus</text:p>
          </table:table-cell>
          <table:table-cell office:value-type="float" office:value="153042" table:style-name="ce4">
            <text:p>153042</text:p>
          </table:table-cell>
          <table:table-cell office:value-type="float" office:value="15177" table:style-name="ce4">
            <text:p>15177</text:p>
          </table:table-cell>
          <table:table-cell office:value-type="float" office:value="9.9168855608264401" table:style-name="ce4">
            <text:p>9,916885561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12002</text:p>
          </table:table-cell>
          <table:table-cell office:value-type="float" office:value="21.10836998659693" table:style-name="ce4">
            <text:p>21,10836999</text:p>
          </table:table-cell>
          <table:table-cell office:value-type="float" office:value="5.614177255616692" table:style-name="ce4">
            <text:p>5,614177256</text:p>
          </table:table-cell>
          <table:table-cell table:number-columns-repeated="16375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4">
            <text:p>Juruá e Tarauacá/Envira</text:p>
          </table:table-cell>
          <table:table-cell office:value-type="float" office:value="52504" table:style-name="ce4">
            <text:p>52504</text:p>
          </table:table-cell>
          <table:table-cell office:value-type="float" office:value="2779" table:style-name="ce4">
            <text:p>2779</text:p>
          </table:table-cell>
          <table:table-cell office:value-type="float" office:value="5.2929300624714308" table:style-name="ce4">
            <text:p>5,292930062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12003</text:p>
          </table:table-cell>
          <table:table-cell office:value-type="float" office:value="17.936775551053969" table:style-name="ce4">
            <text:p>17,93677555</text:p>
          </table:table-cell>
          <table:table-cell office:value-type="float" office:value="6.5773233776334354" table:style-name="ce4">
            <text:p>6,577323378</text:p>
          </table:table-cell>
          <table:table-cell table:number-columns-repeated="16375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4">
            <text:p>Entorno Manaus e Alto Rio Negro</text:p>
          </table:table-cell>
          <table:table-cell office:value-type="float" office:value="768491" table:style-name="ce4">
            <text:p>768491</text:p>
          </table:table-cell>
          <table:table-cell office:value-type="float" office:value="357171" table:style-name="ce4">
            <text:p>357171</text:p>
          </table:table-cell>
          <table:table-cell office:value-type="float" office:value="46.476926860561804" table:style-name="ce4">
            <text:p>46,47692686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13001</text:p>
          </table:table-cell>
          <table:table-cell office:value-type="float" office:value="61.060606590719019" table:style-name="ce4">
            <text:p>61,06060659</text:p>
          </table:table-cell>
          <table:table-cell office:value-type="float" office:value="29.685383443855514" table:style-name="ce4">
            <text:p>29,68538344</text:p>
          </table:table-cell>
          <table:table-cell table:number-columns-repeated="16375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4">
            <text:p>Rio Negro e Solimões</text:p>
          </table:table-cell>
          <table:table-cell office:value-type="float" office:value="73583" table:style-name="ce4">
            <text:p>73583</text:p>
          </table:table-cell>
          <table:table-cell office:value-type="float" office:value="8987" table:style-name="ce4">
            <text:p>8987</text:p>
          </table:table-cell>
          <table:table-cell office:value-type="float" office:value="12.213418860334588" table:style-name="ce4">
            <text:p>12,21341886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13002</text:p>
          </table:table-cell>
          <table:table-cell office:value-type="float" office:value="29.403031535918476" table:style-name="ce4">
            <text:p>29,40303154</text:p>
          </table:table-cell>
          <table:table-cell office:value-type="float" office:value="12.797663349437119" table:style-name="ce4">
            <text:p>12,79766335</text:p>
          </table:table-cell>
          <table:table-cell table:number-columns-repeated="16375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4">
            <text:p>Rio Madeira</text:p>
          </table:table-cell>
          <table:table-cell office:value-type="float" office:value="43811" table:style-name="ce4">
            <text:p>43811</text:p>
          </table:table-cell>
          <table:table-cell table:number-columns-repeated="2" table:style-name="ce4"/>
          <table:table-cell office:value-type="float" office:value="13" table:style-name="ce3">
            <text:p>13</text:p>
          </table:table-cell>
          <table:table-cell office:value-type="string" table:style-name="ce4">
            <text:p>13003</text:p>
          </table:table-cell>
          <table:table-cell office:value-type="float" office:value="26.449483835720471" table:style-name="ce4">
            <text:p>26,44948384</text:p>
          </table:table-cell>
          <table:table-cell office:value-type="float" office:value="18.084888137238785" table:style-name="ce4">
            <text:p>18,08488814</text:p>
          </table:table-cell>
          <table:table-cell table:number-columns-repeated="16375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4">
            <text:p>Médio Amazonas</text:p>
          </table:table-cell>
          <table:table-cell office:value-type="float" office:value="46875" table:style-name="ce4">
            <text:p>46875</text:p>
          </table:table-cell>
          <table:table-cell office:value-type="float" office:value="7642" table:style-name="ce4">
            <text:p>7642</text:p>
          </table:table-cell>
          <table:table-cell office:value-type="float" office:value="16.302933333333332" table:style-name="ce4">
            <text:p>16,30293333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13004</text:p>
          </table:table-cell>
          <table:table-cell office:value-type="float" office:value="17.000354841311381" table:style-name="ce4">
            <text:p>17,00035484</text:p>
          </table:table-cell>
          <table:table-cell office:value-type="float" office:value="4.746378493239785" table:style-name="ce4">
            <text:p>4,746378493</text:p>
          </table:table-cell>
          <table:table-cell table:number-columns-repeated="16375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4">
            <text:p>Baixo Amazonas</text:p>
          </table:table-cell>
          <table:table-cell office:value-type="float" office:value="59246" table:style-name="ce4">
            <text:p>59246</text:p>
          </table:table-cell>
          <table:table-cell office:value-type="float" office:value="6061" table:style-name="ce4">
            <text:p>6061</text:p>
          </table:table-cell>
          <table:table-cell office:value-type="float" office:value="10.230226513182325" table:style-name="ce4">
            <text:p>10,23022651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13005</text:p>
          </table:table-cell>
          <table:table-cell office:value-type="float" office:value="27.4523620796028" table:style-name="ce4">
            <text:p>27,45236208</text:p>
          </table:table-cell>
          <table:table-cell office:value-type="float" office:value="5.5710541965275429" table:style-name="ce4">
            <text:p>5,571054197</text:p>
          </table:table-cell>
          <table:table-cell table:number-columns-repeated="16375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4">
            <text:p>Regional Purus</text:p>
          </table:table-cell>
          <table:table-cell office:value-type="float" office:value="34089" table:style-name="ce4">
            <text:p>34089</text:p>
          </table:table-cell>
          <table:table-cell office:value-type="float" office:value="2516" table:style-name="ce4">
            <text:p>2516</text:p>
          </table:table-cell>
          <table:table-cell office:value-type="float" office:value="7.3806799847458127" table:style-name="ce4">
            <text:p>7,380679985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13006</text:p>
          </table:table-cell>
          <table:table-cell office:value-type="float" office:value="33.06443763076031" table:style-name="ce4">
            <text:p>33,06443763</text:p>
          </table:table-cell>
          <table:table-cell office:value-type="float" office:value="20.51393966744191" table:style-name="ce4">
            <text:p>20,51393967</text:p>
          </table:table-cell>
          <table:table-cell table:number-columns-repeated="16375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4">
            <text:p>Regional Juruá</text:p>
          </table:table-cell>
          <table:table-cell office:value-type="float" office:value="28578" table:style-name="ce4">
            <text:p>28578</text:p>
          </table:table-cell>
          <table:table-cell office:value-type="float" office:value="2604" table:style-name="ce4">
            <text:p>2604</text:p>
          </table:table-cell>
          <table:table-cell office:value-type="float" office:value="9.1119042620197348" table:style-name="ce4">
            <text:p>9,111904262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13007</text:p>
          </table:table-cell>
          <table:table-cell office:value-type="float" office:value="30.696849757665671" table:style-name="ce4">
            <text:p>30,69684976</text:p>
          </table:table-cell>
          <table:table-cell office:value-type="float" office:value="7.6204705952016871" table:style-name="ce4">
            <text:p>7,620470595</text:p>
          </table:table-cell>
          <table:table-cell table:number-columns-repeated="16375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table:style-name="ce4">
            <text:p>Triângulo</text:p>
          </table:table-cell>
          <table:table-cell office:value-type="float" office:value="29158" table:style-name="ce4">
            <text:p>29158</text:p>
          </table:table-cell>
          <table:table-cell office:value-type="float" office:value="3489" table:style-name="ce4">
            <text:p>3489</text:p>
          </table:table-cell>
          <table:table-cell office:value-type="float" office:value="11.965841278551341" table:style-name="ce4">
            <text:p>11,96584128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13008</text:p>
          </table:table-cell>
          <table:table-cell office:value-type="float" office:value="37.204030443752394" table:style-name="ce4">
            <text:p>37,20403044</text:p>
          </table:table-cell>
          <table:table-cell office:value-type="float" office:value="10.737524836659423" table:style-name="ce4">
            <text:p>10,73752484</text:p>
          </table:table-cell>
          <table:table-cell table:number-columns-repeated="16375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4">
            <text:p>Alto Solimões</text:p>
          </table:table-cell>
          <table:table-cell office:value-type="float" office:value="55154" table:style-name="ce4">
            <text:p>55154</text:p>
          </table:table-cell>
          <table:table-cell office:value-type="float" office:value="5525" table:style-name="ce4">
            <text:p>5525</text:p>
          </table:table-cell>
          <table:table-cell office:value-type="float" office:value="10.017405809188817" table:style-name="ce4">
            <text:p>10,01740581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13009</text:p>
          </table:table-cell>
          <table:table-cell office:value-type="float" office:value="35.675223646480127" table:style-name="ce4">
            <text:p>35,67522365</text:p>
          </table:table-cell>
          <table:table-cell office:value-type="float" office:value="17.386023623335074" table:style-name="ce4">
            <text:p>17,38602362</text:p>
          </table:table-cell>
          <table:table-cell table:number-columns-repeated="16375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table:style-name="ce4">
            <text:p>Centro Norte</text:p>
          </table:table-cell>
          <table:table-cell office:value-type="float" office:value="120258" table:style-name="ce4">
            <text:p>120258</text:p>
          </table:table-cell>
          <table:table-cell office:value-type="float" office:value="3033" table:style-name="ce4">
            <text:p>3033</text:p>
          </table:table-cell>
          <table:table-cell office:value-type="float" office:value="2.5220775333033978" table:style-name="ce4">
            <text:p>2,522077533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14001</text:p>
          </table:table-cell>
          <table:table-cell office:value-type="float" office:value="26.090049525025442" table:style-name="ce4">
            <text:p>26,09004953</text:p>
          </table:table-cell>
          <table:table-cell office:value-type="float" office:value="9.016865673641222" table:style-name="ce4">
            <text:p>9,016865674</text:p>
          </table:table-cell>
          <table:table-cell table:number-columns-repeated="16375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4">
            <text:p>Sul</text:p>
          </table:table-cell>
          <table:table-cell office:value-type="float" office:value="22653" table:style-name="ce4">
            <text:p>22653</text:p>
          </table:table-cell>
          <table:table-cell table:number-columns-repeated="2" table:style-name="ce4"/>
          <table:table-cell office:value-type="float" office:value="14" table:style-name="ce3">
            <text:p>14</text:p>
          </table:table-cell>
          <table:table-cell office:value-type="string" table:style-name="ce4">
            <text:p>14002</text:p>
          </table:table-cell>
          <table:table-cell office:value-type="float" office:value="24.480689741333165" table:style-name="ce4">
            <text:p>24,48068974</text:p>
          </table:table-cell>
          <table:table-cell office:value-type="float" office:value="9.1699268018583187" table:style-name="ce4">
            <text:p>9,169926802</text:p>
          </table:table-cell>
          <table:table-cell table:number-columns-repeated="16375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4">
            <text:p>Araguaia</text:p>
          </table:table-cell>
          <table:table-cell office:value-type="float" office:value="144936" table:style-name="ce4">
            <text:p>144936</text:p>
          </table:table-cell>
          <table:table-cell office:value-type="float" office:value="3225" table:style-name="ce4">
            <text:p>3225</text:p>
          </table:table-cell>
          <table:table-cell office:value-type="float" office:value="2.2251200529889057" table:style-name="ce4">
            <text:p>2,225120053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15001</text:p>
          </table:table-cell>
          <table:table-cell office:value-type="float" office:value="22.824623393206771" table:style-name="ce4">
            <text:p>22,82462339</text:p>
          </table:table-cell>
          <table:table-cell office:value-type="float" office:value="14.276341346192096" table:style-name="ce4">
            <text:p>14,27634135</text:p>
          </table:table-cell>
          <table:table-cell table:number-columns-repeated="16375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4">
            <text:p>Baixo Amazonas</text:p>
          </table:table-cell>
          <table:table-cell office:value-type="float" office:value="190521" table:style-name="ce4">
            <text:p>190521</text:p>
          </table:table-cell>
          <table:table-cell office:value-type="float" office:value="25458" table:style-name="ce4">
            <text:p>25458</text:p>
          </table:table-cell>
          <table:table-cell office:value-type="float" office:value="13.362306517391783" table:style-name="ce4">
            <text:p>13,36230652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15002</text:p>
          </table:table-cell>
          <table:table-cell office:value-type="float" office:value="37.167648427316777" table:style-name="ce4">
            <text:p>37,16764843</text:p>
          </table:table-cell>
          <table:table-cell office:value-type="float" office:value="26.25253573891041" table:style-name="ce4">
            <text:p>26,25253574</text:p>
          </table:table-cell>
          <table:table-cell table:number-columns-repeated="16375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table:style-name="ce4">
            <text:p>Carajás</text:p>
          </table:table-cell>
          <table:table-cell office:value-type="float" office:value="267246" table:style-name="ce4">
            <text:p>267246</text:p>
          </table:table-cell>
          <table:table-cell office:value-type="float" office:value="19718" table:style-name="ce4">
            <text:p>19718</text:p>
          </table:table-cell>
          <table:table-cell office:value-type="float" office:value="7.378220815278806" table:style-name="ce4">
            <text:p>7,378220815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15003</text:p>
          </table:table-cell>
          <table:table-cell office:value-type="float" office:value="16.951312920843101" table:style-name="ce4">
            <text:p>16,95131292</text:p>
          </table:table-cell>
          <table:table-cell office:value-type="float" office:value="5.5742406348747409" table:style-name="ce4">
            <text:p>5,574240635</text:p>
          </table:table-cell>
          <table:table-cell table:number-columns-repeated="16375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4">
            <text:p>Lago de Tucuruí</text:p>
          </table:table-cell>
          <table:table-cell office:value-type="float" office:value="97907" table:style-name="ce4">
            <text:p>97907</text:p>
          </table:table-cell>
          <table:table-cell office:value-type="float" office:value="15530" table:style-name="ce4">
            <text:p>15530</text:p>
          </table:table-cell>
          <table:table-cell office:value-type="float" office:value="15.861991481712238" table:style-name="ce4">
            <text:p>15,86199148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15004</text:p>
          </table:table-cell>
          <table:table-cell office:value-type="float" office:value="13.763811751576052" table:style-name="ce4">
            <text:p>13,76381175</text:p>
          </table:table-cell>
          <table:table-cell office:value-type="float" office:value="2.8414769579895651" table:style-name="ce4">
            <text:p>2,841476958</text:p>
          </table:table-cell>
          <table:table-cell table:number-columns-repeated="16375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table:style-name="ce4">
            <text:p>Metropolitana I</text:p>
          </table:table-cell>
          <table:table-cell office:value-type="float" office:value="613419" table:style-name="ce4">
            <text:p>613419</text:p>
          </table:table-cell>
          <table:table-cell office:value-type="float" office:value="334507" table:style-name="ce4">
            <text:p>334507</text:p>
          </table:table-cell>
          <table:table-cell office:value-type="float" office:value="54.531568145101474" table:style-name="ce4">
            <text:p>54,53156815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15006</text:p>
          </table:table-cell>
          <table:table-cell office:value-type="float" office:value="1.7005765935124548" table:style-name="ce4">
            <text:p>1,700576594</text:p>
          </table:table-cell>
          <table:table-cell office:value-type="float" office:value="0.14783236308498024" table:style-name="ce4">
            <text:p>0,147832363</text:p>
          </table:table-cell>
          <table:table-cell table:number-columns-repeated="16375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4">
            <text:p>Metropolitana II</text:p>
          </table:table-cell>
          <table:table-cell office:value-type="float" office:value="90069" table:style-name="ce4">
            <text:p>90069</text:p>
          </table:table-cell>
          <table:table-cell office:value-type="float" office:value="11493" table:style-name="ce4">
            <text:p>11493</text:p>
          </table:table-cell>
          <table:table-cell office:value-type="float" office:value="12.760217166838759" table:style-name="ce4">
            <text:p>12,76021717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15007</text:p>
          </table:table-cell>
          <table:table-cell office:value-type="float" office:value="9.1365583610781744" table:style-name="ce4">
            <text:p>9,136558361</text:p>
          </table:table-cell>
          <table:table-cell office:value-type="float" office:value="1.1129526523301685" table:style-name="ce4">
            <text:p>1,112952652</text:p>
          </table:table-cell>
          <table:table-cell table:number-columns-repeated="16375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style-name="ce4">
            <text:p>Metropolitana III</text:p>
          </table:table-cell>
          <table:table-cell office:value-type="float" office:value="243068" table:style-name="ce4">
            <text:p>243068</text:p>
          </table:table-cell>
          <table:table-cell office:value-type="float" office:value="8670" table:style-name="ce4">
            <text:p>8670</text:p>
          </table:table-cell>
          <table:table-cell office:value-type="float" office:value="3.5669030888475652" table:style-name="ce4">
            <text:p>3,566903089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15008</text:p>
          </table:table-cell>
          <table:table-cell office:value-type="float" office:value="18.201306908175813" table:style-name="ce4">
            <text:p>18,20130691</text:p>
          </table:table-cell>
          <table:table-cell office:value-type="float" office:value="4.0382503348293799" table:style-name="ce4">
            <text:p>4,038250335</text:p>
          </table:table-cell>
          <table:table-cell table:number-columns-repeated="16375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4">
            <text:p>Rio Caetés</text:p>
          </table:table-cell>
          <table:table-cell office:value-type="float" office:value="127590" table:style-name="ce4">
            <text:p>127590</text:p>
          </table:table-cell>
          <table:table-cell office:value-type="float" office:value="1872" table:style-name="ce4">
            <text:p>1872</text:p>
          </table:table-cell>
          <table:table-cell office:value-type="float" office:value="1.4671996237949683" table:style-name="ce4">
            <text:p>1,467199624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15009</text:p>
          </table:table-cell>
          <table:table-cell office:value-type="float" office:value="11.540784394001349" table:style-name="ce4">
            <text:p>11,54078439</text:p>
          </table:table-cell>
          <table:table-cell office:value-type="float" office:value="1.3999863431407764" table:style-name="ce4">
            <text:p>1,399986343</text:p>
          </table:table-cell>
          <table:table-cell table:number-columns-repeated="16375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table:style-name="ce4">
            <text:p>Tapajós</text:p>
          </table:table-cell>
          <table:table-cell office:value-type="float" office:value="62614" table:style-name="ce4">
            <text:p>62614</text:p>
          </table:table-cell>
          <table:table-cell office:value-type="float" office:value="900" table:style-name="ce4">
            <text:p>900</text:p>
          </table:table-cell>
          <table:table-cell office:value-type="float" office:value="1.4373782221228479" table:style-name="ce4">
            <text:p>1,437378222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15010</text:p>
          </table:table-cell>
          <table:table-cell office:value-type="float" office:value="24.281946963756869" table:style-name="ce4">
            <text:p>24,28194696</text:p>
          </table:table-cell>
          <table:table-cell office:value-type="float" office:value="15.505029367500956" table:style-name="ce4">
            <text:p>15,50502937</text:p>
          </table:table-cell>
          <table:table-cell table:number-columns-repeated="16375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4">
            <text:p>Tocantins</text:p>
          </table:table-cell>
          <table:table-cell office:value-type="float" office:value="148441" table:style-name="ce4">
            <text:p>148441</text:p>
          </table:table-cell>
          <table:table-cell office:value-type="float" office:value="5399" table:style-name="ce4">
            <text:p>5399</text:p>
          </table:table-cell>
          <table:table-cell office:value-type="float" office:value="3.6371352928099379" table:style-name="ce4">
            <text:p>3,637135293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15011</text:p>
          </table:table-cell>
          <table:table-cell office:value-type="float" office:value="8.4737162314579724" table:style-name="ce4">
            <text:p>8,473716231</text:p>
          </table:table-cell>
          <table:table-cell office:value-type="float" office:value="2.2009493230302599" table:style-name="ce4">
            <text:p>2,200949323</text:p>
          </table:table-cell>
          <table:table-cell table:number-columns-repeated="16375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string" table:style-name="ce4">
            <text:p>Xingu</text:p>
          </table:table-cell>
          <table:table-cell office:value-type="float" office:value="108888" table:style-name="ce4">
            <text:p>108888</text:p>
          </table:table-cell>
          <table:table-cell office:value-type="float" office:value="3482" table:style-name="ce4">
            <text:p>3482</text:p>
          </table:table-cell>
          <table:table-cell office:value-type="float" office:value="3.1977812063771949" table:style-name="ce4">
            <text:p>3,19778120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15012</text:p>
          </table:table-cell>
          <table:table-cell office:value-type="float" office:value="37.376300583086199" table:style-name="ce4">
            <text:p>37,37630058</text:p>
          </table:table-cell>
          <table:table-cell office:value-type="float" office:value="19.890923076508649" table:style-name="ce4">
            <text:p>19,89092308</text:p>
          </table:table-cell>
          <table:table-cell table:number-columns-repeated="16375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4">
            <text:p>Marajó I</text:p>
          </table:table-cell>
          <table:table-cell office:value-type="float" office:value="49550" table:style-name="ce4">
            <text:p>49550</text:p>
          </table:table-cell>
          <table:table-cell office:value-type="float" office:value="1233" table:style-name="ce4">
            <text:p>1233</text:p>
          </table:table-cell>
          <table:table-cell office:value-type="float" office:value="2.4883955600403631" table:style-name="ce4">
            <text:p>2,4883955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15013</text:p>
          </table:table-cell>
          <table:table-cell office:value-type="float" office:value="14.513602593918927" table:style-name="ce4">
            <text:p>14,51360259</text:p>
          </table:table-cell>
          <table:table-cell office:value-type="float" office:value="3.0537380316011276" table:style-name="ce4">
            <text:p>3,053738032</text:p>
          </table:table-cell>
          <table:table-cell table:number-columns-repeated="16375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string" table:style-name="ce4">
            <text:p>Marajó II</text:p>
          </table:table-cell>
          <table:table-cell office:value-type="float" office:value="52991" table:style-name="ce4">
            <text:p>52991</text:p>
          </table:table-cell>
          <table:table-cell office:value-type="float" office:value="1031" table:style-name="ce4">
            <text:p>1031</text:p>
          </table:table-cell>
          <table:table-cell office:value-type="float" office:value="1.945613406050084" table:style-name="ce4">
            <text:p>1,94561340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15014</text:p>
          </table:table-cell>
          <table:table-cell office:value-type="float" office:value="14.102674674343048" table:style-name="ce4">
            <text:p>14,10267467</text:p>
          </table:table-cell>
          <table:table-cell office:value-type="float" office:value="5.3019270858059953" table:style-name="ce4">
            <text:p>5,301927086</text:p>
          </table:table-cell>
          <table:table-cell table:number-columns-repeated="16375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4">
            <text:p>Área Central</text:p>
          </table:table-cell>
          <table:table-cell office:value-type="float" office:value="118300" table:style-name="ce4">
            <text:p>118300</text:p>
          </table:table-cell>
          <table:table-cell office:value-type="float" office:value="25672" table:style-name="ce4">
            <text:p>25672</text:p>
          </table:table-cell>
          <table:table-cell office:value-type="float" office:value="21.700760777683854" table:style-name="ce4">
            <text:p>21,70076078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16001</text:p>
          </table:table-cell>
          <table:table-cell office:value-type="float" office:value="14.186450096957611" table:style-name="ce4">
            <text:p>14,1864501</text:p>
          </table:table-cell>
          <table:table-cell office:value-type="float" office:value="3.0149029218595462" table:style-name="ce4">
            <text:p>3,014902922</text:p>
          </table:table-cell>
          <table:table-cell table:number-columns-repeated="16375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string" table:style-name="ce4">
            <text:p>Área Norte</text:p>
          </table:table-cell>
          <table:table-cell office:value-type="float" office:value="12831" table:style-name="ce4">
            <text:p>12831</text:p>
          </table:table-cell>
          <table:table-cell office:value-type="float" office:value="74" table:style-name="ce4">
            <text:p>74</text:p>
          </table:table-cell>
          <table:table-cell office:value-type="float" office:value="0.57672823630270431" table:style-name="ce4">
            <text:p>0,576728236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16002</text:p>
          </table:table-cell>
          <table:table-cell office:value-type="float" office:value="16.771834144593733" table:style-name="ce4">
            <text:p>16,77183414</text:p>
          </table:table-cell>
          <table:table-cell office:value-type="float" office:value="4.6546217136222596" table:style-name="ce4">
            <text:p>4,654621714</text:p>
          </table:table-cell>
          <table:table-cell table:number-columns-repeated="16375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4">
            <text:p>Área Sudoeste</text:p>
          </table:table-cell>
          <table:table-cell office:value-type="float" office:value="39581" table:style-name="ce4">
            <text:p>39581</text:p>
          </table:table-cell>
          <table:table-cell office:value-type="float" office:value="11089" table:style-name="ce4">
            <text:p>11089</text:p>
          </table:table-cell>
          <table:table-cell office:value-type="float" office:value="28.015967257017255" table:style-name="ce4">
            <text:p>28,01596726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16003</text:p>
          </table:table-cell>
          <table:table-cell office:value-type="float" office:value="17.126058488592996" table:style-name="ce4">
            <text:p>17,12605849</text:p>
          </table:table-cell>
          <table:table-cell office:value-type="float" office:value="3.9108011432717871" table:style-name="ce4">
            <text:p>3,910801143</text:p>
          </table:table-cell>
          <table:table-cell table:number-columns-repeated="16375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string" table:style-name="ce4">
            <text:p>Médio Norte Araguaia</text:p>
          </table:table-cell>
          <table:table-cell office:value-type="float" office:value="83347" table:style-name="ce4">
            <text:p>83347</text:p>
          </table:table-cell>
          <table:table-cell office:value-type="float" office:value="2899" table:style-name="ce4">
            <text:p>2899</text:p>
          </table:table-cell>
          <table:table-cell office:value-type="float" office:value="3.4782295703504627" table:style-name="ce4">
            <text:p>3,47822957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17001</text:p>
          </table:table-cell>
          <table:table-cell office:value-type="float" office:value="13.829905765095393" table:style-name="ce4">
            <text:p>13,82990577</text:p>
          </table:table-cell>
          <table:table-cell office:value-type="float" office:value="2.6429536825720952" table:style-name="ce4">
            <text:p>2,642953683</text:p>
          </table:table-cell>
          <table:table-cell table:number-columns-repeated="16375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4">
            <text:p>Bico do Papagaio</text:p>
          </table:table-cell>
          <table:table-cell office:value-type="float" office:value="53829" table:style-name="ce4">
            <text:p>53829</text:p>
          </table:table-cell>
          <table:table-cell table:number-columns-repeated="2" table:style-name="ce4"/>
          <table:table-cell office:value-type="float" office:value="17" table:style-name="ce3">
            <text:p>17</text:p>
          </table:table-cell>
          <table:table-cell office:value-type="string" table:style-name="ce4">
            <text:p>17002</text:p>
          </table:table-cell>
          <table:table-cell office:value-type="float" office:value="6.3918989126196015" table:style-name="ce4">
            <text:p>6,391898913</text:p>
          </table:table-cell>
          <table:table-cell office:value-type="float" office:value="1.1539378012554464" table:style-name="ce4">
            <text:p>1,153937801</text:p>
          </table:table-cell>
          <table:table-cell table:number-columns-repeated="16375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string" table:style-name="ce4">
            <text:p>Sudeste</text:p>
          </table:table-cell>
          <table:table-cell office:value-type="float" office:value="27471" table:style-name="ce4">
            <text:p>27471</text:p>
          </table:table-cell>
          <table:table-cell table:number-columns-repeated="2" table:style-name="ce4"/>
          <table:table-cell office:value-type="float" office:value="17" table:style-name="ce3">
            <text:p>17</text:p>
          </table:table-cell>
          <table:table-cell office:value-type="string" table:style-name="ce4">
            <text:p>17003</text:p>
          </table:table-cell>
          <table:table-cell office:value-type="float" office:value="17.334575768066912" table:style-name="ce4">
            <text:p>17,33457577</text:p>
          </table:table-cell>
          <table:table-cell office:value-type="float" office:value="3.0073990192219462" table:style-name="ce4">
            <text:p>3,007399019</text:p>
          </table:table-cell>
          <table:table-cell table:number-columns-repeated="16375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4">
            <text:p>Cerrado Tocantins Araguaia</text:p>
          </table:table-cell>
          <table:table-cell office:value-type="float" office:value="46267" table:style-name="ce4">
            <text:p>46267</text:p>
          </table:table-cell>
          <table:table-cell table:number-columns-repeated="2" table:style-name="ce4"/>
          <table:table-cell office:value-type="float" office:value="17" table:style-name="ce3">
            <text:p>17</text:p>
          </table:table-cell>
          <table:table-cell office:value-type="string" table:style-name="ce4">
            <text:p>17004</text:p>
          </table:table-cell>
          <table:table-cell office:value-type="float" office:value="12.866677052841981" table:style-name="ce4">
            <text:p>12,86667705</text:p>
          </table:table-cell>
          <table:table-cell office:value-type="float" office:value="2.7135155479760957" table:style-name="ce4">
            <text:p>2,713515548</text:p>
          </table:table-cell>
          <table:table-cell table:number-columns-repeated="16375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string" table:style-name="ce4">
            <text:p>Ilha do Bananal</text:p>
          </table:table-cell>
          <table:table-cell office:value-type="float" office:value="61839" table:style-name="ce4">
            <text:p>61839</text:p>
          </table:table-cell>
          <table:table-cell office:value-type="float" office:value="300" table:style-name="ce4">
            <text:p>300</text:p>
          </table:table-cell>
          <table:table-cell office:value-type="float" office:value="0.48513074273516715" table:style-name="ce4">
            <text:p>0,485130743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17005</text:p>
          </table:table-cell>
          <table:table-cell office:value-type="float" office:value="16.643653212365276" table:style-name="ce4">
            <text:p>16,64365321</text:p>
          </table:table-cell>
          <table:table-cell office:value-type="float" office:value="4.4680359061992627" table:style-name="ce4">
            <text:p>4,468035906</text:p>
          </table:table-cell>
          <table:table-cell table:number-columns-repeated="16375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4">
            <text:p>Capim Dourado</text:p>
          </table:table-cell>
          <table:table-cell office:value-type="float" office:value="106404" table:style-name="ce4">
            <text:p>106404</text:p>
          </table:table-cell>
          <table:table-cell office:value-type="float" office:value="6534" table:style-name="ce4">
            <text:p>6534</text:p>
          </table:table-cell>
          <table:table-cell office:value-type="float" office:value="6.1407465884741175" table:style-name="ce4">
            <text:p>6,140746588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17006</text:p>
          </table:table-cell>
          <table:table-cell office:value-type="float" office:value="12.499114513236584" table:style-name="ce4">
            <text:p>12,49911451</text:p>
          </table:table-cell>
          <table:table-cell office:value-type="float" office:value="2.4381207315485387" table:style-name="ce4">
            <text:p>2,438120732</text:p>
          </table:table-cell>
          <table:table-cell table:number-columns-repeated="16375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string" table:style-name="ce4">
            <text:p>Cantão</text:p>
          </table:table-cell>
          <table:table-cell office:value-type="float" office:value="40501" table:style-name="ce4">
            <text:p>40501</text:p>
          </table:table-cell>
          <table:table-cell table:number-columns-repeated="2" table:style-name="ce4"/>
          <table:table-cell office:value-type="float" office:value="17" table:style-name="ce3">
            <text:p>17</text:p>
          </table:table-cell>
          <table:table-cell office:value-type="string" table:style-name="ce4">
            <text:p>17007</text:p>
          </table:table-cell>
          <table:table-cell office:value-type="float" office:value="11.23146168108048" table:style-name="ce4">
            <text:p>11,23146168</text:p>
          </table:table-cell>
          <table:table-cell office:value-type="float" office:value="3.4343473177806638" table:style-name="ce4">
            <text:p>3,434347318</text:p>
          </table:table-cell>
          <table:table-cell table:number-columns-repeated="16375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style-name="ce4">
            <text:p>Amor Perfeito</text:p>
          </table:table-cell>
          <table:table-cell office:value-type="float" office:value="35239" table:style-name="ce4">
            <text:p>35239</text:p>
          </table:table-cell>
          <table:table-cell table:number-columns-repeated="2" table:style-name="ce4"/>
          <table:table-cell office:value-type="float" office:value="17" table:style-name="ce3">
            <text:p>17</text:p>
          </table:table-cell>
          <table:table-cell office:value-type="string" table:style-name="ce4">
            <text:p>17008</text:p>
          </table:table-cell>
          <table:table-cell office:value-type="float" office:value="15.042430110897726" table:style-name="ce4">
            <text:p>15,04243011</text:p>
          </table:table-cell>
          <table:table-cell office:value-type="float" office:value="3.0448469335756516" table:style-name="ce4">
            <text:p>3,044846934</text:p>
          </table:table-cell>
          <table:table-cell table:number-columns-repeated="16375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string" table:style-name="ce4">
            <text:p>Açailândia</text:p>
          </table:table-cell>
          <table:table-cell office:value-type="float" office:value="75438" table:style-name="ce4">
            <text:p>75438</text:p>
          </table:table-cell>
          <table:table-cell office:value-type="float" office:value="1153" table:style-name="ce4">
            <text:p>1153</text:p>
          </table:table-cell>
          <table:table-cell office:value-type="float" office:value="1.5284074339192451" table:style-name="ce4">
            <text:p>1,528407434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21001</text:p>
          </table:table-cell>
          <table:table-cell office:value-type="float" office:value="10.485448559694387" table:style-name="ce4">
            <text:p>10,48544856</text:p>
          </table:table-cell>
          <table:table-cell office:value-type="float" office:value="1.5267028988048059" table:style-name="ce4">
            <text:p>1,526702899</text:p>
          </table:table-cell>
          <table:table-cell table:number-columns-repeated="16375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string" table:style-name="ce4">
            <text:p>Bacabal</text:p>
          </table:table-cell>
          <table:table-cell office:value-type="float" office:value="67195" table:style-name="ce4">
            <text:p>67195</text:p>
          </table:table-cell>
          <table:table-cell table:number-columns-repeated="2" table:style-name="ce4"/>
          <table:table-cell office:value-type="float" office:value="21" table:style-name="ce3">
            <text:p>21</text:p>
          </table:table-cell>
          <table:table-cell office:value-type="string" table:style-name="ce4">
            <text:p>21002</text:p>
          </table:table-cell>
          <table:table-cell office:value-type="float" office:value="7.7336024012967197" table:style-name="ce4">
            <text:p>7,733602401</text:p>
          </table:table-cell>
          <table:table-cell office:value-type="float" office:value="0.84433541396869149" table:style-name="ce4">
            <text:p>0,844335414</text:p>
          </table:table-cell>
          <table:table-cell table:number-columns-repeated="16375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string" table:style-name="ce4">
            <text:p>Balsas</text:p>
          </table:table-cell>
          <table:table-cell office:value-type="float" office:value="64889" table:style-name="ce4">
            <text:p>64889</text:p>
          </table:table-cell>
          <table:table-cell table:number-columns-repeated="2" table:style-name="ce4"/>
          <table:table-cell office:value-type="float" office:value="21" table:style-name="ce3">
            <text:p>21</text:p>
          </table:table-cell>
          <table:table-cell office:value-type="string" table:style-name="ce4">
            <text:p>21003</text:p>
          </table:table-cell>
          <table:table-cell office:value-type="float" office:value="18.628647900882438" table:style-name="ce4">
            <text:p>18,6286479</text:p>
          </table:table-cell>
          <table:table-cell office:value-type="float" office:value="5.0718161871938596" table:style-name="ce4">
            <text:p>5,071816187</text:p>
          </table:table-cell>
          <table:table-cell table:number-columns-repeated="16375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string" table:style-name="ce4">
            <text:p>Barra do Corda</text:p>
          </table:table-cell>
          <table:table-cell office:value-type="float" office:value="60937" table:style-name="ce4">
            <text:p>60937</text:p>
          </table:table-cell>
          <table:table-cell table:number-columns-repeated="2" table:style-name="ce4"/>
          <table:table-cell office:value-type="float" office:value="21" table:style-name="ce3">
            <text:p>21</text:p>
          </table:table-cell>
          <table:table-cell office:value-type="string" table:style-name="ce4">
            <text:p>21004</text:p>
          </table:table-cell>
          <table:table-cell office:value-type="float" office:value="8.4470505614021132" table:style-name="ce4">
            <text:p>8,447050561</text:p>
          </table:table-cell>
          <table:table-cell office:value-type="float" office:value="2.0668457261371684" table:style-name="ce4">
            <text:p>2,066845726</text:p>
          </table:table-cell>
          <table:table-cell table:number-columns-repeated="16375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string" table:style-name="ce4">
            <text:p>Caxias</text:p>
          </table:table-cell>
          <table:table-cell office:value-type="float" office:value="76296" table:style-name="ce4">
            <text:p>76296</text:p>
          </table:table-cell>
          <table:table-cell office:value-type="float" office:value="919" table:style-name="ce4">
            <text:p>919</text:p>
          </table:table-cell>
          <table:table-cell office:value-type="float" office:value="1.2045192408514209" table:style-name="ce4">
            <text:p>1,204519241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21005</text:p>
          </table:table-cell>
          <table:table-cell office:value-type="float" office:value="5.7718104374238903" table:style-name="ce4">
            <text:p>5,771810437</text:p>
          </table:table-cell>
          <table:table-cell office:value-type="float" office:value="0.95483068946560268" table:style-name="ce4">
            <text:p>0,954830689</text:p>
          </table:table-cell>
          <table:table-cell table:number-columns-repeated="16375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string" table:style-name="ce4">
            <text:p>Chapadinha</text:p>
          </table:table-cell>
          <table:table-cell office:value-type="float" office:value="82657" table:style-name="ce4">
            <text:p>82657</text:p>
          </table:table-cell>
          <table:table-cell office:value-type="float" office:value="176" table:style-name="ce4">
            <text:p>176</text:p>
          </table:table-cell>
          <table:table-cell office:value-type="float" office:value="0.21292812465973843" table:style-name="ce4">
            <text:p>0,212928125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21006</text:p>
          </table:table-cell>
          <table:table-cell office:value-type="float" office:value="7.7120492502168343" table:style-name="ce4">
            <text:p>7,71204925</text:p>
          </table:table-cell>
          <table:table-cell office:value-type="float" office:value="1.1959199475945972" table:style-name="ce4">
            <text:p>1,195919948</text:p>
          </table:table-cell>
          <table:table-cell table:number-columns-repeated="16375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string" table:style-name="ce4">
            <text:p>Codó</text:p>
          </table:table-cell>
          <table:table-cell office:value-type="float" office:value="83233" table:style-name="ce4">
            <text:p>83233</text:p>
          </table:table-cell>
          <table:table-cell table:number-columns-repeated="2" table:style-name="ce4"/>
          <table:table-cell office:value-type="float" office:value="21" table:style-name="ce3">
            <text:p>21</text:p>
          </table:table-cell>
          <table:table-cell office:value-type="string" table:style-name="ce4">
            <text:p>21007</text:p>
          </table:table-cell>
          <table:table-cell office:value-type="float" office:value="6.2609114677175182" table:style-name="ce4">
            <text:p>6,260911468</text:p>
          </table:table-cell>
          <table:table-cell office:value-type="float" office:value="0.8230901167199649" table:style-name="ce4">
            <text:p>0,823090117</text:p>
          </table:table-cell>
          <table:table-cell table:number-columns-repeated="16375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string" table:style-name="ce4">
            <text:p>Imperatriz</text:p>
          </table:table-cell>
          <table:table-cell office:value-type="float" office:value="157776" table:style-name="ce4">
            <text:p>157776</text:p>
          </table:table-cell>
          <table:table-cell office:value-type="float" office:value="2746" table:style-name="ce4">
            <text:p>2746</text:p>
          </table:table-cell>
          <table:table-cell office:value-type="float" office:value="1.7404421458269952" table:style-name="ce4">
            <text:p>1,740442146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21008</text:p>
          </table:table-cell>
          <table:table-cell office:value-type="float" office:value="8.6803464585030721" table:style-name="ce4">
            <text:p>8,680346459</text:p>
          </table:table-cell>
          <table:table-cell office:value-type="float" office:value="2.0952049574511724" table:style-name="ce4">
            <text:p>2,095204957</text:p>
          </table:table-cell>
          <table:table-cell table:number-columns-repeated="16375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string" table:style-name="ce4">
            <text:p>Itapecuru Mirim</text:p>
          </table:table-cell>
          <table:table-cell office:value-type="float" office:value="86044" table:style-name="ce4">
            <text:p>86044</text:p>
          </table:table-cell>
          <table:table-cell office:value-type="float" office:value="298" table:style-name="ce4">
            <text:p>298</text:p>
          </table:table-cell>
          <table:table-cell office:value-type="float" office:value="0.34633443354562782" table:style-name="ce4">
            <text:p>0,346334434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21009</text:p>
          </table:table-cell>
          <table:table-cell office:value-type="float" office:value="7.8881086159447298" table:style-name="ce4">
            <text:p>7,888108616</text:p>
          </table:table-cell>
          <table:table-cell office:value-type="float" office:value="1.047812202557959" table:style-name="ce4">
            <text:p>1,047812203</text:p>
          </table:table-cell>
          <table:table-cell table:number-columns-repeated="16375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string" table:style-name="ce4">
            <text:p>Pedreiras</text:p>
          </table:table-cell>
          <table:table-cell office:value-type="float" office:value="56778" table:style-name="ce4">
            <text:p>56778</text:p>
          </table:table-cell>
          <table:table-cell office:value-type="float" office:value="45" table:style-name="ce4">
            <text:p>45</text:p>
          </table:table-cell>
          <table:table-cell office:value-type="float" office:value="7.9256049878474066E-2" table:style-name="ce4">
            <text:p>0,07925605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21010</text:p>
          </table:table-cell>
          <table:table-cell office:value-type="float" office:value="4.5118468449011004" table:style-name="ce4">
            <text:p>4,511846845</text:p>
          </table:table-cell>
          <table:table-cell office:value-type="float" office:value="0.49659554719374494" table:style-name="ce4">
            <text:p>0,496595547</text:p>
          </table:table-cell>
          <table:table-cell table:number-columns-repeated="16375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string" table:style-name="ce4">
            <text:p>Pinheiro</text:p>
          </table:table-cell>
          <table:table-cell office:value-type="float" office:value="97651" table:style-name="ce4">
            <text:p>97651</text:p>
          </table:table-cell>
          <table:table-cell office:value-type="float" office:value="642" table:style-name="ce4">
            <text:p>642</text:p>
          </table:table-cell>
          <table:table-cell office:value-type="float" office:value="0.65744334415418171" table:style-name="ce4">
            <text:p>0,657443344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21011</text:p>
          </table:table-cell>
          <table:table-cell office:value-type="float" office:value="10.900949568522657" table:style-name="ce4">
            <text:p>10,90094957</text:p>
          </table:table-cell>
          <table:table-cell office:value-type="float" office:value="1.3929331160904956" table:style-name="ce4">
            <text:p>1,392933116</text:p>
          </table:table-cell>
          <table:table-cell table:number-columns-repeated="16375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string" table:style-name="ce4">
            <text:p>Presidente Dutra</text:p>
          </table:table-cell>
          <table:table-cell office:value-type="float" office:value="73510" table:style-name="ce4">
            <text:p>73510</text:p>
          </table:table-cell>
          <table:table-cell table:number-columns-repeated="2" table:style-name="ce4"/>
          <table:table-cell office:value-type="float" office:value="21" table:style-name="ce3">
            <text:p>21</text:p>
          </table:table-cell>
          <table:table-cell office:value-type="string" table:style-name="ce4">
            <text:p>21012</text:p>
          </table:table-cell>
          <table:table-cell office:value-type="float" office:value="6.8091086728970716" table:style-name="ce4">
            <text:p>6,809108673</text:p>
          </table:table-cell>
          <table:table-cell office:value-type="float" office:value="1.0284248566237189" table:style-name="ce4">
            <text:p>1,028424857</text:p>
          </table:table-cell>
          <table:table-cell table:number-columns-repeated="16375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string" table:style-name="ce4">
            <text:p>Rosário</text:p>
          </table:table-cell>
          <table:table-cell office:value-type="float" office:value="68983" table:style-name="ce4">
            <text:p>68983</text:p>
          </table:table-cell>
          <table:table-cell table:number-columns-repeated="2" table:style-name="ce4"/>
          <table:table-cell office:value-type="float" office:value="21" table:style-name="ce3">
            <text:p>21</text:p>
          </table:table-cell>
          <table:table-cell office:value-type="string" table:style-name="ce4">
            <text:p>21013</text:p>
          </table:table-cell>
          <table:table-cell office:value-type="float" office:value="7.6570914909445227" table:style-name="ce4">
            <text:p>7,657091491</text:p>
          </table:table-cell>
          <table:table-cell office:value-type="float" office:value="1.1262270189138264" table:style-name="ce4">
            <text:p>1,126227019</text:p>
          </table:table-cell>
          <table:table-cell table:number-columns-repeated="16375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string" table:style-name="ce4">
            <text:p>Santa Inês</text:p>
          </table:table-cell>
          <table:table-cell office:value-type="float" office:value="96076" table:style-name="ce4">
            <text:p>96076</text:p>
          </table:table-cell>
          <table:table-cell office:value-type="float" office:value="440" table:style-name="ce4">
            <text:p>440</text:p>
          </table:table-cell>
          <table:table-cell office:value-type="float" office:value="0.4579707731379325" table:style-name="ce4">
            <text:p>0,457970773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21014</text:p>
          </table:table-cell>
          <table:table-cell office:value-type="float" office:value="9.7431076113249695" table:style-name="ce4">
            <text:p>9,743107611</text:p>
          </table:table-cell>
          <table:table-cell office:value-type="float" office:value="1.5821683314860175" table:style-name="ce4">
            <text:p>1,582168331</text:p>
          </table:table-cell>
          <table:table-cell table:number-columns-repeated="16375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string" table:style-name="ce4">
            <text:p>São João dos Patos</text:p>
          </table:table-cell>
          <table:table-cell office:value-type="float" office:value="60721" table:style-name="ce4">
            <text:p>60721</text:p>
          </table:table-cell>
          <table:table-cell table:number-columns-repeated="2" table:style-name="ce4"/>
          <table:table-cell office:value-type="float" office:value="21" table:style-name="ce3">
            <text:p>21</text:p>
          </table:table-cell>
          <table:table-cell office:value-type="string" table:style-name="ce4">
            <text:p>21015</text:p>
          </table:table-cell>
          <table:table-cell office:value-type="float" office:value="11.562718727875552" table:style-name="ce4">
            <text:p>11,56271873</text:p>
          </table:table-cell>
          <table:table-cell office:value-type="float" office:value="2.2120975065790813" table:style-name="ce4">
            <text:p>2,212097507</text:p>
          </table:table-cell>
          <table:table-cell table:number-columns-repeated="16375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string" table:style-name="ce4">
            <text:p>São Luís</text:p>
          </table:table-cell>
          <table:table-cell office:value-type="float" office:value="438074" table:style-name="ce4">
            <text:p>438074</text:p>
          </table:table-cell>
          <table:table-cell office:value-type="float" office:value="137318" table:style-name="ce4">
            <text:p>137318</text:p>
          </table:table-cell>
          <table:table-cell office:value-type="float" office:value="31.345845679040529" table:style-name="ce4">
            <text:p>31,34584568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21016</text:p>
          </table:table-cell>
          <table:table-cell office:value-type="float" office:value="3.4071029194249878" table:style-name="ce4">
            <text:p>3,407102919</text:p>
          </table:table-cell>
          <table:table-cell office:value-type="float" office:value="0.1738577593889459" table:style-name="ce4">
            <text:p>0,173857759</text:p>
          </table:table-cell>
          <table:table-cell table:number-columns-repeated="16375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string" table:style-name="ce4">
            <text:p>Timon</text:p>
          </table:table-cell>
          <table:table-cell office:value-type="float" office:value="64737" table:style-name="ce4">
            <text:p>64737</text:p>
          </table:table-cell>
          <table:table-cell office:value-type="float" office:value="699" table:style-name="ce4">
            <text:p>699</text:p>
          </table:table-cell>
          <table:table-cell office:value-type="float" office:value="1.0797534640159414" table:style-name="ce4">
            <text:p>1,079753464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21017</text:p>
          </table:table-cell>
          <table:table-cell office:value-type="float" office:value="5.9203424309497281" table:style-name="ce4">
            <text:p>5,920342431</text:p>
          </table:table-cell>
          <table:table-cell office:value-type="float" office:value="0.76669590029914614" table:style-name="ce4">
            <text:p>0,7666959</text:p>
          </table:table-cell>
          <table:table-cell table:number-columns-repeated="16375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string" table:style-name="ce4">
            <text:p>Viana</text:p>
          </table:table-cell>
          <table:table-cell office:value-type="float" office:value="63419" table:style-name="ce4">
            <text:p>63419</text:p>
          </table:table-cell>
          <table:table-cell table:number-columns-repeated="2" table:style-name="ce4"/>
          <table:table-cell office:value-type="float" office:value="21" table:style-name="ce3">
            <text:p>21</text:p>
          </table:table-cell>
          <table:table-cell office:value-type="string" table:style-name="ce4">
            <text:p>21018</text:p>
          </table:table-cell>
          <table:table-cell office:value-type="float" office:value="5.6463084499452343" table:style-name="ce4">
            <text:p>5,64630845</text:p>
          </table:table-cell>
          <table:table-cell office:value-type="float" office:value="0.50691768342131205" table:style-name="ce4">
            <text:p>0,506917683</text:p>
          </table:table-cell>
          <table:table-cell table:number-columns-repeated="16375"/>
        </table:table-row>
        <table:table-row table:style-name="ro1">
          <table:table-cell office:value-type="float" office:value="64" table:style-name="ce3">
            <text:p>64</text:p>
          </table:table-cell>
          <table:table-cell office:value-type="string" table:style-name="ce4">
            <text:p>Zé Doca</text:p>
          </table:table-cell>
          <table:table-cell office:value-type="float" office:value="68899" table:style-name="ce4">
            <text:p>68899</text:p>
          </table:table-cell>
          <table:table-cell office:value-type="float" office:value="189" table:style-name="ce4">
            <text:p>189</text:p>
          </table:table-cell>
          <table:table-cell office:value-type="float" office:value="0.27431457640894641" table:style-name="ce4">
            <text:p>0,274314576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21019</text:p>
          </table:table-cell>
          <table:table-cell office:value-type="float" office:value="13.59998692015256" table:style-name="ce4">
            <text:p>13,59998692</text:p>
          </table:table-cell>
          <table:table-cell office:value-type="float" office:value="1.9850711373756338" table:style-name="ce4">
            <text:p>1,985071137</text:p>
          </table:table-cell>
          <table:table-cell table:number-columns-repeated="16375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string" table:style-name="ce4">
            <text:p>Carnaubais</text:p>
          </table:table-cell>
          <table:table-cell office:value-type="float" office:value="44975" table:style-name="ce4">
            <text:p>44975</text:p>
          </table:table-cell>
          <table:table-cell table:number-columns-repeated="2" table:style-name="ce4"/>
          <table:table-cell office:value-type="float" office:value="22" table:style-name="ce3">
            <text:p>22</text:p>
          </table:table-cell>
          <table:table-cell office:value-type="string" table:style-name="ce4">
            <text:p>22001</text:p>
          </table:table-cell>
          <table:table-cell office:value-type="float" office:value="7.9387446357915188" table:style-name="ce4">
            <text:p>7,938744636</text:p>
          </table:table-cell>
          <table:table-cell office:value-type="float" office:value="1.5596951726254495" table:style-name="ce4">
            <text:p>1,559695173</text:p>
          </table:table-cell>
          <table:table-cell table:number-columns-repeated="16375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string" table:style-name="ce4">
            <text:p>Chapada das Mangabeiras</text:p>
          </table:table-cell>
          <table:table-cell office:value-type="float" office:value="50865" table:style-name="ce4">
            <text:p>50865</text:p>
          </table:table-cell>
          <table:table-cell table:number-columns-repeated="2" table:style-name="ce4"/>
          <table:table-cell office:value-type="float" office:value="22" table:style-name="ce3">
            <text:p>22</text:p>
          </table:table-cell>
          <table:table-cell office:value-type="string" table:style-name="ce4">
            <text:p>22002</text:p>
          </table:table-cell>
          <table:table-cell office:value-type="float" office:value="14.832163471948205" table:style-name="ce4">
            <text:p>14,83216347</text:p>
          </table:table-cell>
          <table:table-cell office:value-type="float" office:value="4.3159228794527333" table:style-name="ce4">
            <text:p>4,315922879</text:p>
          </table:table-cell>
          <table:table-cell table:number-columns-repeated="16375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string" table:style-name="ce4">
            <text:p>Cocais</text:p>
          </table:table-cell>
          <table:table-cell office:value-type="float" office:value="109043" table:style-name="ce4">
            <text:p>109043</text:p>
          </table:table-cell>
          <table:table-cell table:number-columns-repeated="2" table:style-name="ce4"/>
          <table:table-cell office:value-type="float" office:value="22" table:style-name="ce3">
            <text:p>22</text:p>
          </table:table-cell>
          <table:table-cell office:value-type="string" table:style-name="ce4">
            <text:p>22003</text:p>
          </table:table-cell>
          <table:table-cell office:value-type="float" office:value="7.2169312580067677" table:style-name="ce4">
            <text:p>7,216931258</text:p>
          </table:table-cell>
          <table:table-cell office:value-type="float" office:value="1.4731456024836838" table:style-name="ce4">
            <text:p>1,473145602</text:p>
          </table:table-cell>
          <table:table-cell table:number-columns-repeated="16375"/>
        </table:table-row>
        <table:table-row table:style-name="ro1">
          <table:table-cell office:value-type="float" office:value="68" table:style-name="ce3">
            <text:p>68</text:p>
          </table:table-cell>
          <table:table-cell office:value-type="string" table:style-name="ce4">
            <text:p>Entre Rios</text:p>
          </table:table-cell>
          <table:table-cell office:value-type="float" office:value="356486" table:style-name="ce4">
            <text:p>356486</text:p>
          </table:table-cell>
          <table:table-cell office:value-type="float" office:value="50078" table:style-name="ce4">
            <text:p>50078</text:p>
          </table:table-cell>
          <table:table-cell office:value-type="float" office:value="14.047676486594144" table:style-name="ce4">
            <text:p>14,04767649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22004</text:p>
          </table:table-cell>
          <table:table-cell office:value-type="float" office:value="8.2263753972403446" table:style-name="ce4">
            <text:p>8,226375397</text:p>
          </table:table-cell>
          <table:table-cell office:value-type="float" office:value="1.5732912438228837" table:style-name="ce4">
            <text:p>1,573291244</text:p>
          </table:table-cell>
          <table:table-cell table:number-columns-repeated="16375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string" table:style-name="ce4">
            <text:p>Planície Litorânea</text:p>
          </table:table-cell>
          <table:table-cell office:value-type="float" office:value="72831" table:style-name="ce4">
            <text:p>72831</text:p>
          </table:table-cell>
          <table:table-cell office:value-type="float" office:value="187" table:style-name="ce4">
            <text:p>187</text:p>
          </table:table-cell>
          <table:table-cell office:value-type="float" office:value="0.25675879776468813" table:style-name="ce4">
            <text:p>0,256758798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22005</text:p>
          </table:table-cell>
          <table:table-cell office:value-type="float" office:value="4.2149680133458745" table:style-name="ce4">
            <text:p>4,214968013</text:p>
          </table:table-cell>
          <table:table-cell office:value-type="float" office:value="0.50369141497589687" table:style-name="ce4">
            <text:p>0,503691415</text:p>
          </table:table-cell>
          <table:table-cell table:number-columns-repeated="16375"/>
        </table:table-row>
        <table:table-row table:style-name="ro1">
          <table:table-cell office:value-type="float" office:value="70" table:style-name="ce3">
            <text:p>70</text:p>
          </table:table-cell>
          <table:table-cell office:value-type="string" table:style-name="ce4">
            <text:p>Serra da Capivara</text:p>
          </table:table-cell>
          <table:table-cell office:value-type="float" office:value="41253" table:style-name="ce4">
            <text:p>41253</text:p>
          </table:table-cell>
          <table:table-cell table:number-columns-repeated="2" table:style-name="ce4"/>
          <table:table-cell office:value-type="float" office:value="22" table:style-name="ce3">
            <text:p>22</text:p>
          </table:table-cell>
          <table:table-cell office:value-type="string" table:style-name="ce4">
            <text:p>22006</text:p>
          </table:table-cell>
          <table:table-cell office:value-type="float" office:value="8.6869380473674251" table:style-name="ce4">
            <text:p>8,686938047</text:p>
          </table:table-cell>
          <table:table-cell office:value-type="float" office:value="2.0377068866568977" table:style-name="ce4">
            <text:p>2,037706887</text:p>
          </table:table-cell>
          <table:table-cell table:number-columns-repeated="16375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string" table:style-name="ce4">
            <text:p>Tabuleiros do Alto Parnaíba</text:p>
          </table:table-cell>
          <table:table-cell office:value-type="float" office:value="12439" table:style-name="ce4">
            <text:p>12439</text:p>
          </table:table-cell>
          <table:table-cell table:number-columns-repeated="2" table:style-name="ce4"/>
          <table:table-cell office:value-type="float" office:value="22" table:style-name="ce3">
            <text:p>22</text:p>
          </table:table-cell>
          <table:table-cell office:value-type="string" table:style-name="ce4">
            <text:p>22007</text:p>
          </table:table-cell>
          <table:table-cell office:value-type="float" office:value="9.2273617854605892" table:style-name="ce4">
            <text:p>9,227361785</text:p>
          </table:table-cell>
          <table:table-cell office:value-type="float" office:value="1.9683976420847642" table:style-name="ce4">
            <text:p>1,968397642</text:p>
          </table:table-cell>
          <table:table-cell table:number-columns-repeated="16375"/>
        </table:table-row>
        <table:table-row table:style-name="ro1">
          <table:table-cell office:value-type="float" office:value="72" table:style-name="ce3">
            <text:p>72</text:p>
          </table:table-cell>
          <table:table-cell office:value-type="string" table:style-name="ce4">
            <text:p>Vale do Canindé</text:p>
          </table:table-cell>
          <table:table-cell office:value-type="float" office:value="31043" table:style-name="ce4">
            <text:p>31043</text:p>
          </table:table-cell>
          <table:table-cell table:number-columns-repeated="2" table:style-name="ce4"/>
          <table:table-cell office:value-type="float" office:value="22" table:style-name="ce3">
            <text:p>22</text:p>
          </table:table-cell>
          <table:table-cell office:value-type="string" table:style-name="ce4">
            <text:p>22008</text:p>
          </table:table-cell>
          <table:table-cell office:value-type="float" office:value="7.2795163054728365" table:style-name="ce4">
            <text:p>7,279516305</text:p>
          </table:table-cell>
          <table:table-cell office:value-type="float" office:value="0.95962071213438371" table:style-name="ce4">
            <text:p>0,959620712</text:p>
          </table:table-cell>
          <table:table-cell table:number-columns-repeated="16375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string" table:style-name="ce4">
            <text:p>Vale do Rio Guaribas</text:p>
          </table:table-cell>
          <table:table-cell office:value-type="float" office:value="105863" table:style-name="ce4">
            <text:p>105863</text:p>
          </table:table-cell>
          <table:table-cell office:value-type="float" office:value="117" table:style-name="ce4">
            <text:p>117</text:p>
          </table:table-cell>
          <table:table-cell office:value-type="float" office:value="0.11052020063667192" table:style-name="ce4">
            <text:p>0,110520201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22009</text:p>
          </table:table-cell>
          <table:table-cell office:value-type="float" office:value="9.1539627543685285" table:style-name="ce4">
            <text:p>9,153962754</text:p>
          </table:table-cell>
          <table:table-cell office:value-type="float" office:value="1.9702723191674965" table:style-name="ce4">
            <text:p>1,970272319</text:p>
          </table:table-cell>
          <table:table-cell table:number-columns-repeated="16375"/>
        </table:table-row>
        <table:table-row table:style-name="ro1">
          <table:table-cell office:value-type="float" office:value="74" table:style-name="ce3">
            <text:p>74</text:p>
          </table:table-cell>
          <table:table-cell office:value-type="string" table:style-name="ce4">
            <text:p>Vale do Sambito</text:p>
          </table:table-cell>
          <table:table-cell office:value-type="float" office:value="30629" table:style-name="ce4">
            <text:p>30629</text:p>
          </table:table-cell>
          <table:table-cell table:number-columns-repeated="2" table:style-name="ce4"/>
          <table:table-cell office:value-type="float" office:value="22" table:style-name="ce3">
            <text:p>22</text:p>
          </table:table-cell>
          <table:table-cell office:value-type="string" table:style-name="ce4">
            <text:p>22010</text:p>
          </table:table-cell>
          <table:table-cell office:value-type="float" office:value="6.0317135817206653" table:style-name="ce4">
            <text:p>6,031713582</text:p>
          </table:table-cell>
          <table:table-cell office:value-type="float" office:value="1.0974692944393447" table:style-name="ce4">
            <text:p>1,097469294</text:p>
          </table:table-cell>
          <table:table-cell table:number-columns-repeated="16375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string" table:style-name="ce4">
            <text:p>Vale dos Rios Piauí e Itaueiras</text:p>
          </table:table-cell>
          <table:table-cell office:value-type="float" office:value="61987" table:style-name="ce4">
            <text:p>61987</text:p>
          </table:table-cell>
          <table:table-cell table:number-columns-repeated="2" table:style-name="ce4"/>
          <table:table-cell office:value-type="float" office:value="22" table:style-name="ce3">
            <text:p>22</text:p>
          </table:table-cell>
          <table:table-cell office:value-type="string" table:style-name="ce4">
            <text:p>22011</text:p>
          </table:table-cell>
          <table:table-cell office:value-type="float" office:value="14.464434551388292" table:style-name="ce4">
            <text:p>14,46443455</text:p>
          </table:table-cell>
          <table:table-cell office:value-type="float" office:value="3.1707900011879251" table:style-name="ce4">
            <text:p>3,170790001</text:p>
          </table:table-cell>
          <table:table-cell table:number-columns-repeated="16375"/>
        </table:table-row>
        <table:table-row table:style-name="ro1">
          <table:table-cell office:value-type="float" office:value="76" table:style-name="ce3">
            <text:p>76</text:p>
          </table:table-cell>
          <table:table-cell office:value-type="string" table:style-name="ce4">
            <text:p>1ª Região Fortaleza</text:p>
          </table:table-cell>
          <table:table-cell office:value-type="float" office:value="854451" table:style-name="ce4">
            <text:p>854451</text:p>
          </table:table-cell>
          <table:table-cell office:value-type="float" office:value="189070" table:style-name="ce4">
            <text:p>189070</text:p>
          </table:table-cell>
          <table:table-cell office:value-type="float" office:value="22.127658578432232" table:style-name="ce4">
            <text:p>22,12765858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23001</text:p>
          </table:table-cell>
          <table:table-cell office:value-type="float" office:value="1.8754372838046842" table:style-name="ce4">
            <text:p>1,875437284</text:p>
          </table:table-cell>
          <table:table-cell office:value-type="float" office:value="8.3469085578385838E-2" table:style-name="ce4">
            <text:p>0,083469086</text:p>
          </table:table-cell>
          <table:table-cell table:number-columns-repeated="16375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string" table:style-name="ce4">
            <text:p>2ª Região Caucaia</text:p>
          </table:table-cell>
          <table:table-cell office:value-type="float" office:value="183482" table:style-name="ce4">
            <text:p>183482</text:p>
          </table:table-cell>
          <table:table-cell office:value-type="float" office:value="19418" table:style-name="ce4">
            <text:p>19418</text:p>
          </table:table-cell>
          <table:table-cell office:value-type="float" office:value="10.583054468558224" table:style-name="ce4">
            <text:p>10,58305447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23002</text:p>
          </table:table-cell>
          <table:table-cell office:value-type="float" office:value="4.4920338508694542" table:style-name="ce4">
            <text:p>4,492033851</text:p>
          </table:table-cell>
          <table:table-cell office:value-type="float" office:value="0.49888611014359868" table:style-name="ce4">
            <text:p>0,49888611</text:p>
          </table:table-cell>
          <table:table-cell table:number-columns-repeated="16375"/>
        </table:table-row>
        <table:table-row table:style-name="ro1">
          <table:table-cell office:value-type="float" office:value="78" table:style-name="ce3">
            <text:p>78</text:p>
          </table:table-cell>
          <table:table-cell office:value-type="string" table:style-name="ce4">
            <text:p>3ª Região Maracanaú</text:p>
          </table:table-cell>
          <table:table-cell office:value-type="float" office:value="159684" table:style-name="ce4">
            <text:p>159684</text:p>
          </table:table-cell>
          <table:table-cell office:value-type="float" office:value="8159" table:style-name="ce4">
            <text:p>8159</text:p>
          </table:table-cell>
          <table:table-cell office:value-type="float" office:value="5.1094661957365801" table:style-name="ce4">
            <text:p>5,109466196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23003</text:p>
          </table:table-cell>
          <table:table-cell office:value-type="float" office:value="2.303764370897365" table:style-name="ce4">
            <text:p>2,303764371</text:p>
          </table:table-cell>
          <table:table-cell office:value-type="float" office:value="0.15024582737166201" table:style-name="ce4">
            <text:p>0,150245827</text:p>
          </table:table-cell>
          <table:table-cell table:number-columns-repeated="16375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string" table:style-name="ce4">
            <text:p>4ª Região Baturité</text:p>
          </table:table-cell>
          <table:table-cell office:value-type="float" office:value="37347" table:style-name="ce4">
            <text:p>37347</text:p>
          </table:table-cell>
          <table:table-cell table:number-columns-repeated="2" table:style-name="ce4"/>
          <table:table-cell office:value-type="float" office:value="23" table:style-name="ce3">
            <text:p>23</text:p>
          </table:table-cell>
          <table:table-cell office:value-type="string" table:style-name="ce4">
            <text:p>23004</text:p>
          </table:table-cell>
          <table:table-cell office:value-type="float" office:value="3.4376440360712266" table:style-name="ce4">
            <text:p>3,437644036</text:p>
          </table:table-cell>
          <table:table-cell office:value-type="float" office:value="0.17916203899203295" table:style-name="ce4">
            <text:p>0,179162039</text:p>
          </table:table-cell>
          <table:table-cell table:number-columns-repeated="16375"/>
        </table:table-row>
        <table:table-row table:style-name="ro1">
          <table:table-cell office:value-type="float" office:value="80" table:style-name="ce3">
            <text:p>80</text:p>
          </table:table-cell>
          <table:table-cell office:value-type="string" table:style-name="ce4">
            <text:p>5ª Região Canindé</text:p>
          </table:table-cell>
          <table:table-cell office:value-type="float" office:value="56044" table:style-name="ce4">
            <text:p>56044</text:p>
          </table:table-cell>
          <table:table-cell office:value-type="float" office:value="2380" table:style-name="ce4">
            <text:p>2380</text:p>
          </table:table-cell>
          <table:table-cell office:value-type="float" office:value="4.2466633359503252" table:style-name="ce4">
            <text:p>4,246663336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23005</text:p>
          </table:table-cell>
          <table:table-cell office:value-type="float" office:value="7.4559436656332814" table:style-name="ce4">
            <text:p>7,455943666</text:p>
          </table:table-cell>
          <table:table-cell office:value-type="float" office:value="0.74660221918198511" table:style-name="ce4">
            <text:p>0,746602219</text:p>
          </table:table-cell>
          <table:table-cell table:number-columns-repeated="16375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string" table:style-name="ce4">
            <text:p>6ª Região Itapipoca</text:p>
          </table:table-cell>
          <table:table-cell office:value-type="float" office:value="73451" table:style-name="ce4">
            <text:p>73451</text:p>
          </table:table-cell>
          <table:table-cell office:value-type="float" office:value="4782" table:style-name="ce4">
            <text:p>4782</text:p>
          </table:table-cell>
          <table:table-cell office:value-type="float" office:value="6.5104627574845821" table:style-name="ce4">
            <text:p>6,510462757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23006</text:p>
          </table:table-cell>
          <table:table-cell office:value-type="float" office:value="3.695977808090293" table:style-name="ce4">
            <text:p>3,695977808</text:p>
          </table:table-cell>
          <table:table-cell office:value-type="float" office:value="0.40927350491671688" table:style-name="ce4">
            <text:p>0,409273505</text:p>
          </table:table-cell>
          <table:table-cell table:number-columns-repeated="16375"/>
        </table:table-row>
        <table:table-row table:style-name="ro1">
          <table:table-cell office:value-type="float" office:value="82" table:style-name="ce3">
            <text:p>82</text:p>
          </table:table-cell>
          <table:table-cell office:value-type="string" table:style-name="ce4">
            <text:p>7ª Região Aracati</text:p>
          </table:table-cell>
          <table:table-cell office:value-type="float" office:value="35116" table:style-name="ce4">
            <text:p>35116</text:p>
          </table:table-cell>
          <table:table-cell office:value-type="float" office:value="1127" table:style-name="ce4">
            <text:p>1127</text:p>
          </table:table-cell>
          <table:table-cell office:value-type="float" office:value="3.2093632532179059" table:style-name="ce4">
            <text:p>3,209363253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23007</text:p>
          </table:table-cell>
          <table:table-cell office:value-type="float" office:value="2.6232512613622498" table:style-name="ce4">
            <text:p>2,623251261</text:p>
          </table:table-cell>
          <table:table-cell office:value-type="float" office:value="0.17501047926184771" table:style-name="ce4">
            <text:p>0,175010479</text:p>
          </table:table-cell>
          <table:table-cell table:number-columns-repeated="16375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string" table:style-name="ce4">
            <text:p>8ª Região Quixadá</text:p>
          </table:table-cell>
          <table:table-cell office:value-type="float" office:value="93878" table:style-name="ce4">
            <text:p>93878</text:p>
          </table:table-cell>
          <table:table-cell office:value-type="float" office:value="411" table:style-name="ce4">
            <text:p>411</text:p>
          </table:table-cell>
          <table:table-cell office:value-type="float" office:value="0.43780225398922007" table:style-name="ce4">
            <text:p>0,43780225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23008</text:p>
          </table:table-cell>
          <table:table-cell office:value-type="float" office:value="9.0871438534620168" table:style-name="ce4">
            <text:p>9,087143853</text:p>
          </table:table-cell>
          <table:table-cell office:value-type="float" office:value="1.0475991303151737" table:style-name="ce4">
            <text:p>1,04759913</text:p>
          </table:table-cell>
          <table:table-cell table:number-columns-repeated="16375"/>
        </table:table-row>
        <table:table-row table:style-name="ro1">
          <table:table-cell office:value-type="float" office:value="84" table:style-name="ce3">
            <text:p>84</text:p>
          </table:table-cell>
          <table:table-cell office:value-type="string" table:style-name="ce4">
            <text:p>9ª Região Russas</text:p>
          </table:table-cell>
          <table:table-cell office:value-type="float" office:value="60590" table:style-name="ce4">
            <text:p>60590</text:p>
          </table:table-cell>
          <table:table-cell office:value-type="float" office:value="524" table:style-name="ce4">
            <text:p>524</text:p>
          </table:table-cell>
          <table:table-cell office:value-type="float" office:value="0.86482917973262907" table:style-name="ce4">
            <text:p>0,86482918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23009</text:p>
          </table:table-cell>
          <table:table-cell office:value-type="float" office:value="6.2307438366699825" table:style-name="ce4">
            <text:p>6,230743837</text:p>
          </table:table-cell>
          <table:table-cell office:value-type="float" office:value="0.61108820321368318" table:style-name="ce4">
            <text:p>0,611088203</text:p>
          </table:table-cell>
          <table:table-cell table:number-columns-repeated="16375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string" table:style-name="ce4">
            <text:p>10ª Região Limoeiro do Norte</text:p>
          </table:table-cell>
          <table:table-cell office:value-type="float" office:value="67319" table:style-name="ce4">
            <text:p>67319</text:p>
          </table:table-cell>
          <table:table-cell office:value-type="float" office:value="614" table:style-name="ce4">
            <text:p>614</text:p>
          </table:table-cell>
          <table:table-cell office:value-type="float" office:value="0.9120753427709859" table:style-name="ce4">
            <text:p>0,912075343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23010</text:p>
          </table:table-cell>
          <table:table-cell office:value-type="float" office:value="5.1730356427550968" table:style-name="ce4">
            <text:p>5,173035643</text:p>
          </table:table-cell>
          <table:table-cell office:value-type="float" office:value="0.68393162098382376" table:style-name="ce4">
            <text:p>0,683931621</text:p>
          </table:table-cell>
          <table:table-cell table:number-columns-repeated="16375"/>
        </table:table-row>
        <table:table-row table:style-name="ro1">
          <table:table-cell office:value-type="float" office:value="86" table:style-name="ce3">
            <text:p>86</text:p>
          </table:table-cell>
          <table:table-cell office:value-type="string" table:style-name="ce4">
            <text:p>11ª Região Sobral</text:p>
          </table:table-cell>
          <table:table-cell office:value-type="float" office:value="183370" table:style-name="ce4">
            <text:p>183370</text:p>
          </table:table-cell>
          <table:table-cell office:value-type="float" office:value="2367" table:style-name="ce4">
            <text:p>2367</text:p>
          </table:table-cell>
          <table:table-cell office:value-type="float" office:value="1.2908327425424007" table:style-name="ce4">
            <text:p>1,290832743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23011</text:p>
          </table:table-cell>
          <table:table-cell office:value-type="float" office:value="8.3668934763565588" table:style-name="ce4">
            <text:p>8,366893476</text:p>
          </table:table-cell>
          <table:table-cell office:value-type="float" office:value="1.4067915606047958" table:style-name="ce4">
            <text:p>1,406791561</text:p>
          </table:table-cell>
          <table:table-cell table:number-columns-repeated="16375"/>
        </table:table-row>
        <table:table-row table:style-name="ro1">
          <table:table-cell office:value-type="float" office:value="87" table:style-name="ce3">
            <text:p>87</text:p>
          </table:table-cell>
          <table:table-cell office:value-type="string" table:style-name="ce4">
            <text:p>12ª Região Acaraú</text:p>
          </table:table-cell>
          <table:table-cell office:value-type="float" office:value="58015" table:style-name="ce4">
            <text:p>58015</text:p>
          </table:table-cell>
          <table:table-cell office:value-type="float" office:value="111" table:style-name="ce4">
            <text:p>111</text:p>
          </table:table-cell>
          <table:table-cell office:value-type="float" office:value="0.19132982849263119" table:style-name="ce4">
            <text:p>0,191329828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23012</text:p>
          </table:table-cell>
          <table:table-cell office:value-type="float" office:value="2.985091981619048" table:style-name="ce4">
            <text:p>2,985091982</text:p>
          </table:table-cell>
          <table:table-cell office:value-type="float" office:value="0.31968372914537602" table:style-name="ce4">
            <text:p>0,319683729</text:p>
          </table:table-cell>
          <table:table-cell table:number-columns-repeated="16375"/>
        </table:table-row>
        <table:table-row table:style-name="ro1">
          <table:table-cell office:value-type="float" office:value="88" table:style-name="ce3">
            <text:p>88</text:p>
          </table:table-cell>
          <table:table-cell office:value-type="string" table:style-name="ce4">
            <text:p>13ª Região Tianguá</text:p>
          </table:table-cell>
          <table:table-cell office:value-type="float" office:value="85822" table:style-name="ce4">
            <text:p>85822</text:p>
          </table:table-cell>
          <table:table-cell office:value-type="float" office:value="250" table:style-name="ce4">
            <text:p>250</text:p>
          </table:table-cell>
          <table:table-cell office:value-type="float" office:value="0.29130059891403137" table:style-name="ce4">
            <text:p>0,291300599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23013</text:p>
          </table:table-cell>
          <table:table-cell office:value-type="float" office:value="4.6691846590333466" table:style-name="ce4">
            <text:p>4,669184659</text:p>
          </table:table-cell>
          <table:table-cell office:value-type="float" office:value="0.41475209511615763" table:style-name="ce4">
            <text:p>0,414752095</text:p>
          </table:table-cell>
          <table:table-cell table:number-columns-repeated="16375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string" table:style-name="ce4">
            <text:p>14ª Região Tauá</text:p>
          </table:table-cell>
          <table:table-cell office:value-type="float" office:value="32844" table:style-name="ce4">
            <text:p>32844</text:p>
          </table:table-cell>
          <table:table-cell table:number-columns-repeated="2" table:style-name="ce4"/>
          <table:table-cell office:value-type="float" office:value="23" table:style-name="ce3">
            <text:p>23</text:p>
          </table:table-cell>
          <table:table-cell office:value-type="string" table:style-name="ce4">
            <text:p>23014</text:p>
          </table:table-cell>
          <table:table-cell office:value-type="float" office:value="5.8065591844208777" table:style-name="ce4">
            <text:p>5,806559184</text:p>
          </table:table-cell>
          <table:table-cell office:value-type="float" office:value="0.8033363939691831" table:style-name="ce4">
            <text:p>0,803336394</text:p>
          </table:table-cell>
          <table:table-cell table:number-columns-repeated="16375"/>
        </table:table-row>
        <table:table-row table:style-name="ro1">
          <table:table-cell office:value-type="float" office:value="90" table:style-name="ce3">
            <text:p>90</text:p>
          </table:table-cell>
          <table:table-cell office:value-type="string" table:style-name="ce4">
            <text:p>15ª Região Crateús</text:p>
          </table:table-cell>
          <table:table-cell office:value-type="float" office:value="90047" table:style-name="ce4">
            <text:p>90047</text:p>
          </table:table-cell>
          <table:table-cell office:value-type="float" office:value="383" table:style-name="ce4">
            <text:p>383</text:p>
          </table:table-cell>
          <table:table-cell office:value-type="float" office:value="0.42533343698290893" table:style-name="ce4">
            <text:p>0,425333437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23015</text:p>
          </table:table-cell>
          <table:table-cell office:value-type="float" office:value="7.1800421023857428" table:style-name="ce4">
            <text:p>7,180042102</text:p>
          </table:table-cell>
          <table:table-cell office:value-type="float" office:value="1.2787317023247395" table:style-name="ce4">
            <text:p>1,278731702</text:p>
          </table:table-cell>
          <table:table-cell table:number-columns-repeated="16375"/>
        </table:table-row>
        <table:table-row table:style-name="ro1">
          <table:table-cell office:value-type="float" office:value="91" table:style-name="ce3">
            <text:p>91</text:p>
          </table:table-cell>
          <table:table-cell office:value-type="string" table:style-name="ce4">
            <text:p>16ª Região Camocim</text:p>
          </table:table-cell>
          <table:table-cell office:value-type="float" office:value="39149" table:style-name="ce4">
            <text:p>39149</text:p>
          </table:table-cell>
          <table:table-cell office:value-type="float" office:value="1743" table:style-name="ce4">
            <text:p>1743</text:p>
          </table:table-cell>
          <table:table-cell office:value-type="float" office:value="4.4522210018135837" table:style-name="ce4">
            <text:p>4,452221002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23016</text:p>
          </table:table-cell>
          <table:table-cell office:value-type="float" office:value="3.9672731842385534" table:style-name="ce4">
            <text:p>3,967273184</text:p>
          </table:table-cell>
          <table:table-cell office:value-type="float" office:value="0.38319478696381692" table:style-name="ce4">
            <text:p>0,383194787</text:p>
          </table:table-cell>
          <table:table-cell table:number-columns-repeated="16375"/>
        </table:table-row>
        <table:table-row table:style-name="ro1">
          <table:table-cell office:value-type="float" office:value="92" table:style-name="ce3">
            <text:p>92</text:p>
          </table:table-cell>
          <table:table-cell office:value-type="string" table:style-name="ce4">
            <text:p>17ª Região Icó</text:p>
          </table:table-cell>
          <table:table-cell office:value-type="float" office:value="49350" table:style-name="ce4">
            <text:p>49350</text:p>
          </table:table-cell>
          <table:table-cell table:number-columns-repeated="2" table:style-name="ce4"/>
          <table:table-cell office:value-type="float" office:value="23" table:style-name="ce3">
            <text:p>23</text:p>
          </table:table-cell>
          <table:table-cell office:value-type="string" table:style-name="ce4">
            <text:p>23017</text:p>
          </table:table-cell>
          <table:table-cell office:value-type="float" office:value="3.894928591600106" table:style-name="ce4">
            <text:p>3,894928592</text:p>
          </table:table-cell>
          <table:table-cell office:value-type="float" office:value="0.39274766423359098" table:style-name="ce4">
            <text:p>0,392747664</text:p>
          </table:table-cell>
          <table:table-cell table:number-columns-repeated="16375"/>
        </table:table-row>
        <table:table-row table:style-name="ro1">
          <table:table-cell office:value-type="float" office:value="93" table:style-name="ce3">
            <text:p>93</text:p>
          </table:table-cell>
          <table:table-cell office:value-type="string" table:style-name="ce4">
            <text:p>18ª Região Iguatú</text:p>
          </table:table-cell>
          <table:table-cell office:value-type="float" office:value="96017" table:style-name="ce4">
            <text:p>96017</text:p>
          </table:table-cell>
          <table:table-cell office:value-type="float" office:value="30" table:style-name="ce4">
            <text:p>30</text:p>
          </table:table-cell>
          <table:table-cell office:value-type="float" office:value="3.1244467125613174E-2" table:style-name="ce4">
            <text:p>0,031244467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23018</text:p>
          </table:table-cell>
          <table:table-cell office:value-type="float" office:value="6.3742714154034532" table:style-name="ce4">
            <text:p>6,374271415</text:p>
          </table:table-cell>
          <table:table-cell office:value-type="float" office:value="0.88850488043362874" table:style-name="ce4">
            <text:p>0,88850488</text:p>
          </table:table-cell>
          <table:table-cell table:number-columns-repeated="16375"/>
        </table:table-row>
        <table:table-row table:style-name="ro1">
          <table:table-cell office:value-type="float" office:value="94" table:style-name="ce3">
            <text:p>94</text:p>
          </table:table-cell>
          <table:table-cell office:value-type="string" table:style-name="ce4">
            <text:p>19ª Região Brejo Santo</text:p>
          </table:table-cell>
          <table:table-cell office:value-type="float" office:value="60437" table:style-name="ce4">
            <text:p>60437</text:p>
          </table:table-cell>
          <table:table-cell office:value-type="float" office:value="30" table:style-name="ce4">
            <text:p>30</text:p>
          </table:table-cell>
          <table:table-cell office:value-type="float" office:value="4.9638466502308187E-2" table:style-name="ce4">
            <text:p>0,049638467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23019</text:p>
          </table:table-cell>
          <table:table-cell office:value-type="float" office:value="3.8473826027232052" table:style-name="ce4">
            <text:p>3,847382603</text:p>
          </table:table-cell>
          <table:table-cell office:value-type="float" office:value="0.39591736736807481" table:style-name="ce4">
            <text:p>0,395917367</text:p>
          </table:table-cell>
          <table:table-cell table:number-columns-repeated="16375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string" table:style-name="ce4">
            <text:p>20ª Região Crato</text:p>
          </table:table-cell>
          <table:table-cell office:value-type="float" office:value="98837" table:style-name="ce4">
            <text:p>98837</text:p>
          </table:table-cell>
          <table:table-cell office:value-type="float" office:value="5873" table:style-name="ce4">
            <text:p>5873</text:p>
          </table:table-cell>
          <table:table-cell office:value-type="float" office:value="5.9421067009318378" table:style-name="ce4">
            <text:p>5,942106701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23020</text:p>
          </table:table-cell>
          <table:table-cell office:value-type="float" office:value="5.9578577490670233" table:style-name="ce4">
            <text:p>5,957857749</text:p>
          </table:table-cell>
          <table:table-cell office:value-type="float" office:value="0.72561752089578824" table:style-name="ce4">
            <text:p>0,725617521</text:p>
          </table:table-cell>
          <table:table-cell table:number-columns-repeated="16375"/>
        </table:table-row>
        <table:table-row table:style-name="ro1">
          <table:table-cell office:value-type="float" office:value="96" table:style-name="ce3">
            <text:p>96</text:p>
          </table:table-cell>
          <table:table-cell office:value-type="string" table:style-name="ce4">
            <text:p>21ª Região Juazeiro do Norte</text:p>
          </table:table-cell>
          <table:table-cell office:value-type="float" office:value="133861" table:style-name="ce4">
            <text:p>133861</text:p>
          </table:table-cell>
          <table:table-cell office:value-type="float" office:value="5408" table:style-name="ce4">
            <text:p>5408</text:p>
          </table:table-cell>
          <table:table-cell office:value-type="float" office:value="4.0400116538797706" table:style-name="ce4">
            <text:p>4,040011654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23021</text:p>
          </table:table-cell>
          <table:table-cell office:value-type="float" office:value="3.0782391524688868" table:style-name="ce4">
            <text:p>3,078239152</text:p>
          </table:table-cell>
          <table:table-cell office:value-type="float" office:value="0.22690236101379049" table:style-name="ce4">
            <text:p>0,226902361</text:p>
          </table:table-cell>
          <table:table-cell table:number-columns-repeated="16375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string" table:style-name="ce4">
            <text:p>22ª Região Cascavel</text:p>
          </table:table-cell>
          <table:table-cell office:value-type="float" office:value="102712" table:style-name="ce4">
            <text:p>102712</text:p>
          </table:table-cell>
          <table:table-cell office:value-type="float" office:value="1168" table:style-name="ce4">
            <text:p>1168</text:p>
          </table:table-cell>
          <table:table-cell office:value-type="float" office:value="1.1371602149700133" table:style-name="ce4">
            <text:p>1,137160215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23022</text:p>
          </table:table-cell>
          <table:table-cell office:value-type="float" office:value="3.3820541777554385" table:style-name="ce4">
            <text:p>3,382054178</text:p>
          </table:table-cell>
          <table:table-cell office:value-type="float" office:value="0.32419001625376948" table:style-name="ce4">
            <text:p>0,324190016</text:p>
          </table:table-cell>
          <table:table-cell table:number-columns-repeated="16375"/>
        </table:table-row>
        <table:table-row table:style-name="ro1">
          <table:table-cell office:value-type="float" office:value="98" table:style-name="ce3">
            <text:p>98</text:p>
          </table:table-cell>
          <table:table-cell office:value-type="string" table:style-name="ce4">
            <text:p>1ª Região de Saúde - São José de Mipibu</text:p>
          </table:table-cell>
          <table:table-cell office:value-type="float" office:value="108180" table:style-name="ce4">
            <text:p>108180</text:p>
          </table:table-cell>
          <table:table-cell office:value-type="float" office:value="30" table:style-name="ce4">
            <text:p>30</text:p>
          </table:table-cell>
          <table:table-cell office:value-type="float" office:value="2.7731558513588467E-2" table:style-name="ce4">
            <text:p>0,027731559</text:p>
          </table:table-cell>
          <table:table-cell office:value-type="float" office:value="24" table:style-name="ce3">
            <text:p>24</text:p>
          </table:table-cell>
          <table:table-cell office:value-type="string" table:style-name="ce4">
            <text:p>24001</text:p>
          </table:table-cell>
          <table:table-cell office:value-type="float" office:value="3.004774663765589" table:style-name="ce4">
            <text:p>3,004774664</text:p>
          </table:table-cell>
          <table:table-cell office:value-type="float" office:value="0.30943564170899895" table:style-name="ce4">
            <text:p>0,309435642</text:p>
          </table:table-cell>
          <table:table-cell table:number-columns-repeated="16375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string" table:style-name="ce4">
            <text:p>2ª Região de Saúde - Mossoró</text:p>
          </table:table-cell>
          <table:table-cell office:value-type="float" office:value="144536" table:style-name="ce4">
            <text:p>144536</text:p>
          </table:table-cell>
          <table:table-cell office:value-type="float" office:value="3723" table:style-name="ce4">
            <text:p>3723</text:p>
          </table:table-cell>
          <table:table-cell office:value-type="float" office:value="2.5758288592461391" table:style-name="ce4">
            <text:p>2,575828859</text:p>
          </table:table-cell>
          <table:table-cell office:value-type="float" office:value="24" table:style-name="ce3">
            <text:p>24</text:p>
          </table:table-cell>
          <table:table-cell office:value-type="string" table:style-name="ce4">
            <text:p>24002</text:p>
          </table:table-cell>
          <table:table-cell office:value-type="float" office:value="5.1347999539806954" table:style-name="ce4">
            <text:p>5,134799954</text:p>
          </table:table-cell>
          <table:table-cell office:value-type="float" office:value="0.85586956633019984" table:style-name="ce4">
            <text:p>0,855869566</text:p>
          </table:table-cell>
          <table:table-cell table:number-columns-repeated="16375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string" table:style-name="ce4">
            <text:p>3ª Região de Saúde - João Câmara</text:p>
          </table:table-cell>
          <table:table-cell office:value-type="float" office:value="94396" table:style-name="ce4">
            <text:p>94396</text:p>
          </table:table-cell>
          <table:table-cell table:number-columns-repeated="2" table:style-name="ce4"/>
          <table:table-cell office:value-type="float" office:value="24" table:style-name="ce3">
            <text:p>24</text:p>
          </table:table-cell>
          <table:table-cell office:value-type="string" table:style-name="ce4">
            <text:p>24003</text:p>
          </table:table-cell>
          <table:table-cell office:value-type="float" office:value="5.5991570545282432" table:style-name="ce4">
            <text:p>5,599157055</text:p>
          </table:table-cell>
          <table:table-cell office:value-type="float" office:value="0.87077271575334092" table:style-name="ce4">
            <text:p>0,870772716</text:p>
          </table:table-cell>
          <table:table-cell table:number-columns-repeated="16375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string" table:style-name="ce4">
            <text:p>4ª Região de Saúde - Caicó</text:p>
          </table:table-cell>
          <table:table-cell office:value-type="float" office:value="101107" table:style-name="ce4">
            <text:p>101107</text:p>
          </table:table-cell>
          <table:table-cell table:number-columns-repeated="2" table:style-name="ce4"/>
          <table:table-cell office:value-type="float" office:value="24" table:style-name="ce3">
            <text:p>24</text:p>
          </table:table-cell>
          <table:table-cell office:value-type="string" table:style-name="ce4">
            <text:p>24004</text:p>
          </table:table-cell>
          <table:table-cell office:value-type="float" office:value="5.6420229713727101" table:style-name="ce4">
            <text:p>5,642022971</text:p>
          </table:table-cell>
          <table:table-cell office:value-type="float" office:value="0.88235842746550486" table:style-name="ce4">
            <text:p>0,882358427</text:p>
          </table:table-cell>
          <table:table-cell table:number-columns-repeated="16375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string" table:style-name="ce4">
            <text:p>5ª Região de Saúde - Santa Cruz</text:p>
          </table:table-cell>
          <table:table-cell office:value-type="float" office:value="60051" table:style-name="ce4">
            <text:p>60051</text:p>
          </table:table-cell>
          <table:table-cell table:number-columns-repeated="2" table:style-name="ce4"/>
          <table:table-cell office:value-type="float" office:value="24" table:style-name="ce3">
            <text:p>24</text:p>
          </table:table-cell>
          <table:table-cell office:value-type="string" table:style-name="ce4">
            <text:p>24005</text:p>
          </table:table-cell>
          <table:table-cell office:value-type="float" office:value="3.4160954002426624" table:style-name="ce4">
            <text:p>3,4160954</text:p>
          </table:table-cell>
          <table:table-cell office:value-type="float" office:value="0.41280411152783608" table:style-name="ce4">
            <text:p>0,412804112</text:p>
          </table:table-cell>
          <table:table-cell table:number-columns-repeated="16375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string" table:style-name="ce4">
            <text:p>6ª Região de Saúde - Pau dos Ferros</text:p>
          </table:table-cell>
          <table:table-cell office:value-type="float" office:value="78098" table:style-name="ce4">
            <text:p>78098</text:p>
          </table:table-cell>
          <table:table-cell table:number-columns-repeated="2" table:style-name="ce4"/>
          <table:table-cell office:value-type="float" office:value="24" table:style-name="ce3">
            <text:p>24</text:p>
          </table:table-cell>
          <table:table-cell office:value-type="string" table:style-name="ce4">
            <text:p>24006</text:p>
          </table:table-cell>
          <table:table-cell office:value-type="float" office:value="3.9166518143555891" table:style-name="ce4">
            <text:p>3,916651814</text:p>
          </table:table-cell>
          <table:table-cell office:value-type="float" office:value="0.43019993456373878" table:style-name="ce4">
            <text:p>0,430199935</text:p>
          </table:table-cell>
          <table:table-cell table:number-columns-repeated="16375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string" table:style-name="ce4">
            <text:p>7ª Região de Saúde - Metropolitana</text:p>
          </table:table-cell>
          <table:table-cell office:value-type="float" office:value="422300" table:style-name="ce4">
            <text:p>422300</text:p>
          </table:table-cell>
          <table:table-cell office:value-type="float" office:value="38115" table:style-name="ce4">
            <text:p>38115</text:p>
          </table:table-cell>
          <table:table-cell office:value-type="float" office:value="9.0255742363248874" table:style-name="ce4">
            <text:p>9,025574236</text:p>
          </table:table-cell>
          <table:table-cell office:value-type="float" office:value="24" table:style-name="ce3">
            <text:p>24</text:p>
          </table:table-cell>
          <table:table-cell office:value-type="string" table:style-name="ce4">
            <text:p>24007</text:p>
          </table:table-cell>
          <table:table-cell office:value-type="float" office:value="1.6137848173981659" table:style-name="ce4">
            <text:p>1,613784817</text:p>
          </table:table-cell>
          <table:table-cell office:value-type="float" office:value="9.7327537489319729E-2" table:style-name="ce4">
            <text:p>0,097327537</text:p>
          </table:table-cell>
          <table:table-cell table:number-columns-repeated="16375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string" table:style-name="ce4">
            <text:p>8ª Região de Saúde - Açu</text:p>
          </table:table-cell>
          <table:table-cell office:value-type="float" office:value="45454" table:style-name="ce4">
            <text:p>45454</text:p>
          </table:table-cell>
          <table:table-cell table:number-columns-repeated="2" table:style-name="ce4"/>
          <table:table-cell office:value-type="float" office:value="24" table:style-name="ce3">
            <text:p>24</text:p>
          </table:table-cell>
          <table:table-cell office:value-type="string" table:style-name="ce4">
            <text:p>24008</text:p>
          </table:table-cell>
          <table:table-cell office:value-type="float" office:value="5.2174281634038575" table:style-name="ce4">
            <text:p>5,217428163</text:p>
          </table:table-cell>
          <table:table-cell office:value-type="float" office:value="0.45344915900616661" table:style-name="ce4">
            <text:p>0,453449159</text:p>
          </table:table-cell>
          <table:table-cell table:number-columns-repeated="16375"/>
        </table:table-row>
        <table:table-row table:style-name="ro1">
          <table:table-cell office:value-type="float" office:value="106" table:style-name="ce3">
            <text:p>106</text:p>
          </table:table-cell>
          <table:table-cell office:value-type="string" table:style-name="ce4">
            <text:p>1ª Região Mata Atlântica</text:p>
          </table:table-cell>
          <table:table-cell office:value-type="float" office:value="429112" table:style-name="ce4">
            <text:p>429112</text:p>
          </table:table-cell>
          <table:table-cell office:value-type="float" office:value="54755" table:style-name="ce4">
            <text:p>54755</text:p>
          </table:table-cell>
          <table:table-cell office:value-type="float" office:value="12.760071962564551" table:style-name="ce4">
            <text:p>12,76007196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25001</text:p>
          </table:table-cell>
          <table:table-cell office:value-type="float" office:value="2.8970851485978617" table:style-name="ce4">
            <text:p>2,897085149</text:p>
          </table:table-cell>
          <table:table-cell office:value-type="float" office:value="0.2035036601329373" table:style-name="ce4">
            <text:p>0,20350366</text:p>
          </table:table-cell>
          <table:table-cell table:number-columns-repeated="16375"/>
        </table:table-row>
        <table:table-row table:style-name="ro1">
          <table:table-cell office:value-type="float" office:value="107" table:style-name="ce3">
            <text:p>107</text:p>
          </table:table-cell>
          <table:table-cell office:value-type="string" table:style-name="ce4">
            <text:p>2ª Região</text:p>
          </table:table-cell>
          <table:table-cell office:value-type="float" office:value="89881" table:style-name="ce4">
            <text:p>89881</text:p>
          </table:table-cell>
          <table:table-cell table:number-columns-repeated="2" table:style-name="ce4"/>
          <table:table-cell office:value-type="float" office:value="25" table:style-name="ce3">
            <text:p>25</text:p>
          </table:table-cell>
          <table:table-cell office:value-type="string" table:style-name="ce4">
            <text:p>25002</text:p>
          </table:table-cell>
          <table:table-cell office:value-type="float" office:value="2.9787738032084703" table:style-name="ce4">
            <text:p>2,978773803</text:p>
          </table:table-cell>
          <table:table-cell office:value-type="float" office:value="0.25042354418598961" table:style-name="ce4">
            <text:p>0,250423544</text:p>
          </table:table-cell>
          <table:table-cell table:number-columns-repeated="16375"/>
        </table:table-row>
        <table:table-row table:style-name="ro1">
          <table:table-cell office:value-type="float" office:value="108" table:style-name="ce3">
            <text:p>108</text:p>
          </table:table-cell>
          <table:table-cell office:value-type="string" table:style-name="ce4">
            <text:p>3ª Região</text:p>
          </table:table-cell>
          <table:table-cell office:value-type="float" office:value="58368" table:style-name="ce4">
            <text:p>58368</text:p>
          </table:table-cell>
          <table:table-cell table:number-columns-repeated="2" table:style-name="ce4"/>
          <table:table-cell office:value-type="float" office:value="25" table:style-name="ce3">
            <text:p>25</text:p>
          </table:table-cell>
          <table:table-cell office:value-type="string" table:style-name="ce4">
            <text:p>25003</text:p>
          </table:table-cell>
          <table:table-cell office:value-type="float" office:value="2.4742162815056372" table:style-name="ce4">
            <text:p>2,474216282</text:p>
          </table:table-cell>
          <table:table-cell office:value-type="float" office:value="0.13367592298626996" table:style-name="ce4">
            <text:p>0,133675923</text:p>
          </table:table-cell>
          <table:table-cell table:number-columns-repeated="16375"/>
        </table:table-row>
        <table:table-row table:style-name="ro1">
          <table:table-cell office:value-type="float" office:value="109" table:style-name="ce3">
            <text:p>109</text:p>
          </table:table-cell>
          <table:table-cell office:value-type="string" table:style-name="ce4">
            <text:p>4ª Região</text:p>
          </table:table-cell>
          <table:table-cell office:value-type="float" office:value="35030" table:style-name="ce4">
            <text:p>35030</text:p>
          </table:table-cell>
          <table:table-cell table:number-columns-repeated="2" table:style-name="ce4"/>
          <table:table-cell office:value-type="float" office:value="25" table:style-name="ce3">
            <text:p>25</text:p>
          </table:table-cell>
          <table:table-cell office:value-type="string" table:style-name="ce4">
            <text:p>25004</text:p>
          </table:table-cell>
          <table:table-cell office:value-type="float" office:value="3.0559899467179745" table:style-name="ce4">
            <text:p>3,055989947</text:p>
          </table:table-cell>
          <table:table-cell office:value-type="float" office:value="0.32131516037003094" table:style-name="ce4">
            <text:p>0,32131516</text:p>
          </table:table-cell>
          <table:table-cell table:number-columns-repeated="16375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string" table:style-name="ce4">
            <text:p>5ª Região</text:p>
          </table:table-cell>
          <table:table-cell office:value-type="float" office:value="45989" table:style-name="ce4">
            <text:p>45989</text:p>
          </table:table-cell>
          <table:table-cell table:number-columns-repeated="2" table:style-name="ce4"/>
          <table:table-cell office:value-type="float" office:value="25" table:style-name="ce3">
            <text:p>25</text:p>
          </table:table-cell>
          <table:table-cell office:value-type="string" table:style-name="ce4">
            <text:p>25005</text:p>
          </table:table-cell>
          <table:table-cell office:value-type="float" office:value="4.8716470162715195" table:style-name="ce4">
            <text:p>4,871647016</text:p>
          </table:table-cell>
          <table:table-cell office:value-type="float" office:value="0.63079266820086777" table:style-name="ce4">
            <text:p>0,630792668</text:p>
          </table:table-cell>
          <table:table-cell table:number-columns-repeated="16375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string" table:style-name="ce4">
            <text:p>6ª Região</text:p>
          </table:table-cell>
          <table:table-cell office:value-type="float" office:value="72486" table:style-name="ce4">
            <text:p>72486</text:p>
          </table:table-cell>
          <table:table-cell office:value-type="float" office:value="666" table:style-name="ce4">
            <text:p>666</text:p>
          </table:table-cell>
          <table:table-cell office:value-type="float" office:value="0.91879811273901169" table:style-name="ce4">
            <text:p>0,918798113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25006</text:p>
          </table:table-cell>
          <table:table-cell office:value-type="float" office:value="4.3727384195375674" table:style-name="ce4">
            <text:p>4,37273842</text:p>
          </table:table-cell>
          <table:table-cell office:value-type="float" office:value="0.49885209628962063" table:style-name="ce4">
            <text:p>0,498852096</text:p>
          </table:table-cell>
          <table:table-cell table:number-columns-repeated="16375"/>
        </table:table-row>
        <table:table-row table:style-name="ro1">
          <table:table-cell office:value-type="float" office:value="112" table:style-name="ce3">
            <text:p>112</text:p>
          </table:table-cell>
          <table:table-cell office:value-type="string" table:style-name="ce4">
            <text:p>7ª Região</text:p>
          </table:table-cell>
          <table:table-cell office:value-type="float" office:value="42787" table:style-name="ce4">
            <text:p>42787</text:p>
          </table:table-cell>
          <table:table-cell table:number-columns-repeated="2" table:style-name="ce4"/>
          <table:table-cell office:value-type="float" office:value="25" table:style-name="ce3">
            <text:p>25</text:p>
          </table:table-cell>
          <table:table-cell office:value-type="string" table:style-name="ce4">
            <text:p>25007</text:p>
          </table:table-cell>
          <table:table-cell office:value-type="float" office:value="4.169827616649636" table:style-name="ce4">
            <text:p>4,169827617</text:p>
          </table:table-cell>
          <table:table-cell office:value-type="float" office:value="0.45516297692589219" table:style-name="ce4">
            <text:p>0,455162977</text:p>
          </table:table-cell>
          <table:table-cell table:number-columns-repeated="16375"/>
        </table:table-row>
        <table:table-row table:style-name="ro1">
          <table:table-cell office:value-type="float" office:value="113" table:style-name="ce3">
            <text:p>113</text:p>
          </table:table-cell>
          <table:table-cell office:value-type="string" table:style-name="ce4">
            <text:p>8ª Região</text:p>
          </table:table-cell>
          <table:table-cell office:value-type="float" office:value="38060" table:style-name="ce4">
            <text:p>38060</text:p>
          </table:table-cell>
          <table:table-cell table:number-columns-repeated="2" table:style-name="ce4"/>
          <table:table-cell office:value-type="float" office:value="25" table:style-name="ce3">
            <text:p>25</text:p>
          </table:table-cell>
          <table:table-cell office:value-type="string" table:style-name="ce4">
            <text:p>25008</text:p>
          </table:table-cell>
          <table:table-cell office:value-type="float" office:value="2.9220882191753299" table:style-name="ce4">
            <text:p>2,922088219</text:p>
          </table:table-cell>
          <table:table-cell office:value-type="float" office:value="0.23368482483100614" table:style-name="ce4">
            <text:p>0,233684825</text:p>
          </table:table-cell>
          <table:table-cell table:number-columns-repeated="16375"/>
        </table:table-row>
        <table:table-row table:style-name="ro1">
          <table:table-cell office:value-type="float" office:value="114" table:style-name="ce3">
            <text:p>114</text:p>
          </table:table-cell>
          <table:table-cell office:value-type="string" table:style-name="ce4">
            <text:p>9ª Região</text:p>
          </table:table-cell>
          <table:table-cell office:value-type="float" office:value="54255" table:style-name="ce4">
            <text:p>54255</text:p>
          </table:table-cell>
          <table:table-cell office:value-type="float" office:value="55" table:style-name="ce4">
            <text:p>55</text:p>
          </table:table-cell>
          <table:table-cell office:value-type="float" office:value="0.10137314533222744" table:style-name="ce4">
            <text:p>0,101373145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25009</text:p>
          </table:table-cell>
          <table:table-cell office:value-type="float" office:value="3.9090494115097099" table:style-name="ce4">
            <text:p>3,909049412</text:p>
          </table:table-cell>
          <table:table-cell office:value-type="float" office:value="0.2797530187255437" table:style-name="ce4">
            <text:p>0,279753019</text:p>
          </table:table-cell>
          <table:table-cell table:number-columns-repeated="16375"/>
        </table:table-row>
        <table:table-row table:style-name="ro1">
          <table:table-cell office:value-type="float" office:value="115" table:style-name="ce3">
            <text:p>115</text:p>
          </table:table-cell>
          <table:table-cell office:value-type="string" table:style-name="ce4">
            <text:p>10ª Região</text:p>
          </table:table-cell>
          <table:table-cell office:value-type="float" office:value="35007" table:style-name="ce4">
            <text:p>35007</text:p>
          </table:table-cell>
          <table:table-cell office:value-type="float" office:value="123" table:style-name="ce4">
            <text:p>123</text:p>
          </table:table-cell>
          <table:table-cell office:value-type="float" office:value="0.35135829976861771" table:style-name="ce4">
            <text:p>0,3513583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25010</text:p>
          </table:table-cell>
          <table:table-cell office:value-type="float" office:value="2.2973696339244221" table:style-name="ce4">
            <text:p>2,297369634</text:p>
          </table:table-cell>
          <table:table-cell office:value-type="float" office:value="0.17829072998794984" table:style-name="ce4">
            <text:p>0,17829073</text:p>
          </table:table-cell>
          <table:table-cell table:number-columns-repeated="16375"/>
        </table:table-row>
        <table:table-row table:style-name="ro1">
          <table:table-cell office:value-type="float" office:value="116" table:style-name="ce3">
            <text:p>116</text:p>
          </table:table-cell>
          <table:table-cell office:value-type="string" table:style-name="ce4">
            <text:p>11ª Região</text:p>
          </table:table-cell>
          <table:table-cell office:value-type="float" office:value="22579" table:style-name="ce4">
            <text:p>22579</text:p>
          </table:table-cell>
          <table:table-cell table:number-columns-repeated="2" table:style-name="ce4"/>
          <table:table-cell office:value-type="float" office:value="25" table:style-name="ce3">
            <text:p>25</text:p>
          </table:table-cell>
          <table:table-cell office:value-type="string" table:style-name="ce4">
            <text:p>25011</text:p>
          </table:table-cell>
          <table:table-cell office:value-type="float" office:value="2.9585525413252243" table:style-name="ce4">
            <text:p>2,958552541</text:p>
          </table:table-cell>
          <table:table-cell office:value-type="float" office:value="0.16982907506694256" table:style-name="ce4">
            <text:p>0,169829075</text:p>
          </table:table-cell>
          <table:table-cell table:number-columns-repeated="16375"/>
        </table:table-row>
        <table:table-row table:style-name="ro1">
          <table:table-cell office:value-type="float" office:value="117" table:style-name="ce3">
            <text:p>117</text:p>
          </table:table-cell>
          <table:table-cell office:value-type="string" table:style-name="ce4">
            <text:p>12ª Região</text:p>
          </table:table-cell>
          <table:table-cell office:value-type="float" office:value="52207" table:style-name="ce4">
            <text:p>52207</text:p>
          </table:table-cell>
          <table:table-cell office:value-type="float" office:value="150" table:style-name="ce4">
            <text:p>150</text:p>
          </table:table-cell>
          <table:table-cell office:value-type="float" office:value="0.28731779263317181" table:style-name="ce4">
            <text:p>0,287317793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25012</text:p>
          </table:table-cell>
          <table:table-cell office:value-type="float" office:value="2.8682521656250022" table:style-name="ce4">
            <text:p>2,868252166</text:p>
          </table:table-cell>
          <table:table-cell office:value-type="float" office:value="0.1995401458284107" table:style-name="ce4">
            <text:p>0,199540146</text:p>
          </table:table-cell>
          <table:table-cell table:number-columns-repeated="16375"/>
        </table:table-row>
        <table:table-row table:style-name="ro1">
          <table:table-cell office:value-type="float" office:value="118" table:style-name="ce3">
            <text:p>118</text:p>
          </table:table-cell>
          <table:table-cell office:value-type="string" table:style-name="ce4">
            <text:p>13ª Região</text:p>
          </table:table-cell>
          <table:table-cell office:value-type="float" office:value="21561" table:style-name="ce4">
            <text:p>21561</text:p>
          </table:table-cell>
          <table:table-cell table:number-columns-repeated="2" table:style-name="ce4"/>
          <table:table-cell office:value-type="float" office:value="25" table:style-name="ce3">
            <text:p>25</text:p>
          </table:table-cell>
          <table:table-cell office:value-type="string" table:style-name="ce4">
            <text:p>25013</text:p>
          </table:table-cell>
          <table:table-cell office:value-type="float" office:value="2.4974615761765788" table:style-name="ce4">
            <text:p>2,497461576</text:p>
          </table:table-cell>
          <table:table-cell office:value-type="float" office:value="0.18819293838873558" table:style-name="ce4">
            <text:p>0,188192938</text:p>
          </table:table-cell>
          <table:table-cell table:number-columns-repeated="16375"/>
        </table:table-row>
        <table:table-row table:style-name="ro1">
          <table:table-cell office:value-type="float" office:value="119" table:style-name="ce3">
            <text:p>119</text:p>
          </table:table-cell>
          <table:table-cell office:value-type="string" table:style-name="ce4">
            <text:p>14ª Região</text:p>
          </table:table-cell>
          <table:table-cell office:value-type="float" office:value="41368" table:style-name="ce4">
            <text:p>41368</text:p>
          </table:table-cell>
          <table:table-cell table:number-columns-repeated="2" table:style-name="ce4"/>
          <table:table-cell office:value-type="float" office:value="25" table:style-name="ce3">
            <text:p>25</text:p>
          </table:table-cell>
          <table:table-cell office:value-type="string" table:style-name="ce4">
            <text:p>25014</text:p>
          </table:table-cell>
          <table:table-cell office:value-type="float" office:value="2.1948407010692987" table:style-name="ce4">
            <text:p>2,194840701</text:p>
          </table:table-cell>
          <table:table-cell office:value-type="float" office:value="0.16042072834415938" table:style-name="ce4">
            <text:p>0,160420728</text:p>
          </table:table-cell>
          <table:table-cell table:number-columns-repeated="16375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string" table:style-name="ce4">
            <text:p>15ª Região</text:p>
          </table:table-cell>
          <table:table-cell office:value-type="float" office:value="45360" table:style-name="ce4">
            <text:p>45360</text:p>
          </table:table-cell>
          <table:table-cell table:number-columns-repeated="2" table:style-name="ce4"/>
          <table:table-cell office:value-type="float" office:value="25" table:style-name="ce3">
            <text:p>25</text:p>
          </table:table-cell>
          <table:table-cell office:value-type="string" table:style-name="ce4">
            <text:p>25015</text:p>
          </table:table-cell>
          <table:table-cell office:value-type="float" office:value="3.6191397891828294" table:style-name="ce4">
            <text:p>3,619139789</text:p>
          </table:table-cell>
          <table:table-cell office:value-type="float" office:value="0.34077052087595333" table:style-name="ce4">
            <text:p>0,340770521</text:p>
          </table:table-cell>
          <table:table-cell table:number-columns-repeated="16375"/>
        </table:table-row>
        <table:table-row table:style-name="ro1">
          <table:table-cell office:value-type="float" office:value="121" table:style-name="ce3">
            <text:p>121</text:p>
          </table:table-cell>
          <table:table-cell office:value-type="string" table:style-name="ce4">
            <text:p>16ª Região</text:p>
          </table:table-cell>
          <table:table-cell office:value-type="float" office:value="182027" table:style-name="ce4">
            <text:p>182027</text:p>
          </table:table-cell>
          <table:table-cell office:value-type="float" office:value="8476" table:style-name="ce4">
            <text:p>8476</text:p>
          </table:table-cell>
          <table:table-cell office:value-type="float" office:value="4.6564520648035739" table:style-name="ce4">
            <text:p>4,656452065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25016</text:p>
          </table:table-cell>
          <table:table-cell office:value-type="float" office:value="5.45700203550249" table:style-name="ce4">
            <text:p>5,457002036</text:p>
          </table:table-cell>
          <table:table-cell office:value-type="float" office:value="0.37807853460903179" table:style-name="ce4">
            <text:p>0,378078535</text:p>
          </table:table-cell>
          <table:table-cell table:number-columns-repeated="16375"/>
        </table:table-row>
        <table:table-row table:style-name="ro1">
          <table:table-cell office:value-type="float" office:value="122" table:style-name="ce3">
            <text:p>122</text:p>
          </table:table-cell>
          <table:table-cell office:value-type="string" table:style-name="ce4">
            <text:p>Afogados da Ingazeira</text:p>
          </table:table-cell>
          <table:table-cell office:value-type="float" office:value="70178" table:style-name="ce4">
            <text:p>70178</text:p>
          </table:table-cell>
          <table:table-cell table:number-columns-repeated="2" table:style-name="ce4"/>
          <table:table-cell office:value-type="float" office:value="26" table:style-name="ce3">
            <text:p>26</text:p>
          </table:table-cell>
          <table:table-cell office:value-type="string" table:style-name="ce4">
            <text:p>26001</text:p>
          </table:table-cell>
          <table:table-cell office:value-type="float" office:value="3.4846866028425083" table:style-name="ce4">
            <text:p>3,484686603</text:p>
          </table:table-cell>
          <table:table-cell office:value-type="float" office:value="0.35308924703746414" table:style-name="ce4">
            <text:p>0,353089247</text:p>
          </table:table-cell>
          <table:table-cell table:number-columns-repeated="16375"/>
        </table:table-row>
        <table:table-row table:style-name="ro1">
          <table:table-cell office:value-type="float" office:value="123" table:style-name="ce3">
            <text:p>123</text:p>
          </table:table-cell>
          <table:table-cell office:value-type="string" table:style-name="ce4">
            <text:p>Arcoverde</text:p>
          </table:table-cell>
          <table:table-cell office:value-type="float" office:value="113293" table:style-name="ce4">
            <text:p>113293</text:p>
          </table:table-cell>
          <table:table-cell office:value-type="float" office:value="654" table:style-name="ce4">
            <text:p>654</text:p>
          </table:table-cell>
          <table:table-cell office:value-type="float" office:value="0.57726426169313205" table:style-name="ce4">
            <text:p>0,577264262</text:p>
          </table:table-cell>
          <table:table-cell office:value-type="float" office:value="26" table:style-name="ce3">
            <text:p>26</text:p>
          </table:table-cell>
          <table:table-cell office:value-type="string" table:style-name="ce4">
            <text:p>26002</text:p>
          </table:table-cell>
          <table:table-cell office:value-type="float" office:value="7.6927496294118143" table:style-name="ce4">
            <text:p>7,692749629</text:p>
          </table:table-cell>
          <table:table-cell office:value-type="float" office:value="1.1249554832376163" table:style-name="ce4">
            <text:p>1,124955483</text:p>
          </table:table-cell>
          <table:table-cell table:number-columns-repeated="16375"/>
        </table:table-row>
        <table:table-row table:style-name="ro1">
          <table:table-cell office:value-type="float" office:value="124" table:style-name="ce3">
            <text:p>124</text:p>
          </table:table-cell>
          <table:table-cell office:value-type="string" table:style-name="ce4">
            <text:p>Caruaru</text:p>
          </table:table-cell>
          <table:table-cell office:value-type="float" office:value="492665" table:style-name="ce4">
            <text:p>492665</text:p>
          </table:table-cell>
          <table:table-cell office:value-type="float" office:value="13840" table:style-name="ce4">
            <text:p>13840</text:p>
          </table:table-cell>
          <table:table-cell office:value-type="float" office:value="2.8092111272365603" table:style-name="ce4">
            <text:p>2,809211127</text:p>
          </table:table-cell>
          <table:table-cell office:value-type="float" office:value="26" table:style-name="ce3">
            <text:p>26</text:p>
          </table:table-cell>
          <table:table-cell office:value-type="string" table:style-name="ce4">
            <text:p>26003</text:p>
          </table:table-cell>
          <table:table-cell office:value-type="float" office:value="6.3638964397632227" table:style-name="ce4">
            <text:p>6,36389644</text:p>
          </table:table-cell>
          <table:table-cell office:value-type="float" office:value="0.93102016622892836" table:style-name="ce4">
            <text:p>0,931020166</text:p>
          </table:table-cell>
          <table:table-cell table:number-columns-repeated="16375"/>
        </table:table-row>
        <table:table-row table:style-name="ro1">
          <table:table-cell office:value-type="float" office:value="125" table:style-name="ce3">
            <text:p>125</text:p>
          </table:table-cell>
          <table:table-cell office:value-type="string" table:style-name="ce4">
            <text:p>Garanhuns</text:p>
          </table:table-cell>
          <table:table-cell office:value-type="float" office:value="187941" table:style-name="ce4">
            <text:p>187941</text:p>
          </table:table-cell>
          <table:table-cell office:value-type="float" office:value="295" table:style-name="ce4">
            <text:p>295</text:p>
          </table:table-cell>
          <table:table-cell office:value-type="float" office:value="0.15696415364396274" table:style-name="ce4">
            <text:p>0,156964154</text:p>
          </table:table-cell>
          <table:table-cell office:value-type="float" office:value="26" table:style-name="ce3">
            <text:p>26</text:p>
          </table:table-cell>
          <table:table-cell office:value-type="string" table:style-name="ce4">
            <text:p>26004</text:p>
          </table:table-cell>
          <table:table-cell office:value-type="float" office:value="5.4523338911772026" table:style-name="ce4">
            <text:p>5,452333891</text:p>
          </table:table-cell>
          <table:table-cell office:value-type="float" office:value="0.59485944198524232" table:style-name="ce4">
            <text:p>0,594859442</text:p>
          </table:table-cell>
          <table:table-cell table:number-columns-repeated="16375"/>
        </table:table-row>
        <table:table-row table:style-name="ro1">
          <table:table-cell office:value-type="float" office:value="126" table:style-name="ce3">
            <text:p>126</text:p>
          </table:table-cell>
          <table:table-cell office:value-type="string" table:style-name="ce4">
            <text:p>Goiana</text:p>
          </table:table-cell>
          <table:table-cell office:value-type="float" office:value="99444" table:style-name="ce4">
            <text:p>99444</text:p>
          </table:table-cell>
          <table:table-cell office:value-type="float" office:value="6184" table:style-name="ce4">
            <text:p>6184</text:p>
          </table:table-cell>
          <table:table-cell office:value-type="float" office:value="6.2185752785487312" table:style-name="ce4">
            <text:p>6,218575279</text:p>
          </table:table-cell>
          <table:table-cell office:value-type="float" office:value="26" table:style-name="ce3">
            <text:p>26</text:p>
          </table:table-cell>
          <table:table-cell office:value-type="string" table:style-name="ce4">
            <text:p>26005</text:p>
          </table:table-cell>
          <table:table-cell office:value-type="float" office:value="2.5274472354546016" table:style-name="ce4">
            <text:p>2,527447235</text:p>
          </table:table-cell>
          <table:table-cell office:value-type="float" office:value="0.15701863810119304" table:style-name="ce4">
            <text:p>0,157018638</text:p>
          </table:table-cell>
          <table:table-cell table:number-columns-repeated="16375"/>
        </table:table-row>
        <table:table-row table:style-name="ro1">
          <table:table-cell office:value-type="float" office:value="127" table:style-name="ce3">
            <text:p>127</text:p>
          </table:table-cell>
          <table:table-cell office:value-type="string" table:style-name="ce4">
            <text:p>Limoeiro</text:p>
          </table:table-cell>
          <table:table-cell office:value-type="float" office:value="181857" table:style-name="ce4">
            <text:p>181857</text:p>
          </table:table-cell>
          <table:table-cell office:value-type="float" office:value="4667" table:style-name="ce4">
            <text:p>4667</text:p>
          </table:table-cell>
          <table:table-cell office:value-type="float" office:value="2.5663020945028236" table:style-name="ce4">
            <text:p>2,566302095</text:p>
          </table:table-cell>
          <table:table-cell office:value-type="float" office:value="26" table:style-name="ce3">
            <text:p>26</text:p>
          </table:table-cell>
          <table:table-cell office:value-type="string" table:style-name="ce4">
            <text:p>26006</text:p>
          </table:table-cell>
          <table:table-cell office:value-type="float" office:value="3.2349421686794892" table:style-name="ce4">
            <text:p>3,234942169</text:p>
          </table:table-cell>
          <table:table-cell office:value-type="float" office:value="0.26430908048575924" table:style-name="ce4">
            <text:p>0,26430908</text:p>
          </table:table-cell>
          <table:table-cell table:number-columns-repeated="16375"/>
        </table:table-row>
        <table:table-row table:style-name="ro1">
          <table:table-cell office:value-type="float" office:value="128" table:style-name="ce3">
            <text:p>128</text:p>
          </table:table-cell>
          <table:table-cell office:value-type="string" table:style-name="ce4">
            <text:p>Ouricuri</text:p>
          </table:table-cell>
          <table:table-cell office:value-type="float" office:value="118206" table:style-name="ce4">
            <text:p>118206</text:p>
          </table:table-cell>
          <table:table-cell table:number-columns-repeated="2" table:style-name="ce4"/>
          <table:table-cell office:value-type="float" office:value="26" table:style-name="ce3">
            <text:p>26</text:p>
          </table:table-cell>
          <table:table-cell office:value-type="string" table:style-name="ce4">
            <text:p>26007</text:p>
          </table:table-cell>
          <table:table-cell office:value-type="float" office:value="6.6396227227910742" table:style-name="ce4">
            <text:p>6,639622723</text:p>
          </table:table-cell>
          <table:table-cell office:value-type="float" office:value="1.1605595528823636" table:style-name="ce4">
            <text:p>1,160559553</text:p>
          </table:table-cell>
          <table:table-cell table:number-columns-repeated="16375"/>
        </table:table-row>
        <table:table-row table:style-name="ro1">
          <table:table-cell office:value-type="float" office:value="129" table:style-name="ce3">
            <text:p>129</text:p>
          </table:table-cell>
          <table:table-cell office:value-type="string" table:style-name="ce4">
            <text:p>Palmares</text:p>
          </table:table-cell>
          <table:table-cell office:value-type="float" office:value="176207" table:style-name="ce4">
            <text:p>176207</text:p>
          </table:table-cell>
          <table:table-cell office:value-type="float" office:value="3875" table:style-name="ce4">
            <text:p>3875</text:p>
          </table:table-cell>
          <table:table-cell office:value-type="float" office:value="2.1991180827095405" table:style-name="ce4">
            <text:p>2,199118083</text:p>
          </table:table-cell>
          <table:table-cell office:value-type="float" office:value="26" table:style-name="ce3">
            <text:p>26</text:p>
          </table:table-cell>
          <table:table-cell office:value-type="string" table:style-name="ce4">
            <text:p>26008</text:p>
          </table:table-cell>
          <table:table-cell office:value-type="float" office:value="4.4175221342323479" table:style-name="ce4">
            <text:p>4,417522134</text:p>
          </table:table-cell>
          <table:table-cell office:value-type="float" office:value="0.38990112224662921" table:style-name="ce4">
            <text:p>0,389901122</text:p>
          </table:table-cell>
          <table:table-cell table:number-columns-repeated="16375"/>
        </table:table-row>
        <table:table-row table:style-name="ro1">
          <table:table-cell office:value-type="float" office:value="130" table:style-name="ce3">
            <text:p>130</text:p>
          </table:table-cell>
          <table:table-cell office:value-type="string" table:style-name="ce4">
            <text:p>Petrolina</text:p>
          </table:table-cell>
          <table:table-cell office:value-type="float" office:value="151501" table:style-name="ce4">
            <text:p>151501</text:p>
          </table:table-cell>
          <table:table-cell office:value-type="float" office:value="2339" table:style-name="ce4">
            <text:p>2339</text:p>
          </table:table-cell>
          <table:table-cell office:value-type="float" office:value="1.5438841987841665" table:style-name="ce4">
            <text:p>1,543884199</text:p>
          </table:table-cell>
          <table:table-cell office:value-type="float" office:value="26" table:style-name="ce3">
            <text:p>26</text:p>
          </table:table-cell>
          <table:table-cell office:value-type="string" table:style-name="ce4">
            <text:p>26009</text:p>
          </table:table-cell>
          <table:table-cell office:value-type="float" office:value="8.2275896759398943" table:style-name="ce4">
            <text:p>8,227589676</text:p>
          </table:table-cell>
          <table:table-cell office:value-type="float" office:value="1.2042175394251804" table:style-name="ce4">
            <text:p>1,204217539</text:p>
          </table:table-cell>
          <table:table-cell table:number-columns-repeated="16375"/>
        </table:table-row>
        <table:table-row table:style-name="ro1">
          <table:table-cell office:value-type="float" office:value="131" table:style-name="ce3">
            <text:p>131</text:p>
          </table:table-cell>
          <table:table-cell office:value-type="string" table:style-name="ce4">
            <text:p>Recife</text:p>
          </table:table-cell>
          <table:table-cell office:value-type="float" office:value="1387781" table:style-name="ce4">
            <text:p>1387781</text:p>
          </table:table-cell>
          <table:table-cell office:value-type="float" office:value="295236" table:style-name="ce4">
            <text:p>295236</text:p>
          </table:table-cell>
          <table:table-cell office:value-type="float" office:value="21.273961813859678" table:style-name="ce4">
            <text:p>21,27396181</text:p>
          </table:table-cell>
          <table:table-cell office:value-type="float" office:value="26" table:style-name="ce3">
            <text:p>26</text:p>
          </table:table-cell>
          <table:table-cell office:value-type="string" table:style-name="ce4">
            <text:p>26010</text:p>
          </table:table-cell>
          <table:table-cell office:value-type="float" office:value="4.4672193493149539" table:style-name="ce4">
            <text:p>4,467219349</text:p>
          </table:table-cell>
          <table:table-cell office:value-type="float" office:value="0.3052751358200646" table:style-name="ce4">
            <text:p>0,305275136</text:p>
          </table:table-cell>
          <table:table-cell table:number-columns-repeated="16375"/>
        </table:table-row>
        <table:table-row table:style-name="ro1">
          <table:table-cell office:value-type="float" office:value="132" table:style-name="ce3">
            <text:p>132</text:p>
          </table:table-cell>
          <table:table-cell office:value-type="string" table:style-name="ce4">
            <text:p>Salgueiro</text:p>
          </table:table-cell>
          <table:table-cell office:value-type="float" office:value="47298" table:style-name="ce4">
            <text:p>47298</text:p>
          </table:table-cell>
          <table:table-cell table:number-columns-repeated="2" table:style-name="ce4"/>
          <table:table-cell office:value-type="float" office:value="26" table:style-name="ce3">
            <text:p>26</text:p>
          </table:table-cell>
          <table:table-cell office:value-type="string" table:style-name="ce4">
            <text:p>26011</text:p>
          </table:table-cell>
          <table:table-cell office:value-type="float" office:value="6.1036676214405894" table:style-name="ce4">
            <text:p>6,103667621</text:p>
          </table:table-cell>
          <table:table-cell office:value-type="float" office:value="0.55876117382598478" table:style-name="ce4">
            <text:p>0,558761174</text:p>
          </table:table-cell>
          <table:table-cell table:number-columns-repeated="16375"/>
        </table:table-row>
        <table:table-row table:style-name="ro1">
          <table:table-cell office:value-type="float" office:value="133" table:style-name="ce3">
            <text:p>133</text:p>
          </table:table-cell>
          <table:table-cell office:value-type="string" table:style-name="ce4">
            <text:p>Serra Talhada</text:p>
          </table:table-cell>
          <table:table-cell office:value-type="float" office:value="73780" table:style-name="ce4">
            <text:p>73780</text:p>
          </table:table-cell>
          <table:table-cell table:number-columns-repeated="2" table:style-name="ce4"/>
          <table:table-cell office:value-type="float" office:value="26" table:style-name="ce3">
            <text:p>26</text:p>
          </table:table-cell>
          <table:table-cell office:value-type="string" table:style-name="ce4">
            <text:p>26012</text:p>
          </table:table-cell>
          <table:table-cell office:value-type="float" office:value="6.6763867495682021" table:style-name="ce4">
            <text:p>6,67638675</text:p>
          </table:table-cell>
          <table:table-cell office:value-type="float" office:value="1.0060052012848877" table:style-name="ce4">
            <text:p>1,006005201</text:p>
          </table:table-cell>
          <table:table-cell table:number-columns-repeated="16375"/>
        </table:table-row>
        <table:table-row table:style-name="ro1">
          <table:table-cell office:value-type="float" office:value="134" table:style-name="ce3">
            <text:p>134</text:p>
          </table:table-cell>
          <table:table-cell office:value-type="string" table:style-name="ce4">
            <text:p>1ª Região de Saúde</text:p>
          </table:table-cell>
          <table:table-cell office:value-type="float" office:value="404624" table:style-name="ce4">
            <text:p>404624</text:p>
          </table:table-cell>
          <table:table-cell office:value-type="float" office:value="59508" table:style-name="ce4">
            <text:p>59508</text:p>
          </table:table-cell>
          <table:table-cell office:value-type="float" office:value="14.706987227648385" table:style-name="ce4">
            <text:p>14,70698723</text:p>
          </table:table-cell>
          <table:table-cell office:value-type="float" office:value="27" table:style-name="ce3">
            <text:p>27</text:p>
          </table:table-cell>
          <table:table-cell office:value-type="string" table:style-name="ce4">
            <text:p>27001</text:p>
          </table:table-cell>
          <table:table-cell office:value-type="float" office:value="2.9753377931301337" table:style-name="ce4">
            <text:p>2,975337793</text:p>
          </table:table-cell>
          <table:table-cell office:value-type="float" office:value="0.18607664352004402" table:style-name="ce4">
            <text:p>0,186076644</text:p>
          </table:table-cell>
          <table:table-cell table:number-columns-repeated="16375"/>
        </table:table-row>
        <table:table-row table:style-name="ro1">
          <table:table-cell office:value-type="float" office:value="135" table:style-name="ce3">
            <text:p>135</text:p>
          </table:table-cell>
          <table:table-cell office:value-type="string" table:style-name="ce4">
            <text:p>2ª Região de Saúde</text:p>
          </table:table-cell>
          <table:table-cell office:value-type="float" office:value="40885" table:style-name="ce4">
            <text:p>40885</text:p>
          </table:table-cell>
          <table:table-cell office:value-type="float" office:value="3391" table:style-name="ce4">
            <text:p>3391</text:p>
          </table:table-cell>
          <table:table-cell office:value-type="float" office:value="8.2939953528188823" table:style-name="ce4">
            <text:p>8,293995353</text:p>
          </table:table-cell>
          <table:table-cell office:value-type="float" office:value="27" table:style-name="ce3">
            <text:p>27</text:p>
          </table:table-cell>
          <table:table-cell office:value-type="string" table:style-name="ce4">
            <text:p>27002</text:p>
          </table:table-cell>
          <table:table-cell office:value-type="float" office:value="2.6359065491189688" table:style-name="ce4">
            <text:p>2,635906549</text:p>
          </table:table-cell>
          <table:table-cell office:value-type="float" office:value="0.17782194130595874" table:style-name="ce4">
            <text:p>0,177821941</text:p>
          </table:table-cell>
          <table:table-cell table:number-columns-repeated="16375"/>
        </table:table-row>
        <table:table-row table:style-name="ro1">
          <table:table-cell office:value-type="float" office:value="136" table:style-name="ce3">
            <text:p>136</text:p>
          </table:table-cell>
          <table:table-cell office:value-type="string" table:style-name="ce4">
            <text:p>3ª Região de Saúde</text:p>
          </table:table-cell>
          <table:table-cell office:value-type="float" office:value="65458" table:style-name="ce4">
            <text:p>65458</text:p>
          </table:table-cell>
          <table:table-cell office:value-type="float" office:value="607" table:style-name="ce4">
            <text:p>607</text:p>
          </table:table-cell>
          <table:table-cell office:value-type="float" office:value="0.92731216963549157" table:style-name="ce4">
            <text:p>0,92731217</text:p>
          </table:table-cell>
          <table:table-cell office:value-type="float" office:value="27" table:style-name="ce3">
            <text:p>27</text:p>
          </table:table-cell>
          <table:table-cell office:value-type="string" table:style-name="ce4">
            <text:p>27003</text:p>
          </table:table-cell>
          <table:table-cell office:value-type="float" office:value="3.5132113810260459" table:style-name="ce4">
            <text:p>3,513211381</text:p>
          </table:table-cell>
          <table:table-cell office:value-type="float" office:value="0.21687145480186565" table:style-name="ce4">
            <text:p>0,216871455</text:p>
          </table:table-cell>
          <table:table-cell table:number-columns-repeated="16375"/>
        </table:table-row>
        <table:table-row table:style-name="ro1">
          <table:table-cell office:value-type="float" office:value="137" table:style-name="ce3">
            <text:p>137</text:p>
          </table:table-cell>
          <table:table-cell office:value-type="string" table:style-name="ce4">
            <text:p>4ª Região de Saúde</text:p>
          </table:table-cell>
          <table:table-cell office:value-type="float" office:value="37131" table:style-name="ce4">
            <text:p>37131</text:p>
          </table:table-cell>
          <table:table-cell table:number-columns-repeated="2" table:style-name="ce4"/>
          <table:table-cell office:value-type="float" office:value="27" table:style-name="ce3">
            <text:p>27</text:p>
          </table:table-cell>
          <table:table-cell office:value-type="string" table:style-name="ce4">
            <text:p>27004</text:p>
          </table:table-cell>
          <table:table-cell office:value-type="float" office:value="2.4204539608198106" table:style-name="ce4">
            <text:p>2,420453961</text:p>
          </table:table-cell>
          <table:table-cell office:value-type="float" office:value="0.16991400518981714" table:style-name="ce4">
            <text:p>0,169914005</text:p>
          </table:table-cell>
          <table:table-cell table:number-columns-repeated="16375"/>
        </table:table-row>
        <table:table-row table:style-name="ro1">
          <table:table-cell office:value-type="float" office:value="138" table:style-name="ce3">
            <text:p>138</text:p>
          </table:table-cell>
          <table:table-cell office:value-type="string" table:style-name="ce4">
            <text:p>5ª Região de Saúde</text:p>
          </table:table-cell>
          <table:table-cell office:value-type="float" office:value="59238" table:style-name="ce4">
            <text:p>59238</text:p>
          </table:table-cell>
          <table:table-cell office:value-type="float" office:value="180" table:style-name="ce4">
            <text:p>180</text:p>
          </table:table-cell>
          <table:table-cell office:value-type="float" office:value="0.30385900941962929" table:style-name="ce4">
            <text:p>0,303859009</text:p>
          </table:table-cell>
          <table:table-cell office:value-type="float" office:value="27" table:style-name="ce3">
            <text:p>27</text:p>
          </table:table-cell>
          <table:table-cell office:value-type="string" table:style-name="ce4">
            <text:p>27005</text:p>
          </table:table-cell>
          <table:table-cell office:value-type="float" office:value="2.710786087283616" table:style-name="ce4">
            <text:p>2,710786087</text:p>
          </table:table-cell>
          <table:table-cell office:value-type="float" office:value="0.14038615846509925" table:style-name="ce4">
            <text:p>0,140386158</text:p>
          </table:table-cell>
          <table:table-cell table:number-columns-repeated="16375"/>
        </table:table-row>
        <table:table-row table:style-name="ro1">
          <table:table-cell office:value-type="float" office:value="139" table:style-name="ce3">
            <text:p>139</text:p>
          </table:table-cell>
          <table:table-cell office:value-type="string" table:style-name="ce4">
            <text:p>6ª Região de Saúde</text:p>
          </table:table-cell>
          <table:table-cell office:value-type="float" office:value="57730" table:style-name="ce4">
            <text:p>57730</text:p>
          </table:table-cell>
          <table:table-cell office:value-type="float" office:value="530" table:style-name="ce4">
            <text:p>530</text:p>
          </table:table-cell>
          <table:table-cell office:value-type="float" office:value="0.91806686298285123" table:style-name="ce4">
            <text:p>0,918066863</text:p>
          </table:table-cell>
          <table:table-cell office:value-type="float" office:value="27" table:style-name="ce3">
            <text:p>27</text:p>
          </table:table-cell>
          <table:table-cell office:value-type="string" table:style-name="ce4">
            <text:p>27006</text:p>
          </table:table-cell>
          <table:table-cell office:value-type="float" office:value="3.4599725032794404" table:style-name="ce4">
            <text:p>3,459972503</text:p>
          </table:table-cell>
          <table:table-cell office:value-type="float" office:value="0.25403186025889984" table:style-name="ce4">
            <text:p>0,25403186</text:p>
          </table:table-cell>
          <table:table-cell table:number-columns-repeated="16375"/>
        </table:table-row>
        <table:table-row table:style-name="ro1">
          <table:table-cell office:value-type="float" office:value="140" table:style-name="ce3">
            <text:p>140</text:p>
          </table:table-cell>
          <table:table-cell office:value-type="string" table:style-name="ce4">
            <text:p>7ª Região de Saúde</text:p>
          </table:table-cell>
          <table:table-cell office:value-type="float" office:value="148128" table:style-name="ce4">
            <text:p>148128</text:p>
          </table:table-cell>
          <table:table-cell office:value-type="float" office:value="181" table:style-name="ce4">
            <text:p>181</text:p>
          </table:table-cell>
          <table:table-cell office:value-type="float" office:value="0.12219161806005616" table:style-name="ce4">
            <text:p>0,122191618</text:p>
          </table:table-cell>
          <table:table-cell office:value-type="float" office:value="27" table:style-name="ce3">
            <text:p>27</text:p>
          </table:table-cell>
          <table:table-cell office:value-type="string" table:style-name="ce4">
            <text:p>27007</text:p>
          </table:table-cell>
          <table:table-cell office:value-type="float" office:value="4.1361933000567994" table:style-name="ce4">
            <text:p>4,1361933</text:p>
          </table:table-cell>
          <table:table-cell office:value-type="float" office:value="0.37785208943986004" table:style-name="ce4">
            <text:p>0,377852089</text:p>
          </table:table-cell>
          <table:table-cell table:number-columns-repeated="16375"/>
        </table:table-row>
        <table:table-row table:style-name="ro1">
          <table:table-cell office:value-type="float" office:value="141" table:style-name="ce3">
            <text:p>141</text:p>
          </table:table-cell>
          <table:table-cell office:value-type="string" table:style-name="ce4">
            <text:p>8ª Região de Saúde</text:p>
          </table:table-cell>
          <table:table-cell office:value-type="float" office:value="46924" table:style-name="ce4">
            <text:p>46924</text:p>
          </table:table-cell>
          <table:table-cell office:value-type="float" office:value="171" table:style-name="ce4">
            <text:p>171</text:p>
          </table:table-cell>
          <table:table-cell office:value-type="float" office:value="0.36441906060864376" table:style-name="ce4">
            <text:p>0,364419061</text:p>
          </table:table-cell>
          <table:table-cell office:value-type="float" office:value="27" table:style-name="ce3">
            <text:p>27</text:p>
          </table:table-cell>
          <table:table-cell office:value-type="string" table:style-name="ce4">
            <text:p>27008</text:p>
          </table:table-cell>
          <table:table-cell office:value-type="float" office:value="2.9792462189964635" table:style-name="ce4">
            <text:p>2,979246219</text:p>
          </table:table-cell>
          <table:table-cell office:value-type="float" office:value="0.15368154369671591" table:style-name="ce4">
            <text:p>0,153681544</text:p>
          </table:table-cell>
          <table:table-cell table:number-columns-repeated="16375"/>
        </table:table-row>
        <table:table-row table:style-name="ro1">
          <table:table-cell office:value-type="float" office:value="142" table:style-name="ce3">
            <text:p>142</text:p>
          </table:table-cell>
          <table:table-cell office:value-type="string" table:style-name="ce4">
            <text:p>9ª Região de Saúde</text:p>
          </table:table-cell>
          <table:table-cell office:value-type="float" office:value="62122" table:style-name="ce4">
            <text:p>62122</text:p>
          </table:table-cell>
          <table:table-cell table:number-columns-repeated="2" table:style-name="ce4"/>
          <table:table-cell office:value-type="float" office:value="27" table:style-name="ce3">
            <text:p>27</text:p>
          </table:table-cell>
          <table:table-cell office:value-type="string" table:style-name="ce4">
            <text:p>27009</text:p>
          </table:table-cell>
          <table:table-cell office:value-type="float" office:value="3.1257393779948512" table:style-name="ce4">
            <text:p>3,125739378</text:p>
          </table:table-cell>
          <table:table-cell office:value-type="float" office:value="0.33873460595617716" table:style-name="ce4">
            <text:p>0,338734606</text:p>
          </table:table-cell>
          <table:table-cell table:number-columns-repeated="16375"/>
        </table:table-row>
        <table:table-row table:style-name="ro1">
          <table:table-cell office:value-type="float" office:value="143" table:style-name="ce3">
            <text:p>143</text:p>
          </table:table-cell>
          <table:table-cell office:value-type="string" table:style-name="ce4">
            <text:p>10ª Região de Saúde</text:p>
          </table:table-cell>
          <table:table-cell office:value-type="float" office:value="44053" table:style-name="ce4">
            <text:p>44053</text:p>
          </table:table-cell>
          <table:table-cell table:number-columns-repeated="2" table:style-name="ce4"/>
          <table:table-cell office:value-type="float" office:value="27" table:style-name="ce3">
            <text:p>27</text:p>
          </table:table-cell>
          <table:table-cell office:value-type="string" table:style-name="ce4">
            <text:p>27010</text:p>
          </table:table-cell>
          <table:table-cell office:value-type="float" office:value="3.0057491090022799" table:style-name="ce4">
            <text:p>3,005749109</text:p>
          </table:table-cell>
          <table:table-cell office:value-type="float" office:value="0.27739353891939705" table:style-name="ce4">
            <text:p>0,277393539</text:p>
          </table:table-cell>
          <table:table-cell table:number-columns-repeated="16375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string" table:style-name="ce4">
            <text:p>Aracaju</text:p>
          </table:table-cell>
          <table:table-cell office:value-type="float" office:value="282884" table:style-name="ce4">
            <text:p>282884</text:p>
          </table:table-cell>
          <table:table-cell office:value-type="float" office:value="39773" table:style-name="ce4">
            <text:p>39773</text:p>
          </table:table-cell>
          <table:table-cell office:value-type="float" office:value="14.059826642722811" table:style-name="ce4">
            <text:p>14,05982664</text:p>
          </table:table-cell>
          <table:table-cell office:value-type="float" office:value="28" table:style-name="ce3">
            <text:p>28</text:p>
          </table:table-cell>
          <table:table-cell office:value-type="string" table:style-name="ce4">
            <text:p>28001</text:p>
          </table:table-cell>
          <table:table-cell office:value-type="float" office:value="3.7926050700176814" table:style-name="ce4">
            <text:p>3,79260507</text:p>
          </table:table-cell>
          <table:table-cell office:value-type="float" office:value="0.15307073875138466" table:style-name="ce4">
            <text:p>0,153070739</text:p>
          </table:table-cell>
          <table:table-cell table:number-columns-repeated="16375"/>
        </table:table-row>
        <table:table-row table:style-name="ro1">
          <table:table-cell office:value-type="float" office:value="145" table:style-name="ce3">
            <text:p>145</text:p>
          </table:table-cell>
          <table:table-cell office:value-type="string" table:style-name="ce4">
            <text:p>Estância</text:p>
          </table:table-cell>
          <table:table-cell office:value-type="float" office:value="73066" table:style-name="ce4">
            <text:p>73066</text:p>
          </table:table-cell>
          <table:table-cell office:value-type="float" office:value="727" table:style-name="ce4">
            <text:p>727</text:p>
          </table:table-cell>
          <table:table-cell office:value-type="float" office:value="0.99499083020830481" table:style-name="ce4">
            <text:p>0,99499083</text:p>
          </table:table-cell>
          <table:table-cell office:value-type="float" office:value="28" table:style-name="ce3">
            <text:p>28</text:p>
          </table:table-cell>
          <table:table-cell office:value-type="string" table:style-name="ce4">
            <text:p>28002</text:p>
          </table:table-cell>
          <table:table-cell office:value-type="float" office:value="3.136158736599103" table:style-name="ce4">
            <text:p>3,136158737</text:p>
          </table:table-cell>
          <table:table-cell office:value-type="float" office:value="0.23843913980457651" table:style-name="ce4">
            <text:p>0,23843914</text:p>
          </table:table-cell>
          <table:table-cell table:number-columns-repeated="16375"/>
        </table:table-row>
        <table:table-row table:style-name="ro1">
          <table:table-cell office:value-type="float" office:value="146" table:style-name="ce3">
            <text:p>146</text:p>
          </table:table-cell>
          <table:table-cell office:value-type="string" table:style-name="ce4">
            <text:p>Itabaiana</text:p>
          </table:table-cell>
          <table:table-cell office:value-type="float" office:value="80825" table:style-name="ce4">
            <text:p>80825</text:p>
          </table:table-cell>
          <table:table-cell table:number-columns-repeated="2" table:style-name="ce4"/>
          <table:table-cell office:value-type="float" office:value="28" table:style-name="ce3">
            <text:p>28</text:p>
          </table:table-cell>
          <table:table-cell office:value-type="string" table:style-name="ce4">
            <text:p>28003</text:p>
          </table:table-cell>
          <table:table-cell office:value-type="float" office:value="3.9170978890664299" table:style-name="ce4">
            <text:p>3,917097889</text:p>
          </table:table-cell>
          <table:table-cell office:value-type="float" office:value="0.25976549119730297" table:style-name="ce4">
            <text:p>0,259765491</text:p>
          </table:table-cell>
          <table:table-cell table:number-columns-repeated="16375"/>
        </table:table-row>
        <table:table-row table:style-name="ro1">
          <table:table-cell office:value-type="float" office:value="147" table:style-name="ce3">
            <text:p>147</text:p>
          </table:table-cell>
          <table:table-cell office:value-type="string" table:style-name="ce4">
            <text:p>Lagarto</text:p>
          </table:table-cell>
          <table:table-cell office:value-type="float" office:value="85780" table:style-name="ce4">
            <text:p>85780</text:p>
          </table:table-cell>
          <table:table-cell office:value-type="float" office:value="765" table:style-name="ce4">
            <text:p>765</text:p>
          </table:table-cell>
          <table:table-cell office:value-type="float" office:value="0.89181627418978782" table:style-name="ce4">
            <text:p>0,891816274</text:p>
          </table:table-cell>
          <table:table-cell office:value-type="float" office:value="28" table:style-name="ce3">
            <text:p>28</text:p>
          </table:table-cell>
          <table:table-cell office:value-type="string" table:style-name="ce4">
            <text:p>28004</text:p>
          </table:table-cell>
          <table:table-cell office:value-type="float" office:value="4.3938350740446639" table:style-name="ce4">
            <text:p>4,393835074</text:p>
          </table:table-cell>
          <table:table-cell office:value-type="float" office:value="0.31206466532162647" table:style-name="ce4">
            <text:p>0,312064665</text:p>
          </table:table-cell>
          <table:table-cell table:number-columns-repeated="16375"/>
        </table:table-row>
        <table:table-row table:style-name="ro1">
          <table:table-cell office:value-type="float" office:value="148" table:style-name="ce3">
            <text:p>148</text:p>
          </table:table-cell>
          <table:table-cell office:value-type="string" table:style-name="ce4">
            <text:p>Nossa Senhora da Glória</text:p>
          </table:table-cell>
          <table:table-cell office:value-type="float" office:value="48108" table:style-name="ce4">
            <text:p>48108</text:p>
          </table:table-cell>
          <table:table-cell table:number-columns-repeated="2" table:style-name="ce4"/>
          <table:table-cell office:value-type="float" office:value="28" table:style-name="ce3">
            <text:p>28</text:p>
          </table:table-cell>
          <table:table-cell office:value-type="string" table:style-name="ce4">
            <text:p>28005</text:p>
          </table:table-cell>
          <table:table-cell office:value-type="float" office:value="4.82366920695838" table:style-name="ce4">
            <text:p>4,823669207</text:p>
          </table:table-cell>
          <table:table-cell office:value-type="float" office:value="0.4483329043117798" table:style-name="ce4">
            <text:p>0,448332904</text:p>
          </table:table-cell>
          <table:table-cell table:number-columns-repeated="16375"/>
        </table:table-row>
        <table:table-row table:style-name="ro1">
          <table:table-cell office:value-type="float" office:value="149" table:style-name="ce3">
            <text:p>149</text:p>
          </table:table-cell>
          <table:table-cell office:value-type="string" table:style-name="ce4">
            <text:p>Nossa Senhora do Socorro</text:p>
          </table:table-cell>
          <table:table-cell office:value-type="float" office:value="105090" table:style-name="ce4">
            <text:p>105090</text:p>
          </table:table-cell>
          <table:table-cell office:value-type="float" office:value="11758" table:style-name="ce4">
            <text:p>11758</text:p>
          </table:table-cell>
          <table:table-cell office:value-type="float" office:value="11.188505090874488" table:style-name="ce4">
            <text:p>11,18850509</text:p>
          </table:table-cell>
          <table:table-cell office:value-type="float" office:value="28" table:style-name="ce3">
            <text:p>28</text:p>
          </table:table-cell>
          <table:table-cell office:value-type="string" table:style-name="ce4">
            <text:p>28006</text:p>
          </table:table-cell>
          <table:table-cell office:value-type="float" office:value="4.2666961305826989" table:style-name="ce4">
            <text:p>4,266696131</text:p>
          </table:table-cell>
          <table:table-cell office:value-type="float" office:value="0.20257925487425107" table:style-name="ce4">
            <text:p>0,202579255</text:p>
          </table:table-cell>
          <table:table-cell table:number-columns-repeated="16375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string" table:style-name="ce4">
            <text:p>Propriá</text:p>
          </table:table-cell>
          <table:table-cell office:value-type="float" office:value="46309" table:style-name="ce4">
            <text:p>46309</text:p>
          </table:table-cell>
          <table:table-cell office:value-type="float" office:value="180" table:style-name="ce4">
            <text:p>180</text:p>
          </table:table-cell>
          <table:table-cell office:value-type="float" office:value="0.38869334254680515" table:style-name="ce4">
            <text:p>0,388693343</text:p>
          </table:table-cell>
          <table:table-cell office:value-type="float" office:value="28" table:style-name="ce3">
            <text:p>28</text:p>
          </table:table-cell>
          <table:table-cell office:value-type="string" table:style-name="ce4">
            <text:p>28007</text:p>
          </table:table-cell>
          <table:table-cell office:value-type="float" office:value="3.1014671209281826" table:style-name="ce4">
            <text:p>3,101467121</text:p>
          </table:table-cell>
          <table:table-cell office:value-type="float" office:value="0.19706277815711745" table:style-name="ce4">
            <text:p>0,197062778</text:p>
          </table:table-cell>
          <table:table-cell table:number-columns-repeated="16375"/>
        </table:table-row>
        <table:table-row table:style-name="ro1">
          <table:table-cell office:value-type="float" office:value="151" table:style-name="ce3">
            <text:p>151</text:p>
          </table:table-cell>
          <table:table-cell office:value-type="string" table:style-name="ce4">
            <text:p>Alagoinhas</text:p>
          </table:table-cell>
          <table:table-cell office:value-type="float" office:value="153056" table:style-name="ce4">
            <text:p>153056</text:p>
          </table:table-cell>
          <table:table-cell office:value-type="float" office:value="622" table:style-name="ce4">
            <text:p>622</text:p>
          </table:table-cell>
          <table:table-cell office:value-type="float" office:value="0.40638720468325323" table:style-name="ce4">
            <text:p>0,406387205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29001</text:p>
          </table:table-cell>
          <table:table-cell office:value-type="float" office:value="9.1593700699239076" table:style-name="ce4">
            <text:p>9,15937007</text:p>
          </table:table-cell>
          <table:table-cell office:value-type="float" office:value="0.98501565058419172" table:style-name="ce4">
            <text:p>0,985015651</text:p>
          </table:table-cell>
          <table:table-cell table:number-columns-repeated="16375"/>
        </table:table-row>
        <table:table-row table:style-name="ro1">
          <table:table-cell office:value-type="float" office:value="152" table:style-name="ce3">
            <text:p>152</text:p>
          </table:table-cell>
          <table:table-cell office:value-type="string" table:style-name="ce4">
            <text:p>Barreiras</text:p>
          </table:table-cell>
          <table:table-cell office:value-type="float" office:value="130490" table:style-name="ce4">
            <text:p>130490</text:p>
          </table:table-cell>
          <table:table-cell office:value-type="float" office:value="1535" table:style-name="ce4">
            <text:p>1535</text:p>
          </table:table-cell>
          <table:table-cell office:value-type="float" office:value="1.1763353513679209" table:style-name="ce4">
            <text:p>1,176335351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29002</text:p>
          </table:table-cell>
          <table:table-cell office:value-type="float" office:value="19.003003990153616" table:style-name="ce4">
            <text:p>19,00300399</text:p>
          </table:table-cell>
          <table:table-cell office:value-type="float" office:value="6.2652701190901627" table:style-name="ce4">
            <text:p>6,265270119</text:p>
          </table:table-cell>
          <table:table-cell table:number-columns-repeated="16375"/>
        </table:table-row>
        <table:table-row table:style-name="ro1">
          <table:table-cell office:value-type="float" office:value="153" table:style-name="ce3">
            <text:p>153</text:p>
          </table:table-cell>
          <table:table-cell office:value-type="string" table:style-name="ce4">
            <text:p>Brumado</text:p>
          </table:table-cell>
          <table:table-cell office:value-type="float" office:value="111771" table:style-name="ce4">
            <text:p>111771</text:p>
          </table:table-cell>
          <table:table-cell office:value-type="float" office:value="180" table:style-name="ce4">
            <text:p>180</text:p>
          </table:table-cell>
          <table:table-cell office:value-type="float" office:value="0.1610435622835977" table:style-name="ce4">
            <text:p>0,161043562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29003</text:p>
          </table:table-cell>
          <table:table-cell office:value-type="float" office:value="11.457188082400954" table:style-name="ce4">
            <text:p>11,45718808</text:p>
          </table:table-cell>
          <table:table-cell office:value-type="float" office:value="2.0099682989490004" table:style-name="ce4">
            <text:p>2,009968299</text:p>
          </table:table-cell>
          <table:table-cell table:number-columns-repeated="16375"/>
        </table:table-row>
        <table:table-row table:style-name="ro1">
          <table:table-cell office:value-type="float" office:value="154" table:style-name="ce3">
            <text:p>154</text:p>
          </table:table-cell>
          <table:table-cell office:value-type="string" table:style-name="ce4">
            <text:p>Camaçari</text:p>
          </table:table-cell>
          <table:table-cell office:value-type="float" office:value="178284" table:style-name="ce4">
            <text:p>178284</text:p>
          </table:table-cell>
          <table:table-cell office:value-type="float" office:value="6371" table:style-name="ce4">
            <text:p>6371</text:p>
          </table:table-cell>
          <table:table-cell office:value-type="float" office:value="3.5735119247941491" table:style-name="ce4">
            <text:p>3,573511925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29004</text:p>
          </table:table-cell>
          <table:table-cell office:value-type="float" office:value="4.4537037551183483" table:style-name="ce4">
            <text:p>4,453703755</text:p>
          </table:table-cell>
          <table:table-cell office:value-type="float" office:value="0.25115431195080279" table:style-name="ce4">
            <text:p>0,251154312</text:p>
          </table:table-cell>
          <table:table-cell table:number-columns-repeated="16375"/>
        </table:table-row>
        <table:table-row table:style-name="ro1">
          <table:table-cell office:value-type="float" office:value="155" table:style-name="ce3">
            <text:p>155</text:p>
          </table:table-cell>
          <table:table-cell office:value-type="string" table:style-name="ce4">
            <text:p>Cruz das Almas</text:p>
          </table:table-cell>
          <table:table-cell office:value-type="float" office:value="72459" table:style-name="ce4">
            <text:p>72459</text:p>
          </table:table-cell>
          <table:table-cell table:number-columns-repeated="2" table:style-name="ce4"/>
          <table:table-cell office:value-type="float" office:value="29" table:style-name="ce3">
            <text:p>29</text:p>
          </table:table-cell>
          <table:table-cell office:value-type="string" table:style-name="ce4">
            <text:p>29005</text:p>
          </table:table-cell>
          <table:table-cell office:value-type="float" office:value="2.761511682241101" table:style-name="ce4">
            <text:p>2,761511682</text:p>
          </table:table-cell>
          <table:table-cell office:value-type="float" office:value="0.14862729823113438" table:style-name="ce4">
            <text:p>0,148627298</text:p>
          </table:table-cell>
          <table:table-cell table:number-columns-repeated="16375"/>
        </table:table-row>
        <table:table-row table:style-name="ro1">
          <table:table-cell office:value-type="float" office:value="156" table:style-name="ce3">
            <text:p>156</text:p>
          </table:table-cell>
          <table:table-cell office:value-type="string" table:style-name="ce4">
            <text:p>Feira de Santana</text:p>
          </table:table-cell>
          <table:table-cell office:value-type="float" office:value="358810" table:style-name="ce4">
            <text:p>358810</text:p>
          </table:table-cell>
          <table:table-cell office:value-type="float" office:value="14686" table:style-name="ce4">
            <text:p>14686</text:p>
          </table:table-cell>
          <table:table-cell office:value-type="float" office:value="4.0929739973802288" table:style-name="ce4">
            <text:p>4,092973997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29006</text:p>
          </table:table-cell>
          <table:table-cell office:value-type="float" office:value="9.3578779322146897" table:style-name="ce4">
            <text:p>9,357877932</text:p>
          </table:table-cell>
          <table:table-cell office:value-type="float" office:value="1.3774366260032054" table:style-name="ce4">
            <text:p>1,377436626</text:p>
          </table:table-cell>
          <table:table-cell table:number-columns-repeated="16375"/>
        </table:table-row>
        <table:table-row table:style-name="ro1">
          <table:table-cell office:value-type="float" office:value="157" table:style-name="ce3">
            <text:p>157</text:p>
          </table:table-cell>
          <table:table-cell office:value-type="string" table:style-name="ce4">
            <text:p>Guanambi</text:p>
          </table:table-cell>
          <table:table-cell office:value-type="float" office:value="121563" table:style-name="ce4">
            <text:p>121563</text:p>
          </table:table-cell>
          <table:table-cell office:value-type="float" office:value="223" table:style-name="ce4">
            <text:p>223</text:p>
          </table:table-cell>
          <table:table-cell office:value-type="float" office:value="0.1834439755517715" table:style-name="ce4">
            <text:p>0,183443976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29007</text:p>
          </table:table-cell>
          <table:table-cell office:value-type="float" office:value="11.099355837522214" table:style-name="ce4">
            <text:p>11,09935584</text:p>
          </table:table-cell>
          <table:table-cell office:value-type="float" office:value="2.3016010158256135" table:style-name="ce4">
            <text:p>2,301601016</text:p>
          </table:table-cell>
          <table:table-cell table:number-columns-repeated="16375"/>
        </table:table-row>
        <table:table-row table:style-name="ro1">
          <table:table-cell office:value-type="float" office:value="158" table:style-name="ce3">
            <text:p>158</text:p>
          </table:table-cell>
          <table:table-cell office:value-type="string" table:style-name="ce4">
            <text:p>Ibotirama</text:p>
          </table:table-cell>
          <table:table-cell office:value-type="float" office:value="50994" table:style-name="ce4">
            <text:p>50994</text:p>
          </table:table-cell>
          <table:table-cell table:number-columns-repeated="2" table:style-name="ce4"/>
          <table:table-cell office:value-type="float" office:value="29" table:style-name="ce3">
            <text:p>29</text:p>
          </table:table-cell>
          <table:table-cell office:value-type="string" table:style-name="ce4">
            <text:p>29008</text:p>
          </table:table-cell>
          <table:table-cell office:value-type="float" office:value="11.397640509760841" table:style-name="ce4">
            <text:p>11,39764051</text:p>
          </table:table-cell>
          <table:table-cell office:value-type="float" office:value="2.6961047757691472" table:style-name="ce4">
            <text:p>2,696104776</text:p>
          </table:table-cell>
          <table:table-cell table:number-columns-repeated="16375"/>
        </table:table-row>
        <table:table-row table:style-name="ro1">
          <table:table-cell office:value-type="float" office:value="159" table:style-name="ce3">
            <text:p>159</text:p>
          </table:table-cell>
          <table:table-cell office:value-type="string" table:style-name="ce4">
            <text:p>Ilhéus</text:p>
          </table:table-cell>
          <table:table-cell office:value-type="float" office:value="103030" table:style-name="ce4">
            <text:p>103030</text:p>
          </table:table-cell>
          <table:table-cell office:value-type="float" office:value="21123" table:style-name="ce4">
            <text:p>21123</text:p>
          </table:table-cell>
          <table:table-cell office:value-type="float" office:value="20.501795593516452" table:style-name="ce4">
            <text:p>20,50179559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29009</text:p>
          </table:table-cell>
          <table:table-cell office:value-type="float" office:value="6.5862230784517113" table:style-name="ce4">
            <text:p>6,586223078</text:p>
          </table:table-cell>
          <table:table-cell office:value-type="float" office:value="0.61291257778716346" table:style-name="ce4">
            <text:p>0,612912578</text:p>
          </table:table-cell>
          <table:table-cell table:number-columns-repeated="16375"/>
        </table:table-row>
        <table:table-row table:style-name="ro1">
          <table:table-cell office:value-type="float" office:value="160" table:style-name="ce3">
            <text:p>160</text:p>
          </table:table-cell>
          <table:table-cell office:value-type="string" table:style-name="ce4">
            <text:p>Irecê</text:p>
          </table:table-cell>
          <table:table-cell office:value-type="float" office:value="116789" table:style-name="ce4">
            <text:p>116789</text:p>
          </table:table-cell>
          <table:table-cell table:number-columns-repeated="2" table:style-name="ce4"/>
          <table:table-cell office:value-type="float" office:value="29" table:style-name="ce3">
            <text:p>29</text:p>
          </table:table-cell>
          <table:table-cell office:value-type="string" table:style-name="ce4">
            <text:p>29010</text:p>
          </table:table-cell>
          <table:table-cell office:value-type="float" office:value="9.1273842120929345" table:style-name="ce4">
            <text:p>9,127384212</text:p>
          </table:table-cell>
          <table:table-cell office:value-type="float" office:value="2.1175979445374113" table:style-name="ce4">
            <text:p>2,117597945</text:p>
          </table:table-cell>
          <table:table-cell table:number-columns-repeated="16375"/>
        </table:table-row>
        <table:table-row table:style-name="ro1">
          <table:table-cell office:value-type="float" office:value="161" table:style-name="ce3">
            <text:p>161</text:p>
          </table:table-cell>
          <table:table-cell office:value-type="string" table:style-name="ce4">
            <text:p>Itaberaba</text:p>
          </table:table-cell>
          <table:table-cell office:value-type="float" office:value="74773" table:style-name="ce4">
            <text:p>74773</text:p>
          </table:table-cell>
          <table:table-cell office:value-type="float" office:value="1842" table:style-name="ce4">
            <text:p>1842</text:p>
          </table:table-cell>
          <table:table-cell office:value-type="float" office:value="2.463456060342637" table:style-name="ce4">
            <text:p>2,46345606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29011</text:p>
          </table:table-cell>
          <table:table-cell office:value-type="float" office:value="7.6832017324523498" table:style-name="ce4">
            <text:p>7,683201732</text:p>
          </table:table-cell>
          <table:table-cell office:value-type="float" office:value="1.5368793394282507" table:style-name="ce4">
            <text:p>1,536879339</text:p>
          </table:table-cell>
          <table:table-cell table:number-columns-repeated="16375"/>
        </table:table-row>
        <table:table-row table:style-name="ro1">
          <table:table-cell office:value-type="float" office:value="162" table:style-name="ce3">
            <text:p>162</text:p>
          </table:table-cell>
          <table:table-cell office:value-type="string" table:style-name="ce4">
            <text:p>Itabuna</text:p>
          </table:table-cell>
          <table:table-cell office:value-type="float" office:value="160455" table:style-name="ce4">
            <text:p>160455</text:p>
          </table:table-cell>
          <table:table-cell office:value-type="float" office:value="8838" table:style-name="ce4">
            <text:p>8838</text:p>
          </table:table-cell>
          <table:table-cell office:value-type="float" office:value="5.5080863793586987" table:style-name="ce4">
            <text:p>5,508086379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29012</text:p>
          </table:table-cell>
          <table:table-cell office:value-type="float" office:value="8.2852320629303602" table:style-name="ce4">
            <text:p>8,285232063</text:p>
          </table:table-cell>
          <table:table-cell office:value-type="float" office:value="0.71728833727551167" table:style-name="ce4">
            <text:p>0,717288337</text:p>
          </table:table-cell>
          <table:table-cell table:number-columns-repeated="16375"/>
        </table:table-row>
        <table:table-row table:style-name="ro1">
          <table:table-cell office:value-type="float" office:value="163" table:style-name="ce3">
            <text:p>163</text:p>
          </table:table-cell>
          <table:table-cell office:value-type="string" table:style-name="ce4">
            <text:p>Itapetinga</text:p>
          </table:table-cell>
          <table:table-cell office:value-type="float" office:value="72785" table:style-name="ce4">
            <text:p>72785</text:p>
          </table:table-cell>
          <table:table-cell table:number-columns-repeated="2" table:style-name="ce4"/>
          <table:table-cell office:value-type="float" office:value="29" table:style-name="ce3">
            <text:p>29</text:p>
          </table:table-cell>
          <table:table-cell office:value-type="string" table:style-name="ce4">
            <text:p>29013</text:p>
          </table:table-cell>
          <table:table-cell office:value-type="float" office:value="8.4961160670804201" table:style-name="ce4">
            <text:p>8,496116067</text:p>
          </table:table-cell>
          <table:table-cell office:value-type="float" office:value="0.9736014107993376" table:style-name="ce4">
            <text:p>0,973601411</text:p>
          </table:table-cell>
          <table:table-cell table:number-columns-repeated="16375"/>
        </table:table-row>
        <table:table-row table:style-name="ro1">
          <table:table-cell office:value-type="float" office:value="164" table:style-name="ce3">
            <text:p>164</text:p>
          </table:table-cell>
          <table:table-cell office:value-type="string" table:style-name="ce4">
            <text:p>Jacobina</text:p>
          </table:table-cell>
          <table:table-cell office:value-type="float" office:value="118686" table:style-name="ce4">
            <text:p>118686</text:p>
          </table:table-cell>
          <table:table-cell office:value-type="float" office:value="1619" table:style-name="ce4">
            <text:p>1619</text:p>
          </table:table-cell>
          <table:table-cell office:value-type="float" office:value="1.3641036010986973" table:style-name="ce4">
            <text:p>1,364103601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29014</text:p>
          </table:table-cell>
          <table:table-cell office:value-type="float" office:value="8.7955173672123639" table:style-name="ce4">
            <text:p>8,795517367</text:p>
          </table:table-cell>
          <table:table-cell office:value-type="float" office:value="1.8326770748376748" table:style-name="ce4">
            <text:p>1,832677075</text:p>
          </table:table-cell>
          <table:table-cell table:number-columns-repeated="16375"/>
        </table:table-row>
        <table:table-row table:style-name="ro1">
          <table:table-cell office:value-type="float" office:value="165" table:style-name="ce3">
            <text:p>165</text:p>
          </table:table-cell>
          <table:table-cell office:value-type="string" table:style-name="ce4">
            <text:p>Jequié</text:p>
          </table:table-cell>
          <table:table-cell office:value-type="float" office:value="154972" table:style-name="ce4">
            <text:p>154972</text:p>
          </table:table-cell>
          <table:table-cell office:value-type="float" office:value="3040" table:style-name="ce4">
            <text:p>3040</text:p>
          </table:table-cell>
          <table:table-cell office:value-type="float" office:value="1.9616446842010169" table:style-name="ce4">
            <text:p>1,961644684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29015</text:p>
          </table:table-cell>
          <table:table-cell office:value-type="float" office:value="8.7364648516849996" table:style-name="ce4">
            <text:p>8,736464852</text:p>
          </table:table-cell>
          <table:table-cell office:value-type="float" office:value="1.5194104171773151" table:style-name="ce4">
            <text:p>1,519410417</text:p>
          </table:table-cell>
          <table:table-cell table:number-columns-repeated="16375"/>
        </table:table-row>
        <table:table-row table:style-name="ro1">
          <table:table-cell office:value-type="float" office:value="166" table:style-name="ce3">
            <text:p>166</text:p>
          </table:table-cell>
          <table:table-cell office:value-type="string" table:style-name="ce4">
            <text:p>Juazeiro</text:p>
          </table:table-cell>
          <table:table-cell office:value-type="float" office:value="146532" table:style-name="ce4">
            <text:p>146532</text:p>
          </table:table-cell>
          <table:table-cell office:value-type="float" office:value="528" table:style-name="ce4">
            <text:p>528</text:p>
          </table:table-cell>
          <table:table-cell office:value-type="float" office:value="0.36033084923429692" table:style-name="ce4">
            <text:p>0,360330849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29016</text:p>
          </table:table-cell>
          <table:table-cell office:value-type="float" office:value="20.351451347177338" table:style-name="ce4">
            <text:p>20,35145135</text:p>
          </table:table-cell>
          <table:table-cell office:value-type="float" office:value="5.0562156814912633" table:style-name="ce4">
            <text:p>5,056215681</text:p>
          </table:table-cell>
          <table:table-cell table:number-columns-repeated="16375"/>
        </table:table-row>
        <table:table-row table:style-name="ro1">
          <table:table-cell office:value-type="float" office:value="167" table:style-name="ce3">
            <text:p>167</text:p>
          </table:table-cell>
          <table:table-cell office:value-type="string" table:style-name="ce4">
            <text:p>Paulo Afonso</text:p>
          </table:table-cell>
          <table:table-cell office:value-type="float" office:value="69400" table:style-name="ce4">
            <text:p>69400</text:p>
          </table:table-cell>
          <table:table-cell table:number-columns-repeated="2" table:style-name="ce4"/>
          <table:table-cell office:value-type="float" office:value="29" table:style-name="ce3">
            <text:p>29</text:p>
          </table:table-cell>
          <table:table-cell office:value-type="string" table:style-name="ce4">
            <text:p>29017</text:p>
          </table:table-cell>
          <table:table-cell office:value-type="float" office:value="8.0985954692517641" table:style-name="ce4">
            <text:p>8,098595469</text:p>
          </table:table-cell>
          <table:table-cell office:value-type="float" office:value="1.5286296434688424" table:style-name="ce4">
            <text:p>1,528629643</text:p>
          </table:table-cell>
          <table:table-cell table:number-columns-repeated="16375"/>
        </table:table-row>
        <table:table-row table:style-name="ro1">
          <table:table-cell office:value-type="float" office:value="168" table:style-name="ce3">
            <text:p>168</text:p>
          </table:table-cell>
          <table:table-cell office:value-type="string" table:style-name="ce4">
            <text:p>Porto Seguro</text:p>
          </table:table-cell>
          <table:table-cell office:value-type="float" office:value="112658" table:style-name="ce4">
            <text:p>112658</text:p>
          </table:table-cell>
          <table:table-cell office:value-type="float" office:value="5578" table:style-name="ce4">
            <text:p>5578</text:p>
          </table:table-cell>
          <table:table-cell office:value-type="float" office:value="4.9512684407676328" table:style-name="ce4">
            <text:p>4,951268441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29018</text:p>
          </table:table-cell>
          <table:table-cell office:value-type="float" office:value="6.5899027838657274" table:style-name="ce4">
            <text:p>6,589902784</text:p>
          </table:table-cell>
          <table:table-cell office:value-type="float" office:value="1.0247689073038875" table:style-name="ce4">
            <text:p>1,024768907</text:p>
          </table:table-cell>
          <table:table-cell table:number-columns-repeated="16375"/>
        </table:table-row>
        <table:table-row table:style-name="ro1">
          <table:table-cell office:value-type="float" office:value="169" table:style-name="ce3">
            <text:p>169</text:p>
          </table:table-cell>
          <table:table-cell office:value-type="string" table:style-name="ce4">
            <text:p>Ribeira do Pombal</text:p>
          </table:table-cell>
          <table:table-cell office:value-type="float" office:value="93649" table:style-name="ce4">
            <text:p>93649</text:p>
          </table:table-cell>
          <table:table-cell table:number-columns-repeated="2" table:style-name="ce4"/>
          <table:table-cell office:value-type="float" office:value="29" table:style-name="ce3">
            <text:p>29</text:p>
          </table:table-cell>
          <table:table-cell office:value-type="string" table:style-name="ce4">
            <text:p>29019</text:p>
          </table:table-cell>
          <table:table-cell office:value-type="float" office:value="6.1524654231848768" table:style-name="ce4">
            <text:p>6,152465423</text:p>
          </table:table-cell>
          <table:table-cell office:value-type="float" office:value="0.72132816370047814" table:style-name="ce4">
            <text:p>0,721328164</text:p>
          </table:table-cell>
          <table:table-cell table:number-columns-repeated="16375"/>
        </table:table-row>
        <table:table-row table:style-name="ro1">
          <table:table-cell office:value-type="float" office:value="170" table:style-name="ce3">
            <text:p>170</text:p>
          </table:table-cell>
          <table:table-cell office:value-type="string" table:style-name="ce4">
            <text:p>Salvador</text:p>
          </table:table-cell>
          <table:table-cell office:value-type="float" office:value="1062165" table:style-name="ce4">
            <text:p>1062165</text:p>
          </table:table-cell>
          <table:table-cell office:value-type="float" office:value="394831" table:style-name="ce4">
            <text:p>394831</text:p>
          </table:table-cell>
          <table:table-cell office:value-type="float" office:value="37.172284908653552" table:style-name="ce4">
            <text:p>37,17228491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29020</text:p>
          </table:table-cell>
          <table:table-cell office:value-type="float" office:value="3.7729610730396752" table:style-name="ce4">
            <text:p>3,772961073</text:p>
          </table:table-cell>
          <table:table-cell office:value-type="float" office:value="0.24318453287564876" table:style-name="ce4">
            <text:p>0,243184533</text:p>
          </table:table-cell>
          <table:table-cell table:number-columns-repeated="16375"/>
        </table:table-row>
        <table:table-row table:style-name="ro1">
          <table:table-cell office:value-type="float" office:value="171" table:style-name="ce3">
            <text:p>171</text:p>
          </table:table-cell>
          <table:table-cell office:value-type="string" table:style-name="ce4">
            <text:p>Santa Maria da Vitória</text:p>
          </table:table-cell>
          <table:table-cell office:value-type="float" office:value="85227" table:style-name="ce4">
            <text:p>85227</text:p>
          </table:table-cell>
          <table:table-cell table:number-columns-repeated="2" table:style-name="ce4"/>
          <table:table-cell office:value-type="float" office:value="29" table:style-name="ce3">
            <text:p>29</text:p>
          </table:table-cell>
          <table:table-cell office:value-type="string" table:style-name="ce4">
            <text:p>29021</text:p>
          </table:table-cell>
          <table:table-cell office:value-type="float" office:value="15.816355688366404" table:style-name="ce4">
            <text:p>15,81635569</text:p>
          </table:table-cell>
          <table:table-cell office:value-type="float" office:value="4.2807576165353005" table:style-name="ce4">
            <text:p>4,280757617</text:p>
          </table:table-cell>
          <table:table-cell table:number-columns-repeated="16375"/>
        </table:table-row>
        <table:table-row table:style-name="ro1">
          <table:table-cell office:value-type="float" office:value="172" table:style-name="ce3">
            <text:p>172</text:p>
          </table:table-cell>
          <table:table-cell office:value-type="string" table:style-name="ce4">
            <text:p>Santo Antônio de Jesus</text:p>
          </table:table-cell>
          <table:table-cell office:value-type="float" office:value="133110" table:style-name="ce4">
            <text:p>133110</text:p>
          </table:table-cell>
          <table:table-cell office:value-type="float" office:value="1985" table:style-name="ce4">
            <text:p>1985</text:p>
          </table:table-cell>
          <table:table-cell office:value-type="float" office:value="1.4912478401322216" table:style-name="ce4">
            <text:p>1,49124784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29022</text:p>
          </table:table-cell>
          <table:table-cell office:value-type="float" office:value="7.8398514574621387" table:style-name="ce4">
            <text:p>7,839851457</text:p>
          </table:table-cell>
          <table:table-cell office:value-type="float" office:value="0.70324449247988807" table:style-name="ce4">
            <text:p>0,703244492</text:p>
          </table:table-cell>
          <table:table-cell table:number-columns-repeated="16375"/>
        </table:table-row>
        <table:table-row table:style-name="ro1">
          <table:table-cell office:value-type="float" office:value="173" table:style-name="ce3">
            <text:p>173</text:p>
          </table:table-cell>
          <table:table-cell office:value-type="string" table:style-name="ce4">
            <text:p>Seabra</text:p>
          </table:table-cell>
          <table:table-cell office:value-type="float" office:value="49858" table:style-name="ce4">
            <text:p>49858</text:p>
          </table:table-cell>
          <table:table-cell table:number-columns-repeated="2" table:style-name="ce4"/>
          <table:table-cell office:value-type="float" office:value="29" table:style-name="ce3">
            <text:p>29</text:p>
          </table:table-cell>
          <table:table-cell office:value-type="string" table:style-name="ce4">
            <text:p>29023</text:p>
          </table:table-cell>
          <table:table-cell office:value-type="float" office:value="7.2804839722209049" table:style-name="ce4">
            <text:p>7,280483972</text:p>
          </table:table-cell>
          <table:table-cell office:value-type="float" office:value="1.2171476925552831" table:style-name="ce4">
            <text:p>1,217147693</text:p>
          </table:table-cell>
          <table:table-cell table:number-columns-repeated="16375"/>
        </table:table-row>
        <table:table-row table:style-name="ro1">
          <table:table-cell office:value-type="float" office:value="174" table:style-name="ce3">
            <text:p>174</text:p>
          </table:table-cell>
          <table:table-cell office:value-type="string" table:style-name="ce4">
            <text:p>Senhor do Bonfim</text:p>
          </table:table-cell>
          <table:table-cell office:value-type="float" office:value="85993" table:style-name="ce4">
            <text:p>85993</text:p>
          </table:table-cell>
          <table:table-cell office:value-type="float" office:value="135" table:style-name="ce4">
            <text:p>135</text:p>
          </table:table-cell>
          <table:table-cell office:value-type="float" office:value="0.1569895224029863" table:style-name="ce4">
            <text:p>0,156989522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29024</text:p>
          </table:table-cell>
          <table:table-cell office:value-type="float" office:value="7.4135839112935731" table:style-name="ce4">
            <text:p>7,413583911</text:p>
          </table:table-cell>
          <table:table-cell office:value-type="float" office:value="1.2697110243682439" table:style-name="ce4">
            <text:p>1,269711024</text:p>
          </table:table-cell>
          <table:table-cell table:number-columns-repeated="16375"/>
        </table:table-row>
        <table:table-row table:style-name="ro1">
          <table:table-cell office:value-type="float" office:value="175" table:style-name="ce3">
            <text:p>175</text:p>
          </table:table-cell>
          <table:table-cell office:value-type="string" table:style-name="ce4">
            <text:p>Serrinha</text:p>
          </table:table-cell>
          <table:table-cell office:value-type="float" office:value="179890" table:style-name="ce4">
            <text:p>179890</text:p>
          </table:table-cell>
          <table:table-cell office:value-type="float" office:value="1230" table:style-name="ce4">
            <text:p>1230</text:p>
          </table:table-cell>
          <table:table-cell office:value-type="float" office:value="0.68375118127744738" table:style-name="ce4">
            <text:p>0,683751181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29025</text:p>
          </table:table-cell>
          <table:table-cell office:value-type="float" office:value="8.1113903033812491" table:style-name="ce4">
            <text:p>8,111390303</text:p>
          </table:table-cell>
          <table:table-cell office:value-type="float" office:value="1.6674550653638238" table:style-name="ce4">
            <text:p>1,667455065</text:p>
          </table:table-cell>
          <table:table-cell table:number-columns-repeated="16375"/>
        </table:table-row>
        <table:table-row table:style-name="ro1">
          <table:table-cell office:value-type="float" office:value="176" table:style-name="ce3">
            <text:p>176</text:p>
          </table:table-cell>
          <table:table-cell office:value-type="string" table:style-name="ce4">
            <text:p>Teixeira de Freitas</text:p>
          </table:table-cell>
          <table:table-cell office:value-type="float" office:value="131808" table:style-name="ce4">
            <text:p>131808</text:p>
          </table:table-cell>
          <table:table-cell office:value-type="float" office:value="2785" table:style-name="ce4">
            <text:p>2785</text:p>
          </table:table-cell>
          <table:table-cell office:value-type="float" office:value="2.112921825685846" table:style-name="ce4">
            <text:p>2,112921826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29026</text:p>
          </table:table-cell>
          <table:table-cell office:value-type="float" office:value="7.0536675119302323" table:style-name="ce4">
            <text:p>7,053667512</text:p>
          </table:table-cell>
          <table:table-cell office:value-type="float" office:value="1.5748893239378541" table:style-name="ce4">
            <text:p>1,574889324</text:p>
          </table:table-cell>
          <table:table-cell table:number-columns-repeated="16375"/>
        </table:table-row>
        <table:table-row table:style-name="ro1">
          <table:table-cell office:value-type="float" office:value="177" table:style-name="ce3">
            <text:p>177</text:p>
          </table:table-cell>
          <table:table-cell office:value-type="string" table:style-name="ce4">
            <text:p>Valença</text:p>
          </table:table-cell>
          <table:table-cell office:value-type="float" office:value="86410" table:style-name="ce4">
            <text:p>86410</text:p>
          </table:table-cell>
          <table:table-cell office:value-type="float" office:value="2526" table:style-name="ce4">
            <text:p>2526</text:p>
          </table:table-cell>
          <table:table-cell office:value-type="float" office:value="2.9232727693553984" table:style-name="ce4">
            <text:p>2,923272769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29027</text:p>
          </table:table-cell>
          <table:table-cell office:value-type="float" office:value="5.8350324305878454" table:style-name="ce4">
            <text:p>5,835032431</text:p>
          </table:table-cell>
          <table:table-cell office:value-type="float" office:value="0.48735683620393766" table:style-name="ce4">
            <text:p>0,487356836</text:p>
          </table:table-cell>
          <table:table-cell table:number-columns-repeated="16375"/>
        </table:table-row>
        <table:table-row table:style-name="ro1">
          <table:table-cell office:value-type="float" office:value="178" table:style-name="ce3">
            <text:p>178</text:p>
          </table:table-cell>
          <table:table-cell office:value-type="string" table:style-name="ce4">
            <text:p>Vitória da Conquista</text:p>
          </table:table-cell>
          <table:table-cell office:value-type="float" office:value="206456" table:style-name="ce4">
            <text:p>206456</text:p>
          </table:table-cell>
          <table:table-cell table:number-columns-repeated="2" table:style-name="ce4"/>
          <table:table-cell office:value-type="float" office:value="29" table:style-name="ce3">
            <text:p>29</text:p>
          </table:table-cell>
          <table:table-cell office:value-type="string" table:style-name="ce4">
            <text:p>29028</text:p>
          </table:table-cell>
          <table:table-cell office:value-type="float" office:value="10.168747445206213" table:style-name="ce4">
            <text:p>10,16874745</text:p>
          </table:table-cell>
          <table:table-cell office:value-type="float" office:value="1.8692585708701621" table:style-name="ce4">
            <text:p>1,869258571</text:p>
          </table:table-cell>
          <table:table-cell table:number-columns-repeated="16375"/>
        </table:table-row>
        <table:table-row table:style-name="ro1">
          <table:table-cell office:value-type="float" office:value="179" table:style-name="ce3">
            <text:p>179</text:p>
          </table:table-cell>
          <table:table-cell office:value-type="string" table:style-name="ce4">
            <text:p>Alfenas / Machado</text:p>
          </table:table-cell>
          <table:table-cell office:value-type="float" office:value="94322" table:style-name="ce4">
            <text:p>94322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01</text:p>
          </table:table-cell>
          <table:table-cell office:value-type="float" office:value="5.3060421941915621" table:style-name="ce4">
            <text:p>5,306042194</text:p>
          </table:table-cell>
          <table:table-cell office:value-type="float" office:value="0.51675935195472267" table:style-name="ce4">
            <text:p>0,516759352</text:p>
          </table:table-cell>
          <table:table-cell table:number-columns-repeated="16375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string" table:style-name="ce4">
            <text:p>Guaxupé</text:p>
          </table:table-cell>
          <table:table-cell office:value-type="float" office:value="46772" table:style-name="ce4">
            <text:p>46772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02</text:p>
          </table:table-cell>
          <table:table-cell office:value-type="float" office:value="3.2789671575212704" table:style-name="ce4">
            <text:p>3,278967158</text:p>
          </table:table-cell>
          <table:table-cell office:value-type="float" office:value="0.21107520316100922" table:style-name="ce4">
            <text:p>0,211075203</text:p>
          </table:table-cell>
          <table:table-cell table:number-columns-repeated="16375"/>
        </table:table-row>
        <table:table-row table:style-name="ro1">
          <table:table-cell office:value-type="float" office:value="181" table:style-name="ce3">
            <text:p>181</text:p>
          </table:table-cell>
          <table:table-cell office:value-type="string" table:style-name="ce4">
            <text:p>Itajubá</text:p>
          </table:table-cell>
          <table:table-cell office:value-type="float" office:value="62507" table:style-name="ce4">
            <text:p>62507</text:p>
          </table:table-cell>
          <table:table-cell office:value-type="float" office:value="298" table:style-name="ce4">
            <text:p>298</text:p>
          </table:table-cell>
          <table:table-cell office:value-type="float" office:value="0.47674660438030936" table:style-name="ce4">
            <text:p>0,476746604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03</text:p>
          </table:table-cell>
          <table:table-cell office:value-type="float" office:value="4.9616077124832643" table:style-name="ce4">
            <text:p>4,961607712</text:p>
          </table:table-cell>
          <table:table-cell office:value-type="float" office:value="0.27331746029770554" table:style-name="ce4">
            <text:p>0,27331746</text:p>
          </table:table-cell>
          <table:table-cell table:number-columns-repeated="16375"/>
        </table:table-row>
        <table:table-row table:style-name="ro1">
          <table:table-cell office:value-type="float" office:value="182" table:style-name="ce3">
            <text:p>182</text:p>
          </table:table-cell>
          <table:table-cell office:value-type="string" table:style-name="ce4">
            <text:p>Lavras</text:p>
          </table:table-cell>
          <table:table-cell office:value-type="float" office:value="61689" table:style-name="ce4">
            <text:p>61689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04</text:p>
          </table:table-cell>
          <table:table-cell office:value-type="float" office:value="4.5166914321349365" table:style-name="ce4">
            <text:p>4,516691432</text:p>
          </table:table-cell>
          <table:table-cell office:value-type="float" office:value="0.32328215859276099" table:style-name="ce4">
            <text:p>0,323282159</text:p>
          </table:table-cell>
          <table:table-cell table:number-columns-repeated="16375"/>
        </table:table-row>
        <table:table-row table:style-name="ro1">
          <table:table-cell office:value-type="float" office:value="183" table:style-name="ce3">
            <text:p>183</text:p>
          </table:table-cell>
          <table:table-cell office:value-type="string" table:style-name="ce4">
            <text:p>Poços de Caldas</text:p>
          </table:table-cell>
          <table:table-cell office:value-type="float" office:value="85911" table:style-name="ce4">
            <text:p>85911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06</text:p>
          </table:table-cell>
          <table:table-cell office:value-type="float" office:value="3.0023846077205896" table:style-name="ce4">
            <text:p>3,002384608</text:p>
          </table:table-cell>
          <table:table-cell office:value-type="float" office:value="0.20607336937762233" table:style-name="ce4">
            <text:p>0,206073369</text:p>
          </table:table-cell>
          <table:table-cell table:number-columns-repeated="16375"/>
        </table:table-row>
        <table:table-row table:style-name="ro1">
          <table:table-cell office:value-type="float" office:value="184" table:style-name="ce3">
            <text:p>184</text:p>
          </table:table-cell>
          <table:table-cell office:value-type="string" table:style-name="ce4">
            <text:p>Pouso Alegre</text:p>
          </table:table-cell>
          <table:table-cell office:value-type="float" office:value="175898" table:style-name="ce4">
            <text:p>175898</text:p>
          </table:table-cell>
          <table:table-cell office:value-type="float" office:value="99" table:style-name="ce4">
            <text:p>99</text:p>
          </table:table-cell>
          <table:table-cell office:value-type="float" office:value="5.6282618335626332E-2" table:style-name="ce4">
            <text:p>0,056282618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07</text:p>
          </table:table-cell>
          <table:table-cell office:value-type="float" office:value="6.3995092780706777" table:style-name="ce4">
            <text:p>6,399509278</text:p>
          </table:table-cell>
          <table:table-cell office:value-type="float" office:value="0.69716856114282899" table:style-name="ce4">
            <text:p>0,697168561</text:p>
          </table:table-cell>
          <table:table-cell table:number-columns-repeated="16375"/>
        </table:table-row>
        <table:table-row table:style-name="ro1">
          <table:table-cell office:value-type="float" office:value="185" table:style-name="ce3">
            <text:p>185</text:p>
          </table:table-cell>
          <table:table-cell office:value-type="string" table:style-name="ce4">
            <text:p>São Lourenço</text:p>
          </table:table-cell>
          <table:table-cell office:value-type="float" office:value="81170" table:style-name="ce4">
            <text:p>81170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08</text:p>
          </table:table-cell>
          <table:table-cell office:value-type="float" office:value="5.2569186048377112" table:style-name="ce4">
            <text:p>5,256918605</text:p>
          </table:table-cell>
          <table:table-cell office:value-type="float" office:value="0.55475416638208008" table:style-name="ce4">
            <text:p>0,554754166</text:p>
          </table:table-cell>
          <table:table-cell table:number-columns-repeated="16375"/>
        </table:table-row>
        <table:table-row table:style-name="ro1">
          <table:table-cell office:value-type="float" office:value="186" table:style-name="ce3">
            <text:p>186</text:p>
          </table:table-cell>
          <table:table-cell office:value-type="string" table:style-name="ce4">
            <text:p>São Sebastião do Paraíso</text:p>
          </table:table-cell>
          <table:table-cell office:value-type="float" office:value="42857" table:style-name="ce4">
            <text:p>42857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09</text:p>
          </table:table-cell>
          <table:table-cell office:value-type="float" office:value="3.3895478236107883" table:style-name="ce4">
            <text:p>3,389547824</text:p>
          </table:table-cell>
          <table:table-cell office:value-type="float" office:value="0.22202281114370276" table:style-name="ce4">
            <text:p>0,222022811</text:p>
          </table:table-cell>
          <table:table-cell table:number-columns-repeated="16375"/>
        </table:table-row>
        <table:table-row table:style-name="ro1">
          <table:table-cell office:value-type="float" office:value="187" table:style-name="ce3">
            <text:p>187</text:p>
          </table:table-cell>
          <table:table-cell office:value-type="string" table:style-name="ce4">
            <text:p>Três Corações</text:p>
          </table:table-cell>
          <table:table-cell office:value-type="float" office:value="40825" table:style-name="ce4">
            <text:p>40825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10</text:p>
          </table:table-cell>
          <table:table-cell office:value-type="float" office:value="3.3360207661515111" table:style-name="ce4">
            <text:p>3,336020766</text:p>
          </table:table-cell>
          <table:table-cell office:value-type="float" office:value="0.2065142863390568" table:style-name="ce4">
            <text:p>0,206514286</text:p>
          </table:table-cell>
          <table:table-cell table:number-columns-repeated="16375"/>
        </table:table-row>
        <table:table-row table:style-name="ro1">
          <table:table-cell office:value-type="float" office:value="188" table:style-name="ce3">
            <text:p>188</text:p>
          </table:table-cell>
          <table:table-cell office:value-type="string" table:style-name="ce4">
            <text:p>Três Pontas</text:p>
          </table:table-cell>
          <table:table-cell office:value-type="float" office:value="38241" table:style-name="ce4">
            <text:p>38241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11</text:p>
          </table:table-cell>
          <table:table-cell office:value-type="float" office:value="3.3275266536101107" table:style-name="ce4">
            <text:p>3,327526654</text:p>
          </table:table-cell>
          <table:table-cell office:value-type="float" office:value="0.20831290846179751" table:style-name="ce4">
            <text:p>0,208312908</text:p>
          </table:table-cell>
          <table:table-cell table:number-columns-repeated="16375"/>
        </table:table-row>
        <table:table-row table:style-name="ro1">
          <table:table-cell office:value-type="float" office:value="189" table:style-name="ce3">
            <text:p>189</text:p>
          </table:table-cell>
          <table:table-cell office:value-type="string" table:style-name="ce4">
            <text:p>Varginha</text:p>
          </table:table-cell>
          <table:table-cell office:value-type="float" office:value="68376" table:style-name="ce4">
            <text:p>68376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12</text:p>
          </table:table-cell>
          <table:table-cell office:value-type="float" office:value="2.7672640144987515" table:style-name="ce4">
            <text:p>2,767264014</text:p>
          </table:table-cell>
          <table:table-cell office:value-type="float" office:value="0.15779017430383371" table:style-name="ce4">
            <text:p>0,157790174</text:p>
          </table:table-cell>
          <table:table-cell table:number-columns-repeated="16375"/>
        </table:table-row>
        <table:table-row table:style-name="ro1">
          <table:table-cell office:value-type="float" office:value="190" table:style-name="ce3">
            <text:p>190</text:p>
          </table:table-cell>
          <table:table-cell office:value-type="string" table:style-name="ce4">
            <text:p>Barbacena</text:p>
          </table:table-cell>
          <table:table-cell office:value-type="float" office:value="68271" table:style-name="ce4">
            <text:p>68271</text:p>
          </table:table-cell>
          <table:table-cell office:value-type="float" office:value="766" table:style-name="ce4">
            <text:p>766</text:p>
          </table:table-cell>
          <table:table-cell office:value-type="float" office:value="1.1219990918545208" table:style-name="ce4">
            <text:p>1,121999092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13</text:p>
          </table:table-cell>
          <table:table-cell office:value-type="float" office:value="5.6766581293359142" table:style-name="ce4">
            <text:p>5,676658129</text:p>
          </table:table-cell>
          <table:table-cell office:value-type="float" office:value="0.38102925248704544" table:style-name="ce4">
            <text:p>0,381029252</text:p>
          </table:table-cell>
          <table:table-cell table:number-columns-repeated="16375"/>
        </table:table-row>
        <table:table-row table:style-name="ro1">
          <table:table-cell office:value-type="float" office:value="191" table:style-name="ce3">
            <text:p>191</text:p>
          </table:table-cell>
          <table:table-cell office:value-type="string" table:style-name="ce4">
            <text:p>São João Del Rei</text:p>
          </table:table-cell>
          <table:table-cell office:value-type="float" office:value="73369" table:style-name="ce4">
            <text:p>73369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15</text:p>
          </table:table-cell>
          <table:table-cell office:value-type="float" office:value="6.6048470288012799" table:style-name="ce4">
            <text:p>6,604847029</text:p>
          </table:table-cell>
          <table:table-cell office:value-type="float" office:value="0.60035616853229112" table:style-name="ce4">
            <text:p>0,600356169</text:p>
          </table:table-cell>
          <table:table-cell table:number-columns-repeated="16375"/>
        </table:table-row>
        <table:table-row table:style-name="ro1">
          <table:table-cell office:value-type="float" office:value="192" table:style-name="ce3">
            <text:p>192</text:p>
          </table:table-cell>
          <table:table-cell office:value-type="string" table:style-name="ce4">
            <text:p>Belo Horizonte/ Nova Lima/ Caeté</text:p>
          </table:table-cell>
          <table:table-cell office:value-type="float" office:value="1102901" table:style-name="ce4">
            <text:p>1102901</text:p>
          </table:table-cell>
          <table:table-cell office:value-type="float" office:value="115915" table:style-name="ce4">
            <text:p>115915</text:p>
          </table:table-cell>
          <table:table-cell office:value-type="float" office:value="10.510009511279797" table:style-name="ce4">
            <text:p>10,51000951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16</text:p>
          </table:table-cell>
          <table:table-cell office:value-type="float" office:value="6.053911705510342" table:style-name="ce4">
            <text:p>6,053911706</text:p>
          </table:table-cell>
          <table:table-cell office:value-type="float" office:value="0.38232760444869651" table:style-name="ce4">
            <text:p>0,382327604</text:p>
          </table:table-cell>
          <table:table-cell table:number-columns-repeated="16375"/>
        </table:table-row>
        <table:table-row table:style-name="ro1">
          <table:table-cell office:value-type="float" office:value="193" table:style-name="ce3">
            <text:p>193</text:p>
          </table:table-cell>
          <table:table-cell office:value-type="string" table:style-name="ce4">
            <text:p>Betim</text:p>
          </table:table-cell>
          <table:table-cell office:value-type="float" office:value="217412" table:style-name="ce4">
            <text:p>217412</text:p>
          </table:table-cell>
          <table:table-cell office:value-type="float" office:value="19688" table:style-name="ce4">
            <text:p>19688</text:p>
          </table:table-cell>
          <table:table-cell office:value-type="float" office:value="9.055617905175426" table:style-name="ce4">
            <text:p>9,055617905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17</text:p>
          </table:table-cell>
          <table:table-cell office:value-type="float" office:value="4.3950182486839724" table:style-name="ce4">
            <text:p>4,395018249</text:p>
          </table:table-cell>
          <table:table-cell office:value-type="float" office:value="0.31637988702478004" table:style-name="ce4">
            <text:p>0,316379887</text:p>
          </table:table-cell>
          <table:table-cell table:number-columns-repeated="16375"/>
        </table:table-row>
        <table:table-row table:style-name="ro1">
          <table:table-cell office:value-type="float" office:value="194" table:style-name="ce3">
            <text:p>194</text:p>
          </table:table-cell>
          <table:table-cell office:value-type="string" table:style-name="ce4">
            <text:p>Contagem</text:p>
          </table:table-cell>
          <table:table-cell office:value-type="float" office:value="265029" table:style-name="ce4">
            <text:p>265029</text:p>
          </table:table-cell>
          <table:table-cell office:value-type="float" office:value="25201" table:style-name="ce4">
            <text:p>25201</text:p>
          </table:table-cell>
          <table:table-cell office:value-type="float" office:value="9.5087707382965636" table:style-name="ce4">
            <text:p>9,508770738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18</text:p>
          </table:table-cell>
          <table:table-cell office:value-type="float" office:value="1.3992064030578333" table:style-name="ce4">
            <text:p>1,399206403</text:p>
          </table:table-cell>
          <table:table-cell office:value-type="float" office:value="2.8414031763195541E-2" table:style-name="ce4">
            <text:p>0,028414032</text:p>
          </table:table-cell>
          <table:table-cell table:number-columns-repeated="16375"/>
        </table:table-row>
        <table:table-row table:style-name="ro1">
          <table:table-cell office:value-type="float" office:value="195" table:style-name="ce3">
            <text:p>195</text:p>
          </table:table-cell>
          <table:table-cell office:value-type="string" table:style-name="ce4">
            <text:p>Curvelo</text:p>
          </table:table-cell>
          <table:table-cell office:value-type="float" office:value="57087" table:style-name="ce4">
            <text:p>57087</text:p>
          </table:table-cell>
          <table:table-cell office:value-type="float" office:value="60" table:style-name="ce4">
            <text:p>60</text:p>
          </table:table-cell>
          <table:table-cell office:value-type="float" office:value="0.10510273792632296" table:style-name="ce4">
            <text:p>0,105102738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19</text:p>
          </table:table-cell>
          <table:table-cell office:value-type="float" office:value="9.2652672041920798" table:style-name="ce4">
            <text:p>9,265267204</text:p>
          </table:table-cell>
          <table:table-cell office:value-type="float" office:value="1.3366638811480327" table:style-name="ce4">
            <text:p>1,336663881</text:p>
          </table:table-cell>
          <table:table-cell table:number-columns-repeated="16375"/>
        </table:table-row>
        <table:table-row table:style-name="ro1">
          <table:table-cell office:value-type="float" office:value="196" table:style-name="ce3">
            <text:p>196</text:p>
          </table:table-cell>
          <table:table-cell office:value-type="string" table:style-name="ce4">
            <text:p>Guanhães</text:p>
          </table:table-cell>
          <table:table-cell office:value-type="float" office:value="30338" table:style-name="ce4">
            <text:p>30338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20</text:p>
          </table:table-cell>
          <table:table-cell office:value-type="float" office:value="5.8861047851218746" table:style-name="ce4">
            <text:p>5,886104785</text:p>
          </table:table-cell>
          <table:table-cell office:value-type="float" office:value="0.43882655476564947" table:style-name="ce4">
            <text:p>0,438826555</text:p>
          </table:table-cell>
          <table:table-cell table:number-columns-repeated="16375"/>
        </table:table-row>
        <table:table-row table:style-name="ro1">
          <table:table-cell office:value-type="float" office:value="197" table:style-name="ce3">
            <text:p>197</text:p>
          </table:table-cell>
          <table:table-cell office:value-type="string" table:style-name="ce4">
            <text:p>Itabira</text:p>
          </table:table-cell>
          <table:table-cell office:value-type="float" office:value="66607" table:style-name="ce4">
            <text:p>66607</text:p>
          </table:table-cell>
          <table:table-cell office:value-type="float" office:value="1008" table:style-name="ce4">
            <text:p>1008</text:p>
          </table:table-cell>
          <table:table-cell office:value-type="float" office:value="1.5133544522347502" table:style-name="ce4">
            <text:p>1,513354452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21</text:p>
          </table:table-cell>
          <table:table-cell office:value-type="float" office:value="5.4365033183178229" table:style-name="ce4">
            <text:p>5,436503318</text:p>
          </table:table-cell>
          <table:table-cell office:value-type="float" office:value="0.51235291504639335" table:style-name="ce4">
            <text:p>0,512352915</text:p>
          </table:table-cell>
          <table:table-cell table:number-columns-repeated="16375"/>
        </table:table-row>
        <table:table-row table:style-name="ro1">
          <table:table-cell office:value-type="float" office:value="198" table:style-name="ce3">
            <text:p>198</text:p>
          </table:table-cell>
          <table:table-cell office:value-type="string" table:style-name="ce4">
            <text:p>Ouro Preto</text:p>
          </table:table-cell>
          <table:table-cell office:value-type="float" office:value="51501" table:style-name="ce4">
            <text:p>51501</text:p>
          </table:table-cell>
          <table:table-cell office:value-type="float" office:value="1282" table:style-name="ce4">
            <text:p>1282</text:p>
          </table:table-cell>
          <table:table-cell office:value-type="float" office:value="2.4892720529698451" table:style-name="ce4">
            <text:p>2,489272053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22</text:p>
          </table:table-cell>
          <table:table-cell office:value-type="float" office:value="3.6445524396555795" table:style-name="ce4">
            <text:p>3,64455244</text:p>
          </table:table-cell>
          <table:table-cell office:value-type="float" office:value="0.25813690274325263" table:style-name="ce4">
            <text:p>0,258136903</text:p>
          </table:table-cell>
          <table:table-cell table:number-columns-repeated="16375"/>
        </table:table-row>
        <table:table-row table:style-name="ro1">
          <table:table-cell office:value-type="float" office:value="199" table:style-name="ce3">
            <text:p>199</text:p>
          </table:table-cell>
          <table:table-cell office:value-type="string" table:style-name="ce4">
            <text:p>João Monlevade</text:p>
          </table:table-cell>
          <table:table-cell office:value-type="float" office:value="41659" table:style-name="ce4">
            <text:p>41659</text:p>
          </table:table-cell>
          <table:table-cell office:value-type="float" office:value="30" table:style-name="ce4">
            <text:p>30</text:p>
          </table:table-cell>
          <table:table-cell office:value-type="float" office:value="7.20132504380806E-2" table:style-name="ce4">
            <text:p>0,07201325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23</text:p>
          </table:table-cell>
          <table:table-cell office:value-type="float" office:value="2.8029647814691301" table:style-name="ce4">
            <text:p>2,802964781</text:p>
          </table:table-cell>
          <table:table-cell office:value-type="float" office:value="0.14550503899165093" table:style-name="ce4">
            <text:p>0,145505039</text:p>
          </table:table-cell>
          <table:table-cell table:number-columns-repeated="16375"/>
        </table:table-row>
        <table:table-row table:style-name="ro1">
          <table:table-cell office:value-type="float" office:value="200" table:style-name="ce3">
            <text:p>200</text:p>
          </table:table-cell>
          <table:table-cell office:value-type="string" table:style-name="ce4">
            <text:p>Sete Lagoas</text:p>
          </table:table-cell>
          <table:table-cell office:value-type="float" office:value="144115" table:style-name="ce4">
            <text:p>144115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24</text:p>
          </table:table-cell>
          <table:table-cell office:value-type="float" office:value="11.82915725205177" table:style-name="ce4">
            <text:p>11,82915725</text:p>
          </table:table-cell>
          <table:table-cell office:value-type="float" office:value="1.2807085301204191" table:style-name="ce4">
            <text:p>1,28070853</text:p>
          </table:table-cell>
          <table:table-cell table:number-columns-repeated="16375"/>
        </table:table-row>
        <table:table-row table:style-name="ro1">
          <table:table-cell office:value-type="float" office:value="201" table:style-name="ce3">
            <text:p>201</text:p>
          </table:table-cell>
          <table:table-cell office:value-type="string" table:style-name="ce4">
            <text:p>Vespasiano</text:p>
          </table:table-cell>
          <table:table-cell office:value-type="float" office:value="92291" table:style-name="ce4">
            <text:p>92291</text:p>
          </table:table-cell>
          <table:table-cell office:value-type="float" office:value="6682" table:style-name="ce4">
            <text:p>6682</text:p>
          </table:table-cell>
          <table:table-cell office:value-type="float" office:value="7.240142592452135" table:style-name="ce4">
            <text:p>7,240142592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25</text:p>
          </table:table-cell>
          <table:table-cell office:value-type="float" office:value="3.8033727712973842" table:style-name="ce4">
            <text:p>3,803372771</text:p>
          </table:table-cell>
          <table:table-cell office:value-type="float" office:value="0.13877541977148933" table:style-name="ce4">
            <text:p>0,13877542</text:p>
          </table:table-cell>
          <table:table-cell table:number-columns-repeated="16375"/>
        </table:table-row>
        <table:table-row table:style-name="ro1">
          <table:table-cell office:value-type="float" office:value="202" table:style-name="ce3">
            <text:p>202</text:p>
          </table:table-cell>
          <table:table-cell office:value-type="string" table:style-name="ce4">
            <text:p>Diamantina</text:p>
          </table:table-cell>
          <table:table-cell office:value-type="float" office:value="40215" table:style-name="ce4">
            <text:p>40215</text:p>
          </table:table-cell>
          <table:table-cell office:value-type="float" office:value="1729" table:style-name="ce4">
            <text:p>1729</text:p>
          </table:table-cell>
          <table:table-cell office:value-type="float" office:value="4.2993907745865974" table:style-name="ce4">
            <text:p>4,299390775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26</text:p>
          </table:table-cell>
          <table:table-cell office:value-type="float" office:value="11.335733178361428" table:style-name="ce4">
            <text:p>11,33573318</text:p>
          </table:table-cell>
          <table:table-cell office:value-type="float" office:value="1.0504841427081679" table:style-name="ce4">
            <text:p>1,050484143</text:p>
          </table:table-cell>
          <table:table-cell table:number-columns-repeated="16375"/>
        </table:table-row>
        <table:table-row table:style-name="ro1">
          <table:table-cell office:value-type="float" office:value="203" table:style-name="ce3">
            <text:p>203</text:p>
          </table:table-cell>
          <table:table-cell office:value-type="string" table:style-name="ce4">
            <text:p>Turmalina/Minas Novas/Capelinha</text:p>
          </table:table-cell>
          <table:table-cell office:value-type="float" office:value="33223" table:style-name="ce4">
            <text:p>33223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27</text:p>
          </table:table-cell>
          <table:table-cell office:value-type="float" office:value="5.3088208831747012" table:style-name="ce4">
            <text:p>5,308820883</text:p>
          </table:table-cell>
          <table:table-cell office:value-type="float" office:value="0.53542707774687603" table:style-name="ce4">
            <text:p>0,535427078</text:p>
          </table:table-cell>
          <table:table-cell table:number-columns-repeated="16375"/>
        </table:table-row>
        <table:table-row table:style-name="ro1">
          <table:table-cell office:value-type="float" office:value="204" table:style-name="ce3">
            <text:p>204</text:p>
          </table:table-cell>
          <table:table-cell office:value-type="string" table:style-name="ce4">
            <text:p>Bom Despacho</text:p>
          </table:table-cell>
          <table:table-cell office:value-type="float" office:value="37706" table:style-name="ce4">
            <text:p>37706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28</text:p>
          </table:table-cell>
          <table:table-cell office:value-type="float" office:value="5.3995152734172818" table:style-name="ce4">
            <text:p>5,399515273</text:p>
          </table:table-cell>
          <table:table-cell office:value-type="float" office:value="0.49333954247863571" table:style-name="ce4">
            <text:p>0,493339542</text:p>
          </table:table-cell>
          <table:table-cell table:number-columns-repeated="16375"/>
        </table:table-row>
        <table:table-row table:style-name="ro1">
          <table:table-cell office:value-type="float" office:value="205" table:style-name="ce3">
            <text:p>205</text:p>
          </table:table-cell>
          <table:table-cell office:value-type="string" table:style-name="ce4">
            <text:p>Formiga</text:p>
          </table:table-cell>
          <table:table-cell office:value-type="float" office:value="42953" table:style-name="ce4">
            <text:p>42953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30</text:p>
          </table:table-cell>
          <table:table-cell office:value-type="float" office:value="7.0714800814063059" table:style-name="ce4">
            <text:p>7,071480081</text:p>
          </table:table-cell>
          <table:table-cell office:value-type="float" office:value="0.52893026821931277" table:style-name="ce4">
            <text:p>0,528930268</text:p>
          </table:table-cell>
          <table:table-cell table:number-columns-repeated="16375"/>
        </table:table-row>
        <table:table-row table:style-name="ro1">
          <table:table-cell office:value-type="float" office:value="206" table:style-name="ce3">
            <text:p>206</text:p>
          </table:table-cell>
          <table:table-cell office:value-type="string" table:style-name="ce4">
            <text:p>Itaúna</text:p>
          </table:table-cell>
          <table:table-cell office:value-type="float" office:value="38839" table:style-name="ce4">
            <text:p>38839</text:p>
          </table:table-cell>
          <table:table-cell office:value-type="float" office:value="372" table:style-name="ce4">
            <text:p>372</text:p>
          </table:table-cell>
          <table:table-cell office:value-type="float" office:value="0.95780014933443192" table:style-name="ce4">
            <text:p>0,957800149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31</text:p>
          </table:table-cell>
          <table:table-cell office:value-type="float" office:value="2.7445731206924724" table:style-name="ce4">
            <text:p>2,744573121</text:p>
          </table:table-cell>
          <table:table-cell office:value-type="float" office:value="0.12811728161480698" table:style-name="ce4">
            <text:p>0,128117282</text:p>
          </table:table-cell>
          <table:table-cell table:number-columns-repeated="16375"/>
        </table:table-row>
        <table:table-row table:style-name="ro1">
          <table:table-cell office:value-type="float" office:value="207" table:style-name="ce3">
            <text:p>207</text:p>
          </table:table-cell>
          <table:table-cell office:value-type="string" table:style-name="ce4">
            <text:p>Pará de Minas</text:p>
          </table:table-cell>
          <table:table-cell office:value-type="float" office:value="73940" table:style-name="ce4">
            <text:p>73940</text:p>
          </table:table-cell>
          <table:table-cell office:value-type="float" office:value="174" table:style-name="ce4">
            <text:p>174</text:p>
          </table:table-cell>
          <table:table-cell office:value-type="float" office:value="0.23532593995131187" table:style-name="ce4">
            <text:p>0,23532594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32</text:p>
          </table:table-cell>
          <table:table-cell office:value-type="float" office:value="3.6365285805202601" table:style-name="ce4">
            <text:p>3,636528581</text:p>
          </table:table-cell>
          <table:table-cell office:value-type="float" office:value="0.23067228748089133" table:style-name="ce4">
            <text:p>0,230672287</text:p>
          </table:table-cell>
          <table:table-cell table:number-columns-repeated="16375"/>
        </table:table-row>
        <table:table-row table:style-name="ro1">
          <table:table-cell office:value-type="float" office:value="208" table:style-name="ce3">
            <text:p>208</text:p>
          </table:table-cell>
          <table:table-cell office:value-type="string" table:style-name="ce4">
            <text:p>Caratinga</text:p>
          </table:table-cell>
          <table:table-cell office:value-type="float" office:value="59556" table:style-name="ce4">
            <text:p>59556</text:p>
          </table:table-cell>
          <table:table-cell office:value-type="float" office:value="552" table:style-name="ce4">
            <text:p>552</text:p>
          </table:table-cell>
          <table:table-cell office:value-type="float" office:value="0.92685875478541202" table:style-name="ce4">
            <text:p>0,926858755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34</text:p>
          </table:table-cell>
          <table:table-cell office:value-type="float" office:value="4.612604407393186" table:style-name="ce4">
            <text:p>4,612604407</text:p>
          </table:table-cell>
          <table:table-cell office:value-type="float" office:value="0.33064639359944731" table:style-name="ce4">
            <text:p>0,330646394</text:p>
          </table:table-cell>
          <table:table-cell table:number-columns-repeated="16375"/>
        </table:table-row>
        <table:table-row table:style-name="ro1">
          <table:table-cell office:value-type="float" office:value="209" table:style-name="ce3">
            <text:p>209</text:p>
          </table:table-cell>
          <table:table-cell office:value-type="string" table:style-name="ce4">
            <text:p>Coronel Fabriciano/Timóteo</text:p>
          </table:table-cell>
          <table:table-cell office:value-type="float" office:value="68721" table:style-name="ce4">
            <text:p>68721</text:p>
          </table:table-cell>
          <table:table-cell office:value-type="float" office:value="9490" table:style-name="ce4">
            <text:p>9490</text:p>
          </table:table-cell>
          <table:table-cell office:value-type="float" office:value="13.809461445555215" table:style-name="ce4">
            <text:p>13,80946145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35</text:p>
          </table:table-cell>
          <table:table-cell office:value-type="float" office:value="3.4079754159489188" table:style-name="ce4">
            <text:p>3,407975416</text:p>
          </table:table-cell>
          <table:table-cell office:value-type="float" office:value="0.21306893249963013" table:style-name="ce4">
            <text:p>0,213068932</text:p>
          </table:table-cell>
          <table:table-cell table:number-columns-repeated="16375"/>
        </table:table-row>
        <table:table-row table:style-name="ro1">
          <table:table-cell office:value-type="float" office:value="210" table:style-name="ce3">
            <text:p>210</text:p>
          </table:table-cell>
          <table:table-cell office:value-type="string" table:style-name="ce4">
            <text:p>Governador Valadares</text:p>
          </table:table-cell>
          <table:table-cell office:value-type="float" office:value="135271" table:style-name="ce4">
            <text:p>135271</text:p>
          </table:table-cell>
          <table:table-cell office:value-type="float" office:value="5613" table:style-name="ce4">
            <text:p>5613</text:p>
          </table:table-cell>
          <table:table-cell office:value-type="float" office:value="4.1494481448351825" table:style-name="ce4">
            <text:p>4,149448145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36</text:p>
          </table:table-cell>
          <table:table-cell office:value-type="float" office:value="7.567046465936146" table:style-name="ce4">
            <text:p>7,567046466</text:p>
          </table:table-cell>
          <table:table-cell office:value-type="float" office:value="0.80976553047023292" table:style-name="ce4">
            <text:p>0,80976553</text:p>
          </table:table-cell>
          <table:table-cell table:number-columns-repeated="16375"/>
        </table:table-row>
        <table:table-row table:style-name="ro1">
          <table:table-cell office:value-type="float" office:value="211" table:style-name="ce3">
            <text:p>211</text:p>
          </table:table-cell>
          <table:table-cell office:value-type="string" table:style-name="ce4">
            <text:p>Ipatinga</text:p>
          </table:table-cell>
          <table:table-cell office:value-type="float" office:value="128135" table:style-name="ce4">
            <text:p>128135</text:p>
          </table:table-cell>
          <table:table-cell office:value-type="float" office:value="9209" table:style-name="ce4">
            <text:p>9209</text:p>
          </table:table-cell>
          <table:table-cell office:value-type="float" office:value="7.1869512623405001" table:style-name="ce4">
            <text:p>7,186951262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37</text:p>
          </table:table-cell>
          <table:table-cell office:value-type="float" office:value="3.8764177653778114" table:style-name="ce4">
            <text:p>3,876417765</text:p>
          </table:table-cell>
          <table:table-cell office:value-type="float" office:value="0.31178243463824656" table:style-name="ce4">
            <text:p>0,311782435</text:p>
          </table:table-cell>
          <table:table-cell table:number-columns-repeated="16375"/>
        </table:table-row>
        <table:table-row table:style-name="ro1">
          <table:table-cell office:value-type="float" office:value="212" table:style-name="ce3">
            <text:p>212</text:p>
          </table:table-cell>
          <table:table-cell office:value-type="string" table:style-name="ce4">
            <text:p>Mantena</text:p>
          </table:table-cell>
          <table:table-cell office:value-type="float" office:value="24036" table:style-name="ce4">
            <text:p>24036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38</text:p>
          </table:table-cell>
          <table:table-cell office:value-type="float" office:value="2.6521769277616931" table:style-name="ce4">
            <text:p>2,652176928</text:p>
          </table:table-cell>
          <table:table-cell office:value-type="float" office:value="0.18783800002762746" table:style-name="ce4">
            <text:p>0,187838</text:p>
          </table:table-cell>
          <table:table-cell table:number-columns-repeated="16375"/>
        </table:table-row>
        <table:table-row table:style-name="ro1">
          <table:table-cell office:value-type="float" office:value="213" table:style-name="ce3">
            <text:p>213</text:p>
          </table:table-cell>
          <table:table-cell office:value-type="string" table:style-name="ce4">
            <text:p>Resplendor</text:p>
          </table:table-cell>
          <table:table-cell office:value-type="float" office:value="29615" table:style-name="ce4">
            <text:p>29615</text:p>
          </table:table-cell>
          <table:table-cell office:value-type="float" office:value="120" table:style-name="ce4">
            <text:p>120</text:p>
          </table:table-cell>
          <table:table-cell office:value-type="float" office:value="0.40520006753334453" table:style-name="ce4">
            <text:p>0,405200068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40</text:p>
          </table:table-cell>
          <table:table-cell office:value-type="float" office:value="4.8941662965287902" table:style-name="ce4">
            <text:p>4,894166297</text:p>
          </table:table-cell>
          <table:table-cell office:value-type="float" office:value="0.47022996824722552" table:style-name="ce4">
            <text:p>0,470229968</text:p>
          </table:table-cell>
          <table:table-cell table:number-columns-repeated="16375"/>
        </table:table-row>
        <table:table-row table:style-name="ro1">
          <table:table-cell office:value-type="float" office:value="214" table:style-name="ce3">
            <text:p>214</text:p>
          </table:table-cell>
          <table:table-cell office:value-type="string" table:style-name="ce4">
            <text:p>Além <text:s/>Paraíba</text:p>
          </table:table-cell>
          <table:table-cell office:value-type="float" office:value="18564" table:style-name="ce4">
            <text:p>18564</text:p>
          </table:table-cell>
          <table:table-cell office:value-type="float" office:value="3107" table:style-name="ce4">
            <text:p>3107</text:p>
          </table:table-cell>
          <table:table-cell office:value-type="float" office:value="16.736694677871146" table:style-name="ce4">
            <text:p>16,73669468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41</text:p>
          </table:table-cell>
          <table:table-cell office:value-type="float" office:value="2.4073872879477847" table:style-name="ce4">
            <text:p>2,407387288</text:p>
          </table:table-cell>
          <table:table-cell office:value-type="float" office:value="0.1082631732209841" table:style-name="ce4">
            <text:p>0,108263173</text:p>
          </table:table-cell>
          <table:table-cell table:number-columns-repeated="16375"/>
        </table:table-row>
        <table:table-row table:style-name="ro1">
          <table:table-cell office:value-type="float" office:value="215" table:style-name="ce3">
            <text:p>215</text:p>
          </table:table-cell>
          <table:table-cell office:value-type="string" table:style-name="ce4">
            <text:p>Carangola</text:p>
          </table:table-cell>
          <table:table-cell office:value-type="float" office:value="39615" table:style-name="ce4">
            <text:p>39615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42</text:p>
          </table:table-cell>
          <table:table-cell office:value-type="float" office:value="3.5026853204450834" table:style-name="ce4">
            <text:p>3,50268532</text:p>
          </table:table-cell>
          <table:table-cell office:value-type="float" office:value="0.20975004225729735" table:style-name="ce4">
            <text:p>0,209750042</text:p>
          </table:table-cell>
          <table:table-cell table:number-columns-repeated="16375"/>
        </table:table-row>
        <table:table-row table:style-name="ro1">
          <table:table-cell office:value-type="float" office:value="216" table:style-name="ce3">
            <text:p>216</text:p>
          </table:table-cell>
          <table:table-cell office:value-type="string" table:style-name="ce4">
            <text:p>Leopoldina / Cataguases</text:p>
          </table:table-cell>
          <table:table-cell office:value-type="float" office:value="58041" table:style-name="ce4">
            <text:p>58041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44</text:p>
          </table:table-cell>
          <table:table-cell office:value-type="float" office:value="3.3076464992789298" table:style-name="ce4">
            <text:p>3,307646499</text:p>
          </table:table-cell>
          <table:table-cell office:value-type="float" office:value="0.24701872902309427" table:style-name="ce4">
            <text:p>0,247018729</text:p>
          </table:table-cell>
          <table:table-cell table:number-columns-repeated="16375"/>
        </table:table-row>
        <table:table-row table:style-name="ro1">
          <table:table-cell office:value-type="float" office:value="217" table:style-name="ce3">
            <text:p>217</text:p>
          </table:table-cell>
          <table:table-cell office:value-type="string" table:style-name="ce4">
            <text:p>Muriaé</text:p>
          </table:table-cell>
          <table:table-cell office:value-type="float" office:value="59468" table:style-name="ce4">
            <text:p>59468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45</text:p>
          </table:table-cell>
          <table:table-cell office:value-type="float" office:value="2.8756563525520922" table:style-name="ce4">
            <text:p>2,875656353</text:p>
          </table:table-cell>
          <table:table-cell office:value-type="float" office:value="0.22818019967109648" table:style-name="ce4">
            <text:p>0,2281802</text:p>
          </table:table-cell>
          <table:table-cell table:number-columns-repeated="16375"/>
        </table:table-row>
        <table:table-row table:style-name="ro1">
          <table:table-cell office:value-type="float" office:value="218" table:style-name="ce3">
            <text:p>218</text:p>
          </table:table-cell>
          <table:table-cell office:value-type="string" table:style-name="ce4">
            <text:p>Santos Dumont</text:p>
          </table:table-cell>
          <table:table-cell office:value-type="float" office:value="17879" table:style-name="ce4">
            <text:p>17879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46</text:p>
          </table:table-cell>
          <table:table-cell office:value-type="float" office:value="1.8739116501966935" table:style-name="ce4">
            <text:p>1,87391165</text:p>
          </table:table-cell>
          <table:table-cell office:value-type="float" office:value="7.4495557971302417E-2" table:style-name="ce4">
            <text:p>0,074495558</text:p>
          </table:table-cell>
          <table:table-cell table:number-columns-repeated="16375"/>
        </table:table-row>
        <table:table-row table:style-name="ro1">
          <table:table-cell office:value-type="float" office:value="219" table:style-name="ce3">
            <text:p>219</text:p>
          </table:table-cell>
          <table:table-cell office:value-type="string" table:style-name="ce4">
            <text:p>São João Nepomuceno / bicas</text:p>
          </table:table-cell>
          <table:table-cell office:value-type="float" office:value="23388" table:style-name="ce4">
            <text:p>23388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47</text:p>
          </table:table-cell>
          <table:table-cell office:value-type="float" office:value="2.6499936983572612" table:style-name="ce4">
            <text:p>2,649993698</text:p>
          </table:table-cell>
          <table:table-cell office:value-type="float" office:value="0.13674271390380316" table:style-name="ce4">
            <text:p>0,136742714</text:p>
          </table:table-cell>
          <table:table-cell table:number-columns-repeated="16375"/>
        </table:table-row>
        <table:table-row table:style-name="ro1">
          <table:table-cell office:value-type="float" office:value="220" table:style-name="ce3">
            <text:p>220</text:p>
          </table:table-cell>
          <table:table-cell office:value-type="string" table:style-name="ce4">
            <text:p>Ubá</text:p>
          </table:table-cell>
          <table:table-cell office:value-type="float" office:value="94517" table:style-name="ce4">
            <text:p>94517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48</text:p>
          </table:table-cell>
          <table:table-cell office:value-type="float" office:value="4.9054923070110865" table:style-name="ce4">
            <text:p>4,905492307</text:p>
          </table:table-cell>
          <table:table-cell office:value-type="float" office:value="0.37821414394825231" table:style-name="ce4">
            <text:p>0,378214144</text:p>
          </table:table-cell>
          <table:table-cell table:number-columns-repeated="16375"/>
        </table:table-row>
        <table:table-row table:style-name="ro1">
          <table:table-cell office:value-type="float" office:value="221" table:style-name="ce3">
            <text:p>221</text:p>
          </table:table-cell>
          <table:table-cell office:value-type="string" table:style-name="ce4">
            <text:p>Brasília de Minas/São Francisco</text:p>
          </table:table-cell>
          <table:table-cell office:value-type="float" office:value="60041" table:style-name="ce4">
            <text:p>60041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49</text:p>
          </table:table-cell>
          <table:table-cell office:value-type="float" office:value="10.546557972845083" table:style-name="ce4">
            <text:p>10,54655797</text:p>
          </table:table-cell>
          <table:table-cell office:value-type="float" office:value="1.4281183914400128" table:style-name="ce4">
            <text:p>1,428118391</text:p>
          </table:table-cell>
          <table:table-cell table:number-columns-repeated="16375"/>
        </table:table-row>
        <table:table-row table:style-name="ro1">
          <table:table-cell office:value-type="float" office:value="222" table:style-name="ce3">
            <text:p>222</text:p>
          </table:table-cell>
          <table:table-cell office:value-type="string" table:style-name="ce4">
            <text:p>Coração de Jesus</text:p>
          </table:table-cell>
          <table:table-cell office:value-type="float" office:value="15262" table:style-name="ce4">
            <text:p>15262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50</text:p>
          </table:table-cell>
          <table:table-cell office:value-type="float" office:value="5.6136255957128283" table:style-name="ce4">
            <text:p>5,613625596</text:p>
          </table:table-cell>
          <table:table-cell office:value-type="float" office:value="0.46700145460281328" table:style-name="ce4">
            <text:p>0,467001455</text:p>
          </table:table-cell>
          <table:table-cell table:number-columns-repeated="16375"/>
        </table:table-row>
        <table:table-row table:style-name="ro1">
          <table:table-cell office:value-type="float" office:value="223" table:style-name="ce3">
            <text:p>223</text:p>
          </table:table-cell>
          <table:table-cell office:value-type="string" table:style-name="ce4">
            <text:p>Francisco Sá</text:p>
          </table:table-cell>
          <table:table-cell office:value-type="float" office:value="21196" table:style-name="ce4">
            <text:p>21196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51</text:p>
          </table:table-cell>
          <table:table-cell office:value-type="float" office:value="7.7818833380068968" table:style-name="ce4">
            <text:p>7,781883338</text:p>
          </table:table-cell>
          <table:table-cell office:value-type="float" office:value="0.89342902154640491" table:style-name="ce4">
            <text:p>0,893429022</text:p>
          </table:table-cell>
          <table:table-cell table:number-columns-repeated="16375"/>
        </table:table-row>
        <table:table-row table:style-name="ro1">
          <table:table-cell office:value-type="float" office:value="224" table:style-name="ce3">
            <text:p>224</text:p>
          </table:table-cell>
          <table:table-cell office:value-type="string" table:style-name="ce4">
            <text:p>Janaúba/Monte Azul</text:p>
          </table:table-cell>
          <table:table-cell office:value-type="float" office:value="81622" table:style-name="ce4">
            <text:p>81622</text:p>
          </table:table-cell>
          <table:table-cell office:value-type="float" office:value="918" table:style-name="ce4">
            <text:p>918</text:p>
          </table:table-cell>
          <table:table-cell office:value-type="float" office:value="1.1246967729288673" table:style-name="ce4">
            <text:p>1,124696773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52</text:p>
          </table:table-cell>
          <table:table-cell office:value-type="float" office:value="8.1988893799722344" table:style-name="ce4">
            <text:p>8,19888938</text:p>
          </table:table-cell>
          <table:table-cell office:value-type="float" office:value="1.5617693729760764" table:style-name="ce4">
            <text:p>1,561769373</text:p>
          </table:table-cell>
          <table:table-cell table:number-columns-repeated="16375"/>
        </table:table-row>
        <table:table-row table:style-name="ro1">
          <table:table-cell office:value-type="float" office:value="225" table:style-name="ce3">
            <text:p>225</text:p>
          </table:table-cell>
          <table:table-cell office:value-type="string" table:style-name="ce4">
            <text:p>Januária</text:p>
          </table:table-cell>
          <table:table-cell office:value-type="float" office:value="31335" table:style-name="ce4">
            <text:p>31335</text:p>
          </table:table-cell>
          <table:table-cell office:value-type="float" office:value="193" table:style-name="ce4">
            <text:p>193</text:p>
          </table:table-cell>
          <table:table-cell office:value-type="float" office:value="0.61592468485718843" table:style-name="ce4">
            <text:p>0,615924685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53</text:p>
          </table:table-cell>
          <table:table-cell office:value-type="float" office:value="7.2027026022425948" table:style-name="ce4">
            <text:p>7,202702602</text:p>
          </table:table-cell>
          <table:table-cell office:value-type="float" office:value="1.2583341651341919" table:style-name="ce4">
            <text:p>1,258334165</text:p>
          </table:table-cell>
          <table:table-cell table:number-columns-repeated="16375"/>
        </table:table-row>
        <table:table-row table:style-name="ro1">
          <table:table-cell office:value-type="float" office:value="226" table:style-name="ce3">
            <text:p>226</text:p>
          </table:table-cell>
          <table:table-cell office:value-type="string" table:style-name="ce4">
            <text:p>Pirapora</text:p>
          </table:table-cell>
          <table:table-cell office:value-type="float" office:value="42023" table:style-name="ce4">
            <text:p>42023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55</text:p>
          </table:table-cell>
          <table:table-cell office:value-type="float" office:value="9.7751756205198017" table:style-name="ce4">
            <text:p>9,775175621</text:p>
          </table:table-cell>
          <table:table-cell office:value-type="float" office:value="1.4946521109055249" table:style-name="ce4">
            <text:p>1,494652111</text:p>
          </table:table-cell>
          <table:table-cell table:number-columns-repeated="16375"/>
        </table:table-row>
        <table:table-row table:style-name="ro1">
          <table:table-cell office:value-type="float" office:value="227" table:style-name="ce3">
            <text:p>227</text:p>
          </table:table-cell>
          <table:table-cell office:value-type="string" table:style-name="ce4">
            <text:p>Patos de Minas</text:p>
          </table:table-cell>
          <table:table-cell office:value-type="float" office:value="96307" table:style-name="ce4">
            <text:p>96307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57</text:p>
          </table:table-cell>
          <table:table-cell office:value-type="float" office:value="13.891179760699789" table:style-name="ce4">
            <text:p>13,89117976</text:p>
          </table:table-cell>
          <table:table-cell office:value-type="float" office:value="1.5542131208321297" table:style-name="ce4">
            <text:p>1,554213121</text:p>
          </table:table-cell>
          <table:table-cell table:number-columns-repeated="16375"/>
        </table:table-row>
        <table:table-row table:style-name="ro1">
          <table:table-cell office:value-type="float" office:value="228" table:style-name="ce3">
            <text:p>228</text:p>
          </table:table-cell>
          <table:table-cell office:value-type="string" table:style-name="ce4">
            <text:p>Unaí</text:p>
          </table:table-cell>
          <table:table-cell office:value-type="float" office:value="78203" table:style-name="ce4">
            <text:p>78203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58</text:p>
          </table:table-cell>
          <table:table-cell office:value-type="float" office:value="16.801853052703564" table:style-name="ce4">
            <text:p>16,80185305</text:p>
          </table:table-cell>
          <table:table-cell office:value-type="float" office:value="3.4313817146689329" table:style-name="ce4">
            <text:p>3,431381715</text:p>
          </table:table-cell>
          <table:table-cell table:number-columns-repeated="16375"/>
        </table:table-row>
        <table:table-row table:style-name="ro1">
          <table:table-cell office:value-type="float" office:value="229" table:style-name="ce3">
            <text:p>229</text:p>
          </table:table-cell>
          <table:table-cell office:value-type="string" table:style-name="ce4">
            <text:p>Manhuaçu</text:p>
          </table:table-cell>
          <table:table-cell office:value-type="float" office:value="99577" table:style-name="ce4">
            <text:p>99577</text:p>
          </table:table-cell>
          <table:table-cell office:value-type="float" office:value="80" table:style-name="ce4">
            <text:p>80</text:p>
          </table:table-cell>
          <table:table-cell office:value-type="float" office:value="8.0339837512678633E-2" table:style-name="ce4">
            <text:p>0,080339838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59</text:p>
          </table:table-cell>
          <table:table-cell office:value-type="float" office:value="6.0148454919306147" table:style-name="ce4">
            <text:p>6,014845492</text:p>
          </table:table-cell>
          <table:table-cell office:value-type="float" office:value="0.63880570055615826" table:style-name="ce4">
            <text:p>0,638805701</text:p>
          </table:table-cell>
          <table:table-cell table:number-columns-repeated="16375"/>
        </table:table-row>
        <table:table-row table:style-name="ro1">
          <table:table-cell office:value-type="float" office:value="230" table:style-name="ce3">
            <text:p>230</text:p>
          </table:table-cell>
          <table:table-cell office:value-type="string" table:style-name="ce4">
            <text:p>Ponte Nova</text:p>
          </table:table-cell>
          <table:table-cell office:value-type="float" office:value="65098" table:style-name="ce4">
            <text:p>65098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60</text:p>
          </table:table-cell>
          <table:table-cell office:value-type="float" office:value="6.5961734140807913" table:style-name="ce4">
            <text:p>6,596173414</text:p>
          </table:table-cell>
          <table:table-cell office:value-type="float" office:value="0.50520096651681534" table:style-name="ce4">
            <text:p>0,505200967</text:p>
          </table:table-cell>
          <table:table-cell table:number-columns-repeated="16375"/>
        </table:table-row>
        <table:table-row table:style-name="ro1">
          <table:table-cell office:value-type="float" office:value="231" table:style-name="ce3">
            <text:p>231</text:p>
          </table:table-cell>
          <table:table-cell office:value-type="string" table:style-name="ce4">
            <text:p>Viçosa</text:p>
          </table:table-cell>
          <table:table-cell office:value-type="float" office:value="41971" table:style-name="ce4">
            <text:p>41971</text:p>
          </table:table-cell>
          <table:table-cell office:value-type="float" office:value="198" table:style-name="ce4">
            <text:p>198</text:p>
          </table:table-cell>
          <table:table-cell office:value-type="float" office:value="0.47175430654499539" table:style-name="ce4">
            <text:p>0,471754307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61</text:p>
          </table:table-cell>
          <table:table-cell office:value-type="float" office:value="3.71179379281753" table:style-name="ce4">
            <text:p>3,711793793</text:p>
          </table:table-cell>
          <table:table-cell office:value-type="float" office:value="0.16528163934114434" table:style-name="ce4">
            <text:p>0,165281639</text:p>
          </table:table-cell>
          <table:table-cell table:number-columns-repeated="16375"/>
        </table:table-row>
        <table:table-row table:style-name="ro1">
          <table:table-cell office:value-type="float" office:value="232" table:style-name="ce3">
            <text:p>232</text:p>
          </table:table-cell>
          <table:table-cell office:value-type="string" table:style-name="ce4">
            <text:p>Águas Formosas</text:p>
          </table:table-cell>
          <table:table-cell office:value-type="float" office:value="17318" table:style-name="ce4">
            <text:p>17318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62</text:p>
          </table:table-cell>
          <table:table-cell office:value-type="float" office:value="4.5022678048183398" table:style-name="ce4">
            <text:p>4,502267805</text:p>
          </table:table-cell>
          <table:table-cell office:value-type="float" office:value="0.35248440707932222" table:style-name="ce4">
            <text:p>0,352484407</text:p>
          </table:table-cell>
          <table:table-cell table:number-columns-repeated="16375"/>
        </table:table-row>
        <table:table-row table:style-name="ro1">
          <table:table-cell office:value-type="float" office:value="233" table:style-name="ce3">
            <text:p>233</text:p>
          </table:table-cell>
          <table:table-cell office:value-type="string" table:style-name="ce4">
            <text:p>Araçuaí</text:p>
          </table:table-cell>
          <table:table-cell office:value-type="float" office:value="24896" table:style-name="ce4">
            <text:p>24896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64</text:p>
          </table:table-cell>
          <table:table-cell office:value-type="float" office:value="4.1993758261293088" table:style-name="ce4">
            <text:p>4,199375826</text:p>
          </table:table-cell>
          <table:table-cell office:value-type="float" office:value="0.44546248935167992" table:style-name="ce4">
            <text:p>0,445462489</text:p>
          </table:table-cell>
          <table:table-cell table:number-columns-repeated="16375"/>
        </table:table-row>
        <table:table-row table:style-name="ro1">
          <table:table-cell office:value-type="float" office:value="234" table:style-name="ce3">
            <text:p>234</text:p>
          </table:table-cell>
          <table:table-cell office:value-type="string" table:style-name="ce4">
            <text:p>Itaobim</text:p>
          </table:table-cell>
          <table:table-cell office:value-type="float" office:value="22695" table:style-name="ce4">
            <text:p>22695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65</text:p>
          </table:table-cell>
          <table:table-cell office:value-type="float" office:value="4.7641957528209593" table:style-name="ce4">
            <text:p>4,764195753</text:p>
          </table:table-cell>
          <table:table-cell office:value-type="float" office:value="0.50943563023166372" table:style-name="ce4">
            <text:p>0,50943563</text:p>
          </table:table-cell>
          <table:table-cell table:number-columns-repeated="16375"/>
        </table:table-row>
        <table:table-row table:style-name="ro1">
          <table:table-cell office:value-type="float" office:value="235" table:style-name="ce3">
            <text:p>235</text:p>
          </table:table-cell>
          <table:table-cell office:value-type="string" table:style-name="ce4">
            <text:p>Nanuque</text:p>
          </table:table-cell>
          <table:table-cell office:value-type="float" office:value="21978" table:style-name="ce4">
            <text:p>21978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66</text:p>
          </table:table-cell>
          <table:table-cell office:value-type="float" office:value="4.4393157706989399" table:style-name="ce4">
            <text:p>4,439315771</text:p>
          </table:table-cell>
          <table:table-cell office:value-type="float" office:value="0.42032916564094164" table:style-name="ce4">
            <text:p>0,420329166</text:p>
          </table:table-cell>
          <table:table-cell table:number-columns-repeated="16375"/>
        </table:table-row>
        <table:table-row table:style-name="ro1">
          <table:table-cell office:value-type="float" office:value="236" table:style-name="ce3">
            <text:p>236</text:p>
          </table:table-cell>
          <table:table-cell office:value-type="string" table:style-name="ce4">
            <text:p>Padre Paraíso</text:p>
          </table:table-cell>
          <table:table-cell office:value-type="float" office:value="16112" table:style-name="ce4">
            <text:p>16112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67</text:p>
          </table:table-cell>
          <table:table-cell office:value-type="float" office:value="2.7476855458936393" table:style-name="ce4">
            <text:p>2,747685546</text:p>
          </table:table-cell>
          <table:table-cell office:value-type="float" office:value="0.2282644512259559" table:style-name="ce4">
            <text:p>0,228264451</text:p>
          </table:table-cell>
          <table:table-cell table:number-columns-repeated="16375"/>
        </table:table-row>
        <table:table-row table:style-name="ro1">
          <table:table-cell office:value-type="float" office:value="237" table:style-name="ce3">
            <text:p>237</text:p>
          </table:table-cell>
          <table:table-cell office:value-type="string" table:style-name="ce4">
            <text:p>Pedra azul</text:p>
          </table:table-cell>
          <table:table-cell office:value-type="float" office:value="17385" table:style-name="ce4">
            <text:p>17385</text:p>
          </table:table-cell>
          <table:table-cell office:value-type="float" office:value="214" table:style-name="ce4">
            <text:p>214</text:p>
          </table:table-cell>
          <table:table-cell office:value-type="float" office:value="1.2309462180040265" table:style-name="ce4">
            <text:p>1,230946218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68</text:p>
          </table:table-cell>
          <table:table-cell office:value-type="float" office:value="4.9227444521289714" table:style-name="ce4">
            <text:p>4,922744452</text:p>
          </table:table-cell>
          <table:table-cell office:value-type="float" office:value="0.35751065535586163" table:style-name="ce4">
            <text:p>0,357510655</text:p>
          </table:table-cell>
          <table:table-cell table:number-columns-repeated="16375"/>
        </table:table-row>
        <table:table-row table:style-name="ro1">
          <table:table-cell office:value-type="float" office:value="238" table:style-name="ce3">
            <text:p>238</text:p>
          </table:table-cell>
          <table:table-cell office:value-type="string" table:style-name="ce4">
            <text:p>Araxá</text:p>
          </table:table-cell>
          <table:table-cell office:value-type="float" office:value="62280" table:style-name="ce4">
            <text:p>62280</text:p>
          </table:table-cell>
          <table:table-cell office:value-type="float" office:value="210" table:style-name="ce4">
            <text:p>210</text:p>
          </table:table-cell>
          <table:table-cell office:value-type="float" office:value="0.33718689788053952" table:style-name="ce4">
            <text:p>0,337186898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70</text:p>
          </table:table-cell>
          <table:table-cell office:value-type="float" office:value="6.7355417123139958" table:style-name="ce4">
            <text:p>6,735541712</text:p>
          </table:table-cell>
          <table:table-cell office:value-type="float" office:value="0.85342016262661224" table:style-name="ce4">
            <text:p>0,853420163</text:p>
          </table:table-cell>
          <table:table-cell table:number-columns-repeated="16375"/>
        </table:table-row>
        <table:table-row table:style-name="ro1">
          <table:table-cell office:value-type="float" office:value="239" table:style-name="ce3">
            <text:p>239</text:p>
          </table:table-cell>
          <table:table-cell office:value-type="string" table:style-name="ce4">
            <text:p>Frutal / Iturama</text:p>
          </table:table-cell>
          <table:table-cell office:value-type="float" office:value="65493" table:style-name="ce4">
            <text:p>65493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71</text:p>
          </table:table-cell>
          <table:table-cell office:value-type="float" office:value="9.5609759595565791" table:style-name="ce4">
            <text:p>9,56097596</text:p>
          </table:table-cell>
          <table:table-cell office:value-type="float" office:value="1.1368085362308902" table:style-name="ce4">
            <text:p>1,136808536</text:p>
          </table:table-cell>
          <table:table-cell table:number-columns-repeated="16375"/>
        </table:table-row>
        <table:table-row table:style-name="ro1">
          <table:table-cell office:value-type="float" office:value="240" table:style-name="ce3">
            <text:p>240</text:p>
          </table:table-cell>
          <table:table-cell office:value-type="string" table:style-name="ce4">
            <text:p>Uberaba</text:p>
          </table:table-cell>
          <table:table-cell office:value-type="float" office:value="143892" table:style-name="ce4">
            <text:p>143892</text:p>
          </table:table-cell>
          <table:table-cell office:value-type="float" office:value="2208" table:style-name="ce4">
            <text:p>2208</text:p>
          </table:table-cell>
          <table:table-cell office:value-type="float" office:value="1.5344841964806939" table:style-name="ce4">
            <text:p>1,534484196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72</text:p>
          </table:table-cell>
          <table:table-cell office:value-type="float" office:value="8.9175080367597666" table:style-name="ce4">
            <text:p>8,917508037</text:p>
          </table:table-cell>
          <table:table-cell office:value-type="float" office:value="1.0727726628897742" table:style-name="ce4">
            <text:p>1,072772663</text:p>
          </table:table-cell>
          <table:table-cell table:number-columns-repeated="16375"/>
        </table:table-row>
        <table:table-row table:style-name="ro1">
          <table:table-cell office:value-type="float" office:value="241" table:style-name="ce3">
            <text:p>241</text:p>
          </table:table-cell>
          <table:table-cell office:value-type="string" table:style-name="ce4">
            <text:p>Ituiutaba</text:p>
          </table:table-cell>
          <table:table-cell office:value-type="float" office:value="71352" table:style-name="ce4">
            <text:p>71352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73</text:p>
          </table:table-cell>
          <table:table-cell office:value-type="float" office:value="7.2380815649348609" table:style-name="ce4">
            <text:p>7,238081565</text:p>
          </table:table-cell>
          <table:table-cell office:value-type="float" office:value="1.163521171419343" table:style-name="ce4">
            <text:p>1,163521171</text:p>
          </table:table-cell>
          <table:table-cell table:number-columns-repeated="16375"/>
        </table:table-row>
        <table:table-row table:style-name="ro1">
          <table:table-cell office:value-type="float" office:value="242" table:style-name="ce3">
            <text:p>242</text:p>
          </table:table-cell>
          <table:table-cell office:value-type="string" table:style-name="ce4">
            <text:p>Patrocínio / Monte Carmelo</text:p>
          </table:table-cell>
          <table:table-cell office:value-type="float" office:value="63061" table:style-name="ce4">
            <text:p>63061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74</text:p>
          </table:table-cell>
          <table:table-cell office:value-type="float" office:value="6.5355882814260973" table:style-name="ce4">
            <text:p>6,535588281</text:p>
          </table:table-cell>
          <table:table-cell office:value-type="float" office:value="0.89949140117655413" table:style-name="ce4">
            <text:p>0,899491401</text:p>
          </table:table-cell>
          <table:table-cell table:number-columns-repeated="16375"/>
        </table:table-row>
        <table:table-row table:style-name="ro1">
          <table:table-cell office:value-type="float" office:value="243" table:style-name="ce3">
            <text:p>243</text:p>
          </table:table-cell>
          <table:table-cell office:value-type="string" table:style-name="ce4">
            <text:p>Uberlândia / Araguari</text:p>
          </table:table-cell>
          <table:table-cell office:value-type="float" office:value="359571" table:style-name="ce4">
            <text:p>359571</text:p>
          </table:table-cell>
          <table:table-cell office:value-type="float" office:value="10018" table:style-name="ce4">
            <text:p>10018</text:p>
          </table:table-cell>
          <table:table-cell office:value-type="float" office:value="2.7860978777487619" table:style-name="ce4">
            <text:p>2,786097878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75</text:p>
          </table:table-cell>
          <table:table-cell office:value-type="float" office:value="9.6868055792397776" table:style-name="ce4">
            <text:p>9,686805579</text:p>
          </table:table-cell>
          <table:table-cell office:value-type="float" office:value="1.6055184301394165" table:style-name="ce4">
            <text:p>1,60551843</text:p>
          </table:table-cell>
          <table:table-cell table:number-columns-repeated="16375"/>
        </table:table-row>
        <table:table-row table:style-name="ro1">
          <table:table-cell office:value-type="float" office:value="244" table:style-name="ce3">
            <text:p>244</text:p>
          </table:table-cell>
          <table:table-cell office:value-type="string" table:style-name="ce4">
            <text:p>Manga</text:p>
          </table:table-cell>
          <table:table-cell office:value-type="float" office:value="16829" table:style-name="ce4">
            <text:p>16829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76</text:p>
          </table:table-cell>
          <table:table-cell office:value-type="float" office:value="3.8073802990825234" table:style-name="ce4">
            <text:p>3,807380299</text:p>
          </table:table-cell>
          <table:table-cell office:value-type="float" office:value="0.48641481082412991" table:style-name="ce4">
            <text:p>0,486414811</text:p>
          </table:table-cell>
          <table:table-cell table:number-columns-repeated="16375"/>
        </table:table-row>
        <table:table-row table:style-name="ro1">
          <table:table-cell office:value-type="float" office:value="245" table:style-name="ce3">
            <text:p>245</text:p>
          </table:table-cell>
          <table:table-cell office:value-type="string" table:style-name="ce4">
            <text:p>João Pinheiro</text:p>
          </table:table-cell>
          <table:table-cell office:value-type="float" office:value="22912" table:style-name="ce4">
            <text:p>22912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77</text:p>
          </table:table-cell>
          <table:table-cell office:value-type="float" office:value="8.29056466636791" table:style-name="ce4">
            <text:p>8,290564666</text:p>
          </table:table-cell>
          <table:table-cell office:value-type="float" office:value="1.2314447460370062" table:style-name="ce4">
            <text:p>1,231444746</text:p>
          </table:table-cell>
          <table:table-cell table:number-columns-repeated="16375"/>
        </table:table-row>
        <table:table-row table:style-name="ro1">
          <table:table-cell office:value-type="float" office:value="246" table:style-name="ce3">
            <text:p>246</text:p>
          </table:table-cell>
          <table:table-cell office:value-type="string" table:style-name="ce4">
            <text:p>Congonhas</text:p>
          </table:table-cell>
          <table:table-cell office:value-type="float" office:value="36550" table:style-name="ce4">
            <text:p>36550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78</text:p>
          </table:table-cell>
          <table:table-cell office:value-type="float" office:value="3.1180153486833175" table:style-name="ce4">
            <text:p>3,118015349</text:p>
          </table:table-cell>
          <table:table-cell office:value-type="float" office:value="0.15103027374811615" table:style-name="ce4">
            <text:p>0,151030274</text:p>
          </table:table-cell>
          <table:table-cell table:number-columns-repeated="16375"/>
        </table:table-row>
        <table:table-row table:style-name="ro1">
          <table:table-cell office:value-type="float" office:value="247" table:style-name="ce3">
            <text:p>247</text:p>
          </table:table-cell>
          <table:table-cell office:value-type="string" table:style-name="ce4">
            <text:p>Conselheiro Lafaiete</text:p>
          </table:table-cell>
          <table:table-cell office:value-type="float" office:value="54318" table:style-name="ce4">
            <text:p>54318</text:p>
          </table:table-cell>
          <table:table-cell office:value-type="float" office:value="113" table:style-name="ce4">
            <text:p>113</text:p>
          </table:table-cell>
          <table:table-cell office:value-type="float" office:value="0.20803416915203063" table:style-name="ce4">
            <text:p>0,208034169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79</text:p>
          </table:table-cell>
          <table:table-cell office:value-type="float" office:value="3.6804239314332547" table:style-name="ce4">
            <text:p>3,680423931</text:p>
          </table:table-cell>
          <table:table-cell office:value-type="float" office:value="0.24139176587668787" table:style-name="ce4">
            <text:p>0,241391766</text:p>
          </table:table-cell>
          <table:table-cell table:number-columns-repeated="16375"/>
        </table:table-row>
        <table:table-row table:style-name="ro1">
          <table:table-cell office:value-type="float" office:value="248" table:style-name="ce3">
            <text:p>248</text:p>
          </table:table-cell>
          <table:table-cell office:value-type="string" table:style-name="ce4">
            <text:p>Peçanha/São João Evangelista</text:p>
          </table:table-cell>
          <table:table-cell office:value-type="float" office:value="18724" table:style-name="ce4">
            <text:p>18724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80</text:p>
          </table:table-cell>
          <table:table-cell office:value-type="float" office:value="3.4953708701733412" table:style-name="ce4">
            <text:p>3,49537087</text:p>
          </table:table-cell>
          <table:table-cell office:value-type="float" office:value="0.22732956332925533" table:style-name="ce4">
            <text:p>0,227329563</text:p>
          </table:table-cell>
          <table:table-cell table:number-columns-repeated="16375"/>
        </table:table-row>
        <table:table-row table:style-name="ro1">
          <table:table-cell office:value-type="float" office:value="249" table:style-name="ce3">
            <text:p>249</text:p>
          </table:table-cell>
          <table:table-cell office:value-type="string" table:style-name="ce4">
            <text:p>Santa Maria do Suaçuí</text:p>
          </table:table-cell>
          <table:table-cell office:value-type="float" office:value="12561" table:style-name="ce4">
            <text:p>12561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81</text:p>
          </table:table-cell>
          <table:table-cell office:value-type="float" office:value="3.271188335872723" table:style-name="ce4">
            <text:p>3,271188336</text:p>
          </table:table-cell>
          <table:table-cell office:value-type="float" office:value="0.2256147584658236" table:style-name="ce4">
            <text:p>0,225614758</text:p>
          </table:table-cell>
          <table:table-cell table:number-columns-repeated="16375"/>
        </table:table-row>
        <table:table-row table:style-name="ro1">
          <table:table-cell office:value-type="float" office:value="250" table:style-name="ce3">
            <text:p>250</text:p>
          </table:table-cell>
          <table:table-cell office:value-type="string" table:style-name="ce4">
            <text:p>São Gotardo</text:p>
          </table:table-cell>
          <table:table-cell office:value-type="float" office:value="33159" table:style-name="ce4">
            <text:p>33159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82</text:p>
          </table:table-cell>
          <table:table-cell office:value-type="float" office:value="5.8162976480824762" table:style-name="ce4">
            <text:p>5,816297648</text:p>
          </table:table-cell>
          <table:table-cell office:value-type="float" office:value="0.54396638714400325" table:style-name="ce4">
            <text:p>0,543966387</text:p>
          </table:table-cell>
          <table:table-cell table:number-columns-repeated="16375"/>
        </table:table-row>
        <table:table-row table:style-name="ro1">
          <table:table-cell office:value-type="float" office:value="251" table:style-name="ce3">
            <text:p>251</text:p>
          </table:table-cell>
          <table:table-cell office:value-type="string" table:style-name="ce4">
            <text:p>Bocaiúva</text:p>
          </table:table-cell>
          <table:table-cell office:value-type="float" office:value="24137" table:style-name="ce4">
            <text:p>24137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83</text:p>
          </table:table-cell>
          <table:table-cell office:value-type="float" office:value="6.7711208108656979" table:style-name="ce4">
            <text:p>6,771120811</text:p>
          </table:table-cell>
          <table:table-cell office:value-type="float" office:value="0.73676412478322106" table:style-name="ce4">
            <text:p>0,736764125</text:p>
          </table:table-cell>
          <table:table-cell table:number-columns-repeated="16375"/>
        </table:table-row>
        <table:table-row table:style-name="ro1">
          <table:table-cell office:value-type="float" office:value="252" table:style-name="ce3">
            <text:p>252</text:p>
          </table:table-cell>
          <table:table-cell office:value-type="string" table:style-name="ce4">
            <text:p>Montes Claros</text:p>
          </table:table-cell>
          <table:table-cell office:value-type="float" office:value="148739" table:style-name="ce4">
            <text:p>148739</text:p>
          </table:table-cell>
          <table:table-cell office:value-type="float" office:value="6036" table:style-name="ce4">
            <text:p>6036</text:p>
          </table:table-cell>
          <table:table-cell office:value-type="float" office:value="4.0581152219659939" table:style-name="ce4">
            <text:p>4,058115222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84</text:p>
          </table:table-cell>
          <table:table-cell office:value-type="float" office:value="8.1262065222273776" table:style-name="ce4">
            <text:p>8,126206522</text:p>
          </table:table-cell>
          <table:table-cell office:value-type="float" office:value="0.6269992514624404" table:style-name="ce4">
            <text:p>0,626999251</text:p>
          </table:table-cell>
          <table:table-cell table:number-columns-repeated="16375"/>
        </table:table-row>
        <table:table-row table:style-name="ro1">
          <table:table-cell office:value-type="float" office:value="253" table:style-name="ce3">
            <text:p>253</text:p>
          </table:table-cell>
          <table:table-cell office:value-type="string" table:style-name="ce4">
            <text:p>Taiobeiras</text:p>
          </table:table-cell>
          <table:table-cell office:value-type="float" office:value="37022" table:style-name="ce4">
            <text:p>37022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85</text:p>
          </table:table-cell>
          <table:table-cell office:value-type="float" office:value="6.6448081737093334" table:style-name="ce4">
            <text:p>6,644808174</text:p>
          </table:table-cell>
          <table:table-cell office:value-type="float" office:value="0.99854542071276464" table:style-name="ce4">
            <text:p>0,998545421</text:p>
          </table:table-cell>
          <table:table-cell table:number-columns-repeated="16375"/>
        </table:table-row>
        <table:table-row table:style-name="ro1">
          <table:table-cell office:value-type="float" office:value="254" table:style-name="ce3">
            <text:p>254</text:p>
          </table:table-cell>
          <table:table-cell office:value-type="string" table:style-name="ce4">
            <text:p>Divinópolis</text:p>
          </table:table-cell>
          <table:table-cell office:value-type="float" office:value="113564" table:style-name="ce4">
            <text:p>113564</text:p>
          </table:table-cell>
          <table:table-cell office:value-type="float" office:value="971" table:style-name="ce4">
            <text:p>971</text:p>
          </table:table-cell>
          <table:table-cell office:value-type="float" office:value="0.85502447958860206" table:style-name="ce4">
            <text:p>0,85502448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86</text:p>
          </table:table-cell>
          <table:table-cell office:value-type="float" office:value="4.677719598121989" table:style-name="ce4">
            <text:p>4,677719598</text:p>
          </table:table-cell>
          <table:table-cell office:value-type="float" office:value="0.34612719819135901" table:style-name="ce4">
            <text:p>0,346127198</text:p>
          </table:table-cell>
          <table:table-cell table:number-columns-repeated="16375"/>
        </table:table-row>
        <table:table-row table:style-name="ro1">
          <table:table-cell office:value-type="float" office:value="255" table:style-name="ce3">
            <text:p>255</text:p>
          </table:table-cell>
          <table:table-cell office:value-type="string" table:style-name="ce4">
            <text:p>Lagoa da Prata/Sto Ant do Monte</text:p>
          </table:table-cell>
          <table:table-cell office:value-type="float" office:value="41513" table:style-name="ce4">
            <text:p>41513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87</text:p>
          </table:table-cell>
          <table:table-cell office:value-type="float" office:value="3.1098816627062806" table:style-name="ce4">
            <text:p>3,109881663</text:p>
          </table:table-cell>
          <table:table-cell office:value-type="float" office:value="0.22424973745988297" table:style-name="ce4">
            <text:p>0,224249737</text:p>
          </table:table-cell>
          <table:table-cell table:number-columns-repeated="16375"/>
        </table:table-row>
        <table:table-row table:style-name="ro1">
          <table:table-cell office:value-type="float" office:value="256" table:style-name="ce3">
            <text:p>256</text:p>
          </table:table-cell>
          <table:table-cell office:value-type="string" table:style-name="ce4">
            <text:p>Oliveira/Santo Antônio do Amparo</text:p>
          </table:table-cell>
          <table:table-cell office:value-type="float" office:value="32031" table:style-name="ce4">
            <text:p>32031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88</text:p>
          </table:table-cell>
          <table:table-cell office:value-type="float" office:value="3.2298748322118813" table:style-name="ce4">
            <text:p>3,229874832</text:p>
          </table:table-cell>
          <table:table-cell office:value-type="float" office:value="0.25053061847215569" table:style-name="ce4">
            <text:p>0,250530618</text:p>
          </table:table-cell>
          <table:table-cell table:number-columns-repeated="16375"/>
        </table:table-row>
        <table:table-row table:style-name="ro1">
          <table:table-cell office:value-type="float" office:value="257" table:style-name="ce3">
            <text:p>257</text:p>
          </table:table-cell>
          <table:table-cell office:value-type="string" table:style-name="ce4">
            <text:p>Campo Belo</text:p>
          </table:table-cell>
          <table:table-cell office:value-type="float" office:value="32314" table:style-name="ce4">
            <text:p>32314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89</text:p>
          </table:table-cell>
          <table:table-cell office:value-type="float" office:value="2.8456666285419732" table:style-name="ce4">
            <text:p>2,845666629</text:p>
          </table:table-cell>
          <table:table-cell office:value-type="float" office:value="0.2300639168696943" table:style-name="ce4">
            <text:p>0,230063917</text:p>
          </table:table-cell>
          <table:table-cell table:number-columns-repeated="16375"/>
        </table:table-row>
        <table:table-row table:style-name="ro1">
          <table:table-cell office:value-type="float" office:value="258" table:style-name="ce3">
            <text:p>258</text:p>
          </table:table-cell>
          <table:table-cell office:value-type="string" table:style-name="ce4">
            <text:p>Lima Duarte</text:p>
          </table:table-cell>
          <table:table-cell office:value-type="float" office:value="26288" table:style-name="ce4">
            <text:p>26288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90</text:p>
          </table:table-cell>
          <table:table-cell office:value-type="float" office:value="6.1220045826099678" table:style-name="ce4">
            <text:p>6,122004583</text:p>
          </table:table-cell>
          <table:table-cell office:value-type="float" office:value="0.46052821775274871" table:style-name="ce4">
            <text:p>0,460528218</text:p>
          </table:table-cell>
          <table:table-cell table:number-columns-repeated="16375"/>
        </table:table-row>
        <table:table-row table:style-name="ro1">
          <table:table-cell office:value-type="float" office:value="259" table:style-name="ce3">
            <text:p>259</text:p>
          </table:table-cell>
          <table:table-cell office:value-type="string" table:style-name="ce4">
            <text:p>Cassia</text:p>
          </table:table-cell>
          <table:table-cell office:value-type="float" office:value="16026" table:style-name="ce4">
            <text:p>16026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91</text:p>
          </table:table-cell>
          <table:table-cell office:value-type="float" office:value="3.4657746806270273" table:style-name="ce4">
            <text:p>3,465774681</text:p>
          </table:table-cell>
          <table:table-cell office:value-type="float" office:value="0.27107768242434777" table:style-name="ce4">
            <text:p>0,271077682</text:p>
          </table:table-cell>
          <table:table-cell table:number-columns-repeated="16375"/>
        </table:table-row>
        <table:table-row table:style-name="ro1">
          <table:table-cell office:value-type="float" office:value="260" table:style-name="ce3">
            <text:p>260</text:p>
          </table:table-cell>
          <table:table-cell office:value-type="string" table:style-name="ce4">
            <text:p>Passos</text:p>
          </table:table-cell>
          <table:table-cell office:value-type="float" office:value="65985" table:style-name="ce4">
            <text:p>65985</text:p>
          </table:table-cell>
          <table:table-cell office:value-type="float" office:value="532" table:style-name="ce4">
            <text:p>532</text:p>
          </table:table-cell>
          <table:table-cell office:value-type="float" office:value="0.80624384329771925" table:style-name="ce4">
            <text:p>0,806243843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92</text:p>
          </table:table-cell>
          <table:table-cell office:value-type="float" office:value="5.2228837139075646" table:style-name="ce4">
            <text:p>5,222883714</text:p>
          </table:table-cell>
          <table:table-cell office:value-type="float" office:value="0.40709335292737131" table:style-name="ce4">
            <text:p>0,407093353</text:p>
          </table:table-cell>
          <table:table-cell table:number-columns-repeated="16375"/>
        </table:table-row>
        <table:table-row table:style-name="ro1">
          <table:table-cell office:value-type="float" office:value="261" table:style-name="ce3">
            <text:p>261</text:p>
          </table:table-cell>
          <table:table-cell office:value-type="string" table:style-name="ce4">
            <text:p>Piumhi</text:p>
          </table:table-cell>
          <table:table-cell office:value-type="float" office:value="26609" table:style-name="ce4">
            <text:p>26609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93</text:p>
          </table:table-cell>
          <table:table-cell office:value-type="float" office:value="5.5913010464264392" table:style-name="ce4">
            <text:p>5,591301046</text:p>
          </table:table-cell>
          <table:table-cell office:value-type="float" office:value="0.47040081587759675" table:style-name="ce4">
            <text:p>0,470400816</text:p>
          </table:table-cell>
          <table:table-cell table:number-columns-repeated="16375"/>
        </table:table-row>
        <table:table-row table:style-name="ro1">
          <table:table-cell office:value-type="float" office:value="262" table:style-name="ce3">
            <text:p>262</text:p>
          </table:table-cell>
          <table:table-cell office:value-type="string" table:style-name="ce4">
            <text:p>Almenara/Jacinto</text:p>
          </table:table-cell>
          <table:table-cell office:value-type="float" office:value="51607" table:style-name="ce4">
            <text:p>51607</text:p>
          </table:table-cell>
          <table:table-cell office:value-type="float" office:value="475" table:style-name="ce4">
            <text:p>475</text:p>
          </table:table-cell>
          <table:table-cell office:value-type="float" office:value="0.92041777278276204" table:style-name="ce4">
            <text:p>0,920417773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94</text:p>
          </table:table-cell>
          <table:table-cell office:value-type="float" office:value="8.0114858803413718" table:style-name="ce4">
            <text:p>8,01148588</text:p>
          </table:table-cell>
          <table:table-cell office:value-type="float" office:value="1.2246981125124041" table:style-name="ce4">
            <text:p>1,224698113</text:p>
          </table:table-cell>
          <table:table-cell table:number-columns-repeated="16375"/>
        </table:table-row>
        <table:table-row table:style-name="ro1">
          <table:table-cell office:value-type="float" office:value="263" table:style-name="ce3">
            <text:p>263</text:p>
          </table:table-cell>
          <table:table-cell office:value-type="string" table:style-name="ce4">
            <text:p>Serro</text:p>
          </table:table-cell>
          <table:table-cell office:value-type="float" office:value="17714" table:style-name="ce4">
            <text:p>17714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95</text:p>
          </table:table-cell>
          <table:table-cell office:value-type="float" office:value="5.4923002684047004" table:style-name="ce4">
            <text:p>5,492300268</text:p>
          </table:table-cell>
          <table:table-cell office:value-type="float" office:value="0.32863196026503338" table:style-name="ce4">
            <text:p>0,32863196</text:p>
          </table:table-cell>
          <table:table-cell table:number-columns-repeated="16375"/>
        </table:table-row>
        <table:table-row table:style-name="ro1">
          <table:table-cell office:value-type="float" office:value="264" table:style-name="ce3">
            <text:p>264</text:p>
          </table:table-cell>
          <table:table-cell office:value-type="string" table:style-name="ce4">
            <text:p>Itambacuri</text:p>
          </table:table-cell>
          <table:table-cell office:value-type="float" office:value="12896" table:style-name="ce4">
            <text:p>12896</text:p>
          </table:table-cell>
          <table:table-cell office:value-type="float" office:value="151" table:style-name="ce4">
            <text:p>151</text:p>
          </table:table-cell>
          <table:table-cell office:value-type="float" office:value="1.1709057071960298" table:style-name="ce4">
            <text:p>1,170905707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96</text:p>
          </table:table-cell>
          <table:table-cell office:value-type="float" office:value="3.9171140882606283" table:style-name="ce4">
            <text:p>3,917114088</text:p>
          </table:table-cell>
          <table:table-cell office:value-type="float" office:value="0.2998859751571194" table:style-name="ce4">
            <text:p>0,299885975</text:p>
          </table:table-cell>
          <table:table-cell table:number-columns-repeated="16375"/>
        </table:table-row>
        <table:table-row table:style-name="ro1">
          <table:table-cell office:value-type="float" office:value="265" table:style-name="ce3">
            <text:p>265</text:p>
          </table:table-cell>
          <table:table-cell office:value-type="string" table:style-name="ce4">
            <text:p>Juiz de Fora</text:p>
          </table:table-cell>
          <table:table-cell office:value-type="float" office:value="251638" table:style-name="ce4">
            <text:p>251638</text:p>
          </table:table-cell>
          <table:table-cell office:value-type="float" office:value="5539" table:style-name="ce4">
            <text:p>5539</text:p>
          </table:table-cell>
          <table:table-cell office:value-type="float" office:value="2.2011778825137696" table:style-name="ce4">
            <text:p>2,201177883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97</text:p>
          </table:table-cell>
          <table:table-cell office:value-type="float" office:value="4.7078460122155574" table:style-name="ce4">
            <text:p>4,707846012</text:p>
          </table:table-cell>
          <table:table-cell office:value-type="float" office:value="0.30550149007485095" table:style-name="ce4">
            <text:p>0,30550149</text:p>
          </table:table-cell>
          <table:table-cell table:number-columns-repeated="16375"/>
        </table:table-row>
        <table:table-row table:style-name="ro1">
          <table:table-cell office:value-type="float" office:value="266" table:style-name="ce3">
            <text:p>266</text:p>
          </table:table-cell>
          <table:table-cell office:value-type="string" table:style-name="ce4">
            <text:p>salinas</text:p>
          </table:table-cell>
          <table:table-cell office:value-type="float" office:value="21119" table:style-name="ce4">
            <text:p>21119</text:p>
          </table:table-cell>
          <table:table-cell table:number-columns-repeated="2" table:style-name="ce4"/>
          <table:table-cell office:value-type="float" office:value="31" table:style-name="ce3">
            <text:p>31</text:p>
          </table:table-cell>
          <table:table-cell office:value-type="string" table:style-name="ce4">
            <text:p>31098</text:p>
          </table:table-cell>
          <table:table-cell office:value-type="float" office:value="4.2065747156302216" table:style-name="ce4">
            <text:p>4,206574716</text:p>
          </table:table-cell>
          <table:table-cell office:value-type="float" office:value="0.42611877281941457" table:style-name="ce4">
            <text:p>0,426118773</text:p>
          </table:table-cell>
          <table:table-cell table:number-columns-repeated="16375"/>
        </table:table-row>
        <table:table-row table:style-name="ro1">
          <table:table-cell office:value-type="float" office:value="267" table:style-name="ce3">
            <text:p>267</text:p>
          </table:table-cell>
          <table:table-cell office:value-type="string" table:style-name="ce4">
            <text:p>Teófilo Otoni / Malacacheta</text:p>
          </table:table-cell>
          <table:table-cell office:value-type="float" office:value="80864" table:style-name="ce4">
            <text:p>80864</text:p>
          </table:table-cell>
          <table:table-cell office:value-type="float" office:value="2134" table:style-name="ce4">
            <text:p>2134</text:p>
          </table:table-cell>
          <table:table-cell office:value-type="float" office:value="2.6389988128215274" table:style-name="ce4">
            <text:p>2,638998813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31099</text:p>
          </table:table-cell>
          <table:table-cell office:value-type="float" office:value="10.139052239191335" table:style-name="ce4">
            <text:p>10,13905224</text:p>
          </table:table-cell>
          <table:table-cell office:value-type="float" office:value="0.96849516283373915" table:style-name="ce4">
            <text:p>0,968495163</text:p>
          </table:table-cell>
          <table:table-cell table:number-columns-repeated="16375"/>
        </table:table-row>
        <table:table-row table:style-name="ro1">
          <table:table-cell office:value-type="float" office:value="268" table:style-name="ce3">
            <text:p>268</text:p>
          </table:table-cell>
          <table:table-cell office:value-type="string" table:style-name="ce4">
            <text:p>Central</text:p>
          </table:table-cell>
          <table:table-cell office:value-type="float" office:value="188974" table:style-name="ce4">
            <text:p>188974</text:p>
          </table:table-cell>
          <table:table-cell office:value-type="float" office:value="20281" table:style-name="ce4">
            <text:p>20281</text:p>
          </table:table-cell>
          <table:table-cell office:value-type="float" office:value="10.732164213066348" table:style-name="ce4">
            <text:p>10,73216421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32001</text:p>
          </table:table-cell>
          <table:table-cell office:value-type="float" office:value="7.9946822676706031" table:style-name="ce4">
            <text:p>7,994682268</text:p>
          </table:table-cell>
          <table:table-cell office:value-type="float" office:value="1.1189814503288269" table:style-name="ce4">
            <text:p>1,11898145</text:p>
          </table:table-cell>
          <table:table-cell table:number-columns-repeated="16375"/>
        </table:table-row>
        <table:table-row table:style-name="ro1">
          <table:table-cell office:value-type="float" office:value="269" table:style-name="ce3">
            <text:p>269</text:p>
          </table:table-cell>
          <table:table-cell office:value-type="string" table:style-name="ce4">
            <text:p>Metropolitana</text:p>
          </table:table-cell>
          <table:table-cell office:value-type="float" office:value="647565" table:style-name="ce4">
            <text:p>647565</text:p>
          </table:table-cell>
          <table:table-cell office:value-type="float" office:value="229010" table:style-name="ce4">
            <text:p>229010</text:p>
          </table:table-cell>
          <table:table-cell office:value-type="float" office:value="35.364789635017338" table:style-name="ce4">
            <text:p>35,36478964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32002</text:p>
          </table:table-cell>
          <table:table-cell office:value-type="float" office:value="8.6561274410416793" table:style-name="ce4">
            <text:p>8,656127441</text:p>
          </table:table-cell>
          <table:table-cell office:value-type="float" office:value="0.80832653789630704" table:style-name="ce4">
            <text:p>0,808326538</text:p>
          </table:table-cell>
          <table:table-cell table:number-columns-repeated="16375"/>
        </table:table-row>
        <table:table-row table:style-name="ro1">
          <table:table-cell office:value-type="float" office:value="270" table:style-name="ce3">
            <text:p>270</text:p>
          </table:table-cell>
          <table:table-cell office:value-type="string" table:style-name="ce4">
            <text:p>Norte</text:p>
          </table:table-cell>
          <table:table-cell office:value-type="float" office:value="132400" table:style-name="ce4">
            <text:p>132400</text:p>
          </table:table-cell>
          <table:table-cell office:value-type="float" office:value="15220" table:style-name="ce4">
            <text:p>15220</text:p>
          </table:table-cell>
          <table:table-cell office:value-type="float" office:value="11.495468277945619" table:style-name="ce4">
            <text:p>11,49546828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32003</text:p>
          </table:table-cell>
          <table:table-cell office:value-type="float" office:value="6.5660056168864109" table:style-name="ce4">
            <text:p>6,566005617</text:p>
          </table:table-cell>
          <table:table-cell office:value-type="float" office:value="1.1633986486918575" table:style-name="ce4">
            <text:p>1,163398649</text:p>
          </table:table-cell>
          <table:table-cell table:number-columns-repeated="16375"/>
        </table:table-row>
        <table:table-row table:style-name="ro1">
          <table:table-cell office:value-type="float" office:value="271" table:style-name="ce3">
            <text:p>271</text:p>
          </table:table-cell>
          <table:table-cell office:value-type="string" table:style-name="ce4">
            <text:p>Sul</text:p>
          </table:table-cell>
          <table:table-cell office:value-type="float" office:value="204963" table:style-name="ce4">
            <text:p>204963</text:p>
          </table:table-cell>
          <table:table-cell office:value-type="float" office:value="41928" table:style-name="ce4">
            <text:p>41928</text:p>
          </table:table-cell>
          <table:table-cell office:value-type="float" office:value="20.456375053058355" table:style-name="ce4">
            <text:p>20,45637505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32004</text:p>
          </table:table-cell>
          <table:table-cell office:value-type="float" office:value="7.3669799546676868" table:style-name="ce4">
            <text:p>7,366979955</text:p>
          </table:table-cell>
          <table:table-cell office:value-type="float" office:value="0.87654919698233669" table:style-name="ce4">
            <text:p>0,876549197</text:p>
          </table:table-cell>
          <table:table-cell table:number-columns-repeated="16375"/>
        </table:table-row>
        <table:table-row table:style-name="ro1">
          <table:table-cell office:value-type="float" office:value="272" table:style-name="ce3">
            <text:p>272</text:p>
          </table:table-cell>
          <table:table-cell office:value-type="string" table:style-name="ce4">
            <text:p>Baia da Ilha Grande</text:p>
          </table:table-cell>
          <table:table-cell office:value-type="float" office:value="82550" table:style-name="ce4">
            <text:p>82550</text:p>
          </table:table-cell>
          <table:table-cell office:value-type="float" office:value="23777" table:style-name="ce4">
            <text:p>23777</text:p>
          </table:table-cell>
          <table:table-cell office:value-type="float" office:value="28.803149606299211" table:style-name="ce4">
            <text:p>28,80314961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33001</text:p>
          </table:table-cell>
          <table:table-cell office:value-type="float" office:value="11.223075858031905" table:style-name="ce4">
            <text:p>11,22307586</text:p>
          </table:table-cell>
          <table:table-cell office:value-type="float" office:value="0.18549990997949059" table:style-name="ce4">
            <text:p>0,18549991</text:p>
          </table:table-cell>
          <table:table-cell table:number-columns-repeated="16375"/>
        </table:table-row>
        <table:table-row table:style-name="ro1">
          <table:table-cell office:value-type="float" office:value="273" table:style-name="ce3">
            <text:p>273</text:p>
          </table:table-cell>
          <table:table-cell office:value-type="string" table:style-name="ce4">
            <text:p>Baixada Litorânea</text:p>
          </table:table-cell>
          <table:table-cell office:value-type="float" office:value="249463" table:style-name="ce4">
            <text:p>249463</text:p>
          </table:table-cell>
          <table:table-cell office:value-type="float" office:value="30094" table:style-name="ce4">
            <text:p>30094</text:p>
          </table:table-cell>
          <table:table-cell office:value-type="float" office:value="12.063512424688231" table:style-name="ce4">
            <text:p>12,0635124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33002</text:p>
          </table:table-cell>
          <table:table-cell office:value-type="float" office:value="5.0001746691510149" table:style-name="ce4">
            <text:p>5,000174669</text:p>
          </table:table-cell>
          <table:table-cell office:value-type="float" office:value="0.23742909829621961" table:style-name="ce4">
            <text:p>0,237429098</text:p>
          </table:table-cell>
          <table:table-cell table:number-columns-repeated="16375"/>
        </table:table-row>
        <table:table-row table:style-name="ro1">
          <table:table-cell office:value-type="float" office:value="274" table:style-name="ce3">
            <text:p>274</text:p>
          </table:table-cell>
          <table:table-cell office:value-type="string" table:style-name="ce4">
            <text:p>Centro-Sul</text:p>
          </table:table-cell>
          <table:table-cell office:value-type="float" office:value="99707" table:style-name="ce4">
            <text:p>99707</text:p>
          </table:table-cell>
          <table:table-cell office:value-type="float" office:value="3151" table:style-name="ce4">
            <text:p>3151</text:p>
          </table:table-cell>
          <table:table-cell office:value-type="float" office:value="3.1602595605123009" table:style-name="ce4">
            <text:p>3,160259561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33003</text:p>
          </table:table-cell>
          <table:table-cell office:value-type="float" office:value="4.8754164570203988" table:style-name="ce4">
            <text:p>4,875416457</text:p>
          </table:table-cell>
          <table:table-cell office:value-type="float" office:value="0.28197146460544004" table:style-name="ce4">
            <text:p>0,281971465</text:p>
          </table:table-cell>
          <table:table-cell table:number-columns-repeated="16375"/>
        </table:table-row>
        <table:table-row table:style-name="ro1">
          <table:table-cell office:value-type="float" office:value="275" table:style-name="ce3">
            <text:p>275</text:p>
          </table:table-cell>
          <table:table-cell office:value-type="string" table:style-name="ce4">
            <text:p>Médio Paraíba</text:p>
          </table:table-cell>
          <table:table-cell office:value-type="float" office:value="289870" table:style-name="ce4">
            <text:p>289870</text:p>
          </table:table-cell>
          <table:table-cell office:value-type="float" office:value="21444" table:style-name="ce4">
            <text:p>21444</text:p>
          </table:table-cell>
          <table:table-cell office:value-type="float" office:value="7.3977990133508129" table:style-name="ce4">
            <text:p>7,397799013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33004</text:p>
          </table:table-cell>
          <table:table-cell office:value-type="float" office:value="6.1820658099819017" table:style-name="ce4">
            <text:p>6,18206581</text:p>
          </table:table-cell>
          <table:table-cell office:value-type="float" office:value="0.54291862271206737" table:style-name="ce4">
            <text:p>0,542918623</text:p>
          </table:table-cell>
          <table:table-cell table:number-columns-repeated="16375"/>
        </table:table-row>
        <table:table-row table:style-name="ro1">
          <table:table-cell office:value-type="float" office:value="276" table:style-name="ce3">
            <text:p>276</text:p>
          </table:table-cell>
          <table:table-cell office:value-type="string" table:style-name="ce4">
            <text:p>Metropolitana I</text:p>
          </table:table-cell>
          <table:table-cell office:value-type="float" office:value="3524074" table:style-name="ce4">
            <text:p>3524074</text:p>
          </table:table-cell>
          <table:table-cell office:value-type="float" office:value="531309" table:style-name="ce4">
            <text:p>531309</text:p>
          </table:table-cell>
          <table:table-cell office:value-type="float" office:value="15.076556281167763" table:style-name="ce4">
            <text:p>15,07655628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33005</text:p>
          </table:table-cell>
          <table:table-cell office:value-type="float" office:value="6.1504909312287817" table:style-name="ce4">
            <text:p>6,150490931</text:p>
          </table:table-cell>
          <table:table-cell office:value-type="float" office:value="0.30418079145925508" table:style-name="ce4">
            <text:p>0,304180791</text:p>
          </table:table-cell>
          <table:table-cell table:number-columns-repeated="16375"/>
        </table:table-row>
        <table:table-row table:style-name="ro1">
          <table:table-cell office:value-type="float" office:value="277" table:style-name="ce3">
            <text:p>277</text:p>
          </table:table-cell>
          <table:table-cell office:value-type="string" table:style-name="ce4">
            <text:p>Metropolitana II</text:p>
          </table:table-cell>
          <table:table-cell office:value-type="float" office:value="720745" table:style-name="ce4">
            <text:p>720745</text:p>
          </table:table-cell>
          <table:table-cell office:value-type="float" office:value="48958" table:style-name="ce4">
            <text:p>48958</text:p>
          </table:table-cell>
          <table:table-cell office:value-type="float" office:value="6.7926936711319534" table:style-name="ce4">
            <text:p>6,792693671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33006</text:p>
          </table:table-cell>
          <table:table-cell office:value-type="float" office:value="4.0845048187712587" table:style-name="ce4">
            <text:p>4,084504819</text:p>
          </table:table-cell>
          <table:table-cell office:value-type="float" office:value="0.23853633909621522" table:style-name="ce4">
            <text:p>0,238536339</text:p>
          </table:table-cell>
          <table:table-cell table:number-columns-repeated="16375"/>
        </table:table-row>
        <table:table-row table:style-name="ro1">
          <table:table-cell office:value-type="float" office:value="278" table:style-name="ce3">
            <text:p>278</text:p>
          </table:table-cell>
          <table:table-cell office:value-type="string" table:style-name="ce4">
            <text:p>Noroeste</text:p>
          </table:table-cell>
          <table:table-cell office:value-type="float" office:value="110530" table:style-name="ce4">
            <text:p>110530</text:p>
          </table:table-cell>
          <table:table-cell office:value-type="float" office:value="41" table:style-name="ce4">
            <text:p>41</text:p>
          </table:table-cell>
          <table:table-cell office:value-type="float" office:value="3.7094001628517143E-2" table:style-name="ce4">
            <text:p>0,037094002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33007</text:p>
          </table:table-cell>
          <table:table-cell office:value-type="float" office:value="5.7450473487599654" table:style-name="ce4">
            <text:p>5,745047349</text:p>
          </table:table-cell>
          <table:table-cell office:value-type="float" office:value="0.51315661822698566" table:style-name="ce4">
            <text:p>0,513156618</text:p>
          </table:table-cell>
          <table:table-cell table:number-columns-repeated="16375"/>
        </table:table-row>
        <table:table-row table:style-name="ro1">
          <table:table-cell office:value-type="float" office:value="279" table:style-name="ce3">
            <text:p>279</text:p>
          </table:table-cell>
          <table:table-cell office:value-type="string" table:style-name="ce4">
            <text:p>Norte</text:p>
          </table:table-cell>
          <table:table-cell office:value-type="float" office:value="291090" table:style-name="ce4">
            <text:p>291090</text:p>
          </table:table-cell>
          <table:table-cell office:value-type="float" office:value="21547" table:style-name="ce4">
            <text:p>21547</text:p>
          </table:table-cell>
          <table:table-cell office:value-type="float" office:value="7.4021780205434746" table:style-name="ce4">
            <text:p>7,402178021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33008</text:p>
          </table:table-cell>
          <table:table-cell office:value-type="float" office:value="7.4905666738973995" table:style-name="ce4">
            <text:p>7,490566674</text:p>
          </table:table-cell>
          <table:table-cell office:value-type="float" office:value="0.80520219672321758" table:style-name="ce4">
            <text:p>0,805202197</text:p>
          </table:table-cell>
          <table:table-cell table:number-columns-repeated="16375"/>
        </table:table-row>
        <table:table-row table:style-name="ro1">
          <table:table-cell office:value-type="float" office:value="280" table:style-name="ce3">
            <text:p>280</text:p>
          </table:table-cell>
          <table:table-cell office:value-type="string" table:style-name="ce4">
            <text:p>Serrana</text:p>
          </table:table-cell>
          <table:table-cell office:value-type="float" office:value="309960" table:style-name="ce4">
            <text:p>309960</text:p>
          </table:table-cell>
          <table:table-cell office:value-type="float" office:value="37005" table:style-name="ce4">
            <text:p>37005</text:p>
          </table:table-cell>
          <table:table-cell office:value-type="float" office:value="11.938637243515291" table:style-name="ce4">
            <text:p>11,93863724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33009</text:p>
          </table:table-cell>
          <table:table-cell office:value-type="float" office:value="7.0398781758530964" table:style-name="ce4">
            <text:p>7,039878176</text:p>
          </table:table-cell>
          <table:table-cell office:value-type="float" office:value="0.72271991170503036" table:style-name="ce4">
            <text:p>0,722719912</text:p>
          </table:table-cell>
          <table:table-cell table:number-columns-repeated="16375"/>
        </table:table-row>
        <table:table-row table:style-name="ro1">
          <table:table-cell office:value-type="float" office:value="281" table:style-name="ce3">
            <text:p>281</text:p>
          </table:table-cell>
          <table:table-cell office:value-type="string" table:style-name="ce4">
            <text:p>Alto do Tietê</text:p>
          </table:table-cell>
          <table:table-cell office:value-type="float" office:value="881851" table:style-name="ce4">
            <text:p>881851</text:p>
          </table:table-cell>
          <table:table-cell office:value-type="float" office:value="96780" table:style-name="ce4">
            <text:p>96780</text:p>
          </table:table-cell>
          <table:table-cell office:value-type="float" office:value="10.97464310864307" table:style-name="ce4">
            <text:p>10,97464311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011</text:p>
          </table:table-cell>
          <table:table-cell office:value-type="float" office:value="3.4061381864287315" table:style-name="ce4">
            <text:p>3,406138186</text:p>
          </table:table-cell>
          <table:table-cell office:value-type="float" office:value="0.25102699246043148" table:style-name="ce4">
            <text:p>0,251026992</text:p>
          </table:table-cell>
          <table:table-cell table:number-columns-repeated="16375"/>
        </table:table-row>
        <table:table-row table:style-name="ro1">
          <table:table-cell office:value-type="float" office:value="282" table:style-name="ce3">
            <text:p>282</text:p>
          </table:table-cell>
          <table:table-cell office:value-type="string" table:style-name="ce4">
            <text:p>Franco da Rocha</text:p>
          </table:table-cell>
          <table:table-cell office:value-type="float" office:value="191610" table:style-name="ce4">
            <text:p>191610</text:p>
          </table:table-cell>
          <table:table-cell office:value-type="float" office:value="16888" table:style-name="ce4">
            <text:p>16888</text:p>
          </table:table-cell>
          <table:table-cell office:value-type="float" office:value="8.8137362350608015" table:style-name="ce4">
            <text:p>8,813736235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012</text:p>
          </table:table-cell>
          <table:table-cell office:value-type="float" office:value="1.7654575215724657" table:style-name="ce4">
            <text:p>1,765457522</text:p>
          </table:table-cell>
          <table:table-cell office:value-type="float" office:value="6.458240227755821E-2" table:style-name="ce4">
            <text:p>0,064582402</text:p>
          </table:table-cell>
          <table:table-cell table:number-columns-repeated="16375"/>
        </table:table-row>
        <table:table-row table:style-name="ro1">
          <table:table-cell office:value-type="float" office:value="283" table:style-name="ce3">
            <text:p>283</text:p>
          </table:table-cell>
          <table:table-cell office:value-type="string" table:style-name="ce4">
            <text:p>Mananciais</text:p>
          </table:table-cell>
          <table:table-cell office:value-type="float" office:value="332605" table:style-name="ce4">
            <text:p>332605</text:p>
          </table:table-cell>
          <table:table-cell office:value-type="float" office:value="26484" table:style-name="ce4">
            <text:p>26484</text:p>
          </table:table-cell>
          <table:table-cell office:value-type="float" office:value="7.9625982772357604" table:style-name="ce4">
            <text:p>7,962598277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013</text:p>
          </table:table-cell>
          <table:table-cell office:value-type="float" office:value="2.6511424977029718" table:style-name="ce4">
            <text:p>2,651142498</text:p>
          </table:table-cell>
          <table:table-cell office:value-type="float" office:value="0.13046015903139049" table:style-name="ce4">
            <text:p>0,130460159</text:p>
          </table:table-cell>
          <table:table-cell table:number-columns-repeated="16375"/>
        </table:table-row>
        <table:table-row table:style-name="ro1">
          <table:table-cell office:value-type="float" office:value="284" table:style-name="ce3">
            <text:p>284</text:p>
          </table:table-cell>
          <table:table-cell office:value-type="string" table:style-name="ce4">
            <text:p>Rota dos Bandeirantes</text:p>
          </table:table-cell>
          <table:table-cell office:value-type="float" office:value="619798" table:style-name="ce4">
            <text:p>619798</text:p>
          </table:table-cell>
          <table:table-cell office:value-type="float" office:value="51896" table:style-name="ce4">
            <text:p>51896</text:p>
          </table:table-cell>
          <table:table-cell office:value-type="float" office:value="8.3730505745420274" table:style-name="ce4">
            <text:p>8,373050575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014</text:p>
          </table:table-cell>
          <table:table-cell office:value-type="float" office:value="1.5430090984178291" table:style-name="ce4">
            <text:p>1,543009098</text:p>
          </table:table-cell>
          <table:table-cell office:value-type="float" office:value="4.8942397562177879E-2" table:style-name="ce4">
            <text:p>0,048942398</text:p>
          </table:table-cell>
          <table:table-cell table:number-columns-repeated="16375"/>
        </table:table-row>
        <table:table-row table:style-name="ro1">
          <table:table-cell office:value-type="float" office:value="285" table:style-name="ce3">
            <text:p>285</text:p>
          </table:table-cell>
          <table:table-cell office:value-type="string" table:style-name="ce4">
            <text:p>Grande ABC</text:p>
          </table:table-cell>
          <table:table-cell office:value-type="float" office:value="936792" table:style-name="ce4">
            <text:p>936792</text:p>
          </table:table-cell>
          <table:table-cell office:value-type="float" office:value="144208" table:style-name="ce4">
            <text:p>144208</text:p>
          </table:table-cell>
          <table:table-cell office:value-type="float" office:value="15.393812073544607" table:style-name="ce4">
            <text:p>15,39381207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015</text:p>
          </table:table-cell>
          <table:table-cell office:value-type="float" office:value="1.6253583388922868" table:style-name="ce4">
            <text:p>1,625358339</text:p>
          </table:table-cell>
          <table:table-cell office:value-type="float" office:value="7.3399280151727836E-2" table:style-name="ce4">
            <text:p>0,07339928</text:p>
          </table:table-cell>
          <table:table-cell table:number-columns-repeated="16375"/>
        </table:table-row>
        <table:table-row table:style-name="ro1">
          <table:table-cell office:value-type="float" office:value="286" table:style-name="ce3">
            <text:p>286</text:p>
          </table:table-cell>
          <table:table-cell office:value-type="string" table:style-name="ce4">
            <text:p>São Paulo</text:p>
          </table:table-cell>
          <table:table-cell office:value-type="float" office:value="4104611" table:style-name="ce4">
            <text:p>4104611</text:p>
          </table:table-cell>
          <table:table-cell office:value-type="float" office:value="529921" table:style-name="ce4">
            <text:p>529921</text:p>
          </table:table-cell>
          <table:table-cell office:value-type="float" office:value="12.910382981481073" table:style-name="ce4">
            <text:p>12,91038298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016</text:p>
          </table:table-cell>
          <table:table-cell office:value-type="float" office:value="3.2532309749553456" table:style-name="ce4">
            <text:p>3,253230975</text:p>
          </table:table-cell>
          <table:table-cell office:value-type="float" office:value="0.1346168848965994" table:style-name="ce4">
            <text:p>0,134616885</text:p>
          </table:table-cell>
          <table:table-cell table:number-columns-repeated="16375"/>
        </table:table-row>
        <table:table-row table:style-name="ro1">
          <table:table-cell office:value-type="float" office:value="287" table:style-name="ce3">
            <text:p>287</text:p>
          </table:table-cell>
          <table:table-cell office:value-type="string" table:style-name="ce4">
            <text:p>Central do DRS II</text:p>
          </table:table-cell>
          <table:table-cell office:value-type="float" office:value="111337" table:style-name="ce4">
            <text:p>111337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021</text:p>
          </table:table-cell>
          <table:table-cell office:value-type="float" office:value="4.8084922626256903" table:style-name="ce4">
            <text:p>4,808492263</text:p>
          </table:table-cell>
          <table:table-cell office:value-type="float" office:value="0.51529584857972743" table:style-name="ce4">
            <text:p>0,515295849</text:p>
          </table:table-cell>
          <table:table-cell table:number-columns-repeated="16375"/>
        </table:table-row>
        <table:table-row table:style-name="ro1">
          <table:table-cell office:value-type="float" office:value="288" table:style-name="ce3">
            <text:p>288</text:p>
          </table:table-cell>
          <table:table-cell office:value-type="string" table:style-name="ce4">
            <text:p>Lagos do DRS II</text:p>
          </table:table-cell>
          <table:table-cell office:value-type="float" office:value="65035" table:style-name="ce4">
            <text:p>65035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022</text:p>
          </table:table-cell>
          <table:table-cell office:value-type="float" office:value="4.2450232406726798" table:style-name="ce4">
            <text:p>4,245023241</text:p>
          </table:table-cell>
          <table:table-cell office:value-type="float" office:value="0.64424659557949515" table:style-name="ce4">
            <text:p>0,644246596</text:p>
          </table:table-cell>
          <table:table-cell table:number-columns-repeated="16375"/>
        </table:table-row>
        <table:table-row table:style-name="ro1">
          <table:table-cell office:value-type="float" office:value="289" table:style-name="ce3">
            <text:p>289</text:p>
          </table:table-cell>
          <table:table-cell office:value-type="string" table:style-name="ce4">
            <text:p>Consórcios do DRS II</text:p>
          </table:table-cell>
          <table:table-cell office:value-type="float" office:value="98488" table:style-name="ce4">
            <text:p>98488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023</text:p>
          </table:table-cell>
          <table:table-cell office:value-type="float" office:value="4.5619716237384882" table:style-name="ce4">
            <text:p>4,561971624</text:p>
          </table:table-cell>
          <table:table-cell office:value-type="float" office:value="0.37905150591644882" table:style-name="ce4">
            <text:p>0,379051506</text:p>
          </table:table-cell>
          <table:table-cell table:number-columns-repeated="16375"/>
        </table:table-row>
        <table:table-row table:style-name="ro1">
          <table:table-cell office:value-type="float" office:value="290" table:style-name="ce3">
            <text:p>290</text:p>
          </table:table-cell>
          <table:table-cell office:value-type="string" table:style-name="ce4">
            <text:p>Central do DRS III</text:p>
          </table:table-cell>
          <table:table-cell office:value-type="float" office:value="117492" table:style-name="ce4">
            <text:p>117492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031</text:p>
          </table:table-cell>
          <table:table-cell office:value-type="float" office:value="3.6155728806215044" table:style-name="ce4">
            <text:p>3,615572881</text:p>
          </table:table-cell>
          <table:table-cell office:value-type="float" office:value="0.24657800950808129" table:style-name="ce4">
            <text:p>0,24657801</text:p>
          </table:table-cell>
          <table:table-cell table:number-columns-repeated="16375"/>
        </table:table-row>
        <table:table-row table:style-name="ro1">
          <table:table-cell office:value-type="float" office:value="291" table:style-name="ce3">
            <text:p>291</text:p>
          </table:table-cell>
          <table:table-cell office:value-type="string" table:style-name="ce4">
            <text:p>Centro Oeste do DRS III</text:p>
          </table:table-cell>
          <table:table-cell office:value-type="float" office:value="50535" table:style-name="ce4">
            <text:p>50535</text:p>
          </table:table-cell>
          <table:table-cell office:value-type="float" office:value="67" table:style-name="ce4">
            <text:p>67</text:p>
          </table:table-cell>
          <table:table-cell office:value-type="float" office:value="0.13258137924210944" table:style-name="ce4">
            <text:p>0,132581379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032</text:p>
          </table:table-cell>
          <table:table-cell office:value-type="float" office:value="3.0007323153174772" table:style-name="ce4">
            <text:p>3,000732315</text:p>
          </table:table-cell>
          <table:table-cell office:value-type="float" office:value="0.24144784765557492" table:style-name="ce4">
            <text:p>0,241447848</text:p>
          </table:table-cell>
          <table:table-cell table:number-columns-repeated="16375"/>
        </table:table-row>
        <table:table-row table:style-name="ro1">
          <table:table-cell office:value-type="float" office:value="292" table:style-name="ce3">
            <text:p>292</text:p>
          </table:table-cell>
          <table:table-cell office:value-type="string" table:style-name="ce4">
            <text:p>Norte do DRS III</text:p>
          </table:table-cell>
          <table:table-cell office:value-type="float" office:value="53871" table:style-name="ce4">
            <text:p>53871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033</text:p>
          </table:table-cell>
          <table:table-cell office:value-type="float" office:value="1.9185757647278887" table:style-name="ce4">
            <text:p>1,918575765</text:p>
          </table:table-cell>
          <table:table-cell office:value-type="float" office:value="0.12849674624455831" table:style-name="ce4">
            <text:p>0,128496746</text:p>
          </table:table-cell>
          <table:table-cell table:number-columns-repeated="16375"/>
        </table:table-row>
        <table:table-row table:style-name="ro1">
          <table:table-cell office:value-type="float" office:value="293" table:style-name="ce3">
            <text:p>293</text:p>
          </table:table-cell>
          <table:table-cell office:value-type="string" table:style-name="ce4">
            <text:p>Coração do DRS III</text:p>
          </table:table-cell>
          <table:table-cell office:value-type="float" office:value="141222" table:style-name="ce4">
            <text:p>141222</text:p>
          </table:table-cell>
          <table:table-cell office:value-type="float" office:value="470" table:style-name="ce4">
            <text:p>470</text:p>
          </table:table-cell>
          <table:table-cell office:value-type="float" office:value="0.33280933565591764" table:style-name="ce4">
            <text:p>0,332809336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034</text:p>
          </table:table-cell>
          <table:table-cell office:value-type="float" office:value="4.2742149736003885" table:style-name="ce4">
            <text:p>4,274214974</text:p>
          </table:table-cell>
          <table:table-cell office:value-type="float" office:value="0.27134982849364792" table:style-name="ce4">
            <text:p>0,271349828</text:p>
          </table:table-cell>
          <table:table-cell table:number-columns-repeated="16375"/>
        </table:table-row>
        <table:table-row table:style-name="ro1">
          <table:table-cell office:value-type="float" office:value="294" table:style-name="ce3">
            <text:p>294</text:p>
          </table:table-cell>
          <table:table-cell office:value-type="string" table:style-name="ce4">
            <text:p>Baixada Santista</text:p>
          </table:table-cell>
          <table:table-cell office:value-type="float" office:value="569729" table:style-name="ce4">
            <text:p>569729</text:p>
          </table:table-cell>
          <table:table-cell office:value-type="float" office:value="95809" table:style-name="ce4">
            <text:p>95809</text:p>
          </table:table-cell>
          <table:table-cell office:value-type="float" office:value="16.816591748006509" table:style-name="ce4">
            <text:p>16,81659175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041</text:p>
          </table:table-cell>
          <table:table-cell office:value-type="float" office:value="5.270490333619664" table:style-name="ce4">
            <text:p>5,270490334</text:p>
          </table:table-cell>
          <table:table-cell office:value-type="float" office:value="0.21549001330247011" table:style-name="ce4">
            <text:p>0,215490013</text:p>
          </table:table-cell>
          <table:table-cell table:number-columns-repeated="16375"/>
        </table:table-row>
        <table:table-row table:style-name="ro1">
          <table:table-cell office:value-type="float" office:value="295" table:style-name="ce3">
            <text:p>295</text:p>
          </table:table-cell>
          <table:table-cell office:value-type="string" table:style-name="ce4">
            <text:p>Norte - Barretos</text:p>
          </table:table-cell>
          <table:table-cell office:value-type="float" office:value="99510" table:style-name="ce4">
            <text:p>99510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051</text:p>
          </table:table-cell>
          <table:table-cell office:value-type="float" office:value="4.9283398781728938" table:style-name="ce4">
            <text:p>4,928339878</text:p>
          </table:table-cell>
          <table:table-cell office:value-type="float" office:value="0.54754118160864951" table:style-name="ce4">
            <text:p>0,547541182</text:p>
          </table:table-cell>
          <table:table-cell table:number-columns-repeated="16375"/>
        </table:table-row>
        <table:table-row table:style-name="ro1">
          <table:table-cell office:value-type="float" office:value="296" table:style-name="ce3">
            <text:p>296</text:p>
          </table:table-cell>
          <table:table-cell office:value-type="string" table:style-name="ce4">
            <text:p>Sul - Barretos</text:p>
          </table:table-cell>
          <table:table-cell office:value-type="float" office:value="50299" table:style-name="ce4">
            <text:p>50299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052</text:p>
          </table:table-cell>
          <table:table-cell office:value-type="float" office:value="2.9278639474714274" table:style-name="ce4">
            <text:p>2,927863947</text:p>
          </table:table-cell>
          <table:table-cell office:value-type="float" office:value="0.15412683912757799" table:style-name="ce4">
            <text:p>0,154126839</text:p>
          </table:table-cell>
          <table:table-cell table:number-columns-repeated="16375"/>
        </table:table-row>
        <table:table-row table:style-name="ro1">
          <table:table-cell office:value-type="float" office:value="297" table:style-name="ce3">
            <text:p>297</text:p>
          </table:table-cell>
          <table:table-cell office:value-type="string" table:style-name="ce4">
            <text:p>Vale do Jurumirim</text:p>
          </table:table-cell>
          <table:table-cell office:value-type="float" office:value="100114" table:style-name="ce4">
            <text:p>100114</text:p>
          </table:table-cell>
          <table:table-cell office:value-type="float" office:value="51" table:style-name="ce4">
            <text:p>51</text:p>
          </table:table-cell>
          <table:table-cell office:value-type="float" office:value="5.094192620412729E-2" table:style-name="ce4">
            <text:p>0,050941926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061</text:p>
          </table:table-cell>
          <table:table-cell office:value-type="float" office:value="5.5542035540703534" table:style-name="ce4">
            <text:p>5,554203554</text:p>
          </table:table-cell>
          <table:table-cell office:value-type="float" office:value="0.71383191000345003" table:style-name="ce4">
            <text:p>0,71383191</text:p>
          </table:table-cell>
          <table:table-cell table:number-columns-repeated="16375"/>
        </table:table-row>
        <table:table-row table:style-name="ro1">
          <table:table-cell office:value-type="float" office:value="298" table:style-name="ce3">
            <text:p>298</text:p>
          </table:table-cell>
          <table:table-cell office:value-type="string" table:style-name="ce4">
            <text:p>Bauru</text:p>
          </table:table-cell>
          <table:table-cell office:value-type="float" office:value="209252" table:style-name="ce4">
            <text:p>209252</text:p>
          </table:table-cell>
          <table:table-cell office:value-type="float" office:value="1473" table:style-name="ce4">
            <text:p>1473</text:p>
          </table:table-cell>
          <table:table-cell office:value-type="float" office:value="0.70393592414887307" table:style-name="ce4">
            <text:p>0,703935924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062</text:p>
          </table:table-cell>
          <table:table-cell office:value-type="float" office:value="5.5279793278144158" table:style-name="ce4">
            <text:p>5,527979328</text:p>
          </table:table-cell>
          <table:table-cell office:value-type="float" office:value="0.72770159543322011" table:style-name="ce4">
            <text:p>0,727701595</text:p>
          </table:table-cell>
          <table:table-cell table:number-columns-repeated="16375"/>
        </table:table-row>
        <table:table-row table:style-name="ro1">
          <table:table-cell office:value-type="float" office:value="299" table:style-name="ce3">
            <text:p>299</text:p>
          </table:table-cell>
          <table:table-cell office:value-type="string" table:style-name="ce4">
            <text:p>Polo Cuesta</text:p>
          </table:table-cell>
          <table:table-cell office:value-type="float" office:value="106024" table:style-name="ce4">
            <text:p>106024</text:p>
          </table:table-cell>
          <table:table-cell office:value-type="float" office:value="244" table:style-name="ce4">
            <text:p>244</text:p>
          </table:table-cell>
          <table:table-cell office:value-type="float" office:value="0.23013657285142985" table:style-name="ce4">
            <text:p>0,230136573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063</text:p>
          </table:table-cell>
          <table:table-cell office:value-type="float" office:value="4.7336347275503137" table:style-name="ce4">
            <text:p>4,733634728</text:p>
          </table:table-cell>
          <table:table-cell office:value-type="float" office:value="0.56217062153979702" table:style-name="ce4">
            <text:p>0,562170622</text:p>
          </table:table-cell>
          <table:table-cell table:number-columns-repeated="16375"/>
        </table:table-row>
        <table:table-row table:style-name="ro1">
          <table:table-cell office:value-type="float" office:value="300" table:style-name="ce3">
            <text:p>300</text:p>
          </table:table-cell>
          <table:table-cell office:value-type="string" table:style-name="ce4">
            <text:p>Jaú</text:p>
          </table:table-cell>
          <table:table-cell office:value-type="float" office:value="115782" table:style-name="ce4">
            <text:p>115782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064</text:p>
          </table:table-cell>
          <table:table-cell office:value-type="float" office:value="4.5843059125343499" table:style-name="ce4">
            <text:p>4,584305913</text:p>
          </table:table-cell>
          <table:table-cell office:value-type="float" office:value="0.39418594100767379" table:style-name="ce4">
            <text:p>0,394185941</text:p>
          </table:table-cell>
          <table:table-cell table:number-columns-repeated="16375"/>
        </table:table-row>
        <table:table-row table:style-name="ro1">
          <table:table-cell office:value-type="float" office:value="301" table:style-name="ce3">
            <text:p>301</text:p>
          </table:table-cell>
          <table:table-cell office:value-type="string" table:style-name="ce4">
            <text:p>Lins</text:p>
          </table:table-cell>
          <table:table-cell office:value-type="float" office:value="55859" table:style-name="ce4">
            <text:p>55859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065</text:p>
          </table:table-cell>
          <table:table-cell office:value-type="float" office:value="4.0507563584806725" table:style-name="ce4">
            <text:p>4,050756358</text:p>
          </table:table-cell>
          <table:table-cell office:value-type="float" office:value="0.33670607214692339" table:style-name="ce4">
            <text:p>0,336706072</text:p>
          </table:table-cell>
          <table:table-cell table:number-columns-repeated="16375"/>
        </table:table-row>
        <table:table-row table:style-name="ro1">
          <table:table-cell office:value-type="float" office:value="302" table:style-name="ce3">
            <text:p>302</text:p>
          </table:table-cell>
          <table:table-cell office:value-type="string" table:style-name="ce4">
            <text:p>Bragança</text:p>
          </table:table-cell>
          <table:table-cell office:value-type="float" office:value="177869" table:style-name="ce4">
            <text:p>177869</text:p>
          </table:table-cell>
          <table:table-cell office:value-type="float" office:value="951" table:style-name="ce4">
            <text:p>951</text:p>
          </table:table-cell>
          <table:table-cell office:value-type="float" office:value="0.5346631509706582" table:style-name="ce4">
            <text:p>0,534663151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071</text:p>
          </table:table-cell>
          <table:table-cell office:value-type="float" office:value="4.0647581739840435" table:style-name="ce4">
            <text:p>4,064758174</text:p>
          </table:table-cell>
          <table:table-cell office:value-type="float" office:value="0.28323608838789577" table:style-name="ce4">
            <text:p>0,283236088</text:p>
          </table:table-cell>
          <table:table-cell table:number-columns-repeated="16375"/>
        </table:table-row>
        <table:table-row table:style-name="ro1">
          <table:table-cell office:value-type="float" office:value="303" table:style-name="ce3">
            <text:p>303</text:p>
          </table:table-cell>
          <table:table-cell office:value-type="string" table:style-name="ce4">
            <text:p>Região Metropolitana de Campinas</text:p>
          </table:table-cell>
          <table:table-cell office:value-type="float" office:value="1080178" table:style-name="ce4">
            <text:p>1080178</text:p>
          </table:table-cell>
          <table:table-cell office:value-type="float" office:value="49913" table:style-name="ce4">
            <text:p>49913</text:p>
          </table:table-cell>
          <table:table-cell office:value-type="float" office:value="4.6208124957182983" table:style-name="ce4">
            <text:p>4,620812496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072</text:p>
          </table:table-cell>
          <table:table-cell office:value-type="float" office:value="4.1756220077833675" table:style-name="ce4">
            <text:p>4,175622008</text:p>
          </table:table-cell>
          <table:table-cell office:value-type="float" office:value="0.32393990014007551" table:style-name="ce4">
            <text:p>0,3239399</text:p>
          </table:table-cell>
          <table:table-cell table:number-columns-repeated="16375"/>
        </table:table-row>
        <table:table-row table:style-name="ro1">
          <table:table-cell office:value-type="float" office:value="304" table:style-name="ce3">
            <text:p>304</text:p>
          </table:table-cell>
          <table:table-cell office:value-type="string" table:style-name="ce4">
            <text:p>Jundiaí</text:p>
          </table:table-cell>
          <table:table-cell office:value-type="float" office:value="280464" table:style-name="ce4">
            <text:p>280464</text:p>
          </table:table-cell>
          <table:table-cell office:value-type="float" office:value="9995" table:style-name="ce4">
            <text:p>9995</text:p>
          </table:table-cell>
          <table:table-cell office:value-type="float" office:value="3.563737235438416" table:style-name="ce4">
            <text:p>3,563737235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073</text:p>
          </table:table-cell>
          <table:table-cell office:value-type="float" office:value="2.499159230005406" table:style-name="ce4">
            <text:p>2,49915923</text:p>
          </table:table-cell>
          <table:table-cell office:value-type="float" office:value="0.11196682942106818" table:style-name="ce4">
            <text:p>0,111966829</text:p>
          </table:table-cell>
          <table:table-cell table:number-columns-repeated="16375"/>
        </table:table-row>
        <table:table-row table:style-name="ro1">
          <table:table-cell office:value-type="float" office:value="305" table:style-name="ce3">
            <text:p>305</text:p>
          </table:table-cell>
          <table:table-cell office:value-type="string" table:style-name="ce4">
            <text:p>Circuito das Águas</text:p>
          </table:table-cell>
          <table:table-cell office:value-type="float" office:value="42597" table:style-name="ce4">
            <text:p>42597</text:p>
          </table:table-cell>
          <table:table-cell office:value-type="float" office:value="147" table:style-name="ce4">
            <text:p>147</text:p>
          </table:table-cell>
          <table:table-cell office:value-type="float" office:value="0.34509472498063243" table:style-name="ce4">
            <text:p>0,345094725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074</text:p>
          </table:table-cell>
          <table:table-cell office:value-type="float" office:value="1.7244625731547261" table:style-name="ce4">
            <text:p>1,724462573</text:p>
          </table:table-cell>
          <table:table-cell office:value-type="float" office:value="7.6279376030393128E-2" table:style-name="ce4">
            <text:p>0,076279376</text:p>
          </table:table-cell>
          <table:table-cell table:number-columns-repeated="16375"/>
        </table:table-row>
        <table:table-row table:style-name="ro1">
          <table:table-cell office:value-type="float" office:value="306" table:style-name="ce3">
            <text:p>306</text:p>
          </table:table-cell>
          <table:table-cell office:value-type="string" table:style-name="ce4">
            <text:p>Três Colinas</text:p>
          </table:table-cell>
          <table:table-cell office:value-type="float" office:value="138264" table:style-name="ce4">
            <text:p>138264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081</text:p>
          </table:table-cell>
          <table:table-cell office:value-type="float" office:value="3.7099645804291015" table:style-name="ce4">
            <text:p>3,70996458</text:p>
          </table:table-cell>
          <table:table-cell office:value-type="float" office:value="0.29806959810221967" table:style-name="ce4">
            <text:p>0,298069598</text:p>
          </table:table-cell>
          <table:table-cell table:number-columns-repeated="16375"/>
        </table:table-row>
        <table:table-row table:style-name="ro1">
          <table:table-cell office:value-type="float" office:value="307" table:style-name="ce3">
            <text:p>307</text:p>
          </table:table-cell>
          <table:table-cell office:value-type="string" table:style-name="ce4">
            <text:p>Alta Anhanguera</text:p>
          </table:table-cell>
          <table:table-cell office:value-type="float" office:value="51692" table:style-name="ce4">
            <text:p>51692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082</text:p>
          </table:table-cell>
          <table:table-cell office:value-type="float" office:value="3.1378452745501324" table:style-name="ce4">
            <text:p>3,137845275</text:p>
          </table:table-cell>
          <table:table-cell office:value-type="float" office:value="0.27833060947966237" table:style-name="ce4">
            <text:p>0,278330609</text:p>
          </table:table-cell>
          <table:table-cell table:number-columns-repeated="16375"/>
        </table:table-row>
        <table:table-row table:style-name="ro1">
          <table:table-cell office:value-type="float" office:value="308" table:style-name="ce3">
            <text:p>308</text:p>
          </table:table-cell>
          <table:table-cell office:value-type="string" table:style-name="ce4">
            <text:p>Alta Mogiana</text:p>
          </table:table-cell>
          <table:table-cell office:value-type="float" office:value="41237" table:style-name="ce4">
            <text:p>41237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083</text:p>
          </table:table-cell>
          <table:table-cell office:value-type="float" office:value="3.9536987322719419" table:style-name="ce4">
            <text:p>3,953698732</text:p>
          </table:table-cell>
          <table:table-cell office:value-type="float" office:value="0.24424197567908854" table:style-name="ce4">
            <text:p>0,244241976</text:p>
          </table:table-cell>
          <table:table-cell table:number-columns-repeated="16375"/>
        </table:table-row>
        <table:table-row table:style-name="ro1">
          <table:table-cell office:value-type="float" office:value="309" table:style-name="ce3">
            <text:p>309</text:p>
          </table:table-cell>
          <table:table-cell office:value-type="string" table:style-name="ce4">
            <text:p>Adamantina</text:p>
          </table:table-cell>
          <table:table-cell office:value-type="float" office:value="44923" table:style-name="ce4">
            <text:p>44923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091</text:p>
          </table:table-cell>
          <table:table-cell office:value-type="float" office:value="2.5922240340076006" table:style-name="ce4">
            <text:p>2,592224034</text:p>
          </table:table-cell>
          <table:table-cell office:value-type="float" office:value="0.21773216467983311" table:style-name="ce4">
            <text:p>0,217732165</text:p>
          </table:table-cell>
          <table:table-cell table:number-columns-repeated="16375"/>
        </table:table-row>
        <table:table-row table:style-name="ro1">
          <table:table-cell office:value-type="float" office:value="310" table:style-name="ce3">
            <text:p>310</text:p>
          </table:table-cell>
          <table:table-cell office:value-type="string" table:style-name="ce4">
            <text:p>Assis</text:p>
          </table:table-cell>
          <table:table-cell office:value-type="float" office:value="86559" table:style-name="ce4">
            <text:p>86559</text:p>
          </table:table-cell>
          <table:table-cell office:value-type="float" office:value="92" table:style-name="ce4">
            <text:p>92</text:p>
          </table:table-cell>
          <table:table-cell office:value-type="float" office:value="0.10628588592751764" table:style-name="ce4">
            <text:p>0,106285886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092</text:p>
          </table:table-cell>
          <table:table-cell office:value-type="float" office:value="4.2403169680637358" table:style-name="ce4">
            <text:p>4,240316968</text:p>
          </table:table-cell>
          <table:table-cell office:value-type="float" office:value="0.44979360106569077" table:style-name="ce4">
            <text:p>0,449793601</text:p>
          </table:table-cell>
          <table:table-cell table:number-columns-repeated="16375"/>
        </table:table-row>
        <table:table-row table:style-name="ro1">
          <table:table-cell office:value-type="float" office:value="311" table:style-name="ce3">
            <text:p>311</text:p>
          </table:table-cell>
          <table:table-cell office:value-type="string" table:style-name="ce4">
            <text:p>Marília</text:p>
          </table:table-cell>
          <table:table-cell office:value-type="float" office:value="135854" table:style-name="ce4">
            <text:p>135854</text:p>
          </table:table-cell>
          <table:table-cell office:value-type="float" office:value="1271" table:style-name="ce4">
            <text:p>1271</text:p>
          </table:table-cell>
          <table:table-cell office:value-type="float" office:value="0.93556317811768519" table:style-name="ce4">
            <text:p>0,935563178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093</text:p>
          </table:table-cell>
          <table:table-cell office:value-type="float" office:value="6.2337139416571077" table:style-name="ce4">
            <text:p>6,233713942</text:p>
          </table:table-cell>
          <table:table-cell office:value-type="float" office:value="0.59206895027238804" table:style-name="ce4">
            <text:p>0,59206895</text:p>
          </table:table-cell>
          <table:table-cell table:number-columns-repeated="16375"/>
        </table:table-row>
        <table:table-row table:style-name="ro1">
          <table:table-cell office:value-type="float" office:value="312" table:style-name="ce3">
            <text:p>312</text:p>
          </table:table-cell>
          <table:table-cell office:value-type="string" table:style-name="ce4">
            <text:p>Ourinhos</text:p>
          </table:table-cell>
          <table:table-cell office:value-type="float" office:value="83194" table:style-name="ce4">
            <text:p>83194</text:p>
          </table:table-cell>
          <table:table-cell office:value-type="float" office:value="295" table:style-name="ce4">
            <text:p>295</text:p>
          </table:table-cell>
          <table:table-cell office:value-type="float" office:value="0.35459287929417987" table:style-name="ce4">
            <text:p>0,354592879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094</text:p>
          </table:table-cell>
          <table:table-cell office:value-type="float" office:value="3.7047755854344873" table:style-name="ce4">
            <text:p>3,704775585</text:p>
          </table:table-cell>
          <table:table-cell office:value-type="float" office:value="0.33635193037569866" table:style-name="ce4">
            <text:p>0,33635193</text:p>
          </table:table-cell>
          <table:table-cell table:number-columns-repeated="16375"/>
        </table:table-row>
        <table:table-row table:style-name="ro1">
          <table:table-cell office:value-type="float" office:value="313" table:style-name="ce3">
            <text:p>313</text:p>
          </table:table-cell>
          <table:table-cell office:value-type="string" table:style-name="ce4">
            <text:p>Tupã</text:p>
          </table:table-cell>
          <table:table-cell office:value-type="float" office:value="43476" table:style-name="ce4">
            <text:p>43476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095</text:p>
          </table:table-cell>
          <table:table-cell office:value-type="float" office:value="3.1593180624949868" table:style-name="ce4">
            <text:p>3,159318062</text:p>
          </table:table-cell>
          <table:table-cell office:value-type="float" office:value="0.23677508582722748" table:style-name="ce4">
            <text:p>0,236775086</text:p>
          </table:table-cell>
          <table:table-cell table:number-columns-repeated="16375"/>
        </table:table-row>
        <table:table-row table:style-name="ro1">
          <table:table-cell office:value-type="float" office:value="314" table:style-name="ce3">
            <text:p>314</text:p>
          </table:table-cell>
          <table:table-cell office:value-type="string" table:style-name="ce4">
            <text:p>Araras</text:p>
          </table:table-cell>
          <table:table-cell office:value-type="float" office:value="115493" table:style-name="ce4">
            <text:p>115493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101</text:p>
          </table:table-cell>
          <table:table-cell office:value-type="float" office:value="2.7356699606649211" table:style-name="ce4">
            <text:p>2,735669961</text:p>
          </table:table-cell>
          <table:table-cell office:value-type="float" office:value="0.18456415350714125" table:style-name="ce4">
            <text:p>0,184564154</text:p>
          </table:table-cell>
          <table:table-cell table:number-columns-repeated="16375"/>
        </table:table-row>
        <table:table-row table:style-name="ro1">
          <table:table-cell office:value-type="float" office:value="315" table:style-name="ce3">
            <text:p>315</text:p>
          </table:table-cell>
          <table:table-cell office:value-type="string" table:style-name="ce4">
            <text:p>Limeira</text:p>
          </table:table-cell>
          <table:table-cell office:value-type="float" office:value="121565" table:style-name="ce4">
            <text:p>121565</text:p>
          </table:table-cell>
          <table:table-cell office:value-type="float" office:value="125" table:style-name="ce4">
            <text:p>125</text:p>
          </table:table-cell>
          <table:table-cell office:value-type="float" office:value="0.10282564882984412" table:style-name="ce4">
            <text:p>0,102825649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102</text:p>
          </table:table-cell>
          <table:table-cell office:value-type="float" office:value="1.8284637641786319" table:style-name="ce4">
            <text:p>1,828463764</text:p>
          </table:table-cell>
          <table:table-cell office:value-type="float" office:value="8.2830039837217567E-2" table:style-name="ce4">
            <text:p>0,08283004</text:p>
          </table:table-cell>
          <table:table-cell table:number-columns-repeated="16375"/>
        </table:table-row>
        <table:table-row table:style-name="ro1">
          <table:table-cell office:value-type="float" office:value="316" table:style-name="ce3">
            <text:p>316</text:p>
          </table:table-cell>
          <table:table-cell office:value-type="string" table:style-name="ce4">
            <text:p>Piracicaba</text:p>
          </table:table-cell>
          <table:table-cell office:value-type="float" office:value="190309" table:style-name="ce4">
            <text:p>190309</text:p>
          </table:table-cell>
          <table:table-cell office:value-type="float" office:value="2635" table:style-name="ce4">
            <text:p>2635</text:p>
          </table:table-cell>
          <table:table-cell office:value-type="float" office:value="1.3845903241570288" table:style-name="ce4">
            <text:p>1,384590324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103</text:p>
          </table:table-cell>
          <table:table-cell office:value-type="float" office:value="4.4270860690445133" table:style-name="ce4">
            <text:p>4,427086069</text:p>
          </table:table-cell>
          <table:table-cell office:value-type="float" office:value="0.31021294724474097" table:style-name="ce4">
            <text:p>0,310212947</text:p>
          </table:table-cell>
          <table:table-cell table:number-columns-repeated="16375"/>
        </table:table-row>
        <table:table-row table:style-name="ro1">
          <table:table-cell office:value-type="float" office:value="317" table:style-name="ce3">
            <text:p>317</text:p>
          </table:table-cell>
          <table:table-cell office:value-type="string" table:style-name="ce4">
            <text:p>Rio Claro</text:p>
          </table:table-cell>
          <table:table-cell office:value-type="float" office:value="92035" table:style-name="ce4">
            <text:p>92035</text:p>
          </table:table-cell>
          <table:table-cell office:value-type="float" office:value="352" table:style-name="ce4">
            <text:p>352</text:p>
          </table:table-cell>
          <table:table-cell office:value-type="float" office:value="0.38246319335035583" table:style-name="ce4">
            <text:p>0,382463193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104</text:p>
          </table:table-cell>
          <table:table-cell office:value-type="float" office:value="2.208175776280529" table:style-name="ce4">
            <text:p>2,208175776</text:p>
          </table:table-cell>
          <table:table-cell office:value-type="float" office:value="0.17141247028287498" table:style-name="ce4">
            <text:p>0,17141247</text:p>
          </table:table-cell>
          <table:table-cell table:number-columns-repeated="16375"/>
        </table:table-row>
        <table:table-row table:style-name="ro1">
          <table:table-cell office:value-type="float" office:value="318" table:style-name="ce3">
            <text:p>318</text:p>
          </table:table-cell>
          <table:table-cell office:value-type="string" table:style-name="ce4">
            <text:p>Alta Paulista</text:p>
          </table:table-cell>
          <table:table-cell office:value-type="float" office:value="43521" table:style-name="ce4">
            <text:p>43521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111</text:p>
          </table:table-cell>
          <table:table-cell office:value-type="float" office:value="3.3418907505178459" table:style-name="ce4">
            <text:p>3,341890751</text:p>
          </table:table-cell>
          <table:table-cell office:value-type="float" office:value="0.28777155674291327" table:style-name="ce4">
            <text:p>0,287771557</text:p>
          </table:table-cell>
          <table:table-cell table:number-columns-repeated="16375"/>
        </table:table-row>
        <table:table-row table:style-name="ro1">
          <table:table-cell office:value-type="float" office:value="319" table:style-name="ce3">
            <text:p>319</text:p>
          </table:table-cell>
          <table:table-cell office:value-type="string" table:style-name="ce4">
            <text:p>Alta Sorocabana</text:p>
          </table:table-cell>
          <table:table-cell office:value-type="float" office:value="143077" table:style-name="ce4">
            <text:p>143077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112</text:p>
          </table:table-cell>
          <table:table-cell office:value-type="float" office:value="4.7238967900670916" table:style-name="ce4">
            <text:p>4,72389679</text:p>
          </table:table-cell>
          <table:table-cell office:value-type="float" office:value="0.65079881790818339" table:style-name="ce4">
            <text:p>0,650798818</text:p>
          </table:table-cell>
          <table:table-cell table:number-columns-repeated="16375"/>
        </table:table-row>
        <table:table-row table:style-name="ro1">
          <table:table-cell office:value-type="float" office:value="320" table:style-name="ce3">
            <text:p>320</text:p>
          </table:table-cell>
          <table:table-cell office:value-type="string" table:style-name="ce4">
            <text:p>Alto Capivari</text:p>
          </table:table-cell>
          <table:table-cell office:value-type="float" office:value="19784" table:style-name="ce4">
            <text:p>19784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113</text:p>
          </table:table-cell>
          <table:table-cell office:value-type="float" office:value="3.4910258561870182" table:style-name="ce4">
            <text:p>3,491025856</text:p>
          </table:table-cell>
          <table:table-cell office:value-type="float" office:value="0.31000551231630025" table:style-name="ce4">
            <text:p>0,310005512</text:p>
          </table:table-cell>
          <table:table-cell table:number-columns-repeated="16375"/>
        </table:table-row>
        <table:table-row table:style-name="ro1">
          <table:table-cell office:value-type="float" office:value="321" table:style-name="ce3">
            <text:p>321</text:p>
          </table:table-cell>
          <table:table-cell office:value-type="string" table:style-name="ce4">
            <text:p>Extremo Oeste Paulista</text:p>
          </table:table-cell>
          <table:table-cell office:value-type="float" office:value="32945" table:style-name="ce4">
            <text:p>32945</text:p>
          </table:table-cell>
          <table:table-cell office:value-type="float" office:value="52" table:style-name="ce4">
            <text:p>52</text:p>
          </table:table-cell>
          <table:table-cell office:value-type="float" office:value="0.15783882227955684" table:style-name="ce4">
            <text:p>0,157838822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114</text:p>
          </table:table-cell>
          <table:table-cell office:value-type="float" office:value="3.32148063957198" table:style-name="ce4">
            <text:p>3,32148064</text:p>
          </table:table-cell>
          <table:table-cell office:value-type="float" office:value="0.34691177422466424" table:style-name="ce4">
            <text:p>0,346911774</text:p>
          </table:table-cell>
          <table:table-cell table:number-columns-repeated="16375"/>
        </table:table-row>
        <table:table-row table:style-name="ro1">
          <table:table-cell office:value-type="float" office:value="322" table:style-name="ce3">
            <text:p>322</text:p>
          </table:table-cell>
          <table:table-cell office:value-type="string" table:style-name="ce4">
            <text:p>Pontal do Paranapanema</text:p>
          </table:table-cell>
          <table:table-cell office:value-type="float" office:value="22885" table:style-name="ce4">
            <text:p>22885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115</text:p>
          </table:table-cell>
          <table:table-cell office:value-type="float" office:value="3.9178222927959832" table:style-name="ce4">
            <text:p>3,917822293</text:p>
          </table:table-cell>
          <table:table-cell office:value-type="float" office:value="0.36074090443370616" table:style-name="ce4">
            <text:p>0,360740904</text:p>
          </table:table-cell>
          <table:table-cell table:number-columns-repeated="16375"/>
        </table:table-row>
        <table:table-row table:style-name="ro1">
          <table:table-cell office:value-type="float" office:value="323" table:style-name="ce3">
            <text:p>323</text:p>
          </table:table-cell>
          <table:table-cell office:value-type="string" table:style-name="ce4">
            <text:p>Vale do Ribeira</text:p>
          </table:table-cell>
          <table:table-cell office:value-type="float" office:value="88665" table:style-name="ce4">
            <text:p>88665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121</text:p>
          </table:table-cell>
          <table:table-cell office:value-type="float" office:value="8.4359371623370851" table:style-name="ce4">
            <text:p>8,435937162</text:p>
          </table:table-cell>
          <table:table-cell office:value-type="float" office:value="1.1840090521156237" table:style-name="ce4">
            <text:p>1,184009052</text:p>
          </table:table-cell>
          <table:table-cell table:number-columns-repeated="16375"/>
        </table:table-row>
        <table:table-row table:style-name="ro1">
          <table:table-cell office:value-type="float" office:value="324" table:style-name="ce3">
            <text:p>324</text:p>
          </table:table-cell>
          <table:table-cell office:value-type="string" table:style-name="ce4">
            <text:p>Horizonte Verde</text:p>
          </table:table-cell>
          <table:table-cell office:value-type="float" office:value="139147" table:style-name="ce4">
            <text:p>139147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131</text:p>
          </table:table-cell>
          <table:table-cell office:value-type="float" office:value="3.5101302805786596" table:style-name="ce4">
            <text:p>3,510130281</text:p>
          </table:table-cell>
          <table:table-cell office:value-type="float" office:value="0.25558648453339233" table:style-name="ce4">
            <text:p>0,255586485</text:p>
          </table:table-cell>
          <table:table-cell table:number-columns-repeated="16375"/>
        </table:table-row>
        <table:table-row table:style-name="ro1">
          <table:table-cell office:value-type="float" office:value="325" table:style-name="ce3">
            <text:p>325</text:p>
          </table:table-cell>
          <table:table-cell office:value-type="string" table:style-name="ce4">
            <text:p>Aquífero Guarani</text:p>
          </table:table-cell>
          <table:table-cell office:value-type="float" office:value="344513" table:style-name="ce4">
            <text:p>344513</text:p>
          </table:table-cell>
          <table:table-cell office:value-type="float" office:value="7621" table:style-name="ce4">
            <text:p>7621</text:p>
          </table:table-cell>
          <table:table-cell office:value-type="float" office:value="2.2121081062253092" table:style-name="ce4">
            <text:p>2,212108106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132</text:p>
          </table:table-cell>
          <table:table-cell office:value-type="float" office:value="4.8050995618961547" table:style-name="ce4">
            <text:p>4,805099562</text:p>
          </table:table-cell>
          <table:table-cell office:value-type="float" office:value="0.39589596443566799" table:style-name="ce4">
            <text:p>0,395895964</text:p>
          </table:table-cell>
          <table:table-cell table:number-columns-repeated="16375"/>
        </table:table-row>
        <table:table-row table:style-name="ro1">
          <table:table-cell office:value-type="float" office:value="326" table:style-name="ce3">
            <text:p>326</text:p>
          </table:table-cell>
          <table:table-cell office:value-type="string" table:style-name="ce4">
            <text:p>Vale das Cachoeiras</text:p>
          </table:table-cell>
          <table:table-cell office:value-type="float" office:value="47241" table:style-name="ce4">
            <text:p>47241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133</text:p>
          </table:table-cell>
          <table:table-cell office:value-type="float" office:value="3.622412702895891" table:style-name="ce4">
            <text:p>3,622412703</text:p>
          </table:table-cell>
          <table:table-cell office:value-type="float" office:value="0.29262973415874061" table:style-name="ce4">
            <text:p>0,292629734</text:p>
          </table:table-cell>
          <table:table-cell table:number-columns-repeated="16375"/>
        </table:table-row>
        <table:table-row table:style-name="ro1">
          <table:table-cell office:value-type="float" office:value="327" table:style-name="ce3">
            <text:p>327</text:p>
          </table:table-cell>
          <table:table-cell office:value-type="string" table:style-name="ce4">
            <text:p>Baixa Mogiana</text:p>
          </table:table-cell>
          <table:table-cell office:value-type="float" office:value="101765" table:style-name="ce4">
            <text:p>101765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141</text:p>
          </table:table-cell>
          <table:table-cell office:value-type="float" office:value="2.713925571924888" table:style-name="ce4">
            <text:p>2,713925572</text:p>
          </table:table-cell>
          <table:table-cell office:value-type="float" office:value="0.16683050970979996" table:style-name="ce4">
            <text:p>0,16683051</text:p>
          </table:table-cell>
          <table:table-cell table:number-columns-repeated="16375"/>
        </table:table-row>
        <table:table-row table:style-name="ro1">
          <table:table-cell office:value-type="float" office:value="328" table:style-name="ce3">
            <text:p>328</text:p>
          </table:table-cell>
          <table:table-cell office:value-type="string" table:style-name="ce4">
            <text:p>Mantiqueira</text:p>
          </table:table-cell>
          <table:table-cell office:value-type="float" office:value="91838" table:style-name="ce4">
            <text:p>91838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142</text:p>
          </table:table-cell>
          <table:table-cell office:value-type="float" office:value="5.0938801852473725" table:style-name="ce4">
            <text:p>5,093880185</text:p>
          </table:table-cell>
          <table:table-cell office:value-type="float" office:value="0.24100134759738981" table:style-name="ce4">
            <text:p>0,241001348</text:p>
          </table:table-cell>
          <table:table-cell table:number-columns-repeated="16375"/>
        </table:table-row>
        <table:table-row table:style-name="ro1">
          <table:table-cell office:value-type="float" office:value="329" table:style-name="ce3">
            <text:p>329</text:p>
          </table:table-cell>
          <table:table-cell office:value-type="string" table:style-name="ce4">
            <text:p>Rio Pardo</text:p>
          </table:table-cell>
          <table:table-cell office:value-type="float" office:value="73959" table:style-name="ce4">
            <text:p>73959</text:p>
          </table:table-cell>
          <table:table-cell office:value-type="float" office:value="60" table:style-name="ce4">
            <text:p>60</text:p>
          </table:table-cell>
          <table:table-cell office:value-type="float" office:value="8.1126029286496579E-2" table:style-name="ce4">
            <text:p>0,081126029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143</text:p>
          </table:table-cell>
          <table:table-cell office:value-type="float" office:value="4.0465217435081566" table:style-name="ce4">
            <text:p>4,046521744</text:p>
          </table:table-cell>
          <table:table-cell office:value-type="float" office:value="0.30044324147607293" table:style-name="ce4">
            <text:p>0,300443241</text:p>
          </table:table-cell>
          <table:table-cell table:number-columns-repeated="16375"/>
        </table:table-row>
        <table:table-row table:style-name="ro1">
          <table:table-cell office:value-type="float" office:value="330" table:style-name="ce3">
            <text:p>330</text:p>
          </table:table-cell>
          <table:table-cell office:value-type="string" table:style-name="ce4">
            <text:p>Catanduva</text:p>
          </table:table-cell>
          <table:table-cell office:value-type="float" office:value="109196" table:style-name="ce4">
            <text:p>109196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151</text:p>
          </table:table-cell>
          <table:table-cell office:value-type="float" office:value="4.5838565350953466" table:style-name="ce4">
            <text:p>4,583856535</text:p>
          </table:table-cell>
          <table:table-cell office:value-type="float" office:value="0.41640970522102905" table:style-name="ce4">
            <text:p>0,416409705</text:p>
          </table:table-cell>
          <table:table-cell table:number-columns-repeated="16375"/>
        </table:table-row>
        <table:table-row table:style-name="ro1">
          <table:table-cell office:value-type="float" office:value="331" table:style-name="ce3">
            <text:p>331</text:p>
          </table:table-cell>
          <table:table-cell office:value-type="string" table:style-name="ce4">
            <text:p>Santa Fé do Sul</text:p>
          </table:table-cell>
          <table:table-cell office:value-type="float" office:value="17116" table:style-name="ce4">
            <text:p>17116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152</text:p>
          </table:table-cell>
          <table:table-cell office:value-type="float" office:value="1.5457340763623071" table:style-name="ce4">
            <text:p>1,545734076</text:p>
          </table:table-cell>
          <table:table-cell office:value-type="float" office:value="9.6693526635652491E-2" table:style-name="ce4">
            <text:p>0,096693527</text:p>
          </table:table-cell>
          <table:table-cell table:number-columns-repeated="16375"/>
        </table:table-row>
        <table:table-row table:style-name="ro1">
          <table:table-cell office:value-type="float" office:value="332" table:style-name="ce3">
            <text:p>332</text:p>
          </table:table-cell>
          <table:table-cell office:value-type="string" table:style-name="ce4">
            <text:p>Jales</text:p>
          </table:table-cell>
          <table:table-cell office:value-type="float" office:value="37969" table:style-name="ce4">
            <text:p>37969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153</text:p>
          </table:table-cell>
          <table:table-cell office:value-type="float" office:value="2.9935403180528657" table:style-name="ce4">
            <text:p>2,993540318</text:p>
          </table:table-cell>
          <table:table-cell office:value-type="float" office:value="0.21568898990405092" table:style-name="ce4">
            <text:p>0,21568899</text:p>
          </table:table-cell>
          <table:table-cell table:number-columns-repeated="16375"/>
        </table:table-row>
        <table:table-row table:style-name="ro1">
          <table:table-cell office:value-type="float" office:value="333" table:style-name="ce3">
            <text:p>333</text:p>
          </table:table-cell>
          <table:table-cell office:value-type="string" table:style-name="ce4">
            <text:p>Fernandópolis</text:p>
          </table:table-cell>
          <table:table-cell office:value-type="float" office:value="46420" table:style-name="ce4">
            <text:p>46420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154</text:p>
          </table:table-cell>
          <table:table-cell office:value-type="float" office:value="2.9925133039714478" table:style-name="ce4">
            <text:p>2,992513304</text:p>
          </table:table-cell>
          <table:table-cell office:value-type="float" office:value="0.2854939958110409" table:style-name="ce4">
            <text:p>0,285493996</text:p>
          </table:table-cell>
          <table:table-cell table:number-columns-repeated="16375"/>
        </table:table-row>
        <table:table-row table:style-name="ro1">
          <table:table-cell office:value-type="float" office:value="334" table:style-name="ce3">
            <text:p>334</text:p>
          </table:table-cell>
          <table:table-cell office:value-type="string" table:style-name="ce4">
            <text:p>São José do Rio Preto</text:p>
          </table:table-cell>
          <table:table-cell office:value-type="float" office:value="281451" table:style-name="ce4">
            <text:p>281451</text:p>
          </table:table-cell>
          <table:table-cell office:value-type="float" office:value="208" table:style-name="ce4">
            <text:p>208</text:p>
          </table:table-cell>
          <table:table-cell office:value-type="float" office:value="7.3902739730894548E-2" table:style-name="ce4">
            <text:p>0,07390274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155</text:p>
          </table:table-cell>
          <table:table-cell office:value-type="float" office:value="6.0334352010698948" table:style-name="ce4">
            <text:p>6,033435201</text:p>
          </table:table-cell>
          <table:table-cell office:value-type="float" office:value="0.57457014231667447" table:style-name="ce4">
            <text:p>0,574570142</text:p>
          </table:table-cell>
          <table:table-cell table:number-columns-repeated="16375"/>
        </table:table-row>
        <table:table-row table:style-name="ro1">
          <table:table-cell office:value-type="float" office:value="335" table:style-name="ce3">
            <text:p>335</text:p>
          </table:table-cell>
          <table:table-cell office:value-type="string" table:style-name="ce4">
            <text:p>José Bonifácio</text:p>
          </table:table-cell>
          <table:table-cell office:value-type="float" office:value="33484" table:style-name="ce4">
            <text:p>33484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156</text:p>
          </table:table-cell>
          <table:table-cell office:value-type="float" office:value="3.7429724352783795" table:style-name="ce4">
            <text:p>3,742972435</text:p>
          </table:table-cell>
          <table:table-cell office:value-type="float" office:value="0.26739673602534636" table:style-name="ce4">
            <text:p>0,267396736</text:p>
          </table:table-cell>
          <table:table-cell table:number-columns-repeated="16375"/>
        </table:table-row>
        <table:table-row table:style-name="ro1">
          <table:table-cell office:value-type="float" office:value="336" table:style-name="ce3">
            <text:p>336</text:p>
          </table:table-cell>
          <table:table-cell office:value-type="string" table:style-name="ce4">
            <text:p>Votuporanga</text:p>
          </table:table-cell>
          <table:table-cell office:value-type="float" office:value="70451" table:style-name="ce4">
            <text:p>70451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157</text:p>
          </table:table-cell>
          <table:table-cell office:value-type="float" office:value="5.23609589975774" table:style-name="ce4">
            <text:p>5,2360959</text:p>
          </table:table-cell>
          <table:table-cell office:value-type="float" office:value="0.46291234116552532" table:style-name="ce4">
            <text:p>0,462912341</text:p>
          </table:table-cell>
          <table:table-cell table:number-columns-repeated="16375"/>
        </table:table-row>
        <table:table-row table:style-name="ro1">
          <table:table-cell office:value-type="float" office:value="337" table:style-name="ce3">
            <text:p>337</text:p>
          </table:table-cell>
          <table:table-cell office:value-type="string" table:style-name="ce4">
            <text:p>Itapetininga</text:p>
          </table:table-cell>
          <table:table-cell office:value-type="float" office:value="149052" table:style-name="ce4">
            <text:p>149052</text:p>
          </table:table-cell>
          <table:table-cell office:value-type="float" office:value="120" table:style-name="ce4">
            <text:p>120</text:p>
          </table:table-cell>
          <table:table-cell office:value-type="float" office:value="8.0508815715320828E-2" table:style-name="ce4">
            <text:p>0,080508816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161</text:p>
          </table:table-cell>
          <table:table-cell office:value-type="float" office:value="7.1071682201888207" table:style-name="ce4">
            <text:p>7,10716822</text:p>
          </table:table-cell>
          <table:table-cell office:value-type="float" office:value="0.71109423371121594" table:style-name="ce4">
            <text:p>0,711094234</text:p>
          </table:table-cell>
          <table:table-cell table:number-columns-repeated="16375"/>
        </table:table-row>
        <table:table-row table:style-name="ro1">
          <table:table-cell office:value-type="float" office:value="338" table:style-name="ce3">
            <text:p>338</text:p>
          </table:table-cell>
          <table:table-cell office:value-type="string" table:style-name="ce4">
            <text:p>Itapeva</text:p>
          </table:table-cell>
          <table:table-cell office:value-type="float" office:value="88272" table:style-name="ce4">
            <text:p>88272</text:p>
          </table:table-cell>
          <table:table-cell table:number-columns-repeated="2" table:style-name="ce4"/>
          <table:table-cell office:value-type="float" office:value="35" table:style-name="ce3">
            <text:p>35</text:p>
          </table:table-cell>
          <table:table-cell office:value-type="string" table:style-name="ce4">
            <text:p>35162</text:p>
          </table:table-cell>
          <table:table-cell office:value-type="float" office:value="7.2796684542683234" table:style-name="ce4">
            <text:p>7,279668454</text:p>
          </table:table-cell>
          <table:table-cell office:value-type="float" office:value="0.85908631918442557" table:style-name="ce4">
            <text:p>0,859086319</text:p>
          </table:table-cell>
          <table:table-cell table:number-columns-repeated="16375"/>
        </table:table-row>
        <table:table-row table:style-name="ro1">
          <table:table-cell office:value-type="float" office:value="339" table:style-name="ce3">
            <text:p>339</text:p>
          </table:table-cell>
          <table:table-cell office:value-type="string" table:style-name="ce4">
            <text:p>Sorocaba</text:p>
          </table:table-cell>
          <table:table-cell office:value-type="float" office:value="537819" table:style-name="ce4">
            <text:p>537819</text:p>
          </table:table-cell>
          <table:table-cell office:value-type="float" office:value="6265" table:style-name="ce4">
            <text:p>6265</text:p>
          </table:table-cell>
          <table:table-cell office:value-type="float" office:value="1.1648900466513827" table:style-name="ce4">
            <text:p>1,164890047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163</text:p>
          </table:table-cell>
          <table:table-cell office:value-type="float" office:value="7.5651804363508166" table:style-name="ce4">
            <text:p>7,565180436</text:p>
          </table:table-cell>
          <table:table-cell office:value-type="float" office:value="0.66675167644425215" table:style-name="ce4">
            <text:p>0,666751676</text:p>
          </table:table-cell>
          <table:table-cell table:number-columns-repeated="16375"/>
        </table:table-row>
        <table:table-row table:style-name="ro1">
          <table:table-cell office:value-type="float" office:value="340" table:style-name="ce3">
            <text:p>340</text:p>
          </table:table-cell>
          <table:table-cell office:value-type="string" table:style-name="ce4">
            <text:p>Alto Vale do Paraíba</text:p>
          </table:table-cell>
          <table:table-cell office:value-type="float" office:value="361836" table:style-name="ce4">
            <text:p>361836</text:p>
          </table:table-cell>
          <table:table-cell office:value-type="float" office:value="4735" table:style-name="ce4">
            <text:p>4735</text:p>
          </table:table-cell>
          <table:table-cell office:value-type="float" office:value="1.3086038978984955" table:style-name="ce4">
            <text:p>1,308603898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171</text:p>
          </table:table-cell>
          <table:table-cell office:value-type="float" office:value="3.9043610647010523" table:style-name="ce4">
            <text:p>3,904361065</text:p>
          </table:table-cell>
          <table:table-cell office:value-type="float" office:value="0.33740503831826474" table:style-name="ce4">
            <text:p>0,337405038</text:p>
          </table:table-cell>
          <table:table-cell table:number-columns-repeated="16375"/>
        </table:table-row>
        <table:table-row table:style-name="ro1">
          <table:table-cell office:value-type="float" office:value="341" table:style-name="ce3">
            <text:p>341</text:p>
          </table:table-cell>
          <table:table-cell office:value-type="string" table:style-name="ce4">
            <text:p>Circuito da Fé e Vale Histórico</text:p>
          </table:table-cell>
          <table:table-cell office:value-type="float" office:value="147094" table:style-name="ce4">
            <text:p>147094</text:p>
          </table:table-cell>
          <table:table-cell office:value-type="float" office:value="1089" table:style-name="ce4">
            <text:p>1089</text:p>
          </table:table-cell>
          <table:table-cell office:value-type="float" office:value="0.74034290997593377" table:style-name="ce4">
            <text:p>0,74034291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172</text:p>
          </table:table-cell>
          <table:table-cell office:value-type="float" office:value="5.2709749474221121" table:style-name="ce4">
            <text:p>5,270974947</text:p>
          </table:table-cell>
          <table:table-cell office:value-type="float" office:value="0.54295215965263632" table:style-name="ce4">
            <text:p>0,54295216</text:p>
          </table:table-cell>
          <table:table-cell table:number-columns-repeated="16375"/>
        </table:table-row>
        <table:table-row table:style-name="ro1">
          <table:table-cell office:value-type="float" office:value="342" table:style-name="ce3">
            <text:p>342</text:p>
          </table:table-cell>
          <table:table-cell office:value-type="string" table:style-name="ce4">
            <text:p>Litoral Norte</text:p>
          </table:table-cell>
          <table:table-cell office:value-type="float" office:value="96988" table:style-name="ce4">
            <text:p>96988</text:p>
          </table:table-cell>
          <table:table-cell office:value-type="float" office:value="12285" table:style-name="ce4">
            <text:p>12285</text:p>
          </table:table-cell>
          <table:table-cell office:value-type="float" office:value="12.666515445209717" table:style-name="ce4">
            <text:p>12,66651545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173</text:p>
          </table:table-cell>
          <table:table-cell office:value-type="float" office:value="7.2564020938801477" table:style-name="ce4">
            <text:p>7,256402094</text:p>
          </table:table-cell>
          <table:table-cell office:value-type="float" office:value="0.17179538232931721" table:style-name="ce4">
            <text:p>0,171795382</text:p>
          </table:table-cell>
          <table:table-cell table:number-columns-repeated="16375"/>
        </table:table-row>
        <table:table-row table:style-name="ro1">
          <table:table-cell office:value-type="float" office:value="343" table:style-name="ce3">
            <text:p>343</text:p>
          </table:table-cell>
          <table:table-cell office:value-type="string" table:style-name="ce4">
            <text:p>Vale do Paraíba/Região Serrana</text:p>
          </table:table-cell>
          <table:table-cell office:value-type="float" office:value="192577" table:style-name="ce4">
            <text:p>192577</text:p>
          </table:table-cell>
          <table:table-cell office:value-type="float" office:value="4311" table:style-name="ce4">
            <text:p>4311</text:p>
          </table:table-cell>
          <table:table-cell office:value-type="float" office:value="2.2385850854463407" table:style-name="ce4">
            <text:p>2,238585085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35174</text:p>
          </table:table-cell>
          <table:table-cell office:value-type="float" office:value="4.7608206216355269" table:style-name="ce4">
            <text:p>4,760820622</text:p>
          </table:table-cell>
          <table:table-cell office:value-type="float" office:value="0.37348632502818824" table:style-name="ce4">
            <text:p>0,373486325</text:p>
          </table:table-cell>
          <table:table-cell table:number-columns-repeated="16375"/>
        </table:table-row>
        <table:table-row table:style-name="ro1">
          <table:table-cell office:value-type="float" office:value="344" table:style-name="ce3">
            <text:p>344</text:p>
          </table:table-cell>
          <table:table-cell office:value-type="string" table:style-name="ce4">
            <text:p>1ª RS Paranaguá</text:p>
          </table:table-cell>
          <table:table-cell office:value-type="float" office:value="81383" table:style-name="ce4">
            <text:p>81383</text:p>
          </table:table-cell>
          <table:table-cell office:value-type="float" office:value="17492" table:style-name="ce4">
            <text:p>17492</text:p>
          </table:table-cell>
          <table:table-cell office:value-type="float" office:value="21.493432289298749" table:style-name="ce4">
            <text:p>21,49343229</text:p>
          </table:table-cell>
          <table:table-cell office:value-type="float" office:value="41" table:style-name="ce3">
            <text:p>41</text:p>
          </table:table-cell>
          <table:table-cell office:value-type="string" table:style-name="ce4">
            <text:p>41001</text:p>
          </table:table-cell>
          <table:table-cell office:value-type="float" office:value="4.8884430128116847" table:style-name="ce4">
            <text:p>4,888443013</text:p>
          </table:table-cell>
          <table:table-cell office:value-type="float" office:value="0.54354848107340759" table:style-name="ce4">
            <text:p>0,543548481</text:p>
          </table:table-cell>
          <table:table-cell table:number-columns-repeated="16375"/>
        </table:table-row>
        <table:table-row table:style-name="ro1">
          <table:table-cell office:value-type="float" office:value="345" table:style-name="ce3">
            <text:p>345</text:p>
          </table:table-cell>
          <table:table-cell office:value-type="string" table:style-name="ce4">
            <text:p>2ª RS Metropolitana</text:p>
          </table:table-cell>
          <table:table-cell office:value-type="float" office:value="1202428" table:style-name="ce4">
            <text:p>1202428</text:p>
          </table:table-cell>
          <table:table-cell office:value-type="float" office:value="88281" table:style-name="ce4">
            <text:p>88281</text:p>
          </table:table-cell>
          <table:table-cell office:value-type="float" office:value="7.3418948993203754" table:style-name="ce4">
            <text:p>7,341894899</text:p>
          </table:table-cell>
          <table:table-cell office:value-type="float" office:value="41" table:style-name="ce3">
            <text:p>41</text:p>
          </table:table-cell>
          <table:table-cell office:value-type="string" table:style-name="ce4">
            <text:p>41002</text:p>
          </table:table-cell>
          <table:table-cell office:value-type="float" office:value="11.339988651459702" table:style-name="ce4">
            <text:p>11,33998865</text:p>
          </table:table-cell>
          <table:table-cell office:value-type="float" office:value="1.4870255521402163" table:style-name="ce4">
            <text:p>1,487025552</text:p>
          </table:table-cell>
          <table:table-cell table:number-columns-repeated="16375"/>
        </table:table-row>
        <table:table-row table:style-name="ro1">
          <table:table-cell office:value-type="float" office:value="346" table:style-name="ce3">
            <text:p>346</text:p>
          </table:table-cell>
          <table:table-cell office:value-type="string" table:style-name="ce4">
            <text:p>3ª RS Ponta Grossa</text:p>
          </table:table-cell>
          <table:table-cell office:value-type="float" office:value="193710" table:style-name="ce4">
            <text:p>193710</text:p>
          </table:table-cell>
          <table:table-cell office:value-type="float" office:value="9613" table:style-name="ce4">
            <text:p>9613</text:p>
          </table:table-cell>
          <table:table-cell office:value-type="float" office:value="4.9625729182799025" table:style-name="ce4">
            <text:p>4,962572918</text:p>
          </table:table-cell>
          <table:table-cell office:value-type="float" office:value="41" table:style-name="ce3">
            <text:p>41</text:p>
          </table:table-cell>
          <table:table-cell office:value-type="string" table:style-name="ce4">
            <text:p>41003</text:p>
          </table:table-cell>
          <table:table-cell office:value-type="float" office:value="13.088330748361582" table:style-name="ce4">
            <text:p>13,08833075</text:p>
          </table:table-cell>
          <table:table-cell office:value-type="float" office:value="1.3218797460734182" table:style-name="ce4">
            <text:p>1,321879746</text:p>
          </table:table-cell>
          <table:table-cell table:number-columns-repeated="16375"/>
        </table:table-row>
        <table:table-row table:style-name="ro1">
          <table:table-cell office:value-type="float" office:value="347" table:style-name="ce3">
            <text:p>347</text:p>
          </table:table-cell>
          <table:table-cell office:value-type="string" table:style-name="ce4">
            <text:p>4ª RS Irati</text:p>
          </table:table-cell>
          <table:table-cell office:value-type="float" office:value="52857" table:style-name="ce4">
            <text:p>52857</text:p>
          </table:table-cell>
          <table:table-cell office:value-type="float" office:value="687" table:style-name="ce4">
            <text:p>687</text:p>
          </table:table-cell>
          <table:table-cell office:value-type="float" office:value="1.299733242522277" table:style-name="ce4">
            <text:p>1,299733243</text:p>
          </table:table-cell>
          <table:table-cell office:value-type="float" office:value="41" table:style-name="ce3">
            <text:p>41</text:p>
          </table:table-cell>
          <table:table-cell office:value-type="string" table:style-name="ce4">
            <text:p>41004</text:p>
          </table:table-cell>
          <table:table-cell office:value-type="float" office:value="7.0070525676508915" table:style-name="ce4">
            <text:p>7,007052568</text:p>
          </table:table-cell>
          <table:table-cell office:value-type="float" office:value="0.54610743061099065" table:style-name="ce4">
            <text:p>0,546107431</text:p>
          </table:table-cell>
          <table:table-cell table:number-columns-repeated="16375"/>
        </table:table-row>
        <table:table-row table:style-name="ro1">
          <table:table-cell office:value-type="float" office:value="348" table:style-name="ce3">
            <text:p>348</text:p>
          </table:table-cell>
          <table:table-cell office:value-type="string" table:style-name="ce4">
            <text:p>5ª RS Guarapuava</text:p>
          </table:table-cell>
          <table:table-cell office:value-type="float" office:value="140520" table:style-name="ce4">
            <text:p>140520</text:p>
          </table:table-cell>
          <table:table-cell office:value-type="float" office:value="1490" table:style-name="ce4">
            <text:p>1490</text:p>
          </table:table-cell>
          <table:table-cell office:value-type="float" office:value="1.0603472815257615" table:style-name="ce4">
            <text:p>1,060347282</text:p>
          </table:table-cell>
          <table:table-cell office:value-type="float" office:value="41" table:style-name="ce3">
            <text:p>41</text:p>
          </table:table-cell>
          <table:table-cell office:value-type="string" table:style-name="ce4">
            <text:p>41005</text:p>
          </table:table-cell>
          <table:table-cell office:value-type="float" office:value="14.573065609721661" table:style-name="ce4">
            <text:p>14,57306561</text:p>
          </table:table-cell>
          <table:table-cell office:value-type="float" office:value="1.7936734423308991" table:style-name="ce4">
            <text:p>1,793673442</text:p>
          </table:table-cell>
          <table:table-cell table:number-columns-repeated="16375"/>
        </table:table-row>
        <table:table-row table:style-name="ro1">
          <table:table-cell office:value-type="float" office:value="349" table:style-name="ce3">
            <text:p>349</text:p>
          </table:table-cell>
          <table:table-cell office:value-type="string" table:style-name="ce4">
            <text:p>6ª RS União da Vitória</text:p>
          </table:table-cell>
          <table:table-cell office:value-type="float" office:value="50791" table:style-name="ce4">
            <text:p>50791</text:p>
          </table:table-cell>
          <table:table-cell office:value-type="float" office:value="337" table:style-name="ce4">
            <text:p>337</text:p>
          </table:table-cell>
          <table:table-cell office:value-type="float" office:value="0.66350337658246539" table:style-name="ce4">
            <text:p>0,663503377</text:p>
          </table:table-cell>
          <table:table-cell office:value-type="float" office:value="41" table:style-name="ce3">
            <text:p>41</text:p>
          </table:table-cell>
          <table:table-cell office:value-type="string" table:style-name="ce4">
            <text:p>41006</text:p>
          </table:table-cell>
          <table:table-cell office:value-type="float" office:value="9.3406610962847711" table:style-name="ce4">
            <text:p>9,340661096</text:p>
          </table:table-cell>
          <table:table-cell office:value-type="float" office:value="0.65987369480245328" table:style-name="ce4">
            <text:p>0,659873695</text:p>
          </table:table-cell>
          <table:table-cell table:number-columns-repeated="16375"/>
        </table:table-row>
        <table:table-row table:style-name="ro1">
          <table:table-cell office:value-type="float" office:value="350" table:style-name="ce3">
            <text:p>350</text:p>
          </table:table-cell>
          <table:table-cell office:value-type="string" table:style-name="ce4">
            <text:p>7ª RS Pato Branco</text:p>
          </table:table-cell>
          <table:table-cell office:value-type="float" office:value="87851" table:style-name="ce4">
            <text:p>87851</text:p>
          </table:table-cell>
          <table:table-cell office:value-type="float" office:value="401" table:style-name="ce4">
            <text:p>401</text:p>
          </table:table-cell>
          <table:table-cell office:value-type="float" office:value="0.45645467894503194" table:style-name="ce4">
            <text:p>0,456454679</text:p>
          </table:table-cell>
          <table:table-cell office:value-type="float" office:value="41" table:style-name="ce3">
            <text:p>41</text:p>
          </table:table-cell>
          <table:table-cell office:value-type="string" table:style-name="ce4">
            <text:p>41007</text:p>
          </table:table-cell>
          <table:table-cell office:value-type="float" office:value="7.1790251500852342" table:style-name="ce4">
            <text:p>7,17902515</text:p>
          </table:table-cell>
          <table:table-cell office:value-type="float" office:value="0.83622162504666597" table:style-name="ce4">
            <text:p>0,836221625</text:p>
          </table:table-cell>
          <table:table-cell table:number-columns-repeated="16375"/>
        </table:table-row>
        <table:table-row table:style-name="ro1">
          <table:table-cell office:value-type="float" office:value="351" table:style-name="ce3">
            <text:p>351</text:p>
          </table:table-cell>
          <table:table-cell office:value-type="string" table:style-name="ce4">
            <text:p>8ª RS Francisco Beltrão</text:p>
          </table:table-cell>
          <table:table-cell office:value-type="float" office:value="115948" table:style-name="ce4">
            <text:p>115948</text:p>
          </table:table-cell>
          <table:table-cell office:value-type="float" office:value="1438" table:style-name="ce4">
            <text:p>1438</text:p>
          </table:table-cell>
          <table:table-cell office:value-type="float" office:value="1.2402111291268498" table:style-name="ce4">
            <text:p>1,240211129</text:p>
          </table:table-cell>
          <table:table-cell office:value-type="float" office:value="41" table:style-name="ce3">
            <text:p>41</text:p>
          </table:table-cell>
          <table:table-cell office:value-type="string" table:style-name="ce4">
            <text:p>41008</text:p>
          </table:table-cell>
          <table:table-cell office:value-type="float" office:value="6.8102853677352844" table:style-name="ce4">
            <text:p>6,810285368</text:p>
          </table:table-cell>
          <table:table-cell office:value-type="float" office:value="0.699815027801726" table:style-name="ce4">
            <text:p>0,699815028</text:p>
          </table:table-cell>
          <table:table-cell table:number-columns-repeated="16375"/>
        </table:table-row>
        <table:table-row table:style-name="ro1">
          <table:table-cell office:value-type="float" office:value="352" table:style-name="ce3">
            <text:p>352</text:p>
          </table:table-cell>
          <table:table-cell office:value-type="string" table:style-name="ce4">
            <text:p>9ª RS Foz do Iguaçu</text:p>
          </table:table-cell>
          <table:table-cell office:value-type="float" office:value="138164" table:style-name="ce4">
            <text:p>138164</text:p>
          </table:table-cell>
          <table:table-cell office:value-type="float" office:value="7032" table:style-name="ce4">
            <text:p>7032</text:p>
          </table:table-cell>
          <table:table-cell office:value-type="float" office:value="5.0896036594192413" table:style-name="ce4">
            <text:p>5,089603659</text:p>
          </table:table-cell>
          <table:table-cell office:value-type="float" office:value="41" table:style-name="ce3">
            <text:p>41</text:p>
          </table:table-cell>
          <table:table-cell office:value-type="string" table:style-name="ce4">
            <text:p>41009</text:p>
          </table:table-cell>
          <table:table-cell office:value-type="float" office:value="3.8364878397225533" table:style-name="ce4">
            <text:p>3,83648784</text:p>
          </table:table-cell>
          <table:table-cell office:value-type="float" office:value="0.36519543181049829" table:style-name="ce4">
            <text:p>0,365195432</text:p>
          </table:table-cell>
          <table:table-cell table:number-columns-repeated="16375"/>
        </table:table-row>
        <table:table-row table:style-name="ro1">
          <table:table-cell office:value-type="float" office:value="353" table:style-name="ce3">
            <text:p>353</text:p>
          </table:table-cell>
          <table:table-cell office:value-type="string" table:style-name="ce4">
            <text:p>10ª RS Cascavel</text:p>
          </table:table-cell>
          <table:table-cell office:value-type="float" office:value="175581" table:style-name="ce4">
            <text:p>175581</text:p>
          </table:table-cell>
          <table:table-cell office:value-type="float" office:value="2484" table:style-name="ce4">
            <text:p>2484</text:p>
          </table:table-cell>
          <table:table-cell office:value-type="float" office:value="1.4147316623097033" table:style-name="ce4">
            <text:p>1,414731662</text:p>
          </table:table-cell>
          <table:table-cell office:value-type="float" office:value="41" table:style-name="ce3">
            <text:p>41</text:p>
          </table:table-cell>
          <table:table-cell office:value-type="string" table:style-name="ce4">
            <text:p>41010</text:p>
          </table:table-cell>
          <table:table-cell office:value-type="float" office:value="10.133619196336442" table:style-name="ce4">
            <text:p>10,1336192</text:p>
          </table:table-cell>
          <table:table-cell office:value-type="float" office:value="1.0535348712833037" table:style-name="ce4">
            <text:p>1,053534871</text:p>
          </table:table-cell>
          <table:table-cell table:number-columns-repeated="16375"/>
        </table:table-row>
        <table:table-row table:style-name="ro1">
          <table:table-cell office:value-type="float" office:value="354" table:style-name="ce3">
            <text:p>354</text:p>
          </table:table-cell>
          <table:table-cell office:value-type="string" table:style-name="ce4">
            <text:p>11ª RS Campo Mourão</text:p>
          </table:table-cell>
          <table:table-cell office:value-type="float" office:value="118648" table:style-name="ce4">
            <text:p>118648</text:p>
          </table:table-cell>
          <table:table-cell office:value-type="float" office:value="398" table:style-name="ce4">
            <text:p>398</text:p>
          </table:table-cell>
          <table:table-cell office:value-type="float" office:value="0.33544602521744993" table:style-name="ce4">
            <text:p>0,335446025</text:p>
          </table:table-cell>
          <table:table-cell office:value-type="float" office:value="41" table:style-name="ce3">
            <text:p>41</text:p>
          </table:table-cell>
          <table:table-cell office:value-type="string" table:style-name="ce4">
            <text:p>41011</text:p>
          </table:table-cell>
          <table:table-cell office:value-type="float" office:value="7.9611896498898247" table:style-name="ce4">
            <text:p>7,96118965</text:p>
          </table:table-cell>
          <table:table-cell office:value-type="float" office:value="1.0611666793760508" table:style-name="ce4">
            <text:p>1,061166679</text:p>
          </table:table-cell>
          <table:table-cell table:number-columns-repeated="16375"/>
        </table:table-row>
        <table:table-row table:style-name="ro1">
          <table:table-cell office:value-type="float" office:value="355" table:style-name="ce3">
            <text:p>355</text:p>
          </table:table-cell>
          <table:table-cell office:value-type="string" table:style-name="ce4">
            <text:p>12ª RS Umuarama</text:p>
          </table:table-cell>
          <table:table-cell office:value-type="float" office:value="111881" table:style-name="ce4">
            <text:p>111881</text:p>
          </table:table-cell>
          <table:table-cell office:value-type="float" office:value="229" table:style-name="ce4">
            <text:p>229</text:p>
          </table:table-cell>
          <table:table-cell office:value-type="float" office:value="0.20468176008437536" table:style-name="ce4">
            <text:p>0,20468176</text:p>
          </table:table-cell>
          <table:table-cell office:value-type="float" office:value="41" table:style-name="ce3">
            <text:p>41</text:p>
          </table:table-cell>
          <table:table-cell office:value-type="string" table:style-name="ce4">
            <text:p>41012</text:p>
          </table:table-cell>
          <table:table-cell office:value-type="float" office:value="5.3551640548329642" table:style-name="ce4">
            <text:p>5,355164055</text:p>
          </table:table-cell>
          <table:table-cell office:value-type="float" office:value="0.90610275442513077" table:style-name="ce4">
            <text:p>0,906102754</text:p>
          </table:table-cell>
          <table:table-cell table:number-columns-repeated="16375"/>
        </table:table-row>
        <table:table-row table:style-name="ro1">
          <table:table-cell office:value-type="float" office:value="356" table:style-name="ce3">
            <text:p>356</text:p>
          </table:table-cell>
          <table:table-cell office:value-type="string" table:style-name="ce4">
            <text:p>13ª RS Cianorte</text:p>
          </table:table-cell>
          <table:table-cell office:value-type="float" office:value="62875" table:style-name="ce4">
            <text:p>62875</text:p>
          </table:table-cell>
          <table:table-cell table:number-columns-repeated="2" table:style-name="ce4"/>
          <table:table-cell office:value-type="float" office:value="41" table:style-name="ce3">
            <text:p>41</text:p>
          </table:table-cell>
          <table:table-cell office:value-type="string" table:style-name="ce4">
            <text:p>41013</text:p>
          </table:table-cell>
          <table:table-cell office:value-type="float" office:value="3.2150454753656579" table:style-name="ce4">
            <text:p>3,215045475</text:p>
          </table:table-cell>
          <table:table-cell office:value-type="float" office:value="0.36043892402362376" table:style-name="ce4">
            <text:p>0,360438924</text:p>
          </table:table-cell>
          <table:table-cell table:number-columns-repeated="16375"/>
        </table:table-row>
        <table:table-row table:style-name="ro1">
          <table:table-cell office:value-type="float" office:value="357" table:style-name="ce3">
            <text:p>357</text:p>
          </table:table-cell>
          <table:table-cell office:value-type="string" table:style-name="ce4">
            <text:p>14ª RS Paranavaí</text:p>
          </table:table-cell>
          <table:table-cell office:value-type="float" office:value="95495" table:style-name="ce4">
            <text:p>95495</text:p>
          </table:table-cell>
          <table:table-cell table:number-columns-repeated="2" table:style-name="ce4"/>
          <table:table-cell office:value-type="float" office:value="41" table:style-name="ce3">
            <text:p>41</text:p>
          </table:table-cell>
          <table:table-cell office:value-type="string" table:style-name="ce4">
            <text:p>41014</text:p>
          </table:table-cell>
          <table:table-cell office:value-type="float" office:value="6.3607379370081976" table:style-name="ce4">
            <text:p>6,360737937</text:p>
          </table:table-cell>
          <table:table-cell office:value-type="float" office:value="0.86582033861965246" table:style-name="ce4">
            <text:p>0,865820339</text:p>
          </table:table-cell>
          <table:table-cell table:number-columns-repeated="16375"/>
        </table:table-row>
        <table:table-row table:style-name="ro1">
          <table:table-cell office:value-type="float" office:value="358" table:style-name="ce3">
            <text:p>358</text:p>
          </table:table-cell>
          <table:table-cell office:value-type="string" table:style-name="ce4">
            <text:p>15ª RS Maringá</text:p>
          </table:table-cell>
          <table:table-cell office:value-type="float" office:value="285996" table:style-name="ce4">
            <text:p>285996</text:p>
          </table:table-cell>
          <table:table-cell table:number-columns-repeated="2" table:style-name="ce4"/>
          <table:table-cell office:value-type="float" office:value="41" table:style-name="ce3">
            <text:p>41</text:p>
          </table:table-cell>
          <table:table-cell office:value-type="string" table:style-name="ce4">
            <text:p>41015</text:p>
          </table:table-cell>
          <table:table-cell office:value-type="float" office:value="5.6373089180903611" table:style-name="ce4">
            <text:p>5,637308918</text:p>
          </table:table-cell>
          <table:table-cell office:value-type="float" office:value="0.6151544845990996" table:style-name="ce4">
            <text:p>0,615154485</text:p>
          </table:table-cell>
          <table:table-cell table:number-columns-repeated="16375"/>
        </table:table-row>
        <table:table-row table:style-name="ro1">
          <table:table-cell office:value-type="float" office:value="359" table:style-name="ce3">
            <text:p>359</text:p>
          </table:table-cell>
          <table:table-cell office:value-type="string" table:style-name="ce4">
            <text:p>16ª RS Apucarana</text:p>
          </table:table-cell>
          <table:table-cell office:value-type="float" office:value="126752" table:style-name="ce4">
            <text:p>126752</text:p>
          </table:table-cell>
          <table:table-cell office:value-type="float" office:value="100" table:style-name="ce4">
            <text:p>100</text:p>
          </table:table-cell>
          <table:table-cell office:value-type="float" office:value="7.8894218631658672E-2" table:style-name="ce4">
            <text:p>0,078894219</text:p>
          </table:table-cell>
          <table:table-cell office:value-type="float" office:value="41" table:style-name="ce3">
            <text:p>41</text:p>
          </table:table-cell>
          <table:table-cell office:value-type="string" table:style-name="ce4">
            <text:p>41016</text:p>
          </table:table-cell>
          <table:table-cell office:value-type="float" office:value="6.6684667671926423" table:style-name="ce4">
            <text:p>6,668466767</text:p>
          </table:table-cell>
          <table:table-cell office:value-type="float" office:value="0.43116835004285353" table:style-name="ce4">
            <text:p>0,43116835</text:p>
          </table:table-cell>
          <table:table-cell table:number-columns-repeated="16375"/>
        </table:table-row>
        <table:table-row table:style-name="ro1">
          <table:table-cell office:value-type="float" office:value="360" table:style-name="ce3">
            <text:p>360</text:p>
          </table:table-cell>
          <table:table-cell office:value-type="string" table:style-name="ce4">
            <text:p>17ª RS Londrina</text:p>
          </table:table-cell>
          <table:table-cell office:value-type="float" office:value="334105" table:style-name="ce4">
            <text:p>334105</text:p>
          </table:table-cell>
          <table:table-cell office:value-type="float" office:value="3818" table:style-name="ce4">
            <text:p>3818</text:p>
          </table:table-cell>
          <table:table-cell office:value-type="float" office:value="1.14275452327861" table:style-name="ce4">
            <text:p>1,142754523</text:p>
          </table:table-cell>
          <table:table-cell office:value-type="float" office:value="41" table:style-name="ce3">
            <text:p>41</text:p>
          </table:table-cell>
          <table:table-cell office:value-type="string" table:style-name="ce4">
            <text:p>41017</text:p>
          </table:table-cell>
          <table:table-cell office:value-type="float" office:value="6.1195697282467201" table:style-name="ce4">
            <text:p>6,119569728</text:p>
          </table:table-cell>
          <table:table-cell office:value-type="float" office:value="0.69089439340814085" table:style-name="ce4">
            <text:p>0,690894393</text:p>
          </table:table-cell>
          <table:table-cell table:number-columns-repeated="16375"/>
        </table:table-row>
        <table:table-row table:style-name="ro1">
          <table:table-cell office:value-type="float" office:value="361" table:style-name="ce3">
            <text:p>361</text:p>
          </table:table-cell>
          <table:table-cell office:value-type="string" table:style-name="ce4">
            <text:p>18ª RS Cornélio Procópio</text:p>
          </table:table-cell>
          <table:table-cell office:value-type="float" office:value="77095" table:style-name="ce4">
            <text:p>77095</text:p>
          </table:table-cell>
          <table:table-cell table:number-columns-repeated="2" table:style-name="ce4"/>
          <table:table-cell office:value-type="float" office:value="41" table:style-name="ce3">
            <text:p>41</text:p>
          </table:table-cell>
          <table:table-cell office:value-type="string" table:style-name="ce4">
            <text:p>41018</text:p>
          </table:table-cell>
          <table:table-cell office:value-type="float" office:value="6.0977230664710333" table:style-name="ce4">
            <text:p>6,097723066</text:p>
          </table:table-cell>
          <table:table-cell office:value-type="float" office:value="0.60525406471191268" table:style-name="ce4">
            <text:p>0,605254065</text:p>
          </table:table-cell>
          <table:table-cell table:number-columns-repeated="16375"/>
        </table:table-row>
        <table:table-row table:style-name="ro1">
          <table:table-cell office:value-type="float" office:value="362" table:style-name="ce3">
            <text:p>362</text:p>
          </table:table-cell>
          <table:table-cell office:value-type="string" table:style-name="ce4">
            <text:p>19ª RS Jacarezinho</text:p>
          </table:table-cell>
          <table:table-cell office:value-type="float" office:value="97781" table:style-name="ce4">
            <text:p>97781</text:p>
          </table:table-cell>
          <table:table-cell table:number-columns-repeated="2" table:style-name="ce4"/>
          <table:table-cell office:value-type="float" office:value="41" table:style-name="ce3">
            <text:p>41</text:p>
          </table:table-cell>
          <table:table-cell office:value-type="string" table:style-name="ce4">
            <text:p>41019</text:p>
          </table:table-cell>
          <table:table-cell office:value-type="float" office:value="6.8050055794735389" table:style-name="ce4">
            <text:p>6,805005579</text:p>
          </table:table-cell>
          <table:table-cell office:value-type="float" office:value="0.68066501722725348" table:style-name="ce4">
            <text:p>0,680665017</text:p>
          </table:table-cell>
          <table:table-cell table:number-columns-repeated="16375"/>
        </table:table-row>
        <table:table-row table:style-name="ro1">
          <table:table-cell office:value-type="float" office:value="363" table:style-name="ce3">
            <text:p>363</text:p>
          </table:table-cell>
          <table:table-cell office:value-type="string" table:style-name="ce4">
            <text:p>20ª RS Toledo</text:p>
          </table:table-cell>
          <table:table-cell office:value-type="float" office:value="136234" table:style-name="ce4">
            <text:p>136234</text:p>
          </table:table-cell>
          <table:table-cell table:number-columns-repeated="2" table:style-name="ce4"/>
          <table:table-cell office:value-type="float" office:value="41" table:style-name="ce3">
            <text:p>41</text:p>
          </table:table-cell>
          <table:table-cell office:value-type="string" table:style-name="ce4">
            <text:p>41020</text:p>
          </table:table-cell>
          <table:table-cell office:value-type="float" office:value="5.8961039121023244" table:style-name="ce4">
            <text:p>5,896103912</text:p>
          </table:table-cell>
          <table:table-cell office:value-type="float" office:value="0.72574736453339062" table:style-name="ce4">
            <text:p>0,725747365</text:p>
          </table:table-cell>
          <table:table-cell table:number-columns-repeated="16375"/>
        </table:table-row>
        <table:table-row table:style-name="ro1">
          <table:table-cell office:value-type="float" office:value="364" table:style-name="ce3">
            <text:p>364</text:p>
          </table:table-cell>
          <table:table-cell office:value-type="string" table:style-name="ce4">
            <text:p>21ª RS Telêmaco Borba</text:p>
          </table:table-cell>
          <table:table-cell office:value-type="float" office:value="55544" table:style-name="ce4">
            <text:p>55544</text:p>
          </table:table-cell>
          <table:table-cell office:value-type="float" office:value="1388" table:style-name="ce4">
            <text:p>1388</text:p>
          </table:table-cell>
          <table:table-cell office:value-type="float" office:value="2.498919775313265" table:style-name="ce4">
            <text:p>2,498919775</text:p>
          </table:table-cell>
          <table:table-cell office:value-type="float" office:value="41" table:style-name="ce3">
            <text:p>41</text:p>
          </table:table-cell>
          <table:table-cell office:value-type="string" table:style-name="ce4">
            <text:p>41021</text:p>
          </table:table-cell>
          <table:table-cell office:value-type="float" office:value="7.7864938305953784" table:style-name="ce4">
            <text:p>7,786493831</text:p>
          </table:table-cell>
          <table:table-cell office:value-type="float" office:value="0.89581564432675131" table:style-name="ce4">
            <text:p>0,895815644</text:p>
          </table:table-cell>
          <table:table-cell table:number-columns-repeated="16375"/>
        </table:table-row>
        <table:table-row table:style-name="ro1">
          <table:table-cell office:value-type="float" office:value="365" table:style-name="ce3">
            <text:p>365</text:p>
          </table:table-cell>
          <table:table-cell office:value-type="string" table:style-name="ce4">
            <text:p>22ª RS Ivaiporã</text:p>
          </table:table-cell>
          <table:table-cell office:value-type="float" office:value="45374" table:style-name="ce4">
            <text:p>45374</text:p>
          </table:table-cell>
          <table:table-cell table:number-columns-repeated="2" table:style-name="ce4"/>
          <table:table-cell office:value-type="float" office:value="41" table:style-name="ce3">
            <text:p>41</text:p>
          </table:table-cell>
          <table:table-cell office:value-type="string" table:style-name="ce4">
            <text:p>41022</text:p>
          </table:table-cell>
          <table:table-cell office:value-type="float" office:value="12.726429095451282" table:style-name="ce4">
            <text:p>12,7264291</text:p>
          </table:table-cell>
          <table:table-cell office:value-type="float" office:value="0.62873652572094429" table:style-name="ce4">
            <text:p>0,628736526</text:p>
          </table:table-cell>
          <table:table-cell table:number-columns-repeated="16375"/>
        </table:table-row>
        <table:table-row table:style-name="ro1">
          <table:table-cell office:value-type="float" office:value="366" table:style-name="ce3">
            <text:p>366</text:p>
          </table:table-cell>
          <table:table-cell office:value-type="string" table:style-name="ce4">
            <text:p>Extremo Oeste</text:p>
          </table:table-cell>
          <table:table-cell office:value-type="float" office:value="76777" table:style-name="ce4">
            <text:p>76777</text:p>
          </table:table-cell>
          <table:table-cell office:value-type="float" office:value="331" table:style-name="ce4">
            <text:p>331</text:p>
          </table:table-cell>
          <table:table-cell office:value-type="float" office:value="0.43111869440066686" table:style-name="ce4">
            <text:p>0,431118694</text:p>
          </table:table-cell>
          <table:table-cell office:value-type="float" office:value="42" table:style-name="ce3">
            <text:p>42</text:p>
          </table:table-cell>
          <table:table-cell office:value-type="string" table:style-name="ce4">
            <text:p>42001</text:p>
          </table:table-cell>
          <table:table-cell office:value-type="float" office:value="7.6264365190949706" table:style-name="ce4">
            <text:p>7,626436519</text:p>
          </table:table-cell>
          <table:table-cell office:value-type="float" office:value="0.47406132223771141" table:style-name="ce4">
            <text:p>0,474061322</text:p>
          </table:table-cell>
          <table:table-cell table:number-columns-repeated="16375"/>
        </table:table-row>
        <table:table-row table:style-name="ro1">
          <table:table-cell office:value-type="float" office:value="367" table:style-name="ce3">
            <text:p>367</text:p>
          </table:table-cell>
          <table:table-cell office:value-type="string" table:style-name="ce4">
            <text:p>Oeste</text:p>
          </table:table-cell>
          <table:table-cell office:value-type="float" office:value="131087" table:style-name="ce4">
            <text:p>131087</text:p>
          </table:table-cell>
          <table:table-cell office:value-type="float" office:value="1314" table:style-name="ce4">
            <text:p>1314</text:p>
          </table:table-cell>
          <table:table-cell office:value-type="float" office:value="1.0023877272345847" table:style-name="ce4">
            <text:p>1,002387727</text:p>
          </table:table-cell>
          <table:table-cell office:value-type="float" office:value="42" table:style-name="ce3">
            <text:p>42</text:p>
          </table:table-cell>
          <table:table-cell office:value-type="string" table:style-name="ce4">
            <text:p>42002</text:p>
          </table:table-cell>
          <table:table-cell office:value-type="float" office:value="5.9493963282361495" table:style-name="ce4">
            <text:p>5,949396328</text:p>
          </table:table-cell>
          <table:table-cell office:value-type="float" office:value="0.35878147141240424" table:style-name="ce4">
            <text:p>0,358781471</text:p>
          </table:table-cell>
          <table:table-cell table:number-columns-repeated="16375"/>
        </table:table-row>
        <table:table-row table:style-name="ro1">
          <table:table-cell office:value-type="float" office:value="368" table:style-name="ce3">
            <text:p>368</text:p>
          </table:table-cell>
          <table:table-cell office:value-type="string" table:style-name="ce4">
            <text:p>Xanxerê</text:p>
          </table:table-cell>
          <table:table-cell office:value-type="float" office:value="65938" table:style-name="ce4">
            <text:p>65938</text:p>
          </table:table-cell>
          <table:table-cell office:value-type="float" office:value="150" table:style-name="ce4">
            <text:p>150</text:p>
          </table:table-cell>
          <table:table-cell office:value-type="float" office:value="0.22748642664321031" table:style-name="ce4">
            <text:p>0,227486427</text:p>
          </table:table-cell>
          <table:table-cell office:value-type="float" office:value="42" table:style-name="ce3">
            <text:p>42</text:p>
          </table:table-cell>
          <table:table-cell office:value-type="string" table:style-name="ce4">
            <text:p>42003</text:p>
          </table:table-cell>
          <table:table-cell office:value-type="float" office:value="6.8662035575801141" table:style-name="ce4">
            <text:p>6,866203558</text:p>
          </table:table-cell>
          <table:table-cell office:value-type="float" office:value="0.5385357975213807" table:style-name="ce4">
            <text:p>0,538535798</text:p>
          </table:table-cell>
          <table:table-cell table:number-columns-repeated="16375"/>
        </table:table-row>
        <table:table-row table:style-name="ro1">
          <table:table-cell office:value-type="float" office:value="369" table:style-name="ce3">
            <text:p>369</text:p>
          </table:table-cell>
          <table:table-cell office:value-type="string" table:style-name="ce4">
            <text:p>Alto Vale do Itajaí</text:p>
          </table:table-cell>
          <table:table-cell office:value-type="float" office:value="93278" table:style-name="ce4">
            <text:p>93278</text:p>
          </table:table-cell>
          <table:table-cell table:number-columns-repeated="2" table:style-name="ce4"/>
          <table:table-cell office:value-type="float" office:value="42" table:style-name="ce3">
            <text:p>42</text:p>
          </table:table-cell>
          <table:table-cell office:value-type="string" table:style-name="ce4">
            <text:p>42004</text:p>
          </table:table-cell>
          <table:table-cell office:value-type="float" office:value="6.4416110451099602" table:style-name="ce4">
            <text:p>6,441611045</text:p>
          </table:table-cell>
          <table:table-cell office:value-type="float" office:value="0.68405250301487808" table:style-name="ce4">
            <text:p>0,684052503</text:p>
          </table:table-cell>
          <table:table-cell table:number-columns-repeated="16375"/>
        </table:table-row>
        <table:table-row table:style-name="ro1">
          <table:table-cell office:value-type="float" office:value="370" table:style-name="ce3">
            <text:p>370</text:p>
          </table:table-cell>
          <table:table-cell office:value-type="string" table:style-name="ce4">
            <text:p>Foz do Rio Itajaí</text:p>
          </table:table-cell>
          <table:table-cell office:value-type="float" office:value="204993" table:style-name="ce4">
            <text:p>204993</text:p>
          </table:table-cell>
          <table:table-cell office:value-type="float" office:value="1753" table:style-name="ce4">
            <text:p>1753</text:p>
          </table:table-cell>
          <table:table-cell office:value-type="float" office:value="0.85515115150273435" table:style-name="ce4">
            <text:p>0,855151152</text:p>
          </table:table-cell>
          <table:table-cell office:value-type="float" office:value="42" table:style-name="ce3">
            <text:p>42</text:p>
          </table:table-cell>
          <table:table-cell office:value-type="string" table:style-name="ce4">
            <text:p>42005</text:p>
          </table:table-cell>
          <table:table-cell office:value-type="float" office:value="3.3205994970652299" table:style-name="ce4">
            <text:p>3,320599497</text:p>
          </table:table-cell>
          <table:table-cell office:value-type="float" office:value="0.13753251725744242" table:style-name="ce4">
            <text:p>0,137532517</text:p>
          </table:table-cell>
          <table:table-cell table:number-columns-repeated="16375"/>
        </table:table-row>
        <table:table-row table:style-name="ro1">
          <table:table-cell office:value-type="float" office:value="371" table:style-name="ce3">
            <text:p>371</text:p>
          </table:table-cell>
          <table:table-cell office:value-type="string" table:style-name="ce4">
            <text:p>Médio Vale do Itajaí</text:p>
          </table:table-cell>
          <table:table-cell office:value-type="float" office:value="234226" table:style-name="ce4">
            <text:p>234226</text:p>
          </table:table-cell>
          <table:table-cell office:value-type="float" office:value="8583" table:style-name="ce4">
            <text:p>8583</text:p>
          </table:table-cell>
          <table:table-cell office:value-type="float" office:value="3.6644095873216465" table:style-name="ce4">
            <text:p>3,664409587</text:p>
          </table:table-cell>
          <table:table-cell office:value-type="float" office:value="42" table:style-name="ce3">
            <text:p>42</text:p>
          </table:table-cell>
          <table:table-cell office:value-type="string" table:style-name="ce4">
            <text:p>42006</text:p>
          </table:table-cell>
          <table:table-cell office:value-type="float" office:value="4.1179705265335329" table:style-name="ce4">
            <text:p>4,117970527</text:p>
          </table:table-cell>
          <table:table-cell office:value-type="float" office:value="0.40749939402223911" table:style-name="ce4">
            <text:p>0,407499394</text:p>
          </table:table-cell>
          <table:table-cell table:number-columns-repeated="16375"/>
        </table:table-row>
        <table:table-row table:style-name="ro1">
          <table:table-cell office:value-type="float" office:value="372" table:style-name="ce3">
            <text:p>372</text:p>
          </table:table-cell>
          <table:table-cell office:value-type="string" table:style-name="ce4">
            <text:p>Grande Florianópolis</text:p>
          </table:table-cell>
          <table:table-cell office:value-type="float" office:value="391977" table:style-name="ce4">
            <text:p>391977</text:p>
          </table:table-cell>
          <table:table-cell office:value-type="float" office:value="14824" table:style-name="ce4">
            <text:p>14824</text:p>
          </table:table-cell>
          <table:table-cell office:value-type="float" office:value="3.7818545475882517" table:style-name="ce4">
            <text:p>3,781854548</text:p>
          </table:table-cell>
          <table:table-cell office:value-type="float" office:value="42" table:style-name="ce3">
            <text:p>42</text:p>
          </table:table-cell>
          <table:table-cell office:value-type="string" table:style-name="ce4">
            <text:p>42007</text:p>
          </table:table-cell>
          <table:table-cell office:value-type="float" office:value="5.6920510903758679" table:style-name="ce4">
            <text:p>5,69205109</text:p>
          </table:table-cell>
          <table:table-cell office:value-type="float" office:value="0.68341706241725286" table:style-name="ce4">
            <text:p>0,683417062</text:p>
          </table:table-cell>
          <table:table-cell table:number-columns-repeated="16375"/>
        </table:table-row>
        <table:table-row table:style-name="ro1">
          <table:table-cell office:value-type="float" office:value="373" table:style-name="ce3">
            <text:p>373</text:p>
          </table:table-cell>
          <table:table-cell office:value-type="string" table:style-name="ce4">
            <text:p>Meio Oeste</text:p>
          </table:table-cell>
          <table:table-cell office:value-type="float" office:value="64285" table:style-name="ce4">
            <text:p>64285</text:p>
          </table:table-cell>
          <table:table-cell office:value-type="float" office:value="210" table:style-name="ce4">
            <text:p>210</text:p>
          </table:table-cell>
          <table:table-cell office:value-type="float" office:value="0.32667029633662598" table:style-name="ce4">
            <text:p>0,326670296</text:p>
          </table:table-cell>
          <table:table-cell office:value-type="float" office:value="42" table:style-name="ce3">
            <text:p>42</text:p>
          </table:table-cell>
          <table:table-cell office:value-type="string" table:style-name="ce4">
            <text:p>42008</text:p>
          </table:table-cell>
          <table:table-cell office:value-type="float" office:value="7.2785884071925526" table:style-name="ce4">
            <text:p>7,278588407</text:p>
          </table:table-cell>
          <table:table-cell office:value-type="float" office:value="0.62726672832259989" table:style-name="ce4">
            <text:p>0,627266728</text:p>
          </table:table-cell>
          <table:table-cell table:number-columns-repeated="16375"/>
        </table:table-row>
        <table:table-row table:style-name="ro1">
          <table:table-cell office:value-type="float" office:value="374" table:style-name="ce3">
            <text:p>374</text:p>
          </table:table-cell>
          <table:table-cell office:value-type="string" table:style-name="ce4">
            <text:p>Alto Vale do Rio do Peixe</text:p>
          </table:table-cell>
          <table:table-cell office:value-type="float" office:value="88161" table:style-name="ce4">
            <text:p>88161</text:p>
          </table:table-cell>
          <table:table-cell office:value-type="float" office:value="96" table:style-name="ce4">
            <text:p>96</text:p>
          </table:table-cell>
          <table:table-cell office:value-type="float" office:value="0.10889168680028585" table:style-name="ce4">
            <text:p>0,108891687</text:p>
          </table:table-cell>
          <table:table-cell office:value-type="float" office:value="42" table:style-name="ce3">
            <text:p>42</text:p>
          </table:table-cell>
          <table:table-cell office:value-type="string" table:style-name="ce4">
            <text:p>42009</text:p>
          </table:table-cell>
          <table:table-cell office:value-type="float" office:value="7.3794250929969492" table:style-name="ce4">
            <text:p>7,379425093</text:p>
          </table:table-cell>
          <table:table-cell office:value-type="float" office:value="0.81865007815153812" table:style-name="ce4">
            <text:p>0,818650078</text:p>
          </table:table-cell>
          <table:table-cell table:number-columns-repeated="16375"/>
        </table:table-row>
        <table:table-row table:style-name="ro1">
          <table:table-cell office:value-type="float" office:value="375" table:style-name="ce3">
            <text:p>375</text:p>
          </table:table-cell>
          <table:table-cell office:value-type="string" table:style-name="ce4">
            <text:p>Alto Uruguai Catarinense</text:p>
          </table:table-cell>
          <table:table-cell office:value-type="float" office:value="49046" table:style-name="ce4">
            <text:p>49046</text:p>
          </table:table-cell>
          <table:table-cell table:number-columns-repeated="2" table:style-name="ce4"/>
          <table:table-cell office:value-type="float" office:value="42" table:style-name="ce3">
            <text:p>42</text:p>
          </table:table-cell>
          <table:table-cell office:value-type="string" table:style-name="ce4">
            <text:p>42010</text:p>
          </table:table-cell>
          <table:table-cell office:value-type="float" office:value="4.8280178093632768" table:style-name="ce4">
            <text:p>4,828017809</text:p>
          </table:table-cell>
          <table:table-cell office:value-type="float" office:value="0.28516212332705826" table:style-name="ce4">
            <text:p>0,285162123</text:p>
          </table:table-cell>
          <table:table-cell table:number-columns-repeated="16375"/>
        </table:table-row>
        <table:table-row table:style-name="ro1">
          <table:table-cell office:value-type="float" office:value="376" table:style-name="ce3">
            <text:p>376</text:p>
          </table:table-cell>
          <table:table-cell office:value-type="string" table:style-name="ce4">
            <text:p>Nordeste</text:p>
          </table:table-cell>
          <table:table-cell office:value-type="float" office:value="305059" table:style-name="ce4">
            <text:p>305059</text:p>
          </table:table-cell>
          <table:table-cell office:value-type="float" office:value="1612" table:style-name="ce4">
            <text:p>1612</text:p>
          </table:table-cell>
          <table:table-cell office:value-type="float" office:value="0.52842237075450982" table:style-name="ce4">
            <text:p>0,528422371</text:p>
          </table:table-cell>
          <table:table-cell office:value-type="float" office:value="42" table:style-name="ce3">
            <text:p>42</text:p>
          </table:table-cell>
          <table:table-cell office:value-type="string" table:style-name="ce4">
            <text:p>42011</text:p>
          </table:table-cell>
          <table:table-cell office:value-type="float" office:value="4.6032164364712118" table:style-name="ce4">
            <text:p>4,603216436</text:p>
          </table:table-cell>
          <table:table-cell office:value-type="float" office:value="0.44311895296212472" table:style-name="ce4">
            <text:p>0,443118953</text:p>
          </table:table-cell>
          <table:table-cell table:number-columns-repeated="16375"/>
        </table:table-row>
        <table:table-row table:style-name="ro1">
          <table:table-cell office:value-type="float" office:value="377" table:style-name="ce3">
            <text:p>377</text:p>
          </table:table-cell>
          <table:table-cell office:value-type="string" table:style-name="ce4">
            <text:p>Planalto Norte</text:p>
          </table:table-cell>
          <table:table-cell office:value-type="float" office:value="114338" table:style-name="ce4">
            <text:p>114338</text:p>
          </table:table-cell>
          <table:table-cell table:number-columns-repeated="2" table:style-name="ce4"/>
          <table:table-cell office:value-type="float" office:value="42" table:style-name="ce3">
            <text:p>42</text:p>
          </table:table-cell>
          <table:table-cell office:value-type="string" table:style-name="ce4">
            <text:p>42012</text:p>
          </table:table-cell>
          <table:table-cell office:value-type="float" office:value="10.938635991101352" table:style-name="ce4">
            <text:p>10,93863599</text:p>
          </table:table-cell>
          <table:table-cell office:value-type="float" office:value="0.90513399107977577" table:style-name="ce4">
            <text:p>0,905133991</text:p>
          </table:table-cell>
          <table:table-cell table:number-columns-repeated="16375"/>
        </table:table-row>
        <table:table-row table:style-name="ro1">
          <table:table-cell office:value-type="float" office:value="378" table:style-name="ce3">
            <text:p>378</text:p>
          </table:table-cell>
          <table:table-cell office:value-type="string" table:style-name="ce4">
            <text:p>Serra Catarinense</text:p>
          </table:table-cell>
          <table:table-cell office:value-type="float" office:value="95991" table:style-name="ce4">
            <text:p>95991</text:p>
          </table:table-cell>
          <table:table-cell office:value-type="float" office:value="539" table:style-name="ce4">
            <text:p>539</text:p>
          </table:table-cell>
          <table:table-cell office:value-type="float" office:value="0.56151097498723834" table:style-name="ce4">
            <text:p>0,561510975</text:p>
          </table:table-cell>
          <table:table-cell office:value-type="float" office:value="42" table:style-name="ce3">
            <text:p>42</text:p>
          </table:table-cell>
          <table:table-cell office:value-type="string" table:style-name="ce4">
            <text:p>42013</text:p>
          </table:table-cell>
          <table:table-cell office:value-type="float" office:value="9.9727555293460419" table:style-name="ce4">
            <text:p>9,972755529</text:p>
          </table:table-cell>
          <table:table-cell office:value-type="float" office:value="1.475899308871135" table:style-name="ce4">
            <text:p>1,475899309</text:p>
          </table:table-cell>
          <table:table-cell table:number-columns-repeated="16375"/>
        </table:table-row>
        <table:table-row table:style-name="ro1">
          <table:table-cell office:value-type="float" office:value="379" table:style-name="ce3">
            <text:p>379</text:p>
          </table:table-cell>
          <table:table-cell office:value-type="string" table:style-name="ce4">
            <text:p>Extremo Sul Catarinense</text:p>
          </table:table-cell>
          <table:table-cell office:value-type="float" office:value="68926" table:style-name="ce4">
            <text:p>68926</text:p>
          </table:table-cell>
          <table:table-cell office:value-type="float" office:value="50" table:style-name="ce4">
            <text:p>50</text:p>
          </table:table-cell>
          <table:table-cell office:value-type="float" office:value="7.2541566317499931E-2" table:style-name="ce4">
            <text:p>0,072541566</text:p>
          </table:table-cell>
          <table:table-cell office:value-type="float" office:value="42" table:style-name="ce3">
            <text:p>42</text:p>
          </table:table-cell>
          <table:table-cell office:value-type="string" table:style-name="ce4">
            <text:p>42014</text:p>
          </table:table-cell>
          <table:table-cell office:value-type="float" office:value="5.7477882031332372" table:style-name="ce4">
            <text:p>5,747788203</text:p>
          </table:table-cell>
          <table:table-cell office:value-type="float" office:value="0.27472172524676236" table:style-name="ce4">
            <text:p>0,274721725</text:p>
          </table:table-cell>
          <table:table-cell table:number-columns-repeated="16375"/>
        </table:table-row>
        <table:table-row table:style-name="ro1">
          <table:table-cell office:value-type="float" office:value="380" table:style-name="ce3">
            <text:p>380</text:p>
          </table:table-cell>
          <table:table-cell office:value-type="string" table:style-name="ce4">
            <text:p>Carbonífera</text:p>
          </table:table-cell>
          <table:table-cell office:value-type="float" office:value="133975" table:style-name="ce4">
            <text:p>133975</text:p>
          </table:table-cell>
          <table:table-cell office:value-type="float" office:value="120" table:style-name="ce4">
            <text:p>120</text:p>
          </table:table-cell>
          <table:table-cell office:value-type="float" office:value="8.9568949430863964E-2" table:style-name="ce4">
            <text:p>0,089568949</text:p>
          </table:table-cell>
          <table:table-cell office:value-type="float" office:value="42" table:style-name="ce3">
            <text:p>42</text:p>
          </table:table-cell>
          <table:table-cell office:value-type="string" table:style-name="ce4">
            <text:p>42015</text:p>
          </table:table-cell>
          <table:table-cell office:value-type="float" office:value="3.581829402464479" table:style-name="ce4">
            <text:p>3,581829402</text:p>
          </table:table-cell>
          <table:table-cell office:value-type="float" office:value="0.24490193575534974" table:style-name="ce4">
            <text:p>0,244901936</text:p>
          </table:table-cell>
          <table:table-cell table:number-columns-repeated="16375"/>
        </table:table-row>
        <table:table-row table:style-name="ro1">
          <table:table-cell office:value-type="float" office:value="381" table:style-name="ce3">
            <text:p>381</text:p>
          </table:table-cell>
          <table:table-cell office:value-type="string" table:style-name="ce4">
            <text:p>Laguna</text:p>
          </table:table-cell>
          <table:table-cell office:value-type="float" office:value="108205" table:style-name="ce4">
            <text:p>108205</text:p>
          </table:table-cell>
          <table:table-cell office:value-type="float" office:value="2834" table:style-name="ce4">
            <text:p>2834</text:p>
          </table:table-cell>
          <table:table-cell office:value-type="float" office:value="2.619102629268518" table:style-name="ce4">
            <text:p>2,619102629</text:p>
          </table:table-cell>
          <table:table-cell office:value-type="float" office:value="42" table:style-name="ce3">
            <text:p>42</text:p>
          </table:table-cell>
          <table:table-cell office:value-type="string" table:style-name="ce4">
            <text:p>42016</text:p>
          </table:table-cell>
          <table:table-cell office:value-type="float" office:value="4.0633361994333006" table:style-name="ce4">
            <text:p>4,063336199</text:p>
          </table:table-cell>
          <table:table-cell office:value-type="float" office:value="0.36534420800721401" table:style-name="ce4">
            <text:p>0,365344208</text:p>
          </table:table-cell>
          <table:table-cell table:number-columns-repeated="16375"/>
        </table:table-row>
        <table:table-row table:style-name="ro1">
          <table:table-cell office:value-type="float" office:value="382" table:style-name="ce3">
            <text:p>382</text:p>
          </table:table-cell>
          <table:table-cell office:value-type="string" table:style-name="ce4">
            <text:p>Região 01 - Verdes Campos</text:p>
          </table:table-cell>
          <table:table-cell office:value-type="float" office:value="147399" table:style-name="ce4">
            <text:p>147399</text:p>
          </table:table-cell>
          <table:table-cell office:value-type="float" office:value="390" table:style-name="ce4">
            <text:p>390</text:p>
          </table:table-cell>
          <table:table-cell office:value-type="float" office:value="0.2645879551421651" table:style-name="ce4">
            <text:p>0,264587955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43001</text:p>
          </table:table-cell>
          <table:table-cell office:value-type="float" office:value="8.3059842792203522" table:style-name="ce4">
            <text:p>8,305984279</text:p>
          </table:table-cell>
          <table:table-cell office:value-type="float" office:value="1.2402940354372372" table:style-name="ce4">
            <text:p>1,240294035</text:p>
          </table:table-cell>
          <table:table-cell table:number-columns-repeated="16375"/>
        </table:table-row>
        <table:table-row table:style-name="ro1">
          <table:table-cell office:value-type="float" office:value="383" table:style-name="ce3">
            <text:p>383</text:p>
          </table:table-cell>
          <table:table-cell office:value-type="string" table:style-name="ce4">
            <text:p>Região 02 - Entre Rios</text:p>
          </table:table-cell>
          <table:table-cell office:value-type="float" office:value="43428" table:style-name="ce4">
            <text:p>43428</text:p>
          </table:table-cell>
          <table:table-cell table:number-columns-repeated="2" table:style-name="ce4"/>
          <table:table-cell office:value-type="float" office:value="43" table:style-name="ce3">
            <text:p>43</text:p>
          </table:table-cell>
          <table:table-cell office:value-type="string" table:style-name="ce4">
            <text:p>43002</text:p>
          </table:table-cell>
          <table:table-cell office:value-type="float" office:value="9.8639902553122738" table:style-name="ce4">
            <text:p>9,863990255</text:p>
          </table:table-cell>
          <table:table-cell office:value-type="float" office:value="1.2296841447032869" table:style-name="ce4">
            <text:p>1,229684145</text:p>
          </table:table-cell>
          <table:table-cell table:number-columns-repeated="16375"/>
        </table:table-row>
        <table:table-row table:style-name="ro1">
          <table:table-cell office:value-type="float" office:value="384" table:style-name="ce3">
            <text:p>384</text:p>
          </table:table-cell>
          <table:table-cell office:value-type="string" table:style-name="ce4">
            <text:p>Região 03 - Fronteira Oeste</text:p>
          </table:table-cell>
          <table:table-cell office:value-type="float" office:value="152678" table:style-name="ce4">
            <text:p>152678</text:p>
          </table:table-cell>
          <table:table-cell office:value-type="float" office:value="2174" table:style-name="ce4">
            <text:p>2174</text:p>
          </table:table-cell>
          <table:table-cell office:value-type="float" office:value="1.4239117620089339" table:style-name="ce4">
            <text:p>1,423911762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43003</text:p>
          </table:table-cell>
          <table:table-cell office:value-type="float" office:value="17.286478442632539" table:style-name="ce4">
            <text:p>17,28647844</text:p>
          </table:table-cell>
          <table:table-cell office:value-type="float" office:value="3.8795674273680882" table:style-name="ce4">
            <text:p>3,879567427</text:p>
          </table:table-cell>
          <table:table-cell table:number-columns-repeated="16375"/>
        </table:table-row>
        <table:table-row table:style-name="ro1">
          <table:table-cell office:value-type="float" office:value="385" table:style-name="ce3">
            <text:p>385</text:p>
          </table:table-cell>
          <table:table-cell office:value-type="string" table:style-name="ce4">
            <text:p>Região 04 - Belas Praias</text:p>
          </table:table-cell>
          <table:table-cell office:value-type="float" office:value="46625" table:style-name="ce4">
            <text:p>46625</text:p>
          </table:table-cell>
          <table:table-cell office:value-type="float" office:value="1181" table:style-name="ce4">
            <text:p>1181</text:p>
          </table:table-cell>
          <table:table-cell office:value-type="float" office:value="2.5329758713136727" table:style-name="ce4">
            <text:p>2,532975871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43004</text:p>
          </table:table-cell>
          <table:table-cell office:value-type="float" office:value="4.1840702743443972" table:style-name="ce4">
            <text:p>4,184070274</text:p>
          </table:table-cell>
          <table:table-cell office:value-type="float" office:value="0.2121813013890729" table:style-name="ce4">
            <text:p>0,212181301</text:p>
          </table:table-cell>
          <table:table-cell table:number-columns-repeated="16375"/>
        </table:table-row>
        <table:table-row table:style-name="ro1">
          <table:table-cell office:value-type="float" office:value="386" table:style-name="ce3">
            <text:p>386</text:p>
          </table:table-cell>
          <table:table-cell office:value-type="string" table:style-name="ce4">
            <text:p>Região 05 - Bons Ventos</text:p>
          </table:table-cell>
          <table:table-cell office:value-type="float" office:value="70172" table:style-name="ce4">
            <text:p>70172</text:p>
          </table:table-cell>
          <table:table-cell office:value-type="float" office:value="1796" table:style-name="ce4">
            <text:p>1796</text:p>
          </table:table-cell>
          <table:table-cell office:value-type="float" office:value="2.5594254118451802" table:style-name="ce4">
            <text:p>2,559425412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43005</text:p>
          </table:table-cell>
          <table:table-cell office:value-type="float" office:value="6.4910737035558199" table:style-name="ce4">
            <text:p>6,491073704</text:p>
          </table:table-cell>
          <table:table-cell office:value-type="float" office:value="0.60893138878167685" table:style-name="ce4">
            <text:p>0,608931389</text:p>
          </table:table-cell>
          <table:table-cell table:number-columns-repeated="16375"/>
        </table:table-row>
        <table:table-row table:style-name="ro1">
          <table:table-cell office:value-type="float" office:value="387" table:style-name="ce3">
            <text:p>387</text:p>
          </table:table-cell>
          <table:table-cell office:value-type="string" table:style-name="ce4">
            <text:p>Região 06 - Vale do Paranhana e Costa Serr</text:p>
          </table:table-cell>
          <table:table-cell office:value-type="float" office:value="71787" table:style-name="ce4">
            <text:p>71787</text:p>
          </table:table-cell>
          <table:table-cell office:value-type="float" office:value="1073" table:style-name="ce4">
            <text:p>1073</text:p>
          </table:table-cell>
          <table:table-cell office:value-type="float" office:value="1.4946995974201456" table:style-name="ce4">
            <text:p>1,494699597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43006</text:p>
          </table:table-cell>
          <table:table-cell office:value-type="float" office:value="10.118710002791651" table:style-name="ce4">
            <text:p>10,11871</text:p>
          </table:table-cell>
          <table:table-cell office:value-type="float" office:value="0.54737441057543301" table:style-name="ce4">
            <text:p>0,547374411</text:p>
          </table:table-cell>
          <table:table-cell table:number-columns-repeated="16375"/>
        </table:table-row>
        <table:table-row table:style-name="ro1">
          <table:table-cell office:value-type="float" office:value="388" table:style-name="ce3">
            <text:p>388</text:p>
          </table:table-cell>
          <table:table-cell office:value-type="string" table:style-name="ce4">
            <text:p>Região 07 - Vale dos Sinos</text:p>
          </table:table-cell>
          <table:table-cell office:value-type="float" office:value="263940" table:style-name="ce4">
            <text:p>263940</text:p>
          </table:table-cell>
          <table:table-cell office:value-type="float" office:value="14018" table:style-name="ce4">
            <text:p>14018</text:p>
          </table:table-cell>
          <table:table-cell office:value-type="float" office:value="5.3110555429264226" table:style-name="ce4">
            <text:p>5,311055543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43007</text:p>
          </table:table-cell>
          <table:table-cell office:value-type="float" office:value="1.9457372299751829" table:style-name="ce4">
            <text:p>1,94573723</text:p>
          </table:table-cell>
          <table:table-cell office:value-type="float" office:value="0.12459585783454712" table:style-name="ce4">
            <text:p>0,124595858</text:p>
          </table:table-cell>
          <table:table-cell table:number-columns-repeated="16375"/>
        </table:table-row>
        <table:table-row table:style-name="ro1">
          <table:table-cell office:value-type="float" office:value="389" table:style-name="ce3">
            <text:p>389</text:p>
          </table:table-cell>
          <table:table-cell office:value-type="string" table:style-name="ce4">
            <text:p>Região 08 - Vale do Caí e Metropolitana</text:p>
          </table:table-cell>
          <table:table-cell office:value-type="float" office:value="252493" table:style-name="ce4">
            <text:p>252493</text:p>
          </table:table-cell>
          <table:table-cell office:value-type="float" office:value="4339" table:style-name="ce4">
            <text:p>4339</text:p>
          </table:table-cell>
          <table:table-cell office:value-type="float" office:value="1.7184634821559408" table:style-name="ce4">
            <text:p>1,718463482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43008</text:p>
          </table:table-cell>
          <table:table-cell office:value-type="float" office:value="3.4365113020290048" table:style-name="ce4">
            <text:p>3,436511302</text:p>
          </table:table-cell>
          <table:table-cell office:value-type="float" office:value="0.25488501685403553" table:style-name="ce4">
            <text:p>0,254885017</text:p>
          </table:table-cell>
          <table:table-cell table:number-columns-repeated="16375"/>
        </table:table-row>
        <table:table-row table:style-name="ro1">
          <table:table-cell office:value-type="float" office:value="390" table:style-name="ce3">
            <text:p>390</text:p>
          </table:table-cell>
          <table:table-cell office:value-type="string" table:style-name="ce4">
            <text:p>Região 09 - Carbonífera/Costa Doce</text:p>
          </table:table-cell>
          <table:table-cell office:value-type="float" office:value="129558" table:style-name="ce4">
            <text:p>129558</text:p>
          </table:table-cell>
          <table:table-cell office:value-type="float" office:value="7085" table:style-name="ce4">
            <text:p>7085</text:p>
          </table:table-cell>
          <table:table-cell office:value-type="float" office:value="5.4685932169375882" table:style-name="ce4">
            <text:p>5,468593217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43009</text:p>
          </table:table-cell>
          <table:table-cell office:value-type="float" office:value="7.8682237343044719" table:style-name="ce4">
            <text:p>7,868223734</text:p>
          </table:table-cell>
          <table:table-cell office:value-type="float" office:value="1.0420298498646294" table:style-name="ce4">
            <text:p>1,04202985</text:p>
          </table:table-cell>
          <table:table-cell table:number-columns-repeated="16375"/>
        </table:table-row>
        <table:table-row table:style-name="ro1">
          <table:table-cell office:value-type="float" office:value="391" table:style-name="ce3">
            <text:p>391</text:p>
          </table:table-cell>
          <table:table-cell office:value-type="string" table:style-name="ce4">
            <text:p>Região 10 - Capital e Vale do Gravataí</text:p>
          </table:table-cell>
          <table:table-cell office:value-type="float" office:value="795218" table:style-name="ce4">
            <text:p>795218</text:p>
          </table:table-cell>
          <table:table-cell office:value-type="float" office:value="74691" table:style-name="ce4">
            <text:p>74691</text:p>
          </table:table-cell>
          <table:table-cell office:value-type="float" office:value="9.3925187810135071" table:style-name="ce4">
            <text:p>9,392518781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43010</text:p>
          </table:table-cell>
          <table:table-cell office:value-type="float" office:value="3.5799341489549836" table:style-name="ce4">
            <text:p>3,579934149</text:p>
          </table:table-cell>
          <table:table-cell office:value-type="float" office:value="0.27074615301257793" table:style-name="ce4">
            <text:p>0,270746153</text:p>
          </table:table-cell>
          <table:table-cell table:number-columns-repeated="16375"/>
        </table:table-row>
        <table:table-row table:style-name="ro1">
          <table:table-cell office:value-type="float" office:value="392" table:style-name="ce3">
            <text:p>392</text:p>
          </table:table-cell>
          <table:table-cell office:value-type="string" table:style-name="ce4">
            <text:p>Região 11 - Sete Povos das Missões</text:p>
          </table:table-cell>
          <table:table-cell office:value-type="float" office:value="99186" table:style-name="ce4">
            <text:p>99186</text:p>
          </table:table-cell>
          <table:table-cell office:value-type="float" office:value="221" table:style-name="ce4">
            <text:p>221</text:p>
          </table:table-cell>
          <table:table-cell office:value-type="float" office:value="0.22281370354687155" table:style-name="ce4">
            <text:p>0,222813704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43011</text:p>
          </table:table-cell>
          <table:table-cell office:value-type="float" office:value="10.931060003224164" table:style-name="ce4">
            <text:p>10,93106</text:p>
          </table:table-cell>
          <table:table-cell office:value-type="float" office:value="1.4187715303425943" table:style-name="ce4">
            <text:p>1,41877153</text:p>
          </table:table-cell>
          <table:table-cell table:number-columns-repeated="16375"/>
        </table:table-row>
        <table:table-row table:style-name="ro1">
          <table:table-cell office:value-type="float" office:value="393" table:style-name="ce3">
            <text:p>393</text:p>
          </table:table-cell>
          <table:table-cell office:value-type="string" table:style-name="ce4">
            <text:p>Região 12 - Portal das Missões</text:p>
          </table:table-cell>
          <table:table-cell office:value-type="float" office:value="51532" table:style-name="ce4">
            <text:p>51532</text:p>
          </table:table-cell>
          <table:table-cell table:number-columns-repeated="2" table:style-name="ce4"/>
          <table:table-cell office:value-type="float" office:value="43" table:style-name="ce3">
            <text:p>43</text:p>
          </table:table-cell>
          <table:table-cell office:value-type="string" table:style-name="ce4">
            <text:p>43012</text:p>
          </table:table-cell>
          <table:table-cell office:value-type="float" office:value="9.0984884712112937" table:style-name="ce4">
            <text:p>9,098488471</text:p>
          </table:table-cell>
          <table:table-cell office:value-type="float" office:value="0.81363078692194213" table:style-name="ce4">
            <text:p>0,813630787</text:p>
          </table:table-cell>
          <table:table-cell table:number-columns-repeated="16375"/>
        </table:table-row>
        <table:table-row table:style-name="ro1">
          <table:table-cell office:value-type="float" office:value="394" table:style-name="ce3">
            <text:p>394</text:p>
          </table:table-cell>
          <table:table-cell office:value-type="string" table:style-name="ce4">
            <text:p>Região 13 - Diversidade</text:p>
          </table:table-cell>
          <table:table-cell office:value-type="float" office:value="78240" table:style-name="ce4">
            <text:p>78240</text:p>
          </table:table-cell>
          <table:table-cell table:number-columns-repeated="2" table:style-name="ce4"/>
          <table:table-cell office:value-type="float" office:value="43" table:style-name="ce3">
            <text:p>43</text:p>
          </table:table-cell>
          <table:table-cell office:value-type="string" table:style-name="ce4">
            <text:p>43013</text:p>
          </table:table-cell>
          <table:table-cell office:value-type="float" office:value="9.4345118550003146" table:style-name="ce4">
            <text:p>9,434511855</text:p>
          </table:table-cell>
          <table:table-cell office:value-type="float" office:value="0.66814098765750207" table:style-name="ce4">
            <text:p>0,668140988</text:p>
          </table:table-cell>
          <table:table-cell table:number-columns-repeated="16375"/>
        </table:table-row>
        <table:table-row table:style-name="ro1">
          <table:table-cell office:value-type="float" office:value="395" table:style-name="ce3">
            <text:p>395</text:p>
          </table:table-cell>
          <table:table-cell office:value-type="string" table:style-name="ce4">
            <text:p>Região 14 - Fronteira Noroeste</text:p>
          </table:table-cell>
          <table:table-cell office:value-type="float" office:value="79921" table:style-name="ce4">
            <text:p>79921</text:p>
          </table:table-cell>
          <table:table-cell office:value-type="float" office:value="30" table:style-name="ce4">
            <text:p>30</text:p>
          </table:table-cell>
          <table:table-cell office:value-type="float" office:value="3.7537067854506327E-2" table:style-name="ce4">
            <text:p>0,037537068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43014</text:p>
          </table:table-cell>
          <table:table-cell office:value-type="float" office:value="5.5478034651027777" table:style-name="ce4">
            <text:p>5,547803465</text:p>
          </table:table-cell>
          <table:table-cell office:value-type="float" office:value="0.52881597540565128" table:style-name="ce4">
            <text:p>0,528815975</text:p>
          </table:table-cell>
          <table:table-cell table:number-columns-repeated="16375"/>
        </table:table-row>
        <table:table-row table:style-name="ro1">
          <table:table-cell office:value-type="float" office:value="396" table:style-name="ce3">
            <text:p>396</text:p>
          </table:table-cell>
          <table:table-cell office:value-type="string" table:style-name="ce4">
            <text:p>Região 15 - Caminho das Águas</text:p>
          </table:table-cell>
          <table:table-cell office:value-type="float" office:value="65123" table:style-name="ce4">
            <text:p>65123</text:p>
          </table:table-cell>
          <table:table-cell table:number-columns-repeated="2" table:style-name="ce4"/>
          <table:table-cell office:value-type="float" office:value="43" table:style-name="ce3">
            <text:p>43</text:p>
          </table:table-cell>
          <table:table-cell office:value-type="string" table:style-name="ce4">
            <text:p>43015</text:p>
          </table:table-cell>
          <table:table-cell office:value-type="float" office:value="6.7439029339667691" table:style-name="ce4">
            <text:p>6,743902934</text:p>
          </table:table-cell>
          <table:table-cell office:value-type="float" office:value="0.42899898000470632" table:style-name="ce4">
            <text:p>0,42899898</text:p>
          </table:table-cell>
          <table:table-cell table:number-columns-repeated="16375"/>
        </table:table-row>
        <table:table-row table:style-name="ro1">
          <table:table-cell office:value-type="float" office:value="397" table:style-name="ce3">
            <text:p>397</text:p>
          </table:table-cell>
          <table:table-cell office:value-type="string" table:style-name="ce4">
            <text:p>Região 16 - Alto Uruguai Gaúcho</text:p>
          </table:table-cell>
          <table:table-cell office:value-type="float" office:value="83403" table:style-name="ce4">
            <text:p>83403</text:p>
          </table:table-cell>
          <table:table-cell office:value-type="float" office:value="399" table:style-name="ce4">
            <text:p>399</text:p>
          </table:table-cell>
          <table:table-cell office:value-type="float" office:value="0.47840005755188664" table:style-name="ce4">
            <text:p>0,478400058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43016</text:p>
          </table:table-cell>
          <table:table-cell office:value-type="float" office:value="7.1381795301706248" table:style-name="ce4">
            <text:p>7,13817953</text:p>
          </table:table-cell>
          <table:table-cell office:value-type="float" office:value="0.60586071832024291" table:style-name="ce4">
            <text:p>0,605860718</text:p>
          </table:table-cell>
          <table:table-cell table:number-columns-repeated="16375"/>
        </table:table-row>
        <table:table-row table:style-name="ro1">
          <table:table-cell office:value-type="float" office:value="398" table:style-name="ce3">
            <text:p>398</text:p>
          </table:table-cell>
          <table:table-cell office:value-type="string" table:style-name="ce4">
            <text:p>Região 17 - Planalto</text:p>
          </table:table-cell>
          <table:table-cell office:value-type="float" office:value="134177" table:style-name="ce4">
            <text:p>134177</text:p>
          </table:table-cell>
          <table:table-cell office:value-type="float" office:value="1815" table:style-name="ce4">
            <text:p>1815</text:p>
          </table:table-cell>
          <table:table-cell office:value-type="float" office:value="1.3526908486551348" table:style-name="ce4">
            <text:p>1,352690849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43017</text:p>
          </table:table-cell>
          <table:table-cell office:value-type="float" office:value="7.9502628167554663" table:style-name="ce4">
            <text:p>7,950262817</text:p>
          </table:table-cell>
          <table:table-cell office:value-type="float" office:value="0.6976107186506334" table:style-name="ce4">
            <text:p>0,697610719</text:p>
          </table:table-cell>
          <table:table-cell table:number-columns-repeated="16375"/>
        </table:table-row>
        <table:table-row table:style-name="ro1">
          <table:table-cell office:value-type="float" office:value="399" table:style-name="ce3">
            <text:p>399</text:p>
          </table:table-cell>
          <table:table-cell office:value-type="string" table:style-name="ce4">
            <text:p>Região 18 - Araucárias</text:p>
          </table:table-cell>
          <table:table-cell office:value-type="float" office:value="45649" table:style-name="ce4">
            <text:p>45649</text:p>
          </table:table-cell>
          <table:table-cell table:number-columns-repeated="2" table:style-name="ce4"/>
          <table:table-cell office:value-type="float" office:value="43" table:style-name="ce3">
            <text:p>43</text:p>
          </table:table-cell>
          <table:table-cell office:value-type="string" table:style-name="ce4">
            <text:p>43018</text:p>
          </table:table-cell>
          <table:table-cell office:value-type="float" office:value="7.012380697621464" table:style-name="ce4">
            <text:p>7,012380698</text:p>
          </table:table-cell>
          <table:table-cell office:value-type="float" office:value="0.60512522400607249" table:style-name="ce4">
            <text:p>0,605125224</text:p>
          </table:table-cell>
          <table:table-cell table:number-columns-repeated="16375"/>
        </table:table-row>
        <table:table-row table:style-name="ro1">
          <table:table-cell office:value-type="float" office:value="400" table:style-name="ce3">
            <text:p>400</text:p>
          </table:table-cell>
          <table:table-cell office:value-type="string" table:style-name="ce4">
            <text:p>Região 19 - Botucaraí</text:p>
          </table:table-cell>
          <table:table-cell office:value-type="float" office:value="36131" table:style-name="ce4">
            <text:p>36131</text:p>
          </table:table-cell>
          <table:table-cell table:number-columns-repeated="2" table:style-name="ce4"/>
          <table:table-cell office:value-type="float" office:value="43" table:style-name="ce3">
            <text:p>43</text:p>
          </table:table-cell>
          <table:table-cell office:value-type="string" table:style-name="ce4">
            <text:p>43019</text:p>
          </table:table-cell>
          <table:table-cell office:value-type="float" office:value="6.2898232330327302" table:style-name="ce4">
            <text:p>6,289823233</text:p>
          </table:table-cell>
          <table:table-cell office:value-type="float" office:value="0.49760019830167462" table:style-name="ce4">
            <text:p>0,497600198</text:p>
          </table:table-cell>
          <table:table-cell table:number-columns-repeated="16375"/>
        </table:table-row>
        <table:table-row table:style-name="ro1">
          <table:table-cell office:value-type="float" office:value="401" table:style-name="ce3">
            <text:p>401</text:p>
          </table:table-cell>
          <table:table-cell office:value-type="string" table:style-name="ce4">
            <text:p>Região 20 - Rota da Produção</text:p>
          </table:table-cell>
          <table:table-cell office:value-type="float" office:value="51741" table:style-name="ce4">
            <text:p>51741</text:p>
          </table:table-cell>
          <table:table-cell table:number-columns-repeated="2" table:style-name="ce4"/>
          <table:table-cell office:value-type="float" office:value="43" table:style-name="ce3">
            <text:p>43</text:p>
          </table:table-cell>
          <table:table-cell office:value-type="string" table:style-name="ce4">
            <text:p>43020</text:p>
          </table:table-cell>
          <table:table-cell office:value-type="float" office:value="7.9015691986391277" table:style-name="ce4">
            <text:p>7,901569199</text:p>
          </table:table-cell>
          <table:table-cell office:value-type="float" office:value="0.58147268150762399" table:style-name="ce4">
            <text:p>0,581472682</text:p>
          </table:table-cell>
          <table:table-cell table:number-columns-repeated="16375"/>
        </table:table-row>
        <table:table-row table:style-name="ro1">
          <table:table-cell office:value-type="float" office:value="402" table:style-name="ce3">
            <text:p>402</text:p>
          </table:table-cell>
          <table:table-cell office:value-type="string" table:style-name="ce4">
            <text:p>Região 21 - Sul</text:p>
          </table:table-cell>
          <table:table-cell office:value-type="float" office:value="329963" table:style-name="ce4">
            <text:p>329963</text:p>
          </table:table-cell>
          <table:table-cell office:value-type="float" office:value="12962" table:style-name="ce4">
            <text:p>12962</text:p>
          </table:table-cell>
          <table:table-cell office:value-type="float" office:value="3.9283192357931043" table:style-name="ce4">
            <text:p>3,928319236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43021</text:p>
          </table:table-cell>
          <table:table-cell office:value-type="float" office:value="21.674637733791112" table:style-name="ce4">
            <text:p>21,67463773</text:p>
          </table:table-cell>
          <table:table-cell office:value-type="float" office:value="3.327380196439421" table:style-name="ce4">
            <text:p>3,327380196</text:p>
          </table:table-cell>
          <table:table-cell table:number-columns-repeated="16375"/>
        </table:table-row>
        <table:table-row table:style-name="ro1">
          <table:table-cell office:value-type="float" office:value="403" table:style-name="ce3">
            <text:p>403</text:p>
          </table:table-cell>
          <table:table-cell office:value-type="string" table:style-name="ce4">
            <text:p>Região 22 - Pampa</text:p>
          </table:table-cell>
          <table:table-cell office:value-type="float" office:value="65442" table:style-name="ce4">
            <text:p>65442</text:p>
          </table:table-cell>
          <table:table-cell office:value-type="float" office:value="210" table:style-name="ce4">
            <text:p>210</text:p>
          </table:table-cell>
          <table:table-cell office:value-type="float" office:value="0.32089483817731729" table:style-name="ce4">
            <text:p>0,320894838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43022</text:p>
          </table:table-cell>
          <table:table-cell office:value-type="float" office:value="8.2806351050885389" table:style-name="ce4">
            <text:p>8,280635105</text:p>
          </table:table-cell>
          <table:table-cell office:value-type="float" office:value="1.4374491376379619" table:style-name="ce4">
            <text:p>1,437449138</text:p>
          </table:table-cell>
          <table:table-cell table:number-columns-repeated="16375"/>
        </table:table-row>
        <table:table-row table:style-name="ro1">
          <table:table-cell office:value-type="float" office:value="404" table:style-name="ce3">
            <text:p>404</text:p>
          </table:table-cell>
          <table:table-cell office:value-type="string" table:style-name="ce4">
            <text:p>Região 23 - Caxias e Hortênsias</text:p>
          </table:table-cell>
          <table:table-cell office:value-type="float" office:value="204766" table:style-name="ce4">
            <text:p>204766</text:p>
          </table:table-cell>
          <table:table-cell office:value-type="float" office:value="7843" table:style-name="ce4">
            <text:p>7843</text:p>
          </table:table-cell>
          <table:table-cell office:value-type="float" office:value="3.8302257210669737" table:style-name="ce4">
            <text:p>3,830225721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43023</text:p>
          </table:table-cell>
          <table:table-cell office:value-type="float" office:value="4.2688360447270934" table:style-name="ce4">
            <text:p>4,268836045</text:p>
          </table:table-cell>
          <table:table-cell office:value-type="float" office:value="0.23985755433670941" table:style-name="ce4">
            <text:p>0,239857554</text:p>
          </table:table-cell>
          <table:table-cell table:number-columns-repeated="16375"/>
        </table:table-row>
        <table:table-row table:style-name="ro1">
          <table:table-cell office:value-type="float" office:value="405" table:style-name="ce3">
            <text:p>405</text:p>
          </table:table-cell>
          <table:table-cell office:value-type="string" table:style-name="ce4">
            <text:p>Região 24 - Campos de Cima da Serra</text:p>
          </table:table-cell>
          <table:table-cell office:value-type="float" office:value="31752" table:style-name="ce4">
            <text:p>31752</text:p>
          </table:table-cell>
          <table:table-cell office:value-type="float" office:value="90" table:style-name="ce4">
            <text:p>90</text:p>
          </table:table-cell>
          <table:table-cell office:value-type="float" office:value="0.28344671201814059" table:style-name="ce4">
            <text:p>0,283446712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43024</text:p>
          </table:table-cell>
          <table:table-cell office:value-type="float" office:value="10.404724562292365" table:style-name="ce4">
            <text:p>10,40472456</text:p>
          </table:table-cell>
          <table:table-cell office:value-type="float" office:value="0.9565890440377286" table:style-name="ce4">
            <text:p>0,956589044</text:p>
          </table:table-cell>
          <table:table-cell table:number-columns-repeated="16375"/>
        </table:table-row>
        <table:table-row table:style-name="ro1">
          <table:table-cell office:value-type="float" office:value="406" table:style-name="ce3">
            <text:p>406</text:p>
          </table:table-cell>
          <table:table-cell office:value-type="string" table:style-name="ce4">
            <text:p>Região 25 - Vinhedos e Basalto</text:p>
          </table:table-cell>
          <table:table-cell office:value-type="float" office:value="100143" table:style-name="ce4">
            <text:p>100143</text:p>
          </table:table-cell>
          <table:table-cell office:value-type="float" office:value="1932" table:style-name="ce4">
            <text:p>1932</text:p>
          </table:table-cell>
          <table:table-cell office:value-type="float" office:value="1.9292411851052995" table:style-name="ce4">
            <text:p>1,929241185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43025</text:p>
          </table:table-cell>
          <table:table-cell office:value-type="float" office:value="5.4449569728749996" table:style-name="ce4">
            <text:p>5,444956973</text:p>
          </table:table-cell>
          <table:table-cell office:value-type="float" office:value="0.32245083889944237" table:style-name="ce4">
            <text:p>0,322450839</text:p>
          </table:table-cell>
          <table:table-cell table:number-columns-repeated="16375"/>
        </table:table-row>
        <table:table-row table:style-name="ro1">
          <table:table-cell office:value-type="float" office:value="407" table:style-name="ce3">
            <text:p>407</text:p>
          </table:table-cell>
          <table:table-cell office:value-type="string" table:style-name="ce4">
            <text:p>Região 26 - Uva Vale</text:p>
          </table:table-cell>
          <table:table-cell office:value-type="float" office:value="57150" table:style-name="ce4">
            <text:p>57150</text:p>
          </table:table-cell>
          <table:table-cell office:value-type="float" office:value="397" table:style-name="ce4">
            <text:p>397</text:p>
          </table:table-cell>
          <table:table-cell office:value-type="float" office:value="0.69466316710411202" table:style-name="ce4">
            <text:p>0,694663167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43026</text:p>
          </table:table-cell>
          <table:table-cell office:value-type="float" office:value="4.4734616346161467" table:style-name="ce4">
            <text:p>4,473461635</text:p>
          </table:table-cell>
          <table:table-cell office:value-type="float" office:value="0.22506344123590152" table:style-name="ce4">
            <text:p>0,225063441</text:p>
          </table:table-cell>
          <table:table-cell table:number-columns-repeated="16375"/>
        </table:table-row>
        <table:table-row table:style-name="ro1">
          <table:table-cell office:value-type="float" office:value="408" table:style-name="ce3">
            <text:p>408</text:p>
          </table:table-cell>
          <table:table-cell office:value-type="string" table:style-name="ce4">
            <text:p>Região 27 - Jacuí Centro</text:p>
          </table:table-cell>
          <table:table-cell office:value-type="float" office:value="68961" table:style-name="ce4">
            <text:p>68961</text:p>
          </table:table-cell>
          <table:table-cell office:value-type="float" office:value="90" table:style-name="ce4">
            <text:p>90</text:p>
          </table:table-cell>
          <table:table-cell office:value-type="float" office:value="0.13050854830991429" table:style-name="ce4">
            <text:p>0,130508548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43027</text:p>
          </table:table-cell>
          <table:table-cell office:value-type="float" office:value="11.807452560059861" table:style-name="ce4">
            <text:p>11,80745256</text:p>
          </table:table-cell>
          <table:table-cell office:value-type="float" office:value="1.1312468096942974" table:style-name="ce4">
            <text:p>1,13124681</text:p>
          </table:table-cell>
          <table:table-cell table:number-columns-repeated="16375"/>
        </table:table-row>
        <table:table-row table:style-name="ro1">
          <table:table-cell office:value-type="float" office:value="409" table:style-name="ce3">
            <text:p>409</text:p>
          </table:table-cell>
          <table:table-cell office:value-type="string" table:style-name="ce4">
            <text:p>Região 28 - Vinte e Oito</text:p>
          </table:table-cell>
          <table:table-cell office:value-type="float" office:value="118527" table:style-name="ce4">
            <text:p>118527</text:p>
          </table:table-cell>
          <table:table-cell office:value-type="float" office:value="90" table:style-name="ce4">
            <text:p>90</text:p>
          </table:table-cell>
          <table:table-cell office:value-type="float" office:value="7.5932066111518898E-2" table:style-name="ce4">
            <text:p>0,075932066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43028</text:p>
          </table:table-cell>
          <table:table-cell office:value-type="float" office:value="5.9333958757519065" table:style-name="ce4">
            <text:p>5,933395876</text:p>
          </table:table-cell>
          <table:table-cell office:value-type="float" office:value="0.69684676088713693" table:style-name="ce4">
            <text:p>0,696846761</text:p>
          </table:table-cell>
          <table:table-cell table:number-columns-repeated="16375"/>
        </table:table-row>
        <table:table-row table:style-name="ro1">
          <table:table-cell office:value-type="float" office:value="410" table:style-name="ce3">
            <text:p>410</text:p>
          </table:table-cell>
          <table:table-cell office:value-type="string" table:style-name="ce4">
            <text:p>Região 29 - Vales e Montanhas</text:p>
          </table:table-cell>
          <table:table-cell office:value-type="float" office:value="82576" table:style-name="ce4">
            <text:p>82576</text:p>
          </table:table-cell>
          <table:table-cell office:value-type="float" office:value="30" table:style-name="ce4">
            <text:p>30</text:p>
          </table:table-cell>
          <table:table-cell office:value-type="float" office:value="3.6330168571982173E-2" table:style-name="ce4">
            <text:p>0,036330169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43029</text:p>
          </table:table-cell>
          <table:table-cell office:value-type="float" office:value="4.2138628221199346" table:style-name="ce4">
            <text:p>4,213862822</text:p>
          </table:table-cell>
          <table:table-cell office:value-type="float" office:value="0.33283021741644603" table:style-name="ce4">
            <text:p>0,332830217</text:p>
          </table:table-cell>
          <table:table-cell table:number-columns-repeated="16375"/>
        </table:table-row>
        <table:table-row table:style-name="ro1">
          <table:table-cell office:value-type="float" office:value="411" table:style-name="ce3">
            <text:p>411</text:p>
          </table:table-cell>
          <table:table-cell office:value-type="string" table:style-name="ce4">
            <text:p>Região 30 - Vale da Luz</text:p>
          </table:table-cell>
          <table:table-cell office:value-type="float" office:value="43858" table:style-name="ce4">
            <text:p>43858</text:p>
          </table:table-cell>
          <table:table-cell office:value-type="float" office:value="165" table:style-name="ce4">
            <text:p>165</text:p>
          </table:table-cell>
          <table:table-cell office:value-type="float" office:value="0.3762141456518765" table:style-name="ce4">
            <text:p>0,376214146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43030</text:p>
          </table:table-cell>
          <table:table-cell office:value-type="float" office:value="2.7475941477803714" table:style-name="ce4">
            <text:p>2,747594148</text:p>
          </table:table-cell>
          <table:table-cell office:value-type="float" office:value="0.12425097830517286" table:style-name="ce4">
            <text:p>0,124250978</text:p>
          </table:table-cell>
          <table:table-cell table:number-columns-repeated="16375"/>
        </table:table-row>
        <table:table-row table:style-name="ro1">
          <table:table-cell office:value-type="float" office:value="412" table:style-name="ce3">
            <text:p>412</text:p>
          </table:table-cell>
          <table:table-cell office:value-type="string" table:style-name="ce4">
            <text:p>Campo Grande</text:p>
          </table:table-cell>
          <table:table-cell office:value-type="float" office:value="504837" table:style-name="ce4">
            <text:p>504837</text:p>
          </table:table-cell>
          <table:table-cell office:value-type="float" office:value="5179" table:style-name="ce4">
            <text:p>5179</text:p>
          </table:table-cell>
          <table:table-cell office:value-type="float" office:value="1.025875678684407" table:style-name="ce4">
            <text:p>1,025875679</text:p>
          </table:table-cell>
          <table:table-cell office:value-type="float" office:value="50" table:style-name="ce3">
            <text:p>50</text:p>
          </table:table-cell>
          <table:table-cell office:value-type="string" table:style-name="ce4">
            <text:p>50001</text:p>
          </table:table-cell>
          <table:table-cell office:value-type="float" office:value="34.595066666393144" table:style-name="ce4">
            <text:p>34,59506667</text:p>
          </table:table-cell>
          <table:table-cell office:value-type="float" office:value="15.348099511097612" table:style-name="ce4">
            <text:p>15,34809951</text:p>
          </table:table-cell>
          <table:table-cell table:number-columns-repeated="16375"/>
        </table:table-row>
        <table:table-row table:style-name="ro1">
          <table:table-cell office:value-type="float" office:value="413" table:style-name="ce3">
            <text:p>413</text:p>
          </table:table-cell>
          <table:table-cell office:value-type="string" table:style-name="ce4">
            <text:p>Corumbá</text:p>
          </table:table-cell>
          <table:table-cell office:value-type="float" office:value="35661" table:style-name="ce4">
            <text:p>35661</text:p>
          </table:table-cell>
          <table:table-cell office:value-type="float" office:value="669" table:style-name="ce4">
            <text:p>669</text:p>
          </table:table-cell>
          <table:table-cell office:value-type="float" office:value="1.8759989904938168" table:style-name="ce4">
            <text:p>1,87599899</text:p>
          </table:table-cell>
          <table:table-cell office:value-type="float" office:value="50" table:style-name="ce3">
            <text:p>50</text:p>
          </table:table-cell>
          <table:table-cell office:value-type="string" table:style-name="ce4">
            <text:p>50002</text:p>
          </table:table-cell>
          <table:table-cell office:value-type="float" office:value="17.045925665813865" table:style-name="ce4">
            <text:p>17,04592567</text:p>
          </table:table-cell>
          <table:table-cell office:value-type="float" office:value="5.5508628259165986" table:style-name="ce4">
            <text:p>5,550862826</text:p>
          </table:table-cell>
          <table:table-cell table:number-columns-repeated="16375"/>
        </table:table-row>
        <table:table-row table:style-name="ro1">
          <table:table-cell office:value-type="float" office:value="414" table:style-name="ce3">
            <text:p>414</text:p>
          </table:table-cell>
          <table:table-cell office:value-type="string" table:style-name="ce4">
            <text:p>Dourados</text:p>
          </table:table-cell>
          <table:table-cell office:value-type="float" office:value="269624" table:style-name="ce4">
            <text:p>269624</text:p>
          </table:table-cell>
          <table:table-cell office:value-type="float" office:value="918" table:style-name="ce4">
            <text:p>918</text:p>
          </table:table-cell>
          <table:table-cell office:value-type="float" office:value="0.34047414176779517" table:style-name="ce4">
            <text:p>0,340474142</text:p>
          </table:table-cell>
          <table:table-cell office:value-type="float" office:value="50" table:style-name="ce3">
            <text:p>50</text:p>
          </table:table-cell>
          <table:table-cell office:value-type="string" table:style-name="ce4">
            <text:p>50003</text:p>
          </table:table-cell>
          <table:table-cell office:value-type="float" office:value="19.711970652385872" table:style-name="ce4">
            <text:p>19,71197065</text:p>
          </table:table-cell>
          <table:table-cell office:value-type="float" office:value="5.4053450830857752" table:style-name="ce4">
            <text:p>5,405345083</text:p>
          </table:table-cell>
          <table:table-cell table:number-columns-repeated="16375"/>
        </table:table-row>
        <table:table-row table:style-name="ro1">
          <table:table-cell office:value-type="float" office:value="415" table:style-name="ce3">
            <text:p>415</text:p>
          </table:table-cell>
          <table:table-cell office:value-type="string" table:style-name="ce4">
            <text:p>Três Lagoas</text:p>
          </table:table-cell>
          <table:table-cell office:value-type="float" office:value="98334" table:style-name="ce4">
            <text:p>98334</text:p>
          </table:table-cell>
          <table:table-cell table:number-columns-repeated="2" table:style-name="ce4"/>
          <table:table-cell office:value-type="float" office:value="50" table:style-name="ce3">
            <text:p>50</text:p>
          </table:table-cell>
          <table:table-cell office:value-type="string" table:style-name="ce4">
            <text:p>50004</text:p>
          </table:table-cell>
          <table:table-cell office:value-type="float" office:value="13.349633794904875" table:style-name="ce4">
            <text:p>13,34963379</text:p>
          </table:table-cell>
          <table:table-cell office:value-type="float" office:value="4.5985144454815128" table:style-name="ce4">
            <text:p>4,598514445</text:p>
          </table:table-cell>
          <table:table-cell table:number-columns-repeated="16375"/>
        </table:table-row>
        <table:table-row table:style-name="ro1">
          <table:table-cell office:value-type="float" office:value="416" table:style-name="ce3">
            <text:p>416</text:p>
          </table:table-cell>
          <table:table-cell office:value-type="string" table:style-name="ce4">
            <text:p>Alto Tapajós</text:p>
          </table:table-cell>
          <table:table-cell office:value-type="float" office:value="35862" table:style-name="ce4">
            <text:p>35862</text:p>
          </table:table-cell>
          <table:table-cell table:number-columns-repeated="2" table:style-name="ce4"/>
          <table:table-cell office:value-type="float" office:value="51" table:style-name="ce3">
            <text:p>51</text:p>
          </table:table-cell>
          <table:table-cell office:value-type="string" table:style-name="ce4">
            <text:p>51001</text:p>
          </table:table-cell>
          <table:table-cell office:value-type="float" office:value="13.139059948491452" table:style-name="ce4">
            <text:p>13,13905995</text:p>
          </table:table-cell>
          <table:table-cell office:value-type="float" office:value="4.2320664804697268" table:style-name="ce4">
            <text:p>4,23206648</text:p>
          </table:table-cell>
          <table:table-cell table:number-columns-repeated="16375"/>
        </table:table-row>
        <table:table-row table:style-name="ro1">
          <table:table-cell office:value-type="float" office:value="417" table:style-name="ce3">
            <text:p>417</text:p>
          </table:table-cell>
          <table:table-cell office:value-type="string" table:style-name="ce4">
            <text:p>Baixada Cuiabana</text:p>
          </table:table-cell>
          <table:table-cell office:value-type="float" office:value="333601" table:style-name="ce4">
            <text:p>333601</text:p>
          </table:table-cell>
          <table:table-cell office:value-type="float" office:value="22079" table:style-name="ce4">
            <text:p>22079</text:p>
          </table:table-cell>
          <table:table-cell office:value-type="float" office:value="6.6183854364944947" table:style-name="ce4">
            <text:p>6,618385436</text:p>
          </table:table-cell>
          <table:table-cell office:value-type="float" office:value="51" table:style-name="ce3">
            <text:p>51</text:p>
          </table:table-cell>
          <table:table-cell office:value-type="string" table:style-name="ce4">
            <text:p>51002</text:p>
          </table:table-cell>
          <table:table-cell office:value-type="float" office:value="22.718458439020445" table:style-name="ce4">
            <text:p>22,71845844</text:p>
          </table:table-cell>
          <table:table-cell office:value-type="float" office:value="5.2416558350585598" table:style-name="ce4">
            <text:p>5,241655835</text:p>
          </table:table-cell>
          <table:table-cell table:number-columns-repeated="16375"/>
        </table:table-row>
        <table:table-row table:style-name="ro1">
          <table:table-cell office:value-type="float" office:value="418" table:style-name="ce3">
            <text:p>418</text:p>
          </table:table-cell>
          <table:table-cell office:value-type="string" table:style-name="ce4">
            <text:p>Araguaia Xingu</text:p>
          </table:table-cell>
          <table:table-cell office:value-type="float" office:value="31064" table:style-name="ce4">
            <text:p>31064</text:p>
          </table:table-cell>
          <table:table-cell table:number-columns-repeated="2" table:style-name="ce4"/>
          <table:table-cell office:value-type="float" office:value="51" table:style-name="ce3">
            <text:p>51</text:p>
          </table:table-cell>
          <table:table-cell office:value-type="string" table:style-name="ce4">
            <text:p>51003</text:p>
          </table:table-cell>
          <table:table-cell office:value-type="float" office:value="9.4324006666491194" table:style-name="ce4">
            <text:p>9,432400667</text:p>
          </table:table-cell>
          <table:table-cell office:value-type="float" office:value="3.3224466573784515" table:style-name="ce4">
            <text:p>3,322446657</text:p>
          </table:table-cell>
          <table:table-cell table:number-columns-repeated="16375"/>
        </table:table-row>
        <table:table-row table:style-name="ro1">
          <table:table-cell office:value-type="float" office:value="419" table:style-name="ce3">
            <text:p>419</text:p>
          </table:table-cell>
          <table:table-cell office:value-type="string" table:style-name="ce4">
            <text:p>Centro Norte</text:p>
          </table:table-cell>
          <table:table-cell office:value-type="float" office:value="30706" table:style-name="ce4">
            <text:p>30706</text:p>
          </table:table-cell>
          <table:table-cell table:number-columns-repeated="2" table:style-name="ce4"/>
          <table:table-cell office:value-type="float" office:value="51" table:style-name="ce3">
            <text:p>51</text:p>
          </table:table-cell>
          <table:table-cell office:value-type="string" table:style-name="ce4">
            <text:p>51004</text:p>
          </table:table-cell>
          <table:table-cell office:value-type="float" office:value="17.818108746337732" table:style-name="ce4">
            <text:p>17,81810875</text:p>
          </table:table-cell>
          <table:table-cell office:value-type="float" office:value="3.2241131888478649" table:style-name="ce4">
            <text:p>3,224113189</text:p>
          </table:table-cell>
          <table:table-cell table:number-columns-repeated="16375"/>
        </table:table-row>
        <table:table-row table:style-name="ro1">
          <table:table-cell office:value-type="float" office:value="420" table:style-name="ce3">
            <text:p>420</text:p>
          </table:table-cell>
          <table:table-cell office:value-type="string" table:style-name="ce4">
            <text:p>Garças Araguaia</text:p>
          </table:table-cell>
          <table:table-cell office:value-type="float" office:value="45226" table:style-name="ce4">
            <text:p>45226</text:p>
          </table:table-cell>
          <table:table-cell table:number-columns-repeated="2" table:style-name="ce4"/>
          <table:table-cell office:value-type="float" office:value="51" table:style-name="ce3">
            <text:p>51</text:p>
          </table:table-cell>
          <table:table-cell office:value-type="string" table:style-name="ce4">
            <text:p>51005</text:p>
          </table:table-cell>
          <table:table-cell office:value-type="float" office:value="16.571528499553374" table:style-name="ce4">
            <text:p>16,5715285</text:p>
          </table:table-cell>
          <table:table-cell office:value-type="float" office:value="3.566668394026018" table:style-name="ce4">
            <text:p>3,566668394</text:p>
          </table:table-cell>
          <table:table-cell table:number-columns-repeated="16375"/>
        </table:table-row>
        <table:table-row table:style-name="ro1">
          <table:table-cell office:value-type="float" office:value="421" table:style-name="ce3">
            <text:p>421</text:p>
          </table:table-cell>
          <table:table-cell office:value-type="string" table:style-name="ce4">
            <text:p>Médio Araguaia</text:p>
          </table:table-cell>
          <table:table-cell office:value-type="float" office:value="33214" table:style-name="ce4">
            <text:p>33214</text:p>
          </table:table-cell>
          <table:table-cell table:number-columns-repeated="2" table:style-name="ce4"/>
          <table:table-cell office:value-type="float" office:value="51" table:style-name="ce3">
            <text:p>51</text:p>
          </table:table-cell>
          <table:table-cell office:value-type="string" table:style-name="ce4">
            <text:p>51006</text:p>
          </table:table-cell>
          <table:table-cell office:value-type="float" office:value="21.157503971335714" table:style-name="ce4">
            <text:p>21,15750397</text:p>
          </table:table-cell>
          <table:table-cell office:value-type="float" office:value="7.4443630503352134" table:style-name="ce4">
            <text:p>7,44436305</text:p>
          </table:table-cell>
          <table:table-cell table:number-columns-repeated="16375"/>
        </table:table-row>
        <table:table-row table:style-name="ro1">
          <table:table-cell office:value-type="float" office:value="422" table:style-name="ce3">
            <text:p>422</text:p>
          </table:table-cell>
          <table:table-cell office:value-type="string" table:style-name="ce4">
            <text:p>Médio Norte Matogrossense</text:p>
          </table:table-cell>
          <table:table-cell office:value-type="float" office:value="76961" table:style-name="ce4">
            <text:p>76961</text:p>
          </table:table-cell>
          <table:table-cell table:number-columns-repeated="2" table:style-name="ce4"/>
          <table:table-cell office:value-type="float" office:value="51" table:style-name="ce3">
            <text:p>51</text:p>
          </table:table-cell>
          <table:table-cell office:value-type="string" table:style-name="ce4">
            <text:p>51007</text:p>
          </table:table-cell>
          <table:table-cell office:value-type="float" office:value="17.448180995253729" table:style-name="ce4">
            <text:p>17,448181</text:p>
          </table:table-cell>
          <table:table-cell office:value-type="float" office:value="4.0903325579602416" table:style-name="ce4">
            <text:p>4,090332558</text:p>
          </table:table-cell>
          <table:table-cell table:number-columns-repeated="16375"/>
        </table:table-row>
        <table:table-row table:style-name="ro1">
          <table:table-cell office:value-type="float" office:value="423" table:style-name="ce3">
            <text:p>423</text:p>
          </table:table-cell>
          <table:table-cell office:value-type="string" table:style-name="ce4">
            <text:p>Noroeste Matogrossense</text:p>
          </table:table-cell>
          <table:table-cell office:value-type="float" office:value="49578" table:style-name="ce4">
            <text:p>49578</text:p>
          </table:table-cell>
          <table:table-cell table:number-columns-repeated="2" table:style-name="ce4"/>
          <table:table-cell office:value-type="float" office:value="51" table:style-name="ce3">
            <text:p>51</text:p>
          </table:table-cell>
          <table:table-cell office:value-type="string" table:style-name="ce4">
            <text:p>51008</text:p>
          </table:table-cell>
          <table:table-cell office:value-type="float" office:value="21.586715476456202" table:style-name="ce4">
            <text:p>21,58671548</text:p>
          </table:table-cell>
          <table:table-cell office:value-type="float" office:value="9.1973837334004926" table:style-name="ce4">
            <text:p>9,197383733</text:p>
          </table:table-cell>
          <table:table-cell table:number-columns-repeated="16375"/>
        </table:table-row>
        <table:table-row table:style-name="ro1">
          <table:table-cell office:value-type="float" office:value="424" table:style-name="ce3">
            <text:p>424</text:p>
          </table:table-cell>
          <table:table-cell office:value-type="string" table:style-name="ce4">
            <text:p>Norte Araguaia Karajá</text:p>
          </table:table-cell>
          <table:table-cell office:value-type="float" office:value="10401" table:style-name="ce4">
            <text:p>10401</text:p>
          </table:table-cell>
          <table:table-cell table:number-columns-repeated="2" table:style-name="ce4"/>
          <table:table-cell office:value-type="float" office:value="51" table:style-name="ce3">
            <text:p>51</text:p>
          </table:table-cell>
          <table:table-cell office:value-type="string" table:style-name="ce4">
            <text:p>51009</text:p>
          </table:table-cell>
          <table:table-cell office:value-type="float" office:value="12.907901848364574" table:style-name="ce4">
            <text:p>12,90790185</text:p>
          </table:table-cell>
          <table:table-cell office:value-type="float" office:value="2.411238439151294" table:style-name="ce4">
            <text:p>2,411238439</text:p>
          </table:table-cell>
          <table:table-cell table:number-columns-repeated="16375"/>
        </table:table-row>
        <table:table-row table:style-name="ro1">
          <table:table-cell office:value-type="float" office:value="425" table:style-name="ce3">
            <text:p>425</text:p>
          </table:table-cell>
          <table:table-cell office:value-type="string" table:style-name="ce4">
            <text:p>Norte Matogrossense</text:p>
          </table:table-cell>
          <table:table-cell office:value-type="float" office:value="24467" table:style-name="ce4">
            <text:p>24467</text:p>
          </table:table-cell>
          <table:table-cell table:number-columns-repeated="2" table:style-name="ce4"/>
          <table:table-cell office:value-type="float" office:value="51" table:style-name="ce3">
            <text:p>51</text:p>
          </table:table-cell>
          <table:table-cell office:value-type="string" table:style-name="ce4">
            <text:p>51010</text:p>
          </table:table-cell>
          <table:table-cell office:value-type="float" office:value="11.729694654081104" table:style-name="ce4">
            <text:p>11,72969465</text:p>
          </table:table-cell>
          <table:table-cell office:value-type="float" office:value="2.4267680612338549" table:style-name="ce4">
            <text:p>2,426768061</text:p>
          </table:table-cell>
          <table:table-cell table:number-columns-repeated="16375"/>
        </table:table-row>
        <table:table-row table:style-name="ro1">
          <table:table-cell office:value-type="float" office:value="426" table:style-name="ce3">
            <text:p>426</text:p>
          </table:table-cell>
          <table:table-cell office:value-type="string" table:style-name="ce4">
            <text:p>Oeste Matogrossense</text:p>
          </table:table-cell>
          <table:table-cell office:value-type="float" office:value="63247" table:style-name="ce4">
            <text:p>63247</text:p>
          </table:table-cell>
          <table:table-cell office:value-type="float" office:value="59" table:style-name="ce4">
            <text:p>59</text:p>
          </table:table-cell>
          <table:table-cell office:value-type="float" office:value="9.328505699875092E-2" table:style-name="ce4">
            <text:p>0,093285057</text:p>
          </table:table-cell>
          <table:table-cell office:value-type="float" office:value="51" table:style-name="ce3">
            <text:p>51</text:p>
          </table:table-cell>
          <table:table-cell office:value-type="string" table:style-name="ce4">
            <text:p>51011</text:p>
          </table:table-cell>
          <table:table-cell office:value-type="float" office:value="14.073305654719265" table:style-name="ce4">
            <text:p>14,07330565</text:p>
          </table:table-cell>
          <table:table-cell office:value-type="float" office:value="3.5140185508465338" table:style-name="ce4">
            <text:p>3,514018551</text:p>
          </table:table-cell>
          <table:table-cell table:number-columns-repeated="16375"/>
        </table:table-row>
        <table:table-row table:style-name="ro1">
          <table:table-cell office:value-type="float" office:value="427" table:style-name="ce3">
            <text:p>427</text:p>
          </table:table-cell>
          <table:table-cell office:value-type="string" table:style-name="ce4">
            <text:p>Sudoeste Matogrossense</text:p>
          </table:table-cell>
          <table:table-cell office:value-type="float" office:value="42875" table:style-name="ce4">
            <text:p>42875</text:p>
          </table:table-cell>
          <table:table-cell table:number-columns-repeated="2" table:style-name="ce4"/>
          <table:table-cell office:value-type="float" office:value="51" table:style-name="ce3">
            <text:p>51</text:p>
          </table:table-cell>
          <table:table-cell office:value-type="string" table:style-name="ce4">
            <text:p>51012</text:p>
          </table:table-cell>
          <table:table-cell office:value-type="float" office:value="21.604278003421314" table:style-name="ce4">
            <text:p>21,604278</text:p>
          </table:table-cell>
          <table:table-cell office:value-type="float" office:value="6.232451188614518" table:style-name="ce4">
            <text:p>6,232451189</text:p>
          </table:table-cell>
          <table:table-cell table:number-columns-repeated="16375"/>
        </table:table-row>
        <table:table-row table:style-name="ro1">
          <table:table-cell office:value-type="float" office:value="428" table:style-name="ce3">
            <text:p>428</text:p>
          </table:table-cell>
          <table:table-cell office:value-type="string" table:style-name="ce4">
            <text:p>Sul Matogrossense</text:p>
          </table:table-cell>
          <table:table-cell office:value-type="float" office:value="175544" table:style-name="ce4">
            <text:p>175544</text:p>
          </table:table-cell>
          <table:table-cell office:value-type="float" office:value="148" table:style-name="ce4">
            <text:p>148</text:p>
          </table:table-cell>
          <table:table-cell office:value-type="float" office:value="8.4309346944355823E-2" table:style-name="ce4">
            <text:p>0,084309347</text:p>
          </table:table-cell>
          <table:table-cell office:value-type="float" office:value="51" table:style-name="ce3">
            <text:p>51</text:p>
          </table:table-cell>
          <table:table-cell office:value-type="string" table:style-name="ce4">
            <text:p>51013</text:p>
          </table:table-cell>
          <table:table-cell office:value-type="float" office:value="36.054670206018606" table:style-name="ce4">
            <text:p>36,05467021</text:p>
          </table:table-cell>
          <table:table-cell office:value-type="float" office:value="7.7192296272766319" table:style-name="ce4">
            <text:p>7,719229627</text:p>
          </table:table-cell>
          <table:table-cell table:number-columns-repeated="16375"/>
        </table:table-row>
        <table:table-row table:style-name="ro1">
          <table:table-cell office:value-type="float" office:value="429" table:style-name="ce3">
            <text:p>429</text:p>
          </table:table-cell>
          <table:table-cell office:value-type="string" table:style-name="ce4">
            <text:p>Teles Pires</text:p>
          </table:table-cell>
          <table:table-cell office:value-type="float" office:value="121701" table:style-name="ce4">
            <text:p>121701</text:p>
          </table:table-cell>
          <table:table-cell office:value-type="float" office:value="143" table:style-name="ce4">
            <text:p>143</text:p>
          </table:table-cell>
          <table:table-cell office:value-type="float" office:value="0.11750108873386414" table:style-name="ce4">
            <text:p>0,117501089</text:p>
          </table:table-cell>
          <table:table-cell office:value-type="float" office:value="51" table:style-name="ce3">
            <text:p>51</text:p>
          </table:table-cell>
          <table:table-cell office:value-type="string" table:style-name="ce4">
            <text:p>51014</text:p>
          </table:table-cell>
          <table:table-cell office:value-type="float" office:value="18.694669108668759" table:style-name="ce4">
            <text:p>18,69466911</text:p>
          </table:table-cell>
          <table:table-cell office:value-type="float" office:value="6.7802216624033438" table:style-name="ce4">
            <text:p>6,780221662</text:p>
          </table:table-cell>
          <table:table-cell table:number-columns-repeated="16375"/>
        </table:table-row>
        <table:table-row table:style-name="ro1">
          <table:table-cell office:value-type="float" office:value="430" table:style-name="ce3">
            <text:p>430</text:p>
          </table:table-cell>
          <table:table-cell office:value-type="string" table:style-name="ce4">
            <text:p>Vale do Peixoto</text:p>
          </table:table-cell>
          <table:table-cell office:value-type="float" office:value="33131" table:style-name="ce4">
            <text:p>33131</text:p>
          </table:table-cell>
          <table:table-cell table:number-columns-repeated="2" table:style-name="ce4"/>
          <table:table-cell office:value-type="float" office:value="51" table:style-name="ce3">
            <text:p>51</text:p>
          </table:table-cell>
          <table:table-cell office:value-type="string" table:style-name="ce4">
            <text:p>51015</text:p>
          </table:table-cell>
          <table:table-cell office:value-type="float" office:value="9.9295347672534255" table:style-name="ce4">
            <text:p>9,929534767</text:p>
          </table:table-cell>
          <table:table-cell office:value-type="float" office:value="2.6866711837714599" table:style-name="ce4">
            <text:p>2,686671184</text:p>
          </table:table-cell>
          <table:table-cell table:number-columns-repeated="16375"/>
        </table:table-row>
        <table:table-row table:style-name="ro1">
          <table:table-cell office:value-type="float" office:value="431" table:style-name="ce3">
            <text:p>431</text:p>
          </table:table-cell>
          <table:table-cell office:value-type="string" table:style-name="ce4">
            <text:p>Vale dos Arinos</text:p>
          </table:table-cell>
          <table:table-cell office:value-type="float" office:value="20505" table:style-name="ce4">
            <text:p>20505</text:p>
          </table:table-cell>
          <table:table-cell table:number-columns-repeated="2" table:style-name="ce4"/>
          <table:table-cell office:value-type="float" office:value="51" table:style-name="ce3">
            <text:p>51</text:p>
          </table:table-cell>
          <table:table-cell office:value-type="string" table:style-name="ce4">
            <text:p>51016</text:p>
          </table:table-cell>
          <table:table-cell office:value-type="float" office:value="10.159369468088087" table:style-name="ce4">
            <text:p>10,15936947</text:p>
          </table:table-cell>
          <table:table-cell office:value-type="float" office:value="3.2143783913625805" table:style-name="ce4">
            <text:p>3,214378391</text:p>
          </table:table-cell>
          <table:table-cell table:number-columns-repeated="16375"/>
        </table:table-row>
        <table:table-row table:style-name="ro1">
          <table:table-cell office:value-type="float" office:value="432" table:style-name="ce3">
            <text:p>432</text:p>
          </table:table-cell>
          <table:table-cell office:value-type="string" table:style-name="ce4">
            <text:p>Central</text:p>
          </table:table-cell>
          <table:table-cell office:value-type="float" office:value="672124" table:style-name="ce4">
            <text:p>672124</text:p>
          </table:table-cell>
          <table:table-cell office:value-type="float" office:value="13854" table:style-name="ce4">
            <text:p>13854</text:p>
          </table:table-cell>
          <table:table-cell office:value-type="float" office:value="2.0612267974361873" table:style-name="ce4">
            <text:p>2,061226797</text:p>
          </table:table-cell>
          <table:table-cell office:value-type="float" office:value="52" table:style-name="ce3">
            <text:p>52</text:p>
          </table:table-cell>
          <table:table-cell office:value-type="string" table:style-name="ce4">
            <text:p>52001</text:p>
          </table:table-cell>
          <table:table-cell office:value-type="float" office:value="6.812261203189351" table:style-name="ce4">
            <text:p>6,812261203</text:p>
          </table:table-cell>
          <table:table-cell office:value-type="float" office:value="0.67421068446694044" table:style-name="ce4">
            <text:p>0,674210684</text:p>
          </table:table-cell>
          <table:table-cell table:number-columns-repeated="16375"/>
        </table:table-row>
        <table:table-row table:style-name="ro1">
          <table:table-cell office:value-type="float" office:value="433" table:style-name="ce3">
            <text:p>433</text:p>
          </table:table-cell>
          <table:table-cell office:value-type="string" table:style-name="ce4">
            <text:p>Centro Sul</text:p>
          </table:table-cell>
          <table:table-cell office:value-type="float" office:value="281624" table:style-name="ce4">
            <text:p>281624</text:p>
          </table:table-cell>
          <table:table-cell office:value-type="float" office:value="3245" table:style-name="ce4">
            <text:p>3245</text:p>
          </table:table-cell>
          <table:table-cell office:value-type="float" office:value="1.1522455472544955" table:style-name="ce4">
            <text:p>1,152245547</text:p>
          </table:table-cell>
          <table:table-cell office:value-type="float" office:value="52" table:style-name="ce3">
            <text:p>52</text:p>
          </table:table-cell>
          <table:table-cell office:value-type="string" table:style-name="ce4">
            <text:p>52002</text:p>
          </table:table-cell>
          <table:table-cell office:value-type="float" office:value="11.340242578886395" table:style-name="ce4">
            <text:p>11,34024258</text:p>
          </table:table-cell>
          <table:table-cell office:value-type="float" office:value="1.7334679716331323" table:style-name="ce4">
            <text:p>1,733467972</text:p>
          </table:table-cell>
          <table:table-cell table:number-columns-repeated="16375"/>
        </table:table-row>
        <table:table-row table:style-name="ro1">
          <table:table-cell office:value-type="float" office:value="434" table:style-name="ce3">
            <text:p>434</text:p>
          </table:table-cell>
          <table:table-cell office:value-type="string" table:style-name="ce4">
            <text:p>Entorno Norte</text:p>
          </table:table-cell>
          <table:table-cell office:value-type="float" office:value="77306" table:style-name="ce4">
            <text:p>77306</text:p>
          </table:table-cell>
          <table:table-cell office:value-type="float" office:value="864" table:style-name="ce4">
            <text:p>864</text:p>
          </table:table-cell>
          <table:table-cell office:value-type="float" office:value="1.1176364059710759" table:style-name="ce4">
            <text:p>1,117636406</text:p>
          </table:table-cell>
          <table:table-cell office:value-type="float" office:value="52" table:style-name="ce3">
            <text:p>52</text:p>
          </table:table-cell>
          <table:table-cell office:value-type="string" table:style-name="ce4">
            <text:p>52003</text:p>
          </table:table-cell>
          <table:table-cell office:value-type="float" office:value="10.181142209145243" table:style-name="ce4">
            <text:p>10,18114221</text:p>
          </table:table-cell>
          <table:table-cell office:value-type="float" office:value="1.8657839552616184" table:style-name="ce4">
            <text:p>1,865783955</text:p>
          </table:table-cell>
          <table:table-cell table:number-columns-repeated="16375"/>
        </table:table-row>
        <table:table-row table:style-name="ro1">
          <table:table-cell office:value-type="float" office:value="435" table:style-name="ce3">
            <text:p>435</text:p>
          </table:table-cell>
          <table:table-cell office:value-type="string" table:style-name="ce4">
            <text:p>Entorno Sul</text:p>
          </table:table-cell>
          <table:table-cell office:value-type="float" office:value="288208" table:style-name="ce4">
            <text:p>288208</text:p>
          </table:table-cell>
          <table:table-cell office:value-type="float" office:value="11811" table:style-name="ce4">
            <text:p>11811</text:p>
          </table:table-cell>
          <table:table-cell office:value-type="float" office:value="4.0980819408205189" table:style-name="ce4">
            <text:p>4,098081941</text:p>
          </table:table-cell>
          <table:table-cell office:value-type="float" office:value="52" table:style-name="ce3">
            <text:p>52</text:p>
          </table:table-cell>
          <table:table-cell office:value-type="string" table:style-name="ce4">
            <text:p>52004</text:p>
          </table:table-cell>
          <table:table-cell office:value-type="float" office:value="8.000931231897269" table:style-name="ce4">
            <text:p>8,000931232</text:p>
          </table:table-cell>
          <table:table-cell office:value-type="float" office:value="1.0081764179888251" table:style-name="ce4">
            <text:p>1,008176418</text:p>
          </table:table-cell>
          <table:table-cell table:number-columns-repeated="16375"/>
        </table:table-row>
        <table:table-row table:style-name="ro1">
          <table:table-cell office:value-type="float" office:value="436" table:style-name="ce3">
            <text:p>436</text:p>
          </table:table-cell>
          <table:table-cell office:value-type="string" table:style-name="ce4">
            <text:p>Estrada de Ferro</text:p>
          </table:table-cell>
          <table:table-cell office:value-type="float" office:value="107175" table:style-name="ce4">
            <text:p>107175</text:p>
          </table:table-cell>
          <table:table-cell office:value-type="float" office:value="265" table:style-name="ce4">
            <text:p>265</text:p>
          </table:table-cell>
          <table:table-cell office:value-type="float" office:value="0.24725915558665734" table:style-name="ce4">
            <text:p>0,247259156</text:p>
          </table:table-cell>
          <table:table-cell office:value-type="float" office:value="52" table:style-name="ce3">
            <text:p>52</text:p>
          </table:table-cell>
          <table:table-cell office:value-type="string" table:style-name="ce4">
            <text:p>52005</text:p>
          </table:table-cell>
          <table:table-cell office:value-type="float" office:value="8.9259868745933701" table:style-name="ce4">
            <text:p>8,925986875</text:p>
          </table:table-cell>
          <table:table-cell office:value-type="float" office:value="1.7168414670106025" table:style-name="ce4">
            <text:p>1,716841467</text:p>
          </table:table-cell>
          <table:table-cell table:number-columns-repeated="16375"/>
        </table:table-row>
        <table:table-row table:style-name="ro1">
          <table:table-cell office:value-type="float" office:value="437" table:style-name="ce3">
            <text:p>437</text:p>
          </table:table-cell>
          <table:table-cell office:value-type="string" table:style-name="ce4">
            <text:p>Nordeste I</text:p>
          </table:table-cell>
          <table:table-cell office:value-type="float" office:value="12661" table:style-name="ce4">
            <text:p>12661</text:p>
          </table:table-cell>
          <table:table-cell table:number-columns-repeated="2" table:style-name="ce4"/>
          <table:table-cell office:value-type="float" office:value="52" table:style-name="ce3">
            <text:p>52</text:p>
          </table:table-cell>
          <table:table-cell office:value-type="string" table:style-name="ce4">
            <text:p>52006</text:p>
          </table:table-cell>
          <table:table-cell office:value-type="float" office:value="9.1173657854039867" table:style-name="ce4">
            <text:p>9,117365785</text:p>
          </table:table-cell>
          <table:table-cell office:value-type="float" office:value="1.0361903395614567" table:style-name="ce4">
            <text:p>1,03619034</text:p>
          </table:table-cell>
          <table:table-cell table:number-columns-repeated="16375"/>
        </table:table-row>
        <table:table-row table:style-name="ro1">
          <table:table-cell office:value-type="float" office:value="438" table:style-name="ce3">
            <text:p>438</text:p>
          </table:table-cell>
          <table:table-cell office:value-type="string" table:style-name="ce4">
            <text:p>Nordeste II</text:p>
          </table:table-cell>
          <table:table-cell office:value-type="float" office:value="30107" table:style-name="ce4">
            <text:p>30107</text:p>
          </table:table-cell>
          <table:table-cell table:number-columns-repeated="2" table:style-name="ce4"/>
          <table:table-cell office:value-type="float" office:value="52" table:style-name="ce3">
            <text:p>52</text:p>
          </table:table-cell>
          <table:table-cell office:value-type="string" table:style-name="ce4">
            <text:p>52007</text:p>
          </table:table-cell>
          <table:table-cell office:value-type="float" office:value="9.5668074499217894" table:style-name="ce4">
            <text:p>9,56680745</text:p>
          </table:table-cell>
          <table:table-cell office:value-type="float" office:value="1.2598930219985365" table:style-name="ce4">
            <text:p>1,259893022</text:p>
          </table:table-cell>
          <table:table-cell table:number-columns-repeated="16375"/>
        </table:table-row>
        <table:table-row table:style-name="ro1">
          <table:table-cell office:value-type="float" office:value="439" table:style-name="ce3">
            <text:p>439</text:p>
          </table:table-cell>
          <table:table-cell office:value-type="string" table:style-name="ce4">
            <text:p>Norte</text:p>
          </table:table-cell>
          <table:table-cell office:value-type="float" office:value="47193" table:style-name="ce4">
            <text:p>47193</text:p>
          </table:table-cell>
          <table:table-cell table:number-columns-repeated="2" table:style-name="ce4"/>
          <table:table-cell office:value-type="float" office:value="52" table:style-name="ce3">
            <text:p>52</text:p>
          </table:table-cell>
          <table:table-cell office:value-type="string" table:style-name="ce4">
            <text:p>52008</text:p>
          </table:table-cell>
          <table:table-cell office:value-type="float" office:value="13.704652086215637" table:style-name="ce4">
            <text:p>13,70465209</text:p>
          </table:table-cell>
          <table:table-cell office:value-type="float" office:value="2.1576299639219205" table:style-name="ce4">
            <text:p>2,157629964</text:p>
          </table:table-cell>
          <table:table-cell table:number-columns-repeated="16375"/>
        </table:table-row>
        <table:table-row table:style-name="ro1">
          <table:table-cell office:value-type="float" office:value="440" table:style-name="ce3">
            <text:p>440</text:p>
          </table:table-cell>
          <table:table-cell office:value-type="string" table:style-name="ce4">
            <text:p>Oeste I</text:p>
          </table:table-cell>
          <table:table-cell office:value-type="float" office:value="43491" table:style-name="ce4">
            <text:p>43491</text:p>
          </table:table-cell>
          <table:table-cell office:value-type="float" office:value="435" table:style-name="ce4">
            <text:p>435</text:p>
          </table:table-cell>
          <table:table-cell office:value-type="float" office:value="1.0002069393667654" table:style-name="ce4">
            <text:p>1,000206939</text:p>
          </table:table-cell>
          <table:table-cell office:value-type="float" office:value="52" table:style-name="ce3">
            <text:p>52</text:p>
          </table:table-cell>
          <table:table-cell office:value-type="string" table:style-name="ce4">
            <text:p>52009</text:p>
          </table:table-cell>
          <table:table-cell office:value-type="float" office:value="9.8064949436432958" table:style-name="ce4">
            <text:p>9,806494944</text:p>
          </table:table-cell>
          <table:table-cell office:value-type="float" office:value="1.5694079725526713" table:style-name="ce4">
            <text:p>1,569407973</text:p>
          </table:table-cell>
          <table:table-cell table:number-columns-repeated="16375"/>
        </table:table-row>
        <table:table-row table:style-name="ro1">
          <table:table-cell office:value-type="float" office:value="441" table:style-name="ce3">
            <text:p>441</text:p>
          </table:table-cell>
          <table:table-cell office:value-type="string" table:style-name="ce4">
            <text:p>Oeste II</text:p>
          </table:table-cell>
          <table:table-cell office:value-type="float" office:value="42077" table:style-name="ce4">
            <text:p>42077</text:p>
          </table:table-cell>
          <table:table-cell table:number-columns-repeated="2" table:style-name="ce4"/>
          <table:table-cell office:value-type="float" office:value="52" table:style-name="ce3">
            <text:p>52</text:p>
          </table:table-cell>
          <table:table-cell office:value-type="string" table:style-name="ce4">
            <text:p>52010</text:p>
          </table:table-cell>
          <table:table-cell office:value-type="float" office:value="7.1591432640819939" table:style-name="ce4">
            <text:p>7,159143264</text:p>
          </table:table-cell>
          <table:table-cell office:value-type="float" office:value="0.84717648525683198" table:style-name="ce4">
            <text:p>0,847176485</text:p>
          </table:table-cell>
          <table:table-cell table:number-columns-repeated="16375"/>
        </table:table-row>
        <table:table-row table:style-name="ro1">
          <table:table-cell office:value-type="float" office:value="442" table:style-name="ce3">
            <text:p>442</text:p>
          </table:table-cell>
          <table:table-cell office:value-type="string" table:style-name="ce4">
            <text:p>Pirineus</text:p>
          </table:table-cell>
          <table:table-cell office:value-type="float" office:value="172283" table:style-name="ce4">
            <text:p>172283</text:p>
          </table:table-cell>
          <table:table-cell office:value-type="float" office:value="2667" table:style-name="ce4">
            <text:p>2667</text:p>
          </table:table-cell>
          <table:table-cell office:value-type="float" office:value="1.5480343388494511" table:style-name="ce4">
            <text:p>1,548034339</text:p>
          </table:table-cell>
          <table:table-cell office:value-type="float" office:value="52" table:style-name="ce3">
            <text:p>52</text:p>
          </table:table-cell>
          <table:table-cell office:value-type="string" table:style-name="ce4">
            <text:p>52011</text:p>
          </table:table-cell>
          <table:table-cell office:value-type="float" office:value="5.7883643538754015" table:style-name="ce4">
            <text:p>5,788364354</text:p>
          </table:table-cell>
          <table:table-cell office:value-type="float" office:value="0.75197676125667412" table:style-name="ce4">
            <text:p>0,751976761</text:p>
          </table:table-cell>
          <table:table-cell table:number-columns-repeated="16375"/>
        </table:table-row>
        <table:table-row table:style-name="ro1">
          <table:table-cell office:value-type="float" office:value="443" table:style-name="ce3">
            <text:p>443</text:p>
          </table:table-cell>
          <table:table-cell office:value-type="string" table:style-name="ce4">
            <text:p>Rio Vermelho</text:p>
          </table:table-cell>
          <table:table-cell office:value-type="float" office:value="68889" table:style-name="ce4">
            <text:p>68889</text:p>
          </table:table-cell>
          <table:table-cell office:value-type="float" office:value="242" table:style-name="ce4">
            <text:p>242</text:p>
          </table:table-cell>
          <table:table-cell office:value-type="float" office:value="0.35128975598426454" table:style-name="ce4">
            <text:p>0,351289756</text:p>
          </table:table-cell>
          <table:table-cell office:value-type="float" office:value="52" table:style-name="ce3">
            <text:p>52</text:p>
          </table:table-cell>
          <table:table-cell office:value-type="string" table:style-name="ce4">
            <text:p>52012</text:p>
          </table:table-cell>
          <table:table-cell office:value-type="float" office:value="13.167364066232784" table:style-name="ce4">
            <text:p>13,16736407</text:p>
          </table:table-cell>
          <table:table-cell office:value-type="float" office:value="2.7953929804348752" table:style-name="ce4">
            <text:p>2,79539298</text:p>
          </table:table-cell>
          <table:table-cell table:number-columns-repeated="16375"/>
        </table:table-row>
        <table:table-row table:style-name="ro1">
          <table:table-cell office:value-type="float" office:value="444" table:style-name="ce3">
            <text:p>444</text:p>
          </table:table-cell>
          <table:table-cell office:value-type="string" table:style-name="ce4">
            <text:p>São Patrício I</text:p>
          </table:table-cell>
          <table:table-cell office:value-type="float" office:value="58976" table:style-name="ce4">
            <text:p>58976</text:p>
          </table:table-cell>
          <table:table-cell table:number-columns-repeated="2" table:style-name="ce4"/>
          <table:table-cell office:value-type="float" office:value="52" table:style-name="ce3">
            <text:p>52</text:p>
          </table:table-cell>
          <table:table-cell office:value-type="string" table:style-name="ce4">
            <text:p>52013</text:p>
          </table:table-cell>
          <table:table-cell office:value-type="float" office:value="8.9781729574256151" table:style-name="ce4">
            <text:p>8,978172957</text:p>
          </table:table-cell>
          <table:table-cell office:value-type="float" office:value="1.2561471375867721" table:style-name="ce4">
            <text:p>1,256147138</text:p>
          </table:table-cell>
          <table:table-cell table:number-columns-repeated="16375"/>
        </table:table-row>
        <table:table-row table:style-name="ro1">
          <table:table-cell office:value-type="float" office:value="445" table:style-name="ce3">
            <text:p>445</text:p>
          </table:table-cell>
          <table:table-cell office:value-type="string" table:style-name="ce4">
            <text:p>Serra da Mesa</text:p>
          </table:table-cell>
          <table:table-cell office:value-type="float" office:value="41569" table:style-name="ce4">
            <text:p>41569</text:p>
          </table:table-cell>
          <table:table-cell office:value-type="float" office:value="130" table:style-name="ce4">
            <text:p>130</text:p>
          </table:table-cell>
          <table:table-cell office:value-type="float" office:value="0.31273304626043441" table:style-name="ce4">
            <text:p>0,312733046</text:p>
          </table:table-cell>
          <table:table-cell office:value-type="float" office:value="52" table:style-name="ce3">
            <text:p>52</text:p>
          </table:table-cell>
          <table:table-cell office:value-type="string" table:style-name="ce4">
            <text:p>52014</text:p>
          </table:table-cell>
          <table:table-cell office:value-type="float" office:value="12.322753789569344" table:style-name="ce4">
            <text:p>12,32275379</text:p>
          </table:table-cell>
          <table:table-cell office:value-type="float" office:value="1.6340606198484866" table:style-name="ce4">
            <text:p>1,63406062</text:p>
          </table:table-cell>
          <table:table-cell table:number-columns-repeated="16375"/>
        </table:table-row>
        <table:table-row table:style-name="ro1">
          <table:table-cell office:value-type="float" office:value="446" table:style-name="ce3">
            <text:p>446</text:p>
          </table:table-cell>
          <table:table-cell office:value-type="string" table:style-name="ce4">
            <text:p>Sudoeste I</text:p>
          </table:table-cell>
          <table:table-cell office:value-type="float" office:value="143150" table:style-name="ce4">
            <text:p>143150</text:p>
          </table:table-cell>
          <table:table-cell office:value-type="float" office:value="890" table:style-name="ce4">
            <text:p>890</text:p>
          </table:table-cell>
          <table:table-cell office:value-type="float" office:value="0.6217254628012574" table:style-name="ce4">
            <text:p>0,621725463</text:p>
          </table:table-cell>
          <table:table-cell office:value-type="float" office:value="52" table:style-name="ce3">
            <text:p>52</text:p>
          </table:table-cell>
          <table:table-cell office:value-type="string" table:style-name="ce4">
            <text:p>52015</text:p>
          </table:table-cell>
          <table:table-cell office:value-type="float" office:value="12.539597305743591" table:style-name="ce4">
            <text:p>12,53959731</text:p>
          </table:table-cell>
          <table:table-cell office:value-type="float" office:value="2.6896577735441927" table:style-name="ce4">
            <text:p>2,689657774</text:p>
          </table:table-cell>
          <table:table-cell table:number-columns-repeated="16375"/>
        </table:table-row>
        <table:table-row table:style-name="ro1">
          <table:table-cell office:value-type="float" office:value="447" table:style-name="ce3">
            <text:p>447</text:p>
          </table:table-cell>
          <table:table-cell office:value-type="string" table:style-name="ce4">
            <text:p>Sudoeste II</text:p>
          </table:table-cell>
          <table:table-cell office:value-type="float" office:value="78067" table:style-name="ce4">
            <text:p>78067</text:p>
          </table:table-cell>
          <table:table-cell office:value-type="float" office:value="605" table:style-name="ce4">
            <text:p>605</text:p>
          </table:table-cell>
          <table:table-cell office:value-type="float" office:value="0.77497534169367344" table:style-name="ce4">
            <text:p>0,774975342</text:p>
          </table:table-cell>
          <table:table-cell office:value-type="float" office:value="52" table:style-name="ce3">
            <text:p>52</text:p>
          </table:table-cell>
          <table:table-cell office:value-type="string" table:style-name="ce4">
            <text:p>52016</text:p>
          </table:table-cell>
          <table:table-cell office:value-type="float" office:value="15.036110871163478" table:style-name="ce4">
            <text:p>15,03611087</text:p>
          </table:table-cell>
          <table:table-cell office:value-type="float" office:value="3.5448085096514803" table:style-name="ce4">
            <text:p>3,54480851</text:p>
          </table:table-cell>
          <table:table-cell table:number-columns-repeated="16375"/>
        </table:table-row>
        <table:table-row table:style-name="ro1">
          <table:table-cell office:value-type="float" office:value="448" table:style-name="ce3">
            <text:p>448</text:p>
          </table:table-cell>
          <table:table-cell office:value-type="string" table:style-name="ce4">
            <text:p>Sul</text:p>
          </table:table-cell>
          <table:table-cell office:value-type="float" office:value="90901" table:style-name="ce4">
            <text:p>90901</text:p>
          </table:table-cell>
          <table:table-cell office:value-type="float" office:value="30" table:style-name="ce4">
            <text:p>30</text:p>
          </table:table-cell>
          <table:table-cell office:value-type="float" office:value="3.3002937261416267E-2" table:style-name="ce4">
            <text:p>0,033002937</text:p>
          </table:table-cell>
          <table:table-cell office:value-type="float" office:value="52" table:style-name="ce3">
            <text:p>52</text:p>
          </table:table-cell>
          <table:table-cell office:value-type="string" table:style-name="ce4">
            <text:p>52017</text:p>
          </table:table-cell>
          <table:table-cell office:value-type="float" office:value="7.1360982806234921" table:style-name="ce4">
            <text:p>7,136098281</text:p>
          </table:table-cell>
          <table:table-cell office:value-type="float" office:value="1.1567633046049632" table:style-name="ce4">
            <text:p>1,156763305</text:p>
          </table:table-cell>
          <table:table-cell table:number-columns-repeated="16375"/>
        </table:table-row>
        <table:table-row table:style-name="ro1">
          <table:table-cell office:value-type="float" office:value="449" table:style-name="ce3">
            <text:p>449</text:p>
          </table:table-cell>
          <table:table-cell office:value-type="string" table:style-name="ce4">
            <text:p>São Patrício II</text:p>
          </table:table-cell>
          <table:table-cell office:value-type="float" office:value="55325" table:style-name="ce4">
            <text:p>55325</text:p>
          </table:table-cell>
          <table:table-cell office:value-type="float" office:value="763" table:style-name="ce4">
            <text:p>763</text:p>
          </table:table-cell>
          <table:table-cell office:value-type="float" office:value="1.3791233619521013" table:style-name="ce4">
            <text:p>1,379123362</text:p>
          </table:table-cell>
          <table:table-cell office:value-type="float" office:value="52" table:style-name="ce3">
            <text:p>52</text:p>
          </table:table-cell>
          <table:table-cell office:value-type="string" table:style-name="ce4">
            <text:p>52018</text:p>
          </table:table-cell>
          <table:table-cell office:value-type="float" office:value="9.5783746775810226" table:style-name="ce4">
            <text:p>9,578374678</text:p>
          </table:table-cell>
          <table:table-cell office:value-type="float" office:value="1.0430559245608253" table:style-name="ce4">
            <text:p>1,043055925</text:p>
          </table:table-cell>
          <table:table-cell table:number-columns-repeated="16375"/>
        </table:table-row>
        <table:table-row table:style-name="ro1">
          <table:table-cell office:value-type="float" office:value="450" table:style-name="ce3">
            <text:p>450</text:p>
          </table:table-cell>
          <table:table-cell office:value-type="string" table:style-name="ce4">
            <text:p>Distrito Federal</text:p>
          </table:table-cell>
          <table:table-cell office:value-type="float" office:value="935671" table:style-name="ce4">
            <text:p>935671</text:p>
          </table:table-cell>
          <table:table-cell office:value-type="float" office:value="62179" table:style-name="ce4">
            <text:p>62179</text:p>
          </table:table-cell>
          <table:table-cell office:value-type="float" office:value="6.6453913822273005" table:style-name="ce4">
            <text:p>6,645391382</text:p>
          </table:table-cell>
          <table:table-cell office:value-type="float" office:value="53" table:style-name="ce3">
            <text:p>53</text:p>
          </table:table-cell>
          <table:table-cell office:value-type="string" table:style-name="ce4">
            <text:p>53001</text:p>
          </table:table-cell>
          <table:table-cell office:value-type="float" office:value="3.8713931601973353" table:style-name="ce4">
            <text:p>3,87139316</text:p>
          </table:table-cell>
          <table:table-cell office:value-type="float" office:value="0.48586340895992097" table:style-name="ce4">
            <text:p>0,485863409</text:p>
          </table:table-cell>
          <table:table-cell table:number-columns-repeated="16375"/>
        </table:table-row>
        <table:table-row table:number-rows-repeated="10481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in" fo:margin-bottom="0.1in" fo:margin-left="0.3in" fo:margin-right="0.3in" style:print-orientation="portrait" style:print-page-order="ltr" style:first-page-number="1" style:scale-to="100%" style:table-centering="horizontal" style:print="objects charts drawings"/>
      <style:header-style>
        <style:header-footer-properties fo:min-height="0.51in" fo:margin-left="0in" fo:margin-right="0in" fo:margin-bottom="0in"/>
      </style:header-style>
      <style:footer-style>
        <style:header-footer-properties fo:min-height="0.2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page-number>1</text:page-number></text:p>
      </style:header>
      <style:header-left style:display="false"/>
      <style:footer>
        <text:p><text:file-name text:display="name-and-extension">???</text:file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09</meta:generator>
    <dc:creator>Microsoft Office User</dc:creator>
    <meta:creation-date>2020-05-15T01:23:05Z</meta:creation-date>
    <dc:date>2020-05-15T01:23:18Z</dc:date>
  </office:meta>
</office:document-meta>
</file>